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0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2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LL CASES 2" table:style-name="ta1">
        <table:shapes>
          <draw:frame draw:z-index="0" draw:style-name="gr1" draw:text-style-name="P1" svg:width="160.11mm" svg:height="90.09mm" svg:x="269.95mm" svg:y="3mm">
            <draw:object draw:notify-on-update-of-ranges="'FAILED INSTANCES'.B1:'FAILED INSTANCES'.B1 'NO FAILED INSTANCES'.B2:'NO FAILED INSTANCES'.B213 'FAILED INSTANCES'.F1:'FAILED INSTANCES'.F1 'NO FAILED INSTANCES'.F2:'NO FAILED INSTANCES'.F2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275.3mm" svg:y="100.35mm">
            <draw:object draw:notify-on-update-of-ranges="'FAILED INSTANCES'.F1:'FAILED INSTANCES'.F1 'NO FAILED INSTANCES'.F2:'NO FAILED INSTANCES'.F213 'FAILED INSTANCES'.G1:'FAILED INSTANCES'.G1 'NO FAILED INSTANCES'.G2:'NO FAILED INSTANCES'.G21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327.72mm" svg:y="201.04mm">
            <draw:object draw:notify-on-update-of-ranges="'ALL CASES 2'.M45:'ALL CASES 2'.M45 'ALL CASES 2'.M46:'ALL CASES 2'.M285 'ALL CASES 2'.N45:'ALL CASES 2'.N45 'ALL CASES 2'.N46:'ALL CASES 2'.N28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/>
          <table:table-cell table:style-name="Default" office:value-type="string" calcext:value-type="string">
            <text:p>Solutions Agre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50000-12-s774429216-c443157.ukp</text:p>
          </table:table-cell>
          <table:table-cell office:value-type="float" office:value="0.486207" calcext:value-type="float">
            <text:p>0.486207</text:p>
          </table:table-cell>
          <table:table-cell office:value-type="float" office:value="0.51" calcext:value-type="float">
            <text:p>0.51</text:p>
          </table:table-cell>
          <table:table-cell office:value-type="float" office:value="13516" calcext:value-type="float">
            <text:p>13516</text:p>
          </table:table-cell>
          <table:table-cell office:value-type="float" office:value="443117" calcext:value-type="float">
            <text:p>443117</text:p>
          </table:table-cell>
          <table:table-cell office:value-type="float" office:value="81.60999" calcext:value-type="float">
            <text:p>81.60999</text:p>
          </table:table-cell>
          <table:table-cell office:value-type="float" office:value="81.55" calcext:value-type="float">
            <text:p>81.55</text:p>
          </table:table-cell>
          <table:table-cell office:value-type="float" office:value="31456" calcext:value-type="float">
            <text:p>31456</text:p>
          </table:table-cell>
          <table:table-cell office:value-type="float" office:value="443117" calcext:value-type="float">
            <text:p>443117</text:p>
          </table:table-cell>
          <table:table-cell/>
          <table:table-cell table:formula="of:=(['NO FAILED INSTANCES'.E2]=['NO FAILED INSTANCES'.I2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50000-5-s948827585-c449846.ukp</text:p>
          </table:table-cell>
          <table:table-cell office:value-type="float" office:value="0.446948" calcext:value-type="float">
            <text:p>0.446948</text:p>
          </table:table-cell>
          <table:table-cell office:value-type="float" office:value="0.47" calcext:value-type="float">
            <text:p>0.47</text:p>
          </table:table-cell>
          <table:table-cell office:value-type="float" office:value="13912" calcext:value-type="float">
            <text:p>13912</text:p>
          </table:table-cell>
          <table:table-cell office:value-type="float" office:value="449886" calcext:value-type="float">
            <text:p>449886</text:p>
          </table:table-cell>
          <table:table-cell office:value-type="float" office:value="63.74999" calcext:value-type="float">
            <text:p>63.74999</text:p>
          </table:table-cell>
          <table:table-cell office:value-type="float" office:value="63.72" calcext:value-type="float">
            <text:p>63.72</text:p>
          </table:table-cell>
          <table:table-cell office:value-type="float" office:value="33280" calcext:value-type="float">
            <text:p>33280</text:p>
          </table:table-cell>
          <table:table-cell office:value-type="float" office:value="449886" calcext:value-type="float">
            <text:p>449886</text:p>
          </table:table-cell>
          <table:table-cell/>
          <table:table-cell table:formula="of:=(['NO FAILED INSTANCES'.E3]=['NO FAILED INSTANCES'.I3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50000-3-s62347307-c330038.ukp</text:p>
          </table:table-cell>
          <table:table-cell office:value-type="float" office:value="0.414721" calcext:value-type="float">
            <text:p>0.414721</text:p>
          </table:table-cell>
          <table:table-cell office:value-type="float" office:value="0.44" calcext:value-type="float">
            <text:p>0.44</text:p>
          </table:table-cell>
          <table:table-cell office:value-type="float" office:value="11056" calcext:value-type="float">
            <text:p>11056</text:p>
          </table:table-cell>
          <table:table-cell office:value-type="float" office:value="330008" calcext:value-type="float">
            <text:p>330008</text:p>
          </table:table-cell>
          <table:table-cell office:value-type="float" office:value="51.07333" calcext:value-type="float">
            <text:p>51.07333</text:p>
          </table:table-cell>
          <table:table-cell office:value-type="float" office:value="51.03" calcext:value-type="float">
            <text:p>51.03</text:p>
          </table:table-cell>
          <table:table-cell office:value-type="float" office:value="28592" calcext:value-type="float">
            <text:p>28592</text:p>
          </table:table-cell>
          <table:table-cell office:value-type="float" office:value="330008" calcext:value-type="float">
            <text:p>330008</text:p>
          </table:table-cell>
          <table:table-cell/>
          <table:table-cell table:formula="of:=(['NO FAILED INSTANCES'.E4]=['NO FAILED INSTANCES'.I4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50000-10-s73800249-c397023.ukp</text:p>
          </table:table-cell>
          <table:table-cell office:value-type="float" office:value="0.488362" calcext:value-type="float">
            <text:p>0.488362</text:p>
          </table:table-cell>
          <table:table-cell office:value-type="float" office:value="0.51" calcext:value-type="float">
            <text:p>0.51</text:p>
          </table:table-cell>
          <table:table-cell office:value-type="float" office:value="12672" calcext:value-type="float">
            <text:p>12672</text:p>
          </table:table-cell>
          <table:table-cell office:value-type="float" office:value="396988" calcext:value-type="float">
            <text:p>396988</text:p>
          </table:table-cell>
          <table:table-cell office:value-type="float" office:value="50.87333" calcext:value-type="float">
            <text:p>50.87333</text:p>
          </table:table-cell>
          <table:table-cell office:value-type="float" office:value="50.85" calcext:value-type="float">
            <text:p>50.85</text:p>
          </table:table-cell>
          <table:table-cell office:value-type="float" office:value="28624" calcext:value-type="float">
            <text:p>28624</text:p>
          </table:table-cell>
          <table:table-cell office:value-type="float" office:value="396988" calcext:value-type="float">
            <text:p>396988</text:p>
          </table:table-cell>
          <table:table-cell/>
          <table:table-cell table:formula="of:=(['NO FAILED INSTANCES'.E5]=['NO FAILED INSTANCES'.I5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50000-8-s709024814-c454703.ukp</text:p>
          </table:table-cell>
          <table:table-cell office:value-type="float" office:value="0.486391" calcext:value-type="float">
            <text:p>0.486391</text:p>
          </table:table-cell>
          <table:table-cell office:value-type="float" office:value="0.51" calcext:value-type="float">
            <text:p>0.51</text:p>
          </table:table-cell>
          <table:table-cell office:value-type="float" office:value="13972" calcext:value-type="float">
            <text:p>13972</text:p>
          </table:table-cell>
          <table:table-cell office:value-type="float" office:value="454663" calcext:value-type="float">
            <text:p>454663</text:p>
          </table:table-cell>
          <table:table-cell office:value-type="float" office:value="50.68999" calcext:value-type="float">
            <text:p>50.68999</text:p>
          </table:table-cell>
          <table:table-cell office:value-type="float" office:value="50.66" calcext:value-type="float">
            <text:p>50.66</text:p>
          </table:table-cell>
          <table:table-cell office:value-type="float" office:value="28576" calcext:value-type="float">
            <text:p>28576</text:p>
          </table:table-cell>
          <table:table-cell office:value-type="float" office:value="454663" calcext:value-type="float">
            <text:p>454663</text:p>
          </table:table-cell>
          <table:table-cell/>
          <table:table-cell table:formula="of:=(['NO FAILED INSTANCES'.E6]=['NO FAILED INSTANCES'.I6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50000-5-s948827585-c459420.ukp</text:p>
          </table:table-cell>
          <table:table-cell office:value-type="float" office:value="0.488983" calcext:value-type="float">
            <text:p>0.488983</text:p>
          </table:table-cell>
          <table:table-cell office:value-type="float" office:value="0.51" calcext:value-type="float">
            <text:p>0.51</text:p>
          </table:table-cell>
          <table:table-cell office:value-type="float" office:value="14084" calcext:value-type="float">
            <text:p>14084</text:p>
          </table:table-cell>
          <table:table-cell office:value-type="float" office:value="459380" calcext:value-type="float">
            <text:p>459380</text:p>
          </table:table-cell>
          <table:table-cell office:value-type="float" office:value="50.26" calcext:value-type="float">
            <text:p>50.26</text:p>
          </table:table-cell>
          <table:table-cell office:value-type="float" office:value="50.24" calcext:value-type="float">
            <text:p>50.24</text:p>
          </table:table-cell>
          <table:table-cell office:value-type="float" office:value="28648" calcext:value-type="float">
            <text:p>28648</text:p>
          </table:table-cell>
          <table:table-cell office:value-type="float" office:value="459380" calcext:value-type="float">
            <text:p>459380</text:p>
          </table:table-cell>
          <table:table-cell/>
          <table:table-cell table:formula="of:=(['NO FAILED INSTANCES'.E7]=['NO FAILED INSTANCES'.I7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50000-11-s243485145-c399427.ukp</text:p>
          </table:table-cell>
          <table:table-cell office:value-type="float" office:value="0.444863" calcext:value-type="float">
            <text:p>0.444863</text:p>
          </table:table-cell>
          <table:table-cell office:value-type="float" office:value="0.47" calcext:value-type="float">
            <text:p>0.47</text:p>
          </table:table-cell>
          <table:table-cell office:value-type="float" office:value="12712" calcext:value-type="float">
            <text:p>12712</text:p>
          </table:table-cell>
          <table:table-cell office:value-type="float" office:value="399462" calcext:value-type="float">
            <text:p>399462</text:p>
          </table:table-cell>
          <table:table-cell office:value-type="float" office:value="47.70666" calcext:value-type="float">
            <text:p>47.70666</text:p>
          </table:table-cell>
          <table:table-cell office:value-type="float" office:value="47.69" calcext:value-type="float">
            <text:p>47.69</text:p>
          </table:table-cell>
          <table:table-cell office:value-type="float" office:value="26788" calcext:value-type="float">
            <text:p>26788</text:p>
          </table:table-cell>
          <table:table-cell office:value-type="float" office:value="399462" calcext:value-type="float">
            <text:p>399462</text:p>
          </table:table-cell>
          <table:table-cell/>
          <table:table-cell table:formula="of:=(['NO FAILED INSTANCES'.E8]=['NO FAILED INSTANCES'.I8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50000-1-s70766304-c392064.ukp</text:p>
          </table:table-cell>
          <table:table-cell office:value-type="float" office:value="0.443742" calcext:value-type="float">
            <text:p>0.443742</text:p>
          </table:table-cell>
          <table:table-cell office:value-type="float" office:value="0.46" calcext:value-type="float">
            <text:p>0.46</text:p>
          </table:table-cell>
          <table:table-cell office:value-type="float" office:value="12448" calcext:value-type="float">
            <text:p>12448</text:p>
          </table:table-cell>
          <table:table-cell office:value-type="float" office:value="392099" calcext:value-type="float">
            <text:p>392099</text:p>
          </table:table-cell>
          <table:table-cell office:value-type="float" office:value="47.24" calcext:value-type="float">
            <text:p>47.24</text:p>
          </table:table-cell>
          <table:table-cell office:value-type="float" office:value="47.22" calcext:value-type="float">
            <text:p>47.22</text:p>
          </table:table-cell>
          <table:table-cell office:value-type="float" office:value="26656" calcext:value-type="float">
            <text:p>26656</text:p>
          </table:table-cell>
          <table:table-cell office:value-type="float" office:value="392099" calcext:value-type="float">
            <text:p>392099</text:p>
          </table:table-cell>
          <table:table-cell/>
          <table:table-cell table:formula="of:=(['NO FAILED INSTANCES'.E9]=['NO FAILED INSTANCES'.I9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50000-7-s977973487-c437749.ukp</text:p>
          </table:table-cell>
          <table:table-cell office:value-type="float" office:value="0.446445" calcext:value-type="float">
            <text:p>0.446445</text:p>
          </table:table-cell>
          <table:table-cell office:value-type="float" office:value="0.47" calcext:value-type="float">
            <text:p>0.47</text:p>
          </table:table-cell>
          <table:table-cell office:value-type="float" office:value="13432" calcext:value-type="float">
            <text:p>13432</text:p>
          </table:table-cell>
          <table:table-cell office:value-type="float" office:value="437789" calcext:value-type="float">
            <text:p>437789</text:p>
          </table:table-cell>
          <table:table-cell office:value-type="float" office:value="46.37" calcext:value-type="float">
            <text:p>46.37</text:p>
          </table:table-cell>
          <table:table-cell office:value-type="float" office:value="46.34" calcext:value-type="float">
            <text:p>46.34</text:p>
          </table:table-cell>
          <table:table-cell office:value-type="float" office:value="26716" calcext:value-type="float">
            <text:p>26716</text:p>
          </table:table-cell>
          <table:table-cell office:value-type="float" office:value="437789" calcext:value-type="float">
            <text:p>437789</text:p>
          </table:table-cell>
          <table:table-cell/>
          <table:table-cell table:formula="of:=(['NO FAILED INSTANCES'.E10]=['NO FAILED INSTANCES'.I10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50000-10-s73800249-c330487.ukp</text:p>
          </table:table-cell>
          <table:table-cell office:value-type="float" office:value="0.355188" calcext:value-type="float">
            <text:p>0.355188</text:p>
          </table:table-cell>
          <table:table-cell office:value-type="float" office:value="0.38" calcext:value-type="float">
            <text:p>0.38</text:p>
          </table:table-cell>
          <table:table-cell office:value-type="float" office:value="11084" calcext:value-type="float">
            <text:p>11084</text:p>
          </table:table-cell>
          <table:table-cell office:value-type="float" office:value="330517" calcext:value-type="float">
            <text:p>330517</text:p>
          </table:table-cell>
          <table:table-cell office:value-type="float" office:value="46.35333" calcext:value-type="float">
            <text:p>46.35333</text:p>
          </table:table-cell>
          <table:table-cell office:value-type="float" office:value="46.34" calcext:value-type="float">
            <text:p>46.34</text:p>
          </table:table-cell>
          <table:table-cell office:value-type="float" office:value="26804" calcext:value-type="float">
            <text:p>26804</text:p>
          </table:table-cell>
          <table:table-cell office:value-type="float" office:value="330517" calcext:value-type="float">
            <text:p>330517</text:p>
          </table:table-cell>
          <table:table-cell/>
          <table:table-cell table:formula="of:=(['NO FAILED INSTANCES'.E11]=['NO FAILED INSTANCES'.I11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50000-4-s115999589-c480554.ukp</text:p>
          </table:table-cell>
          <table:table-cell office:value-type="float" office:value="0.44307" calcext:value-type="float">
            <text:p>0.44307</text:p>
          </table:table-cell>
          <table:table-cell office:value-type="float" office:value="0.46" calcext:value-type="float">
            <text:p>0.46</text:p>
          </table:table-cell>
          <table:table-cell office:value-type="float" office:value="14708" calcext:value-type="float">
            <text:p>14708</text:p>
          </table:table-cell>
          <table:table-cell office:value-type="float" office:value="480599" calcext:value-type="float">
            <text:p>480599</text:p>
          </table:table-cell>
          <table:table-cell office:value-type="float" office:value="46.16" calcext:value-type="float">
            <text:p>46.16</text:p>
          </table:table-cell>
          <table:table-cell office:value-type="float" office:value="46.15" calcext:value-type="float">
            <text:p>46.15</text:p>
          </table:table-cell>
          <table:table-cell office:value-type="float" office:value="26708" calcext:value-type="float">
            <text:p>26708</text:p>
          </table:table-cell>
          <table:table-cell office:value-type="float" office:value="480599" calcext:value-type="float">
            <text:p>480599</text:p>
          </table:table-cell>
          <table:table-cell/>
          <table:table-cell table:formula="of:=(['NO FAILED INSTANCES'.E12]=['NO FAILED INSTANCES'.I12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50000-13-s9506199-c278955.ukp</text:p>
          </table:table-cell>
          <table:table-cell office:value-type="float" office:value="0.330554" calcext:value-type="float">
            <text:p>0.330554</text:p>
          </table:table-cell>
          <table:table-cell office:value-type="float" office:value="0.35" calcext:value-type="float">
            <text:p>0.35</text:p>
          </table:table-cell>
          <table:table-cell office:value-type="float" office:value="9628" calcext:value-type="float">
            <text:p>9628</text:p>
          </table:table-cell>
          <table:table-cell office:value-type="float" office:value="278930" calcext:value-type="float">
            <text:p>278930</text:p>
          </table:table-cell>
          <table:table-cell office:value-type="float" office:value="43.68333" calcext:value-type="float">
            <text:p>43.68333</text:p>
          </table:table-cell>
          <table:table-cell office:value-type="float" office:value="43.66" calcext:value-type="float">
            <text:p>43.66</text:p>
          </table:table-cell>
          <table:table-cell office:value-type="float" office:value="30884" calcext:value-type="float">
            <text:p>30884</text:p>
          </table:table-cell>
          <table:table-cell office:value-type="float" office:value="278930" calcext:value-type="float">
            <text:p>278930</text:p>
          </table:table-cell>
          <table:table-cell/>
          <table:table-cell table:formula="of:=(['NO FAILED INSTANCES'.E13]=['NO FAILED INSTANCES'.I13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110000-0-s991135297-c467336.ukp</text:p>
          </table:table-cell>
          <table:table-cell office:value-type="float" office:value="0.227441" calcext:value-type="float">
            <text:p>0.227441</text:p>
          </table:table-cell>
          <table:table-cell office:value-type="float" office:value="0.25" calcext:value-type="float">
            <text:p>0.25</text:p>
          </table:table-cell>
          <table:table-cell office:value-type="float" office:value="13752" calcext:value-type="float">
            <text:p>13752</text:p>
          </table:table-cell>
          <table:table-cell office:value-type="float" office:value="467356" calcext:value-type="float">
            <text:p>467356</text:p>
          </table:table-cell>
          <table:table-cell office:value-type="float" office:value="33.47333" calcext:value-type="float">
            <text:p>33.47333</text:p>
          </table:table-cell>
          <table:table-cell office:value-type="float" office:value="33.46" calcext:value-type="float">
            <text:p>33.46</text:p>
          </table:table-cell>
          <table:table-cell office:value-type="float" office:value="21272" calcext:value-type="float">
            <text:p>21272</text:p>
          </table:table-cell>
          <table:table-cell office:value-type="float" office:value="467356" calcext:value-type="float">
            <text:p>467356</text:p>
          </table:table-cell>
          <table:table-cell/>
          <table:table-cell table:formula="of:=(['NO FAILED INSTANCES'.E14]=['NO FAILED INSTANCES'.I14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110000-10-s73800249-c462686.ukp</text:p>
          </table:table-cell>
          <table:table-cell office:value-type="float" office:value="0.187212" calcext:value-type="float">
            <text:p>0.187212</text:p>
          </table:table-cell>
          <table:table-cell office:value-type="float" office:value="0.21" calcext:value-type="float">
            <text:p>0.21</text:p>
          </table:table-cell>
          <table:table-cell office:value-type="float" office:value="13620" calcext:value-type="float">
            <text:p>13620</text:p>
          </table:table-cell>
          <table:table-cell office:value-type="float" office:value="462706" calcext:value-type="float">
            <text:p>462706</text:p>
          </table:table-cell>
          <table:table-cell office:value-type="float" office:value="33.37" calcext:value-type="float">
            <text:p>33.37</text:p>
          </table:table-cell>
          <table:table-cell office:value-type="float" office:value="33.34" calcext:value-type="float">
            <text:p>33.34</text:p>
          </table:table-cell>
          <table:table-cell office:value-type="float" office:value="23988" calcext:value-type="float">
            <text:p>23988</text:p>
          </table:table-cell>
          <table:table-cell office:value-type="float" office:value="462706" calcext:value-type="float">
            <text:p>462706</text:p>
          </table:table-cell>
          <table:table-cell/>
          <table:table-cell table:formula="of:=(['NO FAILED INSTANCES'.E15]=['NO FAILED INSTANCES'.I15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50000-12-s774429216-c292439.ukp</text:p>
          </table:table-cell>
          <table:table-cell office:value-type="float" office:value="0.358341" calcext:value-type="float">
            <text:p>0.358341</text:p>
          </table:table-cell>
          <table:table-cell office:value-type="float" office:value="0.38" calcext:value-type="float">
            <text:p>0.38</text:p>
          </table:table-cell>
          <table:table-cell office:value-type="float" office:value="10096" calcext:value-type="float">
            <text:p>10096</text:p>
          </table:table-cell>
          <table:table-cell office:value-type="float" office:value="292464" calcext:value-type="float">
            <text:p>292464</text:p>
          </table:table-cell>
          <table:table-cell office:value-type="float" office:value="33.25333" calcext:value-type="float">
            <text:p>33.25333</text:p>
          </table:table-cell>
          <table:table-cell office:value-type="float" office:value="33.24" calcext:value-type="float">
            <text:p>33.24</text:p>
          </table:table-cell>
          <table:table-cell office:value-type="float" office:value="23852" calcext:value-type="float">
            <text:p>23852</text:p>
          </table:table-cell>
          <table:table-cell office:value-type="float" office:value="292464" calcext:value-type="float">
            <text:p>292464</text:p>
          </table:table-cell>
          <table:table-cell/>
          <table:table-cell table:formula="of:=(['NO FAILED INSTANCES'.E16]=['NO FAILED INSTANCES'.I16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50000-16-s512981835-c470172.ukp</text:p>
          </table:table-cell>
          <table:table-cell office:value-type="float" office:value="0.443494" calcext:value-type="float">
            <text:p>0.443494</text:p>
          </table:table-cell>
          <table:table-cell office:value-type="float" office:value="0.46" calcext:value-type="float">
            <text:p>0.46</text:p>
          </table:table-cell>
          <table:table-cell office:value-type="float" office:value="14292" calcext:value-type="float">
            <text:p>14292</text:p>
          </table:table-cell>
          <table:table-cell office:value-type="float" office:value="470217" calcext:value-type="float">
            <text:p>470217</text:p>
          </table:table-cell>
          <table:table-cell office:value-type="float" office:value="32.76333" calcext:value-type="float">
            <text:p>32.76333</text:p>
          </table:table-cell>
          <table:table-cell office:value-type="float" office:value="32.75" calcext:value-type="float">
            <text:p>32.75</text:p>
          </table:table-cell>
          <table:table-cell office:value-type="float" office:value="21260" calcext:value-type="float">
            <text:p>21260</text:p>
          </table:table-cell>
          <table:table-cell office:value-type="float" office:value="470217" calcext:value-type="float">
            <text:p>470217</text:p>
          </table:table-cell>
          <table:table-cell/>
          <table:table-cell table:formula="of:=(['NO FAILED INSTANCES'.E17]=['NO FAILED INSTANCES'.I17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50000-9-s352825221-c467881.ukp</text:p>
          </table:table-cell>
          <table:table-cell office:value-type="float" office:value="0.503157" calcext:value-type="float">
            <text:p>0.503157</text:p>
          </table:table-cell>
          <table:table-cell office:value-type="float" office:value="0.52" calcext:value-type="float">
            <text:p>0.52</text:p>
          </table:table-cell>
          <table:table-cell office:value-type="float" office:value="14196" calcext:value-type="float">
            <text:p>14196</text:p>
          </table:table-cell>
          <table:table-cell office:value-type="float" office:value="467841" calcext:value-type="float">
            <text:p>467841</text:p>
          </table:table-cell>
          <table:table-cell office:value-type="float" office:value="29.21333" calcext:value-type="float">
            <text:p>29.21333</text:p>
          </table:table-cell>
          <table:table-cell office:value-type="float" office:value="29.2" calcext:value-type="float">
            <text:p>29.2</text:p>
          </table:table-cell>
          <table:table-cell office:value-type="float" office:value="19848" calcext:value-type="float">
            <text:p>19848</text:p>
          </table:table-cell>
          <table:table-cell office:value-type="float" office:value="467841" calcext:value-type="float">
            <text:p>467841</text:p>
          </table:table-cell>
          <table:table-cell/>
          <table:table-cell table:formula="of:=(['NO FAILED INSTANCES'.E18]=['NO FAILED INSTANCES'.I18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110000-18-s331104176-c394085.ukp</text:p>
          </table:table-cell>
          <table:table-cell office:value-type="float" office:value="0.179336" calcext:value-type="float">
            <text:p>0.179336</text:p>
          </table:table-cell>
          <table:table-cell office:value-type="float" office:value="0.2" calcext:value-type="float">
            <text:p>0.2</text:p>
          </table:table-cell>
          <table:table-cell office:value-type="float" office:value="12012" calcext:value-type="float">
            <text:p>12012</text:p>
          </table:table-cell>
          <table:table-cell office:value-type="float" office:value="360012" calcext:value-type="float">
            <text:p>360012</text:p>
          </table:table-cell>
          <table:table-cell office:value-type="float" office:value="27.64" calcext:value-type="float">
            <text:p>27.64</text:p>
          </table:table-cell>
          <table:table-cell office:value-type="float" office:value="27.62" calcext:value-type="float">
            <text:p>27.62</text:p>
          </table:table-cell>
          <table:table-cell office:value-type="float" office:value="19636" calcext:value-type="float">
            <text:p>19636</text:p>
          </table:table-cell>
          <table:table-cell office:value-type="float" office:value="360012" calcext:value-type="float">
            <text:p>360012</text:p>
          </table:table-cell>
          <table:table-cell/>
          <table:table-cell table:formula="of:=(['NO FAILED INSTANCES'.E19]=['NO FAILED INSTANCES'.I19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110000-9-s352825221-c439823.ukp</text:p>
          </table:table-cell>
          <table:table-cell office:value-type="float" office:value="0.179676" calcext:value-type="float">
            <text:p>0.179676</text:p>
          </table:table-cell>
          <table:table-cell office:value-type="float" office:value="0.2" calcext:value-type="float">
            <text:p>0.2</text:p>
          </table:table-cell>
          <table:table-cell office:value-type="float" office:value="13040" calcext:value-type="float">
            <text:p>13040</text:p>
          </table:table-cell>
          <table:table-cell office:value-type="float" office:value="360012" calcext:value-type="float">
            <text:p>360012</text:p>
          </table:table-cell>
          <table:table-cell office:value-type="float" office:value="27.34" calcext:value-type="float">
            <text:p>27.34</text:p>
          </table:table-cell>
          <table:table-cell office:value-type="float" office:value="27.32" calcext:value-type="float">
            <text:p>27.32</text:p>
          </table:table-cell>
          <table:table-cell office:value-type="float" office:value="19732" calcext:value-type="float">
            <text:p>19732</text:p>
          </table:table-cell>
          <table:table-cell office:value-type="float" office:value="360012" calcext:value-type="float">
            <text:p>360012</text:p>
          </table:table-cell>
          <table:table-cell/>
          <table:table-cell table:formula="of:=(['NO FAILED INSTANCES'.E20]=['NO FAILED INSTANCES'.I20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50000-14-s859243264-c192846.ukp</text:p>
          </table:table-cell>
          <table:table-cell office:value-type="float" office:value="0.17891" calcext:value-type="float">
            <text:p>0.17891</text:p>
          </table:table-cell>
          <table:table-cell office:value-type="float" office:value="0.2" calcext:value-type="float">
            <text:p>0.2</text:p>
          </table:table-cell>
          <table:table-cell office:value-type="float" office:value="7748" calcext:value-type="float">
            <text:p>7748</text:p>
          </table:table-cell>
          <table:table-cell office:value-type="float" office:value="180012" calcext:value-type="float">
            <text:p>180012</text:p>
          </table:table-cell>
          <table:table-cell office:value-type="float" office:value="27.25333" calcext:value-type="float">
            <text:p>27.25333</text:p>
          </table:table-cell>
          <table:table-cell office:value-type="float" office:value="27.23" calcext:value-type="float">
            <text:p>27.23</text:p>
          </table:table-cell>
          <table:table-cell office:value-type="float" office:value="19772" calcext:value-type="float">
            <text:p>19772</text:p>
          </table:table-cell>
          <table:table-cell office:value-type="float" office:value="180012" calcext:value-type="float">
            <text:p>180012</text:p>
          </table:table-cell>
          <table:table-cell/>
          <table:table-cell table:formula="of:=(['NO FAILED INSTANCES'.E21]=['NO FAILED INSTANCES'.I21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110000-8-s709024814-c360118.ukp</text:p>
          </table:table-cell>
          <table:table-cell office:value-type="float" office:value="0.17941" calcext:value-type="float">
            <text:p>0.17941</text:p>
          </table:table-cell>
          <table:table-cell office:value-type="float" office:value="0.2" calcext:value-type="float">
            <text:p>0.2</text:p>
          </table:table-cell>
          <table:table-cell office:value-type="float" office:value="11268" calcext:value-type="float">
            <text:p>11268</text:p>
          </table:table-cell>
          <table:table-cell office:value-type="float" office:value="360012" calcext:value-type="float">
            <text:p>3600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04" calcext:value-type="float">
            <text:p>27.04</text:p>
          </table:table-cell>
          <table:table-cell office:value-type="float" office:value="19708" calcext:value-type="float">
            <text:p>19708</text:p>
          </table:table-cell>
          <table:table-cell office:value-type="float" office:value="360012" calcext:value-type="float">
            <text:p>360012</text:p>
          </table:table-cell>
          <table:table-cell/>
          <table:table-cell table:formula="of:=(['NO FAILED INSTANCES'.E22]=['NO FAILED INSTANCES'.I22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110000-3-s62347307-c381355.ukp</text:p>
          </table:table-cell>
          <table:table-cell office:value-type="float" office:value="0.184271" calcext:value-type="float">
            <text:p>0.184271</text:p>
          </table:table-cell>
          <table:table-cell office:value-type="float" office:value="0.21" calcext:value-type="float">
            <text:p>0.21</text:p>
          </table:table-cell>
          <table:table-cell office:value-type="float" office:value="11884" calcext:value-type="float">
            <text:p>11884</text:p>
          </table:table-cell>
          <table:table-cell office:value-type="float" office:value="360012" calcext:value-type="float">
            <text:p>360012</text:p>
          </table:table-cell>
          <table:table-cell office:value-type="float" office:value="26.93333" calcext:value-type="float">
            <text:p>26.93333</text:p>
          </table:table-cell>
          <table:table-cell office:value-type="float" office:value="26.91" calcext:value-type="float">
            <text:p>26.91</text:p>
          </table:table-cell>
          <table:table-cell office:value-type="float" office:value="19788" calcext:value-type="float">
            <text:p>19788</text:p>
          </table:table-cell>
          <table:table-cell office:value-type="float" office:value="360012" calcext:value-type="float">
            <text:p>360012</text:p>
          </table:table-cell>
          <table:table-cell/>
          <table:table-cell table:formula="of:=(['NO FAILED INSTANCES'.E23]=['NO FAILED INSTANCES'.I23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110000-15-s705610326-c438691.ukp</text:p>
          </table:table-cell>
          <table:table-cell office:value-type="float" office:value="0.167241" calcext:value-type="float">
            <text:p>0.167241</text:p>
          </table:table-cell>
          <table:table-cell office:value-type="float" office:value="0.19" calcext:value-type="float">
            <text:p>0.19</text:p>
          </table:table-cell>
          <table:table-cell office:value-type="float" office:value="13008" calcext:value-type="float">
            <text:p>13008</text:p>
          </table:table-cell>
          <table:table-cell office:value-type="float" office:value="359982" calcext:value-type="float">
            <text:p>359982</text:p>
          </table:table-cell>
          <table:table-cell office:value-type="float" office:value="25.98" calcext:value-type="float">
            <text:p>25.98</text:p>
          </table:table-cell>
          <table:table-cell office:value-type="float" office:value="25.97" calcext:value-type="float">
            <text:p>25.97</text:p>
          </table:table-cell>
          <table:table-cell office:value-type="float" office:value="20532" calcext:value-type="float">
            <text:p>20532</text:p>
          </table:table-cell>
          <table:table-cell office:value-type="float" office:value="359982" calcext:value-type="float">
            <text:p>359982</text:p>
          </table:table-cell>
          <table:table-cell/>
          <table:table-cell table:formula="of:=(['NO FAILED INSTANCES'.E24]=['NO FAILED INSTANCES'.I24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110000-19-s651952263-c397702.ukp</text:p>
          </table:table-cell>
          <table:table-cell office:value-type="float" office:value="0.166774" calcext:value-type="float">
            <text:p>0.166774</text:p>
          </table:table-cell>
          <table:table-cell office:value-type="float" office:value="0.19" calcext:value-type="float">
            <text:p>0.19</text:p>
          </table:table-cell>
          <table:table-cell office:value-type="float" office:value="12108" calcext:value-type="float">
            <text:p>12108</text:p>
          </table:table-cell>
          <table:table-cell office:value-type="float" office:value="359982" calcext:value-type="float">
            <text:p>359982</text:p>
          </table:table-cell>
          <table:table-cell office:value-type="float" office:value="25.94666" calcext:value-type="float">
            <text:p>25.94666</text:p>
          </table:table-cell>
          <table:table-cell office:value-type="float" office:value="25.94" calcext:value-type="float">
            <text:p>25.94</text:p>
          </table:table-cell>
          <table:table-cell office:value-type="float" office:value="20076" calcext:value-type="float">
            <text:p>20076</text:p>
          </table:table-cell>
          <table:table-cell office:value-type="float" office:value="359982" calcext:value-type="float">
            <text:p>359982</text:p>
          </table:table-cell>
          <table:table-cell/>
          <table:table-cell table:formula="of:=(['NO FAILED INSTANCES'.E25]=['NO FAILED INSTANCES'.I25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110000-11-s243485145-c392325.ukp</text:p>
          </table:table-cell>
          <table:table-cell office:value-type="float" office:value="0.167324" calcext:value-type="float">
            <text:p>0.167324</text:p>
          </table:table-cell>
          <table:table-cell office:value-type="float" office:value="0.19" calcext:value-type="float">
            <text:p>0.19</text:p>
          </table:table-cell>
          <table:table-cell office:value-type="float" office:value="12072" calcext:value-type="float">
            <text:p>12072</text:p>
          </table:table-cell>
          <table:table-cell office:value-type="float" office:value="359982" calcext:value-type="float">
            <text:p>359982</text:p>
          </table:table-cell>
          <table:table-cell office:value-type="float" office:value="25.93" calcext:value-type="float">
            <text:p>25.93</text:p>
          </table:table-cell>
          <table:table-cell office:value-type="float" office:value="25.92" calcext:value-type="float">
            <text:p>25.92</text:p>
          </table:table-cell>
          <table:table-cell office:value-type="float" office:value="20208" calcext:value-type="float">
            <text:p>20208</text:p>
          </table:table-cell>
          <table:table-cell office:value-type="float" office:value="359982" calcext:value-type="float">
            <text:p>359982</text:p>
          </table:table-cell>
          <table:table-cell/>
          <table:table-cell table:formula="of:=(['NO FAILED INSTANCES'.E26]=['NO FAILED INSTANCES'.I26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110000-17-s494734462-c405300.ukp</text:p>
          </table:table-cell>
          <table:table-cell office:value-type="float" office:value="0.167792" calcext:value-type="float">
            <text:p>0.167792</text:p>
          </table:table-cell>
          <table:table-cell office:value-type="float" office:value="0.19" calcext:value-type="float">
            <text:p>0.19</text:p>
          </table:table-cell>
          <table:table-cell office:value-type="float" office:value="12128" calcext:value-type="float">
            <text:p>12128</text:p>
          </table:table-cell>
          <table:table-cell office:value-type="float" office:value="359982" calcext:value-type="float">
            <text:p>359982</text:p>
          </table:table-cell>
          <table:table-cell office:value-type="float" office:value="25.93" calcext:value-type="float">
            <text:p>25.93</text:p>
          </table:table-cell>
          <table:table-cell office:value-type="float" office:value="25.91" calcext:value-type="float">
            <text:p>25.91</text:p>
          </table:table-cell>
          <table:table-cell office:value-type="float" office:value="20660" calcext:value-type="float">
            <text:p>20660</text:p>
          </table:table-cell>
          <table:table-cell office:value-type="float" office:value="359982" calcext:value-type="float">
            <text:p>359982</text:p>
          </table:table-cell>
          <table:table-cell/>
          <table:table-cell table:formula="of:=(['NO FAILED INSTANCES'.E27]=['NO FAILED INSTANCES'.I27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110000-3-s62347307-c424208.ukp</text:p>
          </table:table-cell>
          <table:table-cell office:value-type="float" office:value="0.175504" calcext:value-type="float">
            <text:p>0.175504</text:p>
          </table:table-cell>
          <table:table-cell office:value-type="float" office:value="0.2" calcext:value-type="float">
            <text:p>0.2</text:p>
          </table:table-cell>
          <table:table-cell office:value-type="float" office:value="12820" calcext:value-type="float">
            <text:p>12820</text:p>
          </table:table-cell>
          <table:table-cell office:value-type="float" office:value="359982" calcext:value-type="float">
            <text:p>359982</text:p>
          </table:table-cell>
          <table:table-cell office:value-type="float" office:value="25.69666" calcext:value-type="float">
            <text:p>25.69666</text:p>
          </table:table-cell>
          <table:table-cell office:value-type="float" office:value="25.68" calcext:value-type="float">
            <text:p>25.68</text:p>
          </table:table-cell>
          <table:table-cell office:value-type="float" office:value="20532" calcext:value-type="float">
            <text:p>20532</text:p>
          </table:table-cell>
          <table:table-cell office:value-type="float" office:value="359982" calcext:value-type="float">
            <text:p>359982</text:p>
          </table:table-cell>
          <table:table-cell/>
          <table:table-cell table:formula="of:=(['NO FAILED INSTANCES'.E28]=['NO FAILED INSTANCES'.I28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110000-2-s447284419-c359948.ukp</text:p>
          </table:table-cell>
          <table:table-cell office:value-type="float" office:value="0.178463" calcext:value-type="float">
            <text:p>0.178463</text:p>
          </table:table-cell>
          <table:table-cell office:value-type="float" office:value="0.2" calcext:value-type="float">
            <text:p>0.2</text:p>
          </table:table-cell>
          <table:table-cell office:value-type="float" office:value="11252" calcext:value-type="float">
            <text:p>11252</text:p>
          </table:table-cell>
          <table:table-cell office:value-type="float" office:value="359963" calcext:value-type="float">
            <text:p>359963</text:p>
          </table:table-cell>
          <table:table-cell office:value-type="float" office:value="23.76" calcext:value-type="float">
            <text:p>23.76</text:p>
          </table:table-cell>
          <table:table-cell office:value-type="float" office:value="23.75" calcext:value-type="float">
            <text:p>23.75</text:p>
          </table:table-cell>
          <table:table-cell office:value-type="float" office:value="19752" calcext:value-type="float">
            <text:p>19752</text:p>
          </table:table-cell>
          <table:table-cell office:value-type="float" office:value="359963" calcext:value-type="float">
            <text:p>359963</text:p>
          </table:table-cell>
          <table:table-cell/>
          <table:table-cell table:formula="of:=(['NO FAILED INSTANCES'.E29]=['NO FAILED INSTANCES'.I29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5000wmin50000-0-s991135297-c416848.ukp</text:p>
          </table:table-cell>
          <table:table-cell office:value-type="float" office:value="0.147246" calcext:value-type="float">
            <text:p>0.147246</text:p>
          </table:table-cell>
          <table:table-cell office:value-type="float" office:value="0.16" calcext:value-type="float">
            <text:p>0.16</text:p>
          </table:table-cell>
          <table:table-cell office:value-type="float" office:value="12920" calcext:value-type="float">
            <text:p>12920</text:p>
          </table:table-cell>
          <table:table-cell office:value-type="float" office:value="416808" calcext:value-type="float">
            <text:p>416808</text:p>
          </table:table-cell>
          <table:table-cell office:value-type="float" office:value="23.71666" calcext:value-type="float">
            <text:p>23.71666</text:p>
          </table:table-cell>
          <table:table-cell office:value-type="float" office:value="23.7" calcext:value-type="float">
            <text:p>23.7</text:p>
          </table:table-cell>
          <table:table-cell office:value-type="float" office:value="22712" calcext:value-type="float">
            <text:p>22712</text:p>
          </table:table-cell>
          <table:table-cell office:value-type="float" office:value="416808" calcext:value-type="float">
            <text:p>416808</text:p>
          </table:table-cell>
          <table:table-cell/>
          <table:table-cell table:formula="of:=(['NO FAILED INSTANCES'.E30]=['NO FAILED INSTANCES'.I30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50000-19-s651952263-c310421.ukp</text:p>
          </table:table-cell>
          <table:table-cell office:value-type="float" office:value="0.35562" calcext:value-type="float">
            <text:p>0.35562</text:p>
          </table:table-cell>
          <table:table-cell office:value-type="float" office:value="0.38" calcext:value-type="float">
            <text:p>0.38</text:p>
          </table:table-cell>
          <table:table-cell office:value-type="float" office:value="10472" calcext:value-type="float">
            <text:p>10472</text:p>
          </table:table-cell>
          <table:table-cell office:value-type="float" office:value="310451" calcext:value-type="float">
            <text:p>310451</text:p>
          </table:table-cell>
          <table:table-cell office:value-type="float" office:value="23.67666" calcext:value-type="float">
            <text:p>23.67666</text:p>
          </table:table-cell>
          <table:table-cell office:value-type="float" office:value="23.66" calcext:value-type="float">
            <text:p>23.66</text:p>
          </table:table-cell>
          <table:table-cell office:value-type="float" office:value="19664" calcext:value-type="float">
            <text:p>19664</text:p>
          </table:table-cell>
          <table:table-cell office:value-type="float" office:value="310451" calcext:value-type="float">
            <text:p>310451</text:p>
          </table:table-cell>
          <table:table-cell/>
          <table:table-cell table:formula="of:=(['NO FAILED INSTANCES'.E31]=['NO FAILED INSTANCES'.I31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50000-9-s352825221-c174903.ukp</text:p>
          </table:table-cell>
          <table:table-cell office:value-type="float" office:value="0.178484" calcext:value-type="float">
            <text:p>0.178484</text:p>
          </table:table-cell>
          <table:table-cell office:value-type="float" office:value="0.2" calcext:value-type="float">
            <text:p>0.2</text:p>
          </table:table-cell>
          <table:table-cell office:value-type="float" office:value="7360" calcext:value-type="float">
            <text:p>7360</text:p>
          </table:table-cell>
          <table:table-cell office:value-type="float" office:value="174918" calcext:value-type="float">
            <text:p>174918</text:p>
          </table:table-cell>
          <table:table-cell office:value-type="float" office:value="23.67" calcext:value-type="float">
            <text:p>23.67</text:p>
          </table:table-cell>
          <table:table-cell office:value-type="float" office:value="23.66" calcext:value-type="float">
            <text:p>23.66</text:p>
          </table:table-cell>
          <table:table-cell office:value-type="float" office:value="19684" calcext:value-type="float">
            <text:p>19684</text:p>
          </table:table-cell>
          <table:table-cell office:value-type="float" office:value="174918" calcext:value-type="float">
            <text:p>174918</text:p>
          </table:table-cell>
          <table:table-cell/>
          <table:table-cell table:formula="of:=(['NO FAILED INSTANCES'.E32]=['NO FAILED INSTANCES'.I32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10000-3-s62347307-c188981.ukp</text:p>
          </table:table-cell>
          <table:table-cell office:value-type="float" office:value="0.157519" calcext:value-type="float">
            <text:p>0.157519</text:p>
          </table:table-cell>
          <table:table-cell office:value-type="float" office:value="0.18" calcext:value-type="float">
            <text:p>0.18</text:p>
          </table:table-cell>
          <table:table-cell office:value-type="float" office:value="8128" calcext:value-type="float">
            <text:p>8128</text:p>
          </table:table-cell>
          <table:table-cell office:value-type="float" office:value="188931" calcext:value-type="float">
            <text:p>188931</text:p>
          </table:table-cell>
          <table:table-cell office:value-type="float" office:value="23.61" calcext:value-type="float">
            <text:p>23.61</text:p>
          </table:table-cell>
          <table:table-cell office:value-type="float" office:value="23.6" calcext:value-type="float">
            <text:p>23.6</text:p>
          </table:table-cell>
          <table:table-cell office:value-type="float" office:value="18100" calcext:value-type="float">
            <text:p>18100</text:p>
          </table:table-cell>
          <table:table-cell office:value-type="float" office:value="188931" calcext:value-type="float">
            <text:p>188931</text:p>
          </table:table-cell>
          <table:table-cell/>
          <table:table-cell table:formula="of:=(['NO FAILED INSTANCES'.E33]=['NO FAILED INSTANCES'.I33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110000-1-s70766304-c350538.ukp</text:p>
          </table:table-cell>
          <table:table-cell office:value-type="float" office:value="0.180362" calcext:value-type="float">
            <text:p>0.180362</text:p>
          </table:table-cell>
          <table:table-cell office:value-type="float" office:value="0.2" calcext:value-type="float">
            <text:p>0.2</text:p>
          </table:table-cell>
          <table:table-cell office:value-type="float" office:value="11060" calcext:value-type="float">
            <text:p>11060</text:p>
          </table:table-cell>
          <table:table-cell office:value-type="float" office:value="350553" calcext:value-type="float">
            <text:p>350553</text:p>
          </table:table-cell>
          <table:table-cell table:number-columns-repeated="2" office:value-type="float" office:value="23.61" calcext:value-type="float">
            <text:p>23.61</text:p>
          </table:table-cell>
          <table:table-cell office:value-type="float" office:value="19688" calcext:value-type="float">
            <text:p>19688</text:p>
          </table:table-cell>
          <table:table-cell office:value-type="float" office:value="350553" calcext:value-type="float">
            <text:p>350553</text:p>
          </table:table-cell>
          <table:table-cell/>
          <table:table-cell table:formula="of:=(['NO FAILED INSTANCES'.E34]=['NO FAILED INSTANCES'.I34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110000-13-s9506199-c341327.ukp</text:p>
          </table:table-cell>
          <table:table-cell office:value-type="float" office:value="0.0931849" calcext:value-type="float">
            <text:p>0.0931849</text:p>
          </table:table-cell>
          <table:table-cell office:value-type="float" office:value="0.11" calcext:value-type="float">
            <text:p>0.11</text:p>
          </table:table-cell>
          <table:table-cell office:value-type="float" office:value="10748" calcext:value-type="float">
            <text:p>10748</text:p>
          </table:table-cell>
          <table:table-cell office:value-type="float" office:value="341342" calcext:value-type="float">
            <text:p>341342</text:p>
          </table:table-cell>
          <table:table-cell office:value-type="float" office:value="23.59666" calcext:value-type="float">
            <text:p>23.59666</text:p>
          </table:table-cell>
          <table:table-cell office:value-type="float" office:value="23.59" calcext:value-type="float">
            <text:p>23.59</text:p>
          </table:table-cell>
          <table:table-cell office:value-type="float" office:value="19740" calcext:value-type="float">
            <text:p>19740</text:p>
          </table:table-cell>
          <table:table-cell office:value-type="float" office:value="341342" calcext:value-type="float">
            <text:p>341342</text:p>
          </table:table-cell>
          <table:table-cell/>
          <table:table-cell table:formula="of:=(['NO FAILED INSTANCES'.E35]=['NO FAILED INSTANCES'.I35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50000-8-s709024814-c313448.ukp</text:p>
          </table:table-cell>
          <table:table-cell office:value-type="float" office:value="0.357003" calcext:value-type="float">
            <text:p>0.357003</text:p>
          </table:table-cell>
          <table:table-cell office:value-type="float" office:value="0.38" calcext:value-type="float">
            <text:p>0.38</text:p>
          </table:table-cell>
          <table:table-cell office:value-type="float" office:value="10472" calcext:value-type="float">
            <text:p>10472</text:p>
          </table:table-cell>
          <table:table-cell office:value-type="float" office:value="313478" calcext:value-type="float">
            <text:p>313478</text:p>
          </table:table-cell>
          <table:table-cell office:value-type="float" office:value="23.49333" calcext:value-type="float">
            <text:p>23.49333</text:p>
          </table:table-cell>
          <table:table-cell office:value-type="float" office:value="23.48" calcext:value-type="float">
            <text:p>23.48</text:p>
          </table:table-cell>
          <table:table-cell office:value-type="float" office:value="19668" calcext:value-type="float">
            <text:p>19668</text:p>
          </table:table-cell>
          <table:table-cell office:value-type="float" office:value="313478" calcext:value-type="float">
            <text:p>313478</text:p>
          </table:table-cell>
          <table:table-cell/>
          <table:table-cell table:formula="of:=(['NO FAILED INSTANCES'.E36]=['NO FAILED INSTANCES'.I36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50000-15-s705610326-c268381.ukp</text:p>
          </table:table-cell>
          <table:table-cell office:value-type="float" office:value="0.269765" calcext:value-type="float">
            <text:p>0.269765</text:p>
          </table:table-cell>
          <table:table-cell office:value-type="float" office:value="0.29" calcext:value-type="float">
            <text:p>0.29</text:p>
          </table:table-cell>
          <table:table-cell office:value-type="float" office:value="9504" calcext:value-type="float">
            <text:p>9504</text:p>
          </table:table-cell>
          <table:table-cell office:value-type="float" office:value="268406" calcext:value-type="float">
            <text:p>268406</text:p>
          </table:table-cell>
          <table:table-cell office:value-type="float" office:value="23.42666" calcext:value-type="float">
            <text:p>23.42666</text:p>
          </table:table-cell>
          <table:table-cell office:value-type="float" office:value="23.42" calcext:value-type="float">
            <text:p>23.42</text:p>
          </table:table-cell>
          <table:table-cell office:value-type="float" office:value="19568" calcext:value-type="float">
            <text:p>19568</text:p>
          </table:table-cell>
          <table:table-cell office:value-type="float" office:value="268406" calcext:value-type="float">
            <text:p>268406</text:p>
          </table:table-cell>
          <table:table-cell/>
          <table:table-cell table:formula="of:=(['NO FAILED INSTANCES'.E37]=['NO FAILED INSTANCES'.I37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50000-17-s494734462-c211057.ukp</text:p>
          </table:table-cell>
          <table:table-cell office:value-type="float" office:value="0.184037" calcext:value-type="float">
            <text:p>0.184037</text:p>
          </table:table-cell>
          <table:table-cell office:value-type="float" office:value="0.2" calcext:value-type="float">
            <text:p>0.2</text:p>
          </table:table-cell>
          <table:table-cell office:value-type="float" office:value="8188" calcext:value-type="float">
            <text:p>8188</text:p>
          </table:table-cell>
          <table:table-cell office:value-type="float" office:value="211077" calcext:value-type="float">
            <text:p>211077</text:p>
          </table:table-cell>
          <table:table-cell office:value-type="float" office:value="23.42333" calcext:value-type="float">
            <text:p>23.42333</text:p>
          </table:table-cell>
          <table:table-cell office:value-type="float" office:value="23.41" calcext:value-type="float">
            <text:p>23.41</text:p>
          </table:table-cell>
          <table:table-cell office:value-type="float" office:value="19696" calcext:value-type="float">
            <text:p>19696</text:p>
          </table:table-cell>
          <table:table-cell office:value-type="float" office:value="211077" calcext:value-type="float">
            <text:p>211077</text:p>
          </table:table-cell>
          <table:table-cell/>
          <table:table-cell table:formula="of:=(['NO FAILED INSTANCES'.E38]=['NO FAILED INSTANCES'.I38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10000-6-s11420633-c402542.ukp</text:p>
          </table:table-cell>
          <table:table-cell office:value-type="float" office:value="0.157666" calcext:value-type="float">
            <text:p>0.157666</text:p>
          </table:table-cell>
          <table:table-cell office:value-type="float" office:value="0.18" calcext:value-type="float">
            <text:p>0.18</text:p>
          </table:table-cell>
          <table:table-cell office:value-type="float" office:value="13004" calcext:value-type="float">
            <text:p>13004</text:p>
          </table:table-cell>
          <table:table-cell office:value-type="float" office:value="402437" calcext:value-type="float">
            <text:p>402437</text:p>
          </table:table-cell>
          <table:table-cell office:value-type="float" office:value="23" calcext:value-type="float">
            <text:p>23</text:p>
          </table:table-cell>
          <table:table-cell office:value-type="float" office:value="22.99" calcext:value-type="float">
            <text:p>22.99</text:p>
          </table:table-cell>
          <table:table-cell office:value-type="float" office:value="18680" calcext:value-type="float">
            <text:p>18680</text:p>
          </table:table-cell>
          <table:table-cell office:value-type="float" office:value="402437" calcext:value-type="float">
            <text:p>402437</text:p>
          </table:table-cell>
          <table:table-cell/>
          <table:table-cell table:formula="of:=(['NO FAILED INSTANCES'.E39]=['NO FAILED INSTANCES'.I39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10000-8-s709024814-c368892.ukp</text:p>
          </table:table-cell>
          <table:table-cell office:value-type="float" office:value="0.158441" calcext:value-type="float">
            <text:p>0.158441</text:p>
          </table:table-cell>
          <table:table-cell office:value-type="float" office:value="0.18" calcext:value-type="float">
            <text:p>0.18</text:p>
          </table:table-cell>
          <table:table-cell office:value-type="float" office:value="12196" calcext:value-type="float">
            <text:p>12196</text:p>
          </table:table-cell>
          <table:table-cell office:value-type="float" office:value="368797" calcext:value-type="float">
            <text:p>368797</text:p>
          </table:table-cell>
          <table:table-cell office:value-type="float" office:value="22.91333" calcext:value-type="float">
            <text:p>22.91333</text:p>
          </table:table-cell>
          <table:table-cell office:value-type="float" office:value="22.91" calcext:value-type="float">
            <text:p>22.91</text:p>
          </table:table-cell>
          <table:table-cell office:value-type="float" office:value="18252" calcext:value-type="float">
            <text:p>18252</text:p>
          </table:table-cell>
          <table:table-cell office:value-type="float" office:value="368797" calcext:value-type="float">
            <text:p>368797</text:p>
          </table:table-cell>
          <table:table-cell/>
          <table:table-cell table:formula="of:=(['NO FAILED INSTANCES'.E40]=['NO FAILED INSTANCES'.I40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10000-10-s73800249-c169808.ukp</text:p>
          </table:table-cell>
          <table:table-cell office:value-type="float" office:value="0.157846" calcext:value-type="float">
            <text:p>0.157846</text:p>
          </table:table-cell>
          <table:table-cell office:value-type="float" office:value="0.18" calcext:value-type="float">
            <text:p>0.18</text:p>
          </table:table-cell>
          <table:table-cell office:value-type="float" office:value="7528" calcext:value-type="float">
            <text:p>7528</text:p>
          </table:table-cell>
          <table:table-cell office:value-type="float" office:value="169763" calcext:value-type="float">
            <text:p>169763</text:p>
          </table:table-cell>
          <table:table-cell table:number-columns-repeated="2" office:value-type="float" office:value="22.88" calcext:value-type="float">
            <text:p>22.88</text:p>
          </table:table-cell>
          <table:table-cell office:value-type="float" office:value="18248" calcext:value-type="float">
            <text:p>18248</text:p>
          </table:table-cell>
          <table:table-cell office:value-type="float" office:value="169763" calcext:value-type="float">
            <text:p>169763</text:p>
          </table:table-cell>
          <table:table-cell/>
          <table:table-cell table:formula="of:=(['NO FAILED INSTANCES'.E41]=['NO FAILED INSTANCES'.I41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-5n10000wmin10000-14-s859243264-c408454.ukp</text:p>
          </table:table-cell>
          <table:table-cell office:value-type="float" office:value="0.161958" calcext:value-type="float">
            <text:p>0.161958</text:p>
          </table:table-cell>
          <table:table-cell office:value-type="float" office:value="0.18" calcext:value-type="float">
            <text:p>0.18</text:p>
          </table:table-cell>
          <table:table-cell office:value-type="float" office:value="13272" calcext:value-type="float">
            <text:p>13272</text:p>
          </table:table-cell>
          <table:table-cell office:value-type="float" office:value="408349" calcext:value-type="float">
            <text:p>408349</text:p>
          </table:table-cell>
          <table:table-cell office:value-type="float" office:value="22.88" calcext:value-type="float">
            <text:p>22.88</text:p>
          </table:table-cell>
          <table:table-cell office:value-type="float" office:value="22.86" calcext:value-type="float">
            <text:p>22.86</text:p>
          </table:table-cell>
          <table:table-cell office:value-type="float" office:value="18532" calcext:value-type="float">
            <text:p>18532</text:p>
          </table:table-cell>
          <table:table-cell office:value-type="float" office:value="408349" calcext:value-type="float">
            <text:p>408349</text:p>
          </table:table-cell>
          <table:table-cell/>
          <table:table-cell table:formula="of:=(['NO FAILED INSTANCES'.E42]=['NO FAILED INSTANCES'.I42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110000-12-s774429216-c251971.ukp</text:p>
          </table:table-cell>
          <table:table-cell office:value-type="float" office:value="0.0914535" calcext:value-type="float">
            <text:p>0.0914535</text:p>
          </table:table-cell>
          <table:table-cell office:value-type="float" office:value="0.11" calcext:value-type="float">
            <text:p>0.11</text:p>
          </table:table-cell>
          <table:table-cell office:value-type="float" office:value="8772" calcext:value-type="float">
            <text:p>8772</text:p>
          </table:table-cell>
          <table:table-cell office:value-type="float" office:value="240008" calcext:value-type="float">
            <text:p>240008</text:p>
          </table:table-cell>
          <table:table-cell office:value-type="float" office:value="20.53666" calcext:value-type="float">
            <text:p>20.53666</text:p>
          </table:table-cell>
          <table:table-cell office:value-type="float" office:value="20.53" calcext:value-type="float">
            <text:p>20.53</text:p>
          </table:table-cell>
          <table:table-cell office:value-type="float" office:value="19756" calcext:value-type="float">
            <text:p>19756</text:p>
          </table:table-cell>
          <table:table-cell office:value-type="float" office:value="230009" calcext:value-type="float">
            <text:p>230009</text:p>
          </table:table-cell>
          <table:table-cell/>
          <table:table-cell table:formula="of:=(['NO FAILED INSTANCES'.E43]=['NO FAILED INSTANCES'.I43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110000-7-s977973487-c242136.ukp</text:p>
          </table:table-cell>
          <table:table-cell office:value-type="float" office:value="0.0901473" calcext:value-type="float">
            <text:p>0.0901473</text:p>
          </table:table-cell>
          <table:table-cell office:value-type="float" office:value="0.11" calcext:value-type="float">
            <text:p>0.11</text:p>
          </table:table-cell>
          <table:table-cell office:value-type="float" office:value="8392" calcext:value-type="float">
            <text:p>8392</text:p>
          </table:table-cell>
          <table:table-cell office:value-type="float" office:value="240008" calcext:value-type="float">
            <text:p>240008</text:p>
          </table:table-cell>
          <table:table-cell office:value-type="float" office:value="20.52666" calcext:value-type="float">
            <text:p>20.52666</text:p>
          </table:table-cell>
          <table:table-cell office:value-type="float" office:value="20.51" calcext:value-type="float">
            <text:p>20.51</text:p>
          </table:table-cell>
          <table:table-cell office:value-type="float" office:value="19716" calcext:value-type="float">
            <text:p>19716</text:p>
          </table:table-cell>
          <table:table-cell office:value-type="float" office:value="230009" calcext:value-type="float">
            <text:p>230009</text:p>
          </table:table-cell>
          <table:table-cell/>
          <table:table-cell table:formula="of:=(['NO FAILED INSTANCES'.E44]=['NO FAILED INSTANCES'.I44])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n10000wmin50000-0-s991135297-c142695.ukp</text:p>
          </table:table-cell>
          <table:table-cell office:value-type="float" office:value="0.0900185" calcext:value-type="float">
            <text:p>0.0900185</text:p>
          </table:table-cell>
          <table:table-cell office:value-type="float" office:value="0.11" calcext:value-type="float">
            <text:p>0.11</text:p>
          </table:table-cell>
          <table:table-cell office:value-type="float" office:value="6568" calcext:value-type="float">
            <text:p>6568</text:p>
          </table:table-cell>
          <table:table-cell office:value-type="float" office:value="120008" calcext:value-type="float">
            <text:p>120008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19780" calcext:value-type="float">
            <text:p>19780</text:p>
          </table:table-cell>
          <table:table-cell office:value-type="float" office:value="110009" calcext:value-type="float">
            <text:p>110009</text:p>
          </table:table-cell>
          <table:table-cell/>
          <table:table-cell table:formula="of:=(['NO FAILED INSTANCES'.E45]=['NO FAILED INSTANCES'.I45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</table:table-row>
        <table:table-row table:style-name="ro1">
          <table:table-cell office:value-type="string" calcext:value-type="string">
            <text:p>a5n10000wmin110000-4-s115999589-c246183.ukp</text:p>
          </table:table-cell>
          <table:table-cell office:value-type="float" office:value="0.0903275" calcext:value-type="float">
            <text:p>0.0903275</text:p>
          </table:table-cell>
          <table:table-cell office:value-type="float" office:value="0.11" calcext:value-type="float">
            <text:p>0.11</text:p>
          </table:table-cell>
          <table:table-cell office:value-type="float" office:value="8632" calcext:value-type="float">
            <text:p>8632</text:p>
          </table:table-cell>
          <table:table-cell office:value-type="float" office:value="240008" calcext:value-type="float">
            <text:p>240008</text:p>
          </table:table-cell>
          <table:table-cell office:value-type="float" office:value="20.49" calcext:value-type="float">
            <text:p>20.49</text:p>
          </table:table-cell>
          <table:table-cell office:value-type="float" office:value="20.48" calcext:value-type="float">
            <text:p>20.48</text:p>
          </table:table-cell>
          <table:table-cell office:value-type="float" office:value="19652" calcext:value-type="float">
            <text:p>19652</text:p>
          </table:table-cell>
          <table:table-cell office:value-type="float" office:value="230009" calcext:value-type="float">
            <text:p>230009</text:p>
          </table:table-cell>
          <table:table-cell/>
          <table:table-cell table:formula="of:=(['NO FAILED INSTANCES'.E46]=['NO FAILED INSTANCES'.I46])" office:value-type="boolean" office:boolean-value="true" calcext:value-type="boolean">
            <text:p>TRUE</text:p>
          </table:table-cell>
          <table:table-cell/>
          <table:table-cell office:value-type="float" office:value="0.503157" calcext:value-type="float">
            <text:p>0.503157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a5n10000wmin50000-2-s447284419-c125797.ukp</text:p>
          </table:table-cell>
          <table:table-cell office:value-type="float" office:value="0.0901702" calcext:value-type="float">
            <text:p>0.0901702</text:p>
          </table:table-cell>
          <table:table-cell office:value-type="float" office:value="0.11" calcext:value-type="float">
            <text:p>0.11</text:p>
          </table:table-cell>
          <table:table-cell office:value-type="float" office:value="6176" calcext:value-type="float">
            <text:p>6176</text:p>
          </table:table-cell>
          <table:table-cell office:value-type="float" office:value="120008" calcext:value-type="float">
            <text:p>120008</text:p>
          </table:table-cell>
          <table:table-cell office:value-type="float" office:value="20.46" calcext:value-type="float">
            <text:p>20.46</text:p>
          </table:table-cell>
          <table:table-cell office:value-type="float" office:value="20.45" calcext:value-type="float">
            <text:p>20.45</text:p>
          </table:table-cell>
          <table:table-cell office:value-type="float" office:value="19680" calcext:value-type="float">
            <text:p>19680</text:p>
          </table:table-cell>
          <table:table-cell office:value-type="float" office:value="110009" calcext:value-type="float">
            <text:p>110009</text:p>
          </table:table-cell>
          <table:table-cell/>
          <table:table-cell table:formula="of:=(['NO FAILED INSTANCES'.E47]=['NO FAILED INSTANCES'.I47])" office:value-type="boolean" office:boolean-value="true" calcext:value-type="boolean">
            <text:p>TRUE</text:p>
          </table:table-cell>
          <table:table-cell/>
          <table:table-cell office:value-type="float" office:value="0.501348" calcext:value-type="float">
            <text:p>0.501348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a5n10000wmin50000-13-s9506199-c142175.ukp</text:p>
          </table:table-cell>
          <table:table-cell office:value-type="float" office:value="0.0901385" calcext:value-type="float">
            <text:p>0.0901385</text:p>
          </table:table-cell>
          <table:table-cell office:value-type="float" office:value="0.11" calcext:value-type="float">
            <text:p>0.11</text:p>
          </table:table-cell>
          <table:table-cell office:value-type="float" office:value="6492" calcext:value-type="float">
            <text:p>6492</text:p>
          </table:table-cell>
          <table:table-cell office:value-type="float" office:value="120008" calcext:value-type="float">
            <text:p>120008</text:p>
          </table:table-cell>
          <table:table-cell office:value-type="float" office:value="20.44333" calcext:value-type="float">
            <text:p>20.44333</text:p>
          </table:table-cell>
          <table:table-cell office:value-type="float" office:value="20.43" calcext:value-type="float">
            <text:p>20.43</text:p>
          </table:table-cell>
          <table:table-cell office:value-type="float" office:value="19640" calcext:value-type="float">
            <text:p>19640</text:p>
          </table:table-cell>
          <table:table-cell office:value-type="float" office:value="110009" calcext:value-type="float">
            <text:p>110009</text:p>
          </table:table-cell>
          <table:table-cell/>
          <table:table-cell table:formula="of:=(['NO FAILED INSTANCES'.E48]=['NO FAILED INSTANCES'.I48])" office:value-type="boolean" office:boolean-value="true" calcext:value-type="boolean">
            <text:p>TRUE</text:p>
          </table:table-cell>
          <table:table-cell/>
          <table:table-cell office:value-type="float" office:value="0.490993" calcext:value-type="float">
            <text:p>0.49099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a5n10000wmin110000-19-s651952263-c269076.ukp</text:p>
          </table:table-cell>
          <table:table-cell office:value-type="float" office:value="0.0906543" calcext:value-type="float">
            <text:p>0.0906543</text:p>
          </table:table-cell>
          <table:table-cell office:value-type="float" office:value="0.11" calcext:value-type="float">
            <text:p>0.11</text:p>
          </table:table-cell>
          <table:table-cell office:value-type="float" office:value="9004" calcext:value-type="float">
            <text:p>9004</text:p>
          </table:table-cell>
          <table:table-cell office:value-type="float" office:value="240008" calcext:value-type="float">
            <text:p>240008</text:p>
          </table:table-cell>
          <table:table-cell office:value-type="float" office:value="20.35666" calcext:value-type="float">
            <text:p>20.35666</text:p>
          </table:table-cell>
          <table:table-cell office:value-type="float" office:value="20.35" calcext:value-type="float">
            <text:p>20.35</text:p>
          </table:table-cell>
          <table:table-cell office:value-type="float" office:value="19560" calcext:value-type="float">
            <text:p>19560</text:p>
          </table:table-cell>
          <table:table-cell office:value-type="float" office:value="230009" calcext:value-type="float">
            <text:p>230009</text:p>
          </table:table-cell>
          <table:table-cell/>
          <table:table-cell table:formula="of:=(['NO FAILED INSTANCES'.E49]=['NO FAILED INSTANCES'.I49])" office:value-type="boolean" office:boolean-value="true" calcext:value-type="boolean">
            <text:p>TRUE</text:p>
          </table:table-cell>
          <table:table-cell/>
          <table:table-cell office:value-type="float" office:value="0.488983" calcext:value-type="float">
            <text:p>0.48898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a5n10000wmin110000-6-s11420633-c323898.ukp</text:p>
          </table:table-cell>
          <table:table-cell office:value-type="float" office:value="0.0910564" calcext:value-type="float">
            <text:p>0.0910564</text:p>
          </table:table-cell>
          <table:table-cell office:value-type="float" office:value="0.11" calcext:value-type="float">
            <text:p>0.11</text:p>
          </table:table-cell>
          <table:table-cell office:value-type="float" office:value="10328" calcext:value-type="float">
            <text:p>10328</text:p>
          </table:table-cell>
          <table:table-cell office:value-type="float" office:value="240008" calcext:value-type="float">
            <text:p>240008</text:p>
          </table:table-cell>
          <table:table-cell office:value-type="float" office:value="20.35666" calcext:value-type="float">
            <text:p>20.35666</text:p>
          </table:table-cell>
          <table:table-cell office:value-type="float" office:value="20.35" calcext:value-type="float">
            <text:p>20.35</text:p>
          </table:table-cell>
          <table:table-cell office:value-type="float" office:value="19720" calcext:value-type="float">
            <text:p>19720</text:p>
          </table:table-cell>
          <table:table-cell office:value-type="float" office:value="230009" calcext:value-type="float">
            <text:p>230009</text:p>
          </table:table-cell>
          <table:table-cell/>
          <table:table-cell table:formula="of:=(['NO FAILED INSTANCES'.E50]=['NO FAILED INSTANCES'.I50])" office:value-type="boolean" office:boolean-value="true" calcext:value-type="boolean">
            <text:p>TRUE</text:p>
          </table:table-cell>
          <table:table-cell/>
          <table:table-cell office:value-type="float" office:value="0.488893" calcext:value-type="float">
            <text:p>0.48889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a5n10000wmin50000-3-s62347307-c146431.ukp</text:p>
          </table:table-cell>
          <table:table-cell office:value-type="float" office:value="0.0902341" calcext:value-type="float">
            <text:p>0.0902341</text:p>
          </table:table-cell>
          <table:table-cell office:value-type="float" office:value="0.11" calcext:value-type="float">
            <text:p>0.11</text:p>
          </table:table-cell>
          <table:table-cell office:value-type="float" office:value="6628" calcext:value-type="float">
            <text:p>6628</text:p>
          </table:table-cell>
          <table:table-cell office:value-type="float" office:value="120008" calcext:value-type="float">
            <text:p>120008</text:p>
          </table:table-cell>
          <table:table-cell office:value-type="float" office:value="20.30666" calcext:value-type="float">
            <text:p>20.30666</text:p>
          </table:table-cell>
          <table:table-cell office:value-type="float" office:value="20.3" calcext:value-type="float">
            <text:p>20.3</text:p>
          </table:table-cell>
          <table:table-cell office:value-type="float" office:value="19652" calcext:value-type="float">
            <text:p>19652</text:p>
          </table:table-cell>
          <table:table-cell office:value-type="float" office:value="110009" calcext:value-type="float">
            <text:p>110009</text:p>
          </table:table-cell>
          <table:table-cell/>
          <table:table-cell table:formula="of:=(['NO FAILED INSTANCES'.E51]=['NO FAILED INSTANCES'.I51])" office:value-type="boolean" office:boolean-value="true" calcext:value-type="boolean">
            <text:p>TRUE</text:p>
          </table:table-cell>
          <table:table-cell/>
          <table:table-cell office:value-type="float" office:value="0.488362" calcext:value-type="float">
            <text:p>0.488362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a-5n5000wmin50000-14-s859243264-c423765.ukp</text:p>
          </table:table-cell>
          <table:table-cell office:value-type="float" office:value="0.143421" calcext:value-type="float">
            <text:p>0.143421</text:p>
          </table:table-cell>
          <table:table-cell office:value-type="float" office:value="0.15" calcext:value-type="float">
            <text:p>0.15</text:p>
          </table:table-cell>
          <table:table-cell office:value-type="float" office:value="13288" calcext:value-type="float">
            <text:p>13288</text:p>
          </table:table-cell>
          <table:table-cell office:value-type="float" office:value="423725" calcext:value-type="float">
            <text:p>423725</text:p>
          </table:table-cell>
          <table:table-cell office:value-type="float" office:value="18.45333" calcext:value-type="float">
            <text:p>18.45333</text:p>
          </table:table-cell>
          <table:table-cell office:value-type="float" office:value="18.45" calcext:value-type="float">
            <text:p>18.45</text:p>
          </table:table-cell>
          <table:table-cell office:value-type="float" office:value="18828" calcext:value-type="float">
            <text:p>18828</text:p>
          </table:table-cell>
          <table:table-cell office:value-type="float" office:value="423725" calcext:value-type="float">
            <text:p>423725</text:p>
          </table:table-cell>
          <table:table-cell/>
          <table:table-cell table:formula="of:=(['NO FAILED INSTANCES'.E43]=['NO FAILED INSTANCES'.I43])" office:value-type="boolean" office:boolean-value="true" calcext:value-type="boolean">
            <text:p>TRUE</text:p>
          </table:table-cell>
          <table:table-cell/>
          <table:table-cell office:value-type="float" office:value="0.486391" calcext:value-type="float">
            <text:p>0.486391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a-5n10000wmin110000-7-s977973487-c269998.ukp</text:p>
          </table:table-cell>
          <table:table-cell office:value-type="float" office:value="0.0867463" calcext:value-type="float">
            <text:p>0.0867463</text:p>
          </table:table-cell>
          <table:table-cell office:value-type="float" office:value="0.11" calcext:value-type="float">
            <text:p>0.11</text:p>
          </table:table-cell>
          <table:table-cell office:value-type="float" office:value="9000" calcext:value-type="float">
            <text:p>9000</text:p>
          </table:table-cell>
          <table:table-cell office:value-type="float" office:value="239988" calcext:value-type="float">
            <text:p>239988</text:p>
          </table:table-cell>
          <table:table-cell office:value-type="float" office:value="17.12333" calcext:value-type="float">
            <text:p>17.12333</text:p>
          </table:table-cell>
          <table:table-cell office:value-type="float" office:value="17.12" calcext:value-type="float">
            <text:p>17.12</text:p>
          </table:table-cell>
          <table:table-cell office:value-type="float" office:value="18536" calcext:value-type="float">
            <text:p>18536</text:p>
          </table:table-cell>
          <table:table-cell office:value-type="float" office:value="239988" calcext:value-type="float">
            <text:p>239988</text:p>
          </table:table-cell>
          <table:table-cell/>
          <table:table-cell table:formula="of:=(['NO FAILED INSTANCES'.E44]=['NO FAILED INSTANCES'.I44])" office:value-type="boolean" office:boolean-value="true" calcext:value-type="boolean">
            <text:p>TRUE</text:p>
          </table:table-cell>
          <table:table-cell/>
          <table:table-cell office:value-type="float" office:value="0.486207" calcext:value-type="float">
            <text:p>0.486207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a-5n10000wmin110000-5-s948827585-c290275.ukp</text:p>
          </table:table-cell>
          <table:table-cell office:value-type="float" office:value="0.0838272" calcext:value-type="float">
            <text:p>0.0838272</text:p>
          </table:table-cell>
          <table:table-cell office:value-type="float" office:value="0.11" calcext:value-type="float">
            <text:p>0.11</text:p>
          </table:table-cell>
          <table:table-cell office:value-type="float" office:value="9664" calcext:value-type="float">
            <text:p>9664</text:p>
          </table:table-cell>
          <table:table-cell office:value-type="float" office:value="239988" calcext:value-type="float">
            <text:p>239988</text:p>
          </table:table-cell>
          <table:table-cell office:value-type="float" office:value="17.10333" calcext:value-type="float">
            <text:p>17.10333</text:p>
          </table:table-cell>
          <table:table-cell office:value-type="float" office:value="17.1" calcext:value-type="float">
            <text:p>17.1</text:p>
          </table:table-cell>
          <table:table-cell office:value-type="float" office:value="18608" calcext:value-type="float">
            <text:p>18608</text:p>
          </table:table-cell>
          <table:table-cell office:value-type="float" office:value="239988" calcext:value-type="float">
            <text:p>239988</text:p>
          </table:table-cell>
          <table:table-cell/>
          <table:table-cell table:formula="of:=(['NO FAILED INSTANCES'.E45]=['NO FAILED INSTANCES'.I45])" office:value-type="boolean" office:boolean-value="true" calcext:value-type="boolean">
            <text:p>TRUE</text:p>
          </table:table-cell>
          <table:table-cell/>
          <table:table-cell office:value-type="float" office:value="0.446948" calcext:value-type="float">
            <text:p>0.446948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a-5n5000wmin15000-3-s62347307-c302917.ukp</text:p>
          </table:table-cell>
          <table:table-cell office:value-type="float" office:value="0.0807086" calcext:value-type="float">
            <text:p>0.0807086</text:p>
          </table:table-cell>
          <table:table-cell office:value-type="float" office:value="0.09" calcext:value-type="float">
            <text:p>0.09</text:p>
          </table:table-cell>
          <table:table-cell office:value-type="float" office:value="10520" calcext:value-type="float">
            <text:p>10520</text:p>
          </table:table-cell>
          <table:table-cell office:value-type="float" office:value="302837" calcext:value-type="float">
            <text:p>302837</text:p>
          </table:table-cell>
          <table:table-cell office:value-type="float" office:value="17.09333" calcext:value-type="float">
            <text:p>17.09333</text:p>
          </table:table-cell>
          <table:table-cell office:value-type="float" office:value="17.09" calcext:value-type="float">
            <text:p>17.09</text:p>
          </table:table-cell>
          <table:table-cell office:value-type="float" office:value="16828" calcext:value-type="float">
            <text:p>16828</text:p>
          </table:table-cell>
          <table:table-cell office:value-type="float" office:value="302837" calcext:value-type="float">
            <text:p>302837</text:p>
          </table:table-cell>
          <table:table-cell/>
          <table:table-cell table:formula="of:=(['NO FAILED INSTANCES'.E46]=['NO FAILED INSTANCES'.I46])" office:value-type="boolean" office:boolean-value="true" calcext:value-type="boolean">
            <text:p>TRUE</text:p>
          </table:table-cell>
          <table:table-cell/>
          <table:table-cell office:value-type="float" office:value="0.446445" calcext:value-type="float">
            <text:p>0.446445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a-5n5000wmin15000-16-s512981835-c200297.ukp</text:p>
          </table:table-cell>
          <table:table-cell office:value-type="float" office:value="0.0795545" calcext:value-type="float">
            <text:p>0.0795545</text:p>
          </table:table-cell>
          <table:table-cell office:value-type="float" office:value="0.09" calcext:value-type="float">
            <text:p>0.09</text:p>
          </table:table-cell>
          <table:table-cell office:value-type="float" office:value="8088" calcext:value-type="float">
            <text:p>8088</text:p>
          </table:table-cell>
          <table:table-cell office:value-type="float" office:value="200242" calcext:value-type="float">
            <text:p>200242</text:p>
          </table:table-cell>
          <table:table-cell office:value-type="float" office:value="17.00666" calcext:value-type="float">
            <text:p>17.00666</text:p>
          </table:table-cell>
          <table:table-cell office:value-type="float" office:value="17" calcext:value-type="float">
            <text:p>17</text:p>
          </table:table-cell>
          <table:table-cell office:value-type="float" office:value="17660" calcext:value-type="float">
            <text:p>17660</text:p>
          </table:table-cell>
          <table:table-cell office:value-type="float" office:value="200242" calcext:value-type="float">
            <text:p>200242</text:p>
          </table:table-cell>
          <table:table-cell/>
          <table:table-cell table:formula="of:=(['NO FAILED INSTANCES'.E47]=['NO FAILED INSTANCES'.I47])" office:value-type="boolean" office:boolean-value="true" calcext:value-type="boolean">
            <text:p>TRUE</text:p>
          </table:table-cell>
          <table:table-cell/>
          <table:table-cell office:value-type="float" office:value="0.444863" calcext:value-type="float">
            <text:p>0.444863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a-5n10000wmin110000-12-s774429216-c316860.ukp</text:p>
          </table:table-cell>
          <table:table-cell office:value-type="float" office:value="0.0867815" calcext:value-type="float">
            <text:p>0.0867815</text:p>
          </table:table-cell>
          <table:table-cell office:value-type="float" office:value="0.11" calcext:value-type="float">
            <text:p>0.11</text:p>
          </table:table-cell>
          <table:table-cell office:value-type="float" office:value="10396" calcext:value-type="float">
            <text:p>10396</text:p>
          </table:table-cell>
          <table:table-cell office:value-type="float" office:value="239988" calcext:value-type="float">
            <text:p>239988</text:p>
          </table:table-cell>
          <table:table-cell office:value-type="float" office:value="17" calcext:value-type="float">
            <text:p>17</text:p>
          </table:table-cell>
          <table:table-cell office:value-type="float" office:value="16.99" calcext:value-type="float">
            <text:p>16.99</text:p>
          </table:table-cell>
          <table:table-cell office:value-type="float" office:value="18288" calcext:value-type="float">
            <text:p>18288</text:p>
          </table:table-cell>
          <table:table-cell office:value-type="float" office:value="239988" calcext:value-type="float">
            <text:p>239988</text:p>
          </table:table-cell>
          <table:table-cell/>
          <table:table-cell table:formula="of:=(['NO FAILED INSTANCES'.E48]=['NO FAILED INSTANCES'.I48])" office:value-type="boolean" office:boolean-value="true" calcext:value-type="boolean">
            <text:p>TRUE</text:p>
          </table:table-cell>
          <table:table-cell/>
          <table:table-cell office:value-type="float" office:value="0.443742" calcext:value-type="float">
            <text:p>0.443742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a-5n5000wmin15000-0-s991135297-c404432.ukp</text:p>
          </table:table-cell>
          <table:table-cell office:value-type="float" office:value="0.0798978" calcext:value-type="float">
            <text:p>0.0798978</text:p>
          </table:table-cell>
          <table:table-cell office:value-type="float" office:value="0.09" calcext:value-type="float">
            <text:p>0.09</text:p>
          </table:table-cell>
          <table:table-cell office:value-type="float" office:value="13000" calcext:value-type="float">
            <text:p>13000</text:p>
          </table:table-cell>
          <table:table-cell office:value-type="float" office:value="404327" calcext:value-type="float">
            <text:p>404327</text:p>
          </table:table-cell>
          <table:table-cell office:value-type="float" office:value="16.94" calcext:value-type="float">
            <text:p>16.94</text:p>
          </table:table-cell>
          <table:table-cell office:value-type="float" office:value="16.93" calcext:value-type="float">
            <text:p>16.93</text:p>
          </table:table-cell>
          <table:table-cell office:value-type="float" office:value="17420" calcext:value-type="float">
            <text:p>17420</text:p>
          </table:table-cell>
          <table:table-cell office:value-type="float" office:value="404327" calcext:value-type="float">
            <text:p>404327</text:p>
          </table:table-cell>
          <table:table-cell/>
          <table:table-cell table:formula="of:=(['NO FAILED INSTANCES'.E49]=['NO FAILED INSTANCES'.I49])" office:value-type="boolean" office:boolean-value="true" calcext:value-type="boolean">
            <text:p>TRUE</text:p>
          </table:table-cell>
          <table:table-cell/>
          <table:table-cell office:value-type="float" office:value="0.443494" calcext:value-type="float">
            <text:p>0.443494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a-5n5000wmin15000-9-s352825221-c320989.ukp</text:p>
          </table:table-cell>
          <table:table-cell office:value-type="float" office:value="0.0804663" calcext:value-type="float">
            <text:p>0.0804663</text:p>
          </table:table-cell>
          <table:table-cell office:value-type="float" office:value="0.09" calcext:value-type="float">
            <text:p>0.09</text:p>
          </table:table-cell>
          <table:table-cell office:value-type="float" office:value="10960" calcext:value-type="float">
            <text:p>10960</text:p>
          </table:table-cell>
          <table:table-cell office:value-type="float" office:value="320904" calcext:value-type="float">
            <text:p>320904</text:p>
          </table:table-cell>
          <table:table-cell office:value-type="float" office:value="16.86" calcext:value-type="float">
            <text:p>16.86</text:p>
          </table:table-cell>
          <table:table-cell office:value-type="float" office:value="16.84" calcext:value-type="float">
            <text:p>16.84</text:p>
          </table:table-cell>
          <table:table-cell office:value-type="float" office:value="16120" calcext:value-type="float">
            <text:p>16120</text:p>
          </table:table-cell>
          <table:table-cell office:value-type="float" office:value="320904" calcext:value-type="float">
            <text:p>320904</text:p>
          </table:table-cell>
          <table:table-cell/>
          <table:table-cell table:formula="of:=(['NO FAILED INSTANCES'.E50]=['NO FAILED INSTANCES'.I50])" office:value-type="boolean" office:boolean-value="true" calcext:value-type="boolean">
            <text:p>TRUE</text:p>
          </table:table-cell>
          <table:table-cell/>
          <table:table-cell office:value-type="float" office:value="0.443402" calcext:value-type="float">
            <text:p>0.443402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a-5n10000wmin110000-1-s70766304-c270313.ukp</text:p>
          </table:table-cell>
          <table:table-cell office:value-type="float" office:value="0.0841226" calcext:value-type="float">
            <text:p>0.0841226</text:p>
          </table:table-cell>
          <table:table-cell office:value-type="float" office:value="0.1" calcext:value-type="float">
            <text:p>0.1</text:p>
          </table:table-cell>
          <table:table-cell office:value-type="float" office:value="9076" calcext:value-type="float">
            <text:p>9076</text:p>
          </table:table-cell>
          <table:table-cell office:value-type="float" office:value="239988" calcext:value-type="float">
            <text:p>239988</text:p>
          </table:table-cell>
          <table:table-cell office:value-type="float" office:value="16.79666" calcext:value-type="float">
            <text:p>16.79666</text:p>
          </table:table-cell>
          <table:table-cell office:value-type="float" office:value="16.78" calcext:value-type="float">
            <text:p>16.78</text:p>
          </table:table-cell>
          <table:table-cell office:value-type="float" office:value="18248" calcext:value-type="float">
            <text:p>18248</text:p>
          </table:table-cell>
          <table:table-cell office:value-type="float" office:value="239988" calcext:value-type="float">
            <text:p>239988</text:p>
          </table:table-cell>
          <table:table-cell/>
          <table:table-cell table:formula="of:=(['NO FAILED INSTANCES'.E51]=['NO FAILED INSTANCES'.I51])" office:value-type="boolean" office:boolean-value="true" calcext:value-type="boolean">
            <text:p>TRUE</text:p>
          </table:table-cell>
          <table:table-cell/>
          <table:table-cell office:value-type="float" office:value="0.44307" calcext:value-type="float">
            <text:p>0.44307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a-5n5000wmin15000-13-s9506199-c104330.ukp</text:p>
          </table:table-cell>
          <table:table-cell office:value-type="float" office:value="0.0816788" calcext:value-type="float">
            <text:p>0.0816788</text:p>
          </table:table-cell>
          <table:table-cell office:value-type="float" office:value="0.09" calcext:value-type="float">
            <text:p>0.09</text:p>
          </table:table-cell>
          <table:table-cell office:value-type="float" office:value="5972" calcext:value-type="float">
            <text:p>5972</text:p>
          </table:table-cell>
          <table:table-cell office:value-type="float" office:value="104300" calcext:value-type="float">
            <text:p>104300</text:p>
          </table:table-cell>
          <table:table-cell office:value-type="float" office:value="15.12" calcext:value-type="float">
            <text:p>15.12</text:p>
          </table:table-cell>
          <table:table-cell office:value-type="float" office:value="15.11" calcext:value-type="float">
            <text:p>15.11</text:p>
          </table:table-cell>
          <table:table-cell office:value-type="float" office:value="17356" calcext:value-type="float">
            <text:p>17356</text:p>
          </table:table-cell>
          <table:table-cell office:value-type="float" office:value="104300" calcext:value-type="float">
            <text:p>104300</text:p>
          </table:table-cell>
          <table:table-cell/>
          <table:table-cell table:formula="of:=(['NO FAILED INSTANCES'.E52]=['NO FAILED INSTANCES'.I52])" office:value-type="boolean" office:boolean-value="true" calcext:value-type="boolean">
            <text:p>TRUE</text:p>
          </table:table-cell>
          <table:table-cell/>
          <table:table-cell office:value-type="float" office:value="0.416047" calcext:value-type="float">
            <text:p>0.416047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a-5n10000wmin50000-18-s331104176-c191746.ukp</text:p>
          </table:table-cell>
          <table:table-cell office:value-type="float" office:value="0.166888" calcext:value-type="float">
            <text:p>0.166888</text:p>
          </table:table-cell>
          <table:table-cell office:value-type="float" office:value="0.19" calcext:value-type="float">
            <text:p>0.19</text:p>
          </table:table-cell>
          <table:table-cell office:value-type="float" office:value="7784" calcext:value-type="float">
            <text:p>7784</text:p>
          </table:table-cell>
          <table:table-cell office:value-type="float" office:value="179982" calcext:value-type="float">
            <text:p>17998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372" calcext:value-type="float">
            <text:p>18372</text:p>
          </table:table-cell>
          <table:table-cell office:value-type="float" office:value="179982" calcext:value-type="float">
            <text:p>179982</text:p>
          </table:table-cell>
          <table:table-cell/>
          <table:table-cell table:formula="of:=(['NO FAILED INSTANCES'.E53]=['NO FAILED INSTANCES'.I53])" office:value-type="boolean" office:boolean-value="true" calcext:value-type="boolean">
            <text:p>TRUE</text:p>
          </table:table-cell>
          <table:table-cell/>
          <table:table-cell office:value-type="float" office:value="0.415359" calcext:value-type="float">
            <text:p>0.415359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a-5n10000wmin110000-10-s73800249-c254716.ukp</text:p>
          </table:table-cell>
          <table:table-cell office:value-type="float" office:value="0.0845231" calcext:value-type="float">
            <text:p>0.0845231</text:p>
          </table:table-cell>
          <table:table-cell office:value-type="float" office:value="0.1" calcext:value-type="float">
            <text:p>0.1</text:p>
          </table:table-cell>
          <table:table-cell office:value-type="float" office:value="8828" calcext:value-type="float">
            <text:p>8828</text:p>
          </table:table-cell>
          <table:table-cell office:value-type="float" office:value="239988" calcext:value-type="float">
            <text:p>239988</text:p>
          </table:table-cell>
          <table:table-cell table:number-columns-repeated="2" office:value-type="float" office:value="14.9" calcext:value-type="float">
            <text:p>14.9</text:p>
          </table:table-cell>
          <table:table-cell office:value-type="float" office:value="18256" calcext:value-type="float">
            <text:p>18256</text:p>
          </table:table-cell>
          <table:table-cell office:value-type="float" office:value="239988" calcext:value-type="float">
            <text:p>239988</text:p>
          </table:table-cell>
          <table:table-cell/>
          <table:table-cell table:formula="of:=(['NO FAILED INSTANCES'.E54]=['NO FAILED INSTANCES'.I54])" office:value-type="boolean" office:boolean-value="true" calcext:value-type="boolean">
            <text:p>TRUE</text:p>
          </table:table-cell>
          <table:table-cell/>
          <table:table-cell office:value-type="float" office:value="0.414721" calcext:value-type="float">
            <text:p>0.414721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a5n5000wmin50000-9-s352825221-c420652.ukp</text:p>
          </table:table-cell>
          <table:table-cell office:value-type="float" office:value="0.134219" calcext:value-type="float">
            <text:p>0.134219</text:p>
          </table:table-cell>
          <table:table-cell office:value-type="float" office:value="0.14" calcext:value-type="float">
            <text:p>0.14</text:p>
          </table:table-cell>
          <table:table-cell office:value-type="float" office:value="12856" calcext:value-type="float">
            <text:p>12856</text:p>
          </table:table-cell>
          <table:table-cell office:value-type="float" office:value="420692" calcext:value-type="float">
            <text:p>420692</text:p>
          </table:table-cell>
          <table:table-cell office:value-type="float" office:value="14.66" calcext:value-type="float">
            <text:p>14.66</text:p>
          </table:table-cell>
          <table:table-cell office:value-type="float" office:value="14.65" calcext:value-type="float">
            <text:p>14.65</text:p>
          </table:table-cell>
          <table:table-cell office:value-type="float" office:value="19360" calcext:value-type="float">
            <text:p>19360</text:p>
          </table:table-cell>
          <table:table-cell office:value-type="float" office:value="420692" calcext:value-type="float">
            <text:p>420692</text:p>
          </table:table-cell>
          <table:table-cell/>
          <table:table-cell table:formula="of:=(['NO FAILED INSTANCES'.E55]=['NO FAILED INSTANCES'.I55])" office:value-type="boolean" office:boolean-value="true" calcext:value-type="boolean">
            <text:p>TRUE</text:p>
          </table:table-cell>
          <table:table-cell/>
          <table:table-cell office:value-type="float" office:value="0.358341" calcext:value-type="float">
            <text:p>0.358341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a-5n10000wmin10000-0-s991135297-c290107.ukp</text:p>
          </table:table-cell>
          <table:table-cell office:value-type="float" office:value="0.182949" calcext:value-type="float">
            <text:p>0.182949</text:p>
          </table:table-cell>
          <table:table-cell office:value-type="float" office:value="0.28" calcext:value-type="float">
            <text:p>0.28</text:p>
          </table:table-cell>
          <table:table-cell office:value-type="float" office:value="10384" calcext:value-type="float">
            <text:p>10384</text:p>
          </table:table-cell>
          <table:table-cell office:value-type="float" office:value="290032" calcext:value-type="float">
            <text:p>290032</text:p>
          </table:table-cell>
          <table:table-cell office:value-type="float" office:value="14.51666" calcext:value-type="float">
            <text:p>14.51666</text:p>
          </table:table-cell>
          <table:table-cell office:value-type="float" office:value="14.52" calcext:value-type="float">
            <text:p>14.52</text:p>
          </table:table-cell>
          <table:table-cell office:value-type="float" office:value="18024" calcext:value-type="float">
            <text:p>18024</text:p>
          </table:table-cell>
          <table:table-cell office:value-type="float" office:value="290032" calcext:value-type="float">
            <text:p>290032</text:p>
          </table:table-cell>
          <table:table-cell/>
          <table:table-cell table:formula="of:=(['NO FAILED INSTANCES'.E56]=['NO FAILED INSTANCES'.I56])" office:value-type="boolean" office:boolean-value="true" calcext:value-type="boolean">
            <text:p>TRUE</text:p>
          </table:table-cell>
          <table:table-cell/>
          <table:table-cell office:value-type="float" office:value="0.357003" calcext:value-type="float">
            <text:p>0.357003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a5n5000wmin50000-8-s709024814-c432693.ukp</text:p>
          </table:table-cell>
          <table:table-cell office:value-type="float" office:value="0.140356" calcext:value-type="float">
            <text:p>0.140356</text:p>
          </table:table-cell>
          <table:table-cell office:value-type="float" office:value="0.15" calcext:value-type="float">
            <text:p>0.15</text:p>
          </table:table-cell>
          <table:table-cell office:value-type="float" office:value="13384" calcext:value-type="float">
            <text:p>13384</text:p>
          </table:table-cell>
          <table:table-cell office:value-type="float" office:value="432733" calcext:value-type="float">
            <text:p>432733</text:p>
          </table:table-cell>
          <table:table-cell office:value-type="float" office:value="14.50333" calcext:value-type="float">
            <text:p>14.50333</text:p>
          </table:table-cell>
          <table:table-cell office:value-type="float" office:value="14.49" calcext:value-type="float">
            <text:p>14.49</text:p>
          </table:table-cell>
          <table:table-cell office:value-type="float" office:value="19552" calcext:value-type="float">
            <text:p>19552</text:p>
          </table:table-cell>
          <table:table-cell office:value-type="float" office:value="432733" calcext:value-type="float">
            <text:p>432733</text:p>
          </table:table-cell>
          <table:table-cell/>
          <table:table-cell table:formula="of:=(['NO FAILED INSTANCES'.E57]=['NO FAILED INSTANCES'.I57])" office:value-type="boolean" office:boolean-value="true" calcext:value-type="boolean">
            <text:p>TRUE</text:p>
          </table:table-cell>
          <table:table-cell/>
          <table:table-cell office:value-type="float" office:value="0.35562" calcext:value-type="float">
            <text:p>0.35562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a5n5000wmin50000-18-s331104176-c471517.ukp</text:p>
          </table:table-cell>
          <table:table-cell office:value-type="float" office:value="0.155626" calcext:value-type="float">
            <text:p>0.155626</text:p>
          </table:table-cell>
          <table:table-cell office:value-type="float" office:value="0.17" calcext:value-type="float">
            <text:p>0.17</text:p>
          </table:table-cell>
          <table:table-cell office:value-type="float" office:value="14224" calcext:value-type="float">
            <text:p>14224</text:p>
          </table:table-cell>
          <table:table-cell office:value-type="float" office:value="471562" calcext:value-type="float">
            <text:p>471562</text:p>
          </table:table-cell>
          <table:table-cell office:value-type="float" office:value="14.47667" calcext:value-type="float">
            <text:p>14.47667</text:p>
          </table:table-cell>
          <table:table-cell office:value-type="float" office:value="14.47" calcext:value-type="float">
            <text:p>14.47</text:p>
          </table:table-cell>
          <table:table-cell office:value-type="float" office:value="19432" calcext:value-type="float">
            <text:p>19432</text:p>
          </table:table-cell>
          <table:table-cell office:value-type="float" office:value="471562" calcext:value-type="float">
            <text:p>471562</text:p>
          </table:table-cell>
          <table:table-cell/>
          <table:table-cell table:formula="of:=(['NO FAILED INSTANCES'.E58]=['NO FAILED INSTANCES'.I58])" office:value-type="boolean" office:boolean-value="true" calcext:value-type="boolean">
            <text:p>TRUE</text:p>
          </table:table-cell>
          <table:table-cell/>
          <table:table-cell office:value-type="float" office:value="0.355188" calcext:value-type="float">
            <text:p>0.355188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a-5n5000wmin50000-9-s352825221-c347411.ukp</text:p>
          </table:table-cell>
          <table:table-cell office:value-type="float" office:value="0.102048" calcext:value-type="float">
            <text:p>0.102048</text:p>
          </table:table-cell>
          <table:table-cell office:value-type="float" office:value="0.11" calcext:value-type="float">
            <text:p>0.11</text:p>
          </table:table-cell>
          <table:table-cell office:value-type="float" office:value="11308" calcext:value-type="float">
            <text:p>11308</text:p>
          </table:table-cell>
          <table:table-cell office:value-type="float" office:value="329964" calcext:value-type="float">
            <text:p>329964</text:p>
          </table:table-cell>
          <table:table-cell office:value-type="float" office:value="12" calcext:value-type="float">
            <text:p>12</text:p>
          </table:table-cell>
          <table:table-cell office:value-type="float" office:value="11.99" calcext:value-type="float">
            <text:p>11.99</text:p>
          </table:table-cell>
          <table:table-cell office:value-type="float" office:value="16744" calcext:value-type="float">
            <text:p>16744</text:p>
          </table:table-cell>
          <table:table-cell office:value-type="float" office:value="329964" calcext:value-type="float">
            <text:p>329964</text:p>
          </table:table-cell>
          <table:table-cell/>
          <table:table-cell table:formula="of:=(['NO FAILED INSTANCES'.E59]=['NO FAILED INSTANCES'.I59])" office:value-type="boolean" office:boolean-value="true" calcext:value-type="boolean">
            <text:p>TRUE</text:p>
          </table:table-cell>
          <table:table-cell/>
          <table:table-cell office:value-type="float" office:value="0.331444" calcext:value-type="float">
            <text:p>0.331444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a-5n10000wmin50000-4-s115999589-c189028.ukp</text:p>
          </table:table-cell>
          <table:table-cell office:value-type="float" office:value="0.167279" calcext:value-type="float">
            <text:p>0.167279</text:p>
          </table:table-cell>
          <table:table-cell office:value-type="float" office:value="0.19" calcext:value-type="float">
            <text:p>0.19</text:p>
          </table:table-cell>
          <table:table-cell office:value-type="float" office:value="7816" calcext:value-type="float">
            <text:p>7816</text:p>
          </table:table-cell>
          <table:table-cell office:value-type="float" office:value="179982" calcext:value-type="float">
            <text:p>179982</text:p>
          </table:table-cell>
          <table:table-cell office:value-type="float" office:value="11.93666" calcext:value-type="float">
            <text:p>11.93666</text:p>
          </table:table-cell>
          <table:table-cell office:value-type="float" office:value="11.94" calcext:value-type="float">
            <text:p>11.94</text:p>
          </table:table-cell>
          <table:table-cell office:value-type="float" office:value="17036" calcext:value-type="float">
            <text:p>17036</text:p>
          </table:table-cell>
          <table:table-cell office:value-type="float" office:value="179982" calcext:value-type="float">
            <text:p>179982</text:p>
          </table:table-cell>
          <table:table-cell/>
          <table:table-cell table:formula="of:=(['NO FAILED INSTANCES'.E60]=['NO FAILED INSTANCES'.I60])" office:value-type="boolean" office:boolean-value="true" calcext:value-type="boolean">
            <text:p>TRUE</text:p>
          </table:table-cell>
          <table:table-cell/>
          <table:table-cell office:value-type="float" office:value="0.330554" calcext:value-type="float">
            <text:p>0.330554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a-5n10000wmin110000-18-s331104176-c345321.ukp</text:p>
          </table:table-cell>
          <table:table-cell office:value-type="float" office:value="0.167076" calcext:value-type="float">
            <text:p>0.167076</text:p>
          </table:table-cell>
          <table:table-cell office:value-type="float" office:value="0.19" calcext:value-type="float">
            <text:p>0.19</text:p>
          </table:table-cell>
          <table:table-cell office:value-type="float" office:value="10796" calcext:value-type="float">
            <text:p>10796</text:p>
          </table:table-cell>
          <table:table-cell office:value-type="float" office:value="345306" calcext:value-type="float">
            <text:p>345306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8" calcext:value-type="float">
            <text:p>11.78</text:p>
          </table:table-cell>
          <table:table-cell office:value-type="float" office:value="16912" calcext:value-type="float">
            <text:p>16912</text:p>
          </table:table-cell>
          <table:table-cell office:value-type="float" office:value="345306" calcext:value-type="float">
            <text:p>345306</text:p>
          </table:table-cell>
          <table:table-cell/>
          <table:table-cell table:formula="of:=(['NO FAILED INSTANCES'.E61]=['NO FAILED INSTANCES'.I61])" office:value-type="boolean" office:boolean-value="true" calcext:value-type="boolean">
            <text:p>TRUE</text:p>
          </table:table-cell>
          <table:table-cell/>
          <table:table-cell office:value-type="float" office:value="0.269765" calcext:value-type="float">
            <text:p>0.269765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a-5n10000wmin10000-4-s115999589-c291012.ukp</text:p>
          </table:table-cell>
          <table:table-cell office:value-type="float" office:value="0.158139" calcext:value-type="float">
            <text:p>0.158139</text:p>
          </table:table-cell>
          <table:table-cell office:value-type="float" office:value="0.18" calcext:value-type="float">
            <text:p>0.18</text:p>
          </table:table-cell>
          <table:table-cell office:value-type="float" office:value="10480" calcext:value-type="float">
            <text:p>10480</text:p>
          </table:table-cell>
          <table:table-cell office:value-type="float" office:value="290937" calcext:value-type="float">
            <text:p>290937</text:p>
          </table:table-cell>
          <table:table-cell office:value-type="float" office:value="11.75666" calcext:value-type="float">
            <text:p>11.75666</text:p>
          </table:table-cell>
          <table:table-cell office:value-type="float" office:value="11.76" calcext:value-type="float">
            <text:p>11.76</text:p>
          </table:table-cell>
          <table:table-cell office:value-type="float" office:value="16460" calcext:value-type="float">
            <text:p>16460</text:p>
          </table:table-cell>
          <table:table-cell office:value-type="float" office:value="290937" calcext:value-type="float">
            <text:p>290937</text:p>
          </table:table-cell>
          <table:table-cell/>
          <table:table-cell table:formula="of:=(['NO FAILED INSTANCES'.E62]=['NO FAILED INSTANCES'.I62])" office:value-type="boolean" office:boolean-value="true" calcext:value-type="boolean">
            <text:p>TRUE</text:p>
          </table:table-cell>
          <table:table-cell/>
          <table:table-cell office:value-type="float" office:value="0.250485" calcext:value-type="float">
            <text:p>0.25048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a-5n10000wmin110000-4-s115999589-c342019.ukp</text:p>
          </table:table-cell>
          <table:table-cell office:value-type="float" office:value="0.167058" calcext:value-type="float">
            <text:p>0.167058</text:p>
          </table:table-cell>
          <table:table-cell office:value-type="float" office:value="0.19" calcext:value-type="float">
            <text:p>0.19</text:p>
          </table:table-cell>
          <table:table-cell office:value-type="float" office:value="10608" calcext:value-type="float">
            <text:p>10608</text:p>
          </table:table-cell>
          <table:table-cell office:value-type="float" office:value="342004" calcext:value-type="float">
            <text:p>342004</text:p>
          </table:table-cell>
          <table:table-cell office:value-type="float" office:value="11.69667" calcext:value-type="float">
            <text:p>11.69667</text:p>
          </table:table-cell>
          <table:table-cell office:value-type="float" office:value="11.69" calcext:value-type="float">
            <text:p>11.69</text:p>
          </table:table-cell>
          <table:table-cell office:value-type="float" office:value="16864" calcext:value-type="float">
            <text:p>16864</text:p>
          </table:table-cell>
          <table:table-cell office:value-type="float" office:value="342004" calcext:value-type="float">
            <text:p>342004</text:p>
          </table:table-cell>
          <table:table-cell/>
          <table:table-cell table:formula="of:=(['NO FAILED INSTANCES'.E63]=['NO FAILED INSTANCES'.I63])" office:value-type="boolean" office:boolean-value="true" calcext:value-type="boolean">
            <text:p>TRUE</text:p>
          </table:table-cell>
          <table:table-cell/>
          <table:table-cell office:value-type="float" office:value="0.249873" calcext:value-type="float">
            <text:p>0.24987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a5n10000wmin110000-14-s859243264-c209781.ukp</text:p>
          </table:table-cell>
          <table:table-cell office:value-type="float" office:value="0.00166738" calcext:value-type="float">
            <text:p>0.00166738</text:p>
          </table:table-cell>
          <table:table-cell office:value-type="float" office:value="0.02" calcext:value-type="float">
            <text:p>0.02</text:p>
          </table:table-cell>
          <table:table-cell office:value-type="float" office:value="7608" calcext:value-type="float">
            <text:p>7608</text:p>
          </table:table-cell>
          <table:table-cell office:value-type="float" office:value="120004" calcext:value-type="float">
            <text:p>120004</text:p>
          </table:table-cell>
          <table:table-cell office:value-type="float" office:value="11.67666" calcext:value-type="float">
            <text:p>11.67666</text:p>
          </table:table-cell>
          <table:table-cell office:value-type="float" office:value="11.67" calcext:value-type="float">
            <text:p>11.67</text:p>
          </table:table-cell>
          <table:table-cell office:value-type="float" office:value="14912" calcext:value-type="float">
            <text:p>14912</text:p>
          </table:table-cell>
          <table:table-cell office:value-type="float" office:value="110005" calcext:value-type="float">
            <text:p>110005</text:p>
          </table:table-cell>
          <table:table-cell/>
          <table:table-cell table:formula="of:=(['NO FAILED INSTANCES'.E64]=['NO FAILED INSTANCES'.I64])" office:value-type="boolean" office:boolean-value="true" calcext:value-type="boolean">
            <text:p>TRUE</text:p>
          </table:table-cell>
          <table:table-cell/>
          <table:table-cell office:value-type="float" office:value="0.242453" calcext:value-type="float">
            <text:p>0.24245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a-5n10000wmin110000-8-s709024814-c466465.ukp</text:p>
          </table:table-cell>
          <table:table-cell office:value-type="float" office:value="0.250485" calcext:value-type="float">
            <text:p>0.250485</text:p>
          </table:table-cell>
          <table:table-cell office:value-type="float" office:value="0.27" calcext:value-type="float">
            <text:p>0.27</text:p>
          </table:table-cell>
          <table:table-cell office:value-type="float" office:value="13656" calcext:value-type="float">
            <text:p>13656</text:p>
          </table:table-cell>
          <table:table-cell office:value-type="float" office:value="466445" calcext:value-type="float">
            <text:p>466445</text:p>
          </table:table-cell>
          <table:table-cell office:value-type="float" office:value="11.67333" calcext:value-type="float">
            <text:p>11.67333</text:p>
          </table:table-cell>
          <table:table-cell office:value-type="float" office:value="11.67" calcext:value-type="float">
            <text:p>11.67</text:p>
          </table:table-cell>
          <table:table-cell office:value-type="float" office:value="16668" calcext:value-type="float">
            <text:p>16668</text:p>
          </table:table-cell>
          <table:table-cell office:value-type="float" office:value="466445" calcext:value-type="float">
            <text:p>466445</text:p>
          </table:table-cell>
          <table:table-cell/>
          <table:table-cell table:formula="of:=(['NO FAILED INSTANCES'.E64]=['NO FAILED INSTANCES'.I64])" office:value-type="boolean" office:boolean-value="true" calcext:value-type="boolean">
            <text:p>TRUE</text:p>
          </table:table-cell>
          <table:table-cell/>
          <table:table-cell office:value-type="float" office:value="0.227441" calcext:value-type="float">
            <text:p>0.22744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a5n10000wmin110000-15-s705610326-c151709.ukp</text:p>
          </table:table-cell>
          <table:table-cell office:value-type="float" office:value="0.00146021" calcext:value-type="float">
            <text:p>0.00146021</text:p>
          </table:table-cell>
          <table:table-cell office:value-type="float" office:value="0.02" calcext:value-type="float">
            <text:p>0.02</text:p>
          </table:table-cell>
          <table:table-cell office:value-type="float" office:value="6432" calcext:value-type="float">
            <text:p>6432</text:p>
          </table:table-cell>
          <table:table-cell office:value-type="float" office:value="120004" calcext:value-type="float">
            <text:p>120004</text:p>
          </table:table-cell>
          <table:table-cell office:value-type="float" office:value="11.65333" calcext:value-type="float">
            <text:p>11.65333</text:p>
          </table:table-cell>
          <table:table-cell office:value-type="float" office:value="11.65" calcext:value-type="float">
            <text:p>11.65</text:p>
          </table:table-cell>
          <table:table-cell office:value-type="float" office:value="14860" calcext:value-type="float">
            <text:p>14860</text:p>
          </table:table-cell>
          <table:table-cell office:value-type="float" office:value="110005" calcext:value-type="float">
            <text:p>110005</text:p>
          </table:table-cell>
          <table:table-cell/>
          <table:table-cell table:formula="of:=(['NO FAILED INSTANCES'.E65]=['NO FAILED INSTANCES'.I65])" office:value-type="boolean" office:boolean-value="true" calcext:value-type="boolean">
            <text:p>TRUE</text:p>
          </table:table-cell>
          <table:table-cell/>
          <table:table-cell office:value-type="float" office:value="0.225524" calcext:value-type="float">
            <text:p>0.22552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a5n10000wmin110000-16-s512981835-c128359.ukp</text:p>
          </table:table-cell>
          <table:table-cell office:value-type="float" office:value="0.00154027" calcext:value-type="float">
            <text:p>0.00154027</text:p>
          </table:table-cell>
          <table:table-cell office:value-type="float" office:value="0.02" calcext:value-type="float">
            <text:p>0.02</text:p>
          </table:table-cell>
          <table:table-cell office:value-type="float" office:value="5780" calcext:value-type="float">
            <text:p>5780</text:p>
          </table:table-cell>
          <table:table-cell office:value-type="float" office:value="120004" calcext:value-type="float">
            <text:p>120004</text:p>
          </table:table-cell>
          <table:table-cell table:number-columns-repeated="2" office:value-type="float" office:value="11.62" calcext:value-type="float">
            <text:p>11.62</text:p>
          </table:table-cell>
          <table:table-cell office:value-type="float" office:value="14884" calcext:value-type="float">
            <text:p>14884</text:p>
          </table:table-cell>
          <table:table-cell office:value-type="float" office:value="110005" calcext:value-type="float">
            <text:p>110005</text:p>
          </table:table-cell>
          <table:table-cell/>
          <table:table-cell table:formula="of:=(['NO FAILED INSTANCES'.E66]=['NO FAILED INSTANCES'.I66])" office:value-type="boolean" office:boolean-value="true" calcext:value-type="boolean">
            <text:p>TRUE</text:p>
          </table:table-cell>
          <table:table-cell/>
          <table:table-cell office:value-type="float" office:value="0.187212" calcext:value-type="float">
            <text:p>0.187212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a5n10000wmin110000-11-s243485145-c198303.ukp</text:p>
          </table:table-cell>
          <table:table-cell office:value-type="float" office:value="0.00167353" calcext:value-type="float">
            <text:p>0.00167353</text:p>
          </table:table-cell>
          <table:table-cell office:value-type="float" office:value="0.02" calcext:value-type="float">
            <text:p>0.02</text:p>
          </table:table-cell>
          <table:table-cell office:value-type="float" office:value="7440" calcext:value-type="float">
            <text:p>7440</text:p>
          </table:table-cell>
          <table:table-cell office:value-type="float" office:value="120004" calcext:value-type="float">
            <text:p>120004</text:p>
          </table:table-cell>
          <table:table-cell office:value-type="float" office:value="11.58666" calcext:value-type="float">
            <text:p>11.58666</text:p>
          </table:table-cell>
          <table:table-cell office:value-type="float" office:value="11.58" calcext:value-type="float">
            <text:p>11.58</text:p>
          </table:table-cell>
          <table:table-cell office:value-type="float" office:value="14988" calcext:value-type="float">
            <text:p>14988</text:p>
          </table:table-cell>
          <table:table-cell office:value-type="float" office:value="110005" calcext:value-type="float">
            <text:p>110005</text:p>
          </table:table-cell>
          <table:table-cell/>
          <table:table-cell table:formula="of:=(['NO FAILED INSTANCES'.E67]=['NO FAILED INSTANCES'.I67])" office:value-type="boolean" office:boolean-value="true" calcext:value-type="boolean">
            <text:p>TRUE</text:p>
          </table:table-cell>
          <table:table-cell/>
          <table:table-cell office:value-type="float" office:value="0.184271" calcext:value-type="float">
            <text:p>0.184271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a5n10000wmin110000-17-s494734462-c175486.ukp</text:p>
          </table:table-cell>
          <table:table-cell office:value-type="float" office:value="0.00154709" calcext:value-type="float">
            <text:p>0.00154709</text:p>
          </table:table-cell>
          <table:table-cell office:value-type="float" office:value="0.02" calcext:value-type="float">
            <text:p>0.02</text:p>
          </table:table-cell>
          <table:table-cell office:value-type="float" office:value="6704" calcext:value-type="float">
            <text:p>6704</text:p>
          </table:table-cell>
          <table:table-cell office:value-type="float" office:value="120004" calcext:value-type="float">
            <text:p>120004</text:p>
          </table:table-cell>
          <table:table-cell office:value-type="float" office:value="11.53666" calcext:value-type="float">
            <text:p>11.53666</text:p>
          </table:table-cell>
          <table:table-cell office:value-type="float" office:value="11.53" calcext:value-type="float">
            <text:p>11.53</text:p>
          </table:table-cell>
          <table:table-cell office:value-type="float" office:value="15004" calcext:value-type="float">
            <text:p>15004</text:p>
          </table:table-cell>
          <table:table-cell office:value-type="float" office:value="110005" calcext:value-type="float">
            <text:p>110005</text:p>
          </table:table-cell>
          <table:table-cell/>
          <table:table-cell table:formula="of:=(['NO FAILED INSTANCES'.E67]=['NO FAILED INSTANCES'.I67])" office:value-type="boolean" office:boolean-value="true" calcext:value-type="boolean">
            <text:p>TRUE</text:p>
          </table:table-cell>
          <table:table-cell/>
          <table:table-cell office:value-type="float" office:value="0.184037" calcext:value-type="float">
            <text:p>0.18403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-5n5000wmin15000-15-s705610326-c489348.ukp</text:p>
          </table:table-cell>
          <table:table-cell office:value-type="float" office:value="0.0805002" calcext:value-type="float">
            <text:p>0.0805002</text:p>
          </table:table-cell>
          <table:table-cell office:value-type="float" office:value="0.09" calcext:value-type="float">
            <text:p>0.09</text:p>
          </table:table-cell>
          <table:table-cell office:value-type="float" office:value="15044" calcext:value-type="float">
            <text:p>15044</text:p>
          </table:table-cell>
          <table:table-cell office:value-type="float" office:value="489223" calcext:value-type="float">
            <text:p>489223</text:p>
          </table:table-cell>
          <table:table-cell office:value-type="float" office:value="11.51333" calcext:value-type="float">
            <text:p>11.51333</text:p>
          </table:table-cell>
          <table:table-cell office:value-type="float" office:value="11.5" calcext:value-type="float">
            <text:p>11.5</text:p>
          </table:table-cell>
          <table:table-cell office:value-type="float" office:value="16000" calcext:value-type="float">
            <text:p>16000</text:p>
          </table:table-cell>
          <table:table-cell office:value-type="float" office:value="489223" calcext:value-type="float">
            <text:p>489223</text:p>
          </table:table-cell>
          <table:table-cell/>
          <table:table-cell table:formula="of:=(['NO FAILED INSTANCES'.E65]=['NO FAILED INSTANCES'.I65])" office:value-type="boolean" office:boolean-value="true" calcext:value-type="boolean">
            <text:p>TRUE</text:p>
          </table:table-cell>
          <table:table-cell/>
          <table:table-cell office:value-type="float" office:value="0.182949" calcext:value-type="float">
            <text:p>0.182949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a-5n5000wmin50000-11-s243485145-c427555.ukp</text:p>
          </table:table-cell>
          <table:table-cell office:value-type="float" office:value="0.146759" calcext:value-type="float">
            <text:p>0.146759</text:p>
          </table:table-cell>
          <table:table-cell office:value-type="float" office:value="0.16" calcext:value-type="float">
            <text:p>0.16</text:p>
          </table:table-cell>
          <table:table-cell office:value-type="float" office:value="13396" calcext:value-type="float">
            <text:p>13396</text:p>
          </table:table-cell>
          <table:table-cell office:value-type="float" office:value="427515" calcext:value-type="float">
            <text:p>427515</text:p>
          </table:table-cell>
          <table:table-cell office:value-type="float" office:value="11.47667" calcext:value-type="float">
            <text:p>11.47667</text:p>
          </table:table-cell>
          <table:table-cell office:value-type="float" office:value="11.47" calcext:value-type="float">
            <text:p>11.47</text:p>
          </table:table-cell>
          <table:table-cell office:value-type="float" office:value="15896" calcext:value-type="float">
            <text:p>15896</text:p>
          </table:table-cell>
          <table:table-cell office:value-type="float" office:value="427515" calcext:value-type="float">
            <text:p>427515</text:p>
          </table:table-cell>
          <table:table-cell/>
          <table:table-cell table:formula="of:=(['NO FAILED INSTANCES'.E66]=['NO FAILED INSTANCES'.I66])" office:value-type="boolean" office:boolean-value="true" calcext:value-type="boolean">
            <text:p>TRUE</text:p>
          </table:table-cell>
          <table:table-cell/>
          <table:table-cell office:value-type="float" office:value="0.180362" calcext:value-type="float">
            <text:p>0.18036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5n10000wmin110000-5-s948827585-c167807.ukp</text:p>
          </table:table-cell>
          <table:table-cell office:value-type="float" office:value="0.00154581" calcext:value-type="float">
            <text:p>0.00154581</text:p>
          </table:table-cell>
          <table:table-cell office:value-type="float" office:value="0.02" calcext:value-type="float">
            <text:p>0.02</text:p>
          </table:table-cell>
          <table:table-cell office:value-type="float" office:value="6568" calcext:value-type="float">
            <text:p>6568</text:p>
          </table:table-cell>
          <table:table-cell office:value-type="float" office:value="120004" calcext:value-type="float">
            <text:p>120004</text:p>
          </table:table-cell>
          <table:table-cell office:value-type="float" office:value="11.47" calcext:value-type="float">
            <text:p>11.47</text:p>
          </table:table-cell>
          <table:table-cell office:value-type="float" office:value="11.46" calcext:value-type="float">
            <text:p>11.46</text:p>
          </table:table-cell>
          <table:table-cell office:value-type="float" office:value="14788" calcext:value-type="float">
            <text:p>14788</text:p>
          </table:table-cell>
          <table:table-cell office:value-type="float" office:value="110005" calcext:value-type="float">
            <text:p>110005</text:p>
          </table:table-cell>
          <table:table-cell/>
          <table:table-cell table:formula="of:=(['NO FAILED INSTANCES'.E67]=['NO FAILED INSTANCES'.I67])" office:value-type="boolean" office:boolean-value="true" calcext:value-type="boolean">
            <text:p>TRUE</text:p>
          </table:table-cell>
          <table:table-cell/>
          <table:table-cell office:value-type="float" office:value="0.179676" calcext:value-type="float">
            <text:p>0.17967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-5n5000wmin15000-14-s859243264-c245620.ukp</text:p>
          </table:table-cell>
          <table:table-cell office:value-type="float" office:value="0.0797727" calcext:value-type="float">
            <text:p>0.0797727</text:p>
          </table:table-cell>
          <table:table-cell office:value-type="float" office:value="0.09" calcext:value-type="float">
            <text:p>0.09</text:p>
          </table:table-cell>
          <table:table-cell office:value-type="float" office:value="9188" calcext:value-type="float">
            <text:p>9188</text:p>
          </table:table-cell>
          <table:table-cell office:value-type="float" office:value="245555" calcext:value-type="float">
            <text:p>245555</text:p>
          </table:table-cell>
          <table:table-cell office:value-type="float" office:value="11.46333" calcext:value-type="float">
            <text:p>11.46333</text:p>
          </table:table-cell>
          <table:table-cell office:value-type="float" office:value="11.46" calcext:value-type="float">
            <text:p>11.46</text:p>
          </table:table-cell>
          <table:table-cell office:value-type="float" office:value="15824" calcext:value-type="float">
            <text:p>15824</text:p>
          </table:table-cell>
          <table:table-cell office:value-type="float" office:value="245555" calcext:value-type="float">
            <text:p>245555</text:p>
          </table:table-cell>
          <table:table-cell/>
          <table:table-cell table:formula="of:=(['NO FAILED INSTANCES'.E67]=['NO FAILED INSTANCES'.I67])" office:value-type="boolean" office:boolean-value="true" calcext:value-type="boolean">
            <text:p>TRUE</text:p>
          </table:table-cell>
          <table:table-cell/>
          <table:table-cell office:value-type="float" office:value="0.17941" calcext:value-type="float">
            <text:p>0.1794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-5n5000wmin15000-2-s447284419-c246187.ukp</text:p>
          </table:table-cell>
          <table:table-cell office:value-type="float" office:value="0.0800881" calcext:value-type="float">
            <text:p>0.0800881</text:p>
          </table:table-cell>
          <table:table-cell office:value-type="float" office:value="0.09" calcext:value-type="float">
            <text:p>0.09</text:p>
          </table:table-cell>
          <table:table-cell office:value-type="float" office:value="9180" calcext:value-type="float">
            <text:p>9180</text:p>
          </table:table-cell>
          <table:table-cell office:value-type="float" office:value="246122" calcext:value-type="float">
            <text:p>246122</text:p>
          </table:table-cell>
          <table:table-cell office:value-type="float" office:value="11.45333" calcext:value-type="float">
            <text:p>11.45333</text:p>
          </table:table-cell>
          <table:table-cell office:value-type="float" office:value="11.44" calcext:value-type="float">
            <text:p>11.44</text:p>
          </table:table-cell>
          <table:table-cell office:value-type="float" office:value="15732" calcext:value-type="float">
            <text:p>15732</text:p>
          </table:table-cell>
          <table:table-cell office:value-type="float" office:value="246122" calcext:value-type="float">
            <text:p>246122</text:p>
          </table:table-cell>
          <table:table-cell/>
          <table:table-cell table:formula="of:=(['NO FAILED INSTANCES'.E68]=['NO FAILED INSTANCES'.I68])" office:value-type="boolean" office:boolean-value="true" calcext:value-type="boolean">
            <text:p>TRUE</text:p>
          </table:table-cell>
          <table:table-cell/>
          <table:table-cell office:value-type="float" office:value="0.179336" calcext:value-type="float">
            <text:p>0.17933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-5n5000wmin15000-4-s115999589-c285541.ukp</text:p>
          </table:table-cell>
          <table:table-cell office:value-type="float" office:value="0.079679" calcext:value-type="float">
            <text:p>0.079679</text:p>
          </table:table-cell>
          <table:table-cell office:value-type="float" office:value="0.09" calcext:value-type="float">
            <text:p>0.09</text:p>
          </table:table-cell>
          <table:table-cell office:value-type="float" office:value="10344" calcext:value-type="float">
            <text:p>10344</text:p>
          </table:table-cell>
          <table:table-cell office:value-type="float" office:value="285466" calcext:value-type="float">
            <text:p>285466</text:p>
          </table:table-cell>
          <table:table-cell office:value-type="float" office:value="11.43333" calcext:value-type="float">
            <text:p>11.43333</text:p>
          </table:table-cell>
          <table:table-cell office:value-type="float" office:value="11.43" calcext:value-type="float">
            <text:p>11.43</text:p>
          </table:table-cell>
          <table:table-cell office:value-type="float" office:value="15736" calcext:value-type="float">
            <text:p>15736</text:p>
          </table:table-cell>
          <table:table-cell office:value-type="float" office:value="285466" calcext:value-type="float">
            <text:p>285466</text:p>
          </table:table-cell>
          <table:table-cell/>
          <table:table-cell table:formula="of:=(['NO FAILED INSTANCES'.E69]=['NO FAILED INSTANCES'.I69])" office:value-type="boolean" office:boolean-value="true" calcext:value-type="boolean">
            <text:p>TRUE</text:p>
          </table:table-cell>
          <table:table-cell/>
          <table:table-cell office:value-type="float" office:value="0.17891" calcext:value-type="float">
            <text:p>0.1789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-5n5000wmin15000-1-s70766304-c425465.ukp</text:p>
          </table:table-cell>
          <table:table-cell office:value-type="float" office:value="0.0799683" calcext:value-type="float">
            <text:p>0.0799683</text:p>
          </table:table-cell>
          <table:table-cell office:value-type="float" office:value="0.09" calcext:value-type="float">
            <text:p>0.09</text:p>
          </table:table-cell>
          <table:table-cell office:value-type="float" office:value="13456" calcext:value-type="float">
            <text:p>13456</text:p>
          </table:table-cell>
          <table:table-cell office:value-type="float" office:value="425355" calcext:value-type="float">
            <text:p>425355</text:p>
          </table:table-cell>
          <table:table-cell office:value-type="float" office:value="11.36333" calcext:value-type="float">
            <text:p>11.36333</text:p>
          </table:table-cell>
          <table:table-cell office:value-type="float" office:value="11.36" calcext:value-type="float">
            <text:p>11.36</text:p>
          </table:table-cell>
          <table:table-cell office:value-type="float" office:value="15816" calcext:value-type="float">
            <text:p>15816</text:p>
          </table:table-cell>
          <table:table-cell office:value-type="float" office:value="425355" calcext:value-type="float">
            <text:p>425355</text:p>
          </table:table-cell>
          <table:table-cell/>
          <table:table-cell table:formula="of:=(['NO FAILED INSTANCES'.E70]=['NO FAILED INSTANCES'.I70])" office:value-type="boolean" office:boolean-value="true" calcext:value-type="boolean">
            <text:p>TRUE</text:p>
          </table:table-cell>
          <table:table-cell/>
          <table:table-cell office:value-type="float" office:value="0.178484" calcext:value-type="float">
            <text:p>0.17848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-5n10000wmin10000-18-s331104176-c271340.ukp</text:p>
          </table:table-cell>
          <table:table-cell office:value-type="float" office:value="0.162357" calcext:value-type="float">
            <text:p>0.162357</text:p>
          </table:table-cell>
          <table:table-cell office:value-type="float" office:value="0.18" calcext:value-type="float">
            <text:p>0.18</text:p>
          </table:table-cell>
          <table:table-cell office:value-type="float" office:value="9828" calcext:value-type="float">
            <text:p>9828</text:p>
          </table:table-cell>
          <table:table-cell office:value-type="float" office:value="271270" calcext:value-type="float">
            <text:p>271270</text:p>
          </table:table-cell>
          <table:table-cell office:value-type="float" office:value="10.87" calcext:value-type="float">
            <text:p>10.87</text:p>
          </table:table-cell>
          <table:table-cell office:value-type="float" office:value="10.87" calcext:value-type="float">
            <text:p>10.87</text:p>
          </table:table-cell>
          <table:table-cell office:value-type="float" office:value="16348" calcext:value-type="float">
            <text:p>16348</text:p>
          </table:table-cell>
          <table:table-cell office:value-type="float" office:value="271270" calcext:value-type="float">
            <text:p>271270</text:p>
          </table:table-cell>
          <table:table-cell/>
          <table:table-cell table:formula="of:=(['NO FAILED INSTANCES'.E71]=['NO FAILED INSTANCES'.I71])" office:value-type="boolean" office:boolean-value="true" calcext:value-type="boolean">
            <text:p>TRUE</text:p>
          </table:table-cell>
          <table:table-cell/>
          <table:table-cell office:value-type="float" office:value="0.178463" calcext:value-type="float">
            <text:p>0.17846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-5n10000wmin10000-2-s447284419-c231519.ukp</text:p>
          </table:table-cell>
          <table:table-cell office:value-type="float" office:value="0.157738" calcext:value-type="float">
            <text:p>0.157738</text:p>
          </table:table-cell>
          <table:table-cell office:value-type="float" office:value="0.18" calcext:value-type="float">
            <text:p>0.18</text:p>
          </table:table-cell>
          <table:table-cell office:value-type="float" office:value="9032" calcext:value-type="float">
            <text:p>9032</text:p>
          </table:table-cell>
          <table:table-cell office:value-type="float" office:value="231459" calcext:value-type="float">
            <text:p>231459</text:p>
          </table:table-cell>
          <table:table-cell office:value-type="float" office:value="10.6" calcext:value-type="float">
            <text:p>10.6</text:p>
          </table:table-cell>
          <table:table-cell office:value-type="float" office:value="10.59" calcext:value-type="float">
            <text:p>10.59</text:p>
          </table:table-cell>
          <table:table-cell office:value-type="float" office:value="16528" calcext:value-type="float">
            <text:p>16528</text:p>
          </table:table-cell>
          <table:table-cell office:value-type="float" office:value="231459" calcext:value-type="float">
            <text:p>231459</text:p>
          </table:table-cell>
          <table:table-cell/>
          <table:table-cell table:formula="of:=(['NO FAILED INSTANCES'.E72]=['NO FAILED INSTANCES'.I72])" office:value-type="boolean" office:boolean-value="true" calcext:value-type="boolean">
            <text:p>TRUE</text:p>
          </table:table-cell>
          <table:table-cell/>
          <table:table-cell office:value-type="float" office:value="0.175504" calcext:value-type="float">
            <text:p>0.17550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5n5000wmin50000-3-s62347307-c383395.ukp</text:p>
          </table:table-cell>
          <table:table-cell office:value-type="float" office:value="0.133124" calcext:value-type="float">
            <text:p>0.133124</text:p>
          </table:table-cell>
          <table:table-cell office:value-type="float" office:value="0.14" calcext:value-type="float">
            <text:p>0.14</text:p>
          </table:table-cell>
          <table:table-cell office:value-type="float" office:value="12060" calcext:value-type="float">
            <text:p>12060</text:p>
          </table:table-cell>
          <table:table-cell office:value-type="float" office:value="383430" calcext:value-type="float">
            <text:p>383430</text:p>
          </table:table-cell>
          <table:table-cell table:number-columns-repeated="2" office:value-type="float" office:value="10.54" calcext:value-type="float">
            <text:p>10.54</text:p>
          </table:table-cell>
          <table:table-cell office:value-type="float" office:value="15760" calcext:value-type="float">
            <text:p>15760</text:p>
          </table:table-cell>
          <table:table-cell office:value-type="float" office:value="383430" calcext:value-type="float">
            <text:p>383430</text:p>
          </table:table-cell>
          <table:table-cell/>
          <table:table-cell table:formula="of:=(['NO FAILED INSTANCES'.E73]=['NO FAILED INSTANCES'.I73])" office:value-type="boolean" office:boolean-value="true" calcext:value-type="boolean">
            <text:p>TRUE</text:p>
          </table:table-cell>
          <table:table-cell/>
          <table:table-cell office:value-type="float" office:value="0.167792" calcext:value-type="float">
            <text:p>0.16779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a5n5000wmin50000-10-s73800249-c325904.ukp</text:p>
          </table:table-cell>
          <table:table-cell office:value-type="float" office:value="0.110889" calcext:value-type="float">
            <text:p>0.110889</text:p>
          </table:table-cell>
          <table:table-cell office:value-type="float" office:value="0.12" calcext:value-type="float">
            <text:p>0.12</text:p>
          </table:table-cell>
          <table:table-cell office:value-type="float" office:value="10976" calcext:value-type="float">
            <text:p>10976</text:p>
          </table:table-cell>
          <table:table-cell office:value-type="float" office:value="325934" calcext:value-type="float">
            <text:p>325934</text:p>
          </table:table-cell>
          <table:table-cell office:value-type="float" office:value="10.43333" calcext:value-type="float">
            <text:p>10.43333</text:p>
          </table:table-cell>
          <table:table-cell office:value-type="float" office:value="10.43" calcext:value-type="float">
            <text:p>10.43</text:p>
          </table:table-cell>
          <table:table-cell office:value-type="float" office:value="15848" calcext:value-type="float">
            <text:p>15848</text:p>
          </table:table-cell>
          <table:table-cell office:value-type="float" office:value="325934" calcext:value-type="float">
            <text:p>325934</text:p>
          </table:table-cell>
          <table:table-cell/>
          <table:table-cell table:formula="of:=(['NO FAILED INSTANCES'.E74]=['NO FAILED INSTANCES'.I74])" office:value-type="boolean" office:boolean-value="true" calcext:value-type="boolean">
            <text:p>TRUE</text:p>
          </table:table-cell>
          <table:table-cell/>
          <table:table-cell office:value-type="float" office:value="0.167324" calcext:value-type="float">
            <text:p>0.167324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a5n5000wmin50000-11-s243485145-c325554.ukp</text:p>
          </table:table-cell>
          <table:table-cell office:value-type="float" office:value="0.111342" calcext:value-type="float">
            <text:p>0.111342</text:p>
          </table:table-cell>
          <table:table-cell office:value-type="float" office:value="0.12" calcext:value-type="float">
            <text:p>0.12</text:p>
          </table:table-cell>
          <table:table-cell office:value-type="float" office:value="10884" calcext:value-type="float">
            <text:p>10884</text:p>
          </table:table-cell>
          <table:table-cell office:value-type="float" office:value="325584" calcext:value-type="float">
            <text:p>325584</text:p>
          </table:table-cell>
          <table:table-cell office:value-type="float" office:value="10.42" calcext:value-type="float">
            <text:p>10.42</text:p>
          </table:table-cell>
          <table:table-cell office:value-type="float" office:value="10.41" calcext:value-type="float">
            <text:p>10.41</text:p>
          </table:table-cell>
          <table:table-cell office:value-type="float" office:value="16100" calcext:value-type="float">
            <text:p>16100</text:p>
          </table:table-cell>
          <table:table-cell office:value-type="float" office:value="325584" calcext:value-type="float">
            <text:p>325584</text:p>
          </table:table-cell>
          <table:table-cell/>
          <table:table-cell table:formula="of:=(['NO FAILED INSTANCES'.E75]=['NO FAILED INSTANCES'.I75])" office:value-type="boolean" office:boolean-value="true" calcext:value-type="boolean">
            <text:p>TRUE</text:p>
          </table:table-cell>
          <table:table-cell/>
          <table:table-cell office:value-type="float" office:value="0.167279" calcext:value-type="float">
            <text:p>0.167279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a-5n5000wmin10000-3-s62347307-c286338.ukp</text:p>
          </table:table-cell>
          <table:table-cell office:value-type="float" office:value="0.0599721" calcext:value-type="float">
            <text:p>0.0599721</text:p>
          </table:table-cell>
          <table:table-cell office:value-type="float" office:value="0.07" calcext:value-type="float">
            <text:p>0.07</text:p>
          </table:table-cell>
          <table:table-cell office:value-type="float" office:value="10360" calcext:value-type="float">
            <text:p>10360</text:p>
          </table:table-cell>
          <table:table-cell office:value-type="float" office:value="286238" calcext:value-type="float">
            <text:p>286238</text:p>
          </table:table-cell>
          <table:table-cell office:value-type="float" office:value="10.05333" calcext:value-type="float">
            <text:p>10.05333</text:p>
          </table:table-cell>
          <table:table-cell office:value-type="float" office:value="10.04" calcext:value-type="float">
            <text:p>10.04</text:p>
          </table:table-cell>
          <table:table-cell office:value-type="float" office:value="15956" calcext:value-type="float">
            <text:p>15956</text:p>
          </table:table-cell>
          <table:table-cell office:value-type="float" office:value="286238" calcext:value-type="float">
            <text:p>286238</text:p>
          </table:table-cell>
          <table:table-cell/>
          <table:table-cell table:formula="of:=(['NO FAILED INSTANCES'.E76]=['NO FAILED INSTANCES'.I76])" office:value-type="boolean" office:boolean-value="true" calcext:value-type="boolean">
            <text:p>TRUE</text:p>
          </table:table-cell>
          <table:table-cell/>
          <table:table-cell office:value-type="float" office:value="0.167241" calcext:value-type="float">
            <text:p>0.167241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a-5n5000wmin10000-17-s494734462-c122437.ukp</text:p>
          </table:table-cell>
          <table:table-cell office:value-type="float" office:value="0.0593673" calcext:value-type="float">
            <text:p>0.0593673</text:p>
          </table:table-cell>
          <table:table-cell office:value-type="float" office:value="0.07" calcext:value-type="float">
            <text:p>0.07</text:p>
          </table:table-cell>
          <table:table-cell office:value-type="float" office:value="6520" calcext:value-type="float">
            <text:p>6520</text:p>
          </table:table-cell>
          <table:table-cell office:value-type="float" office:value="122392" calcext:value-type="float">
            <text:p>122392</text:p>
          </table:table-cell>
          <table:table-cell office:value-type="float" office:value="10.04" calcext:value-type="float">
            <text:p>10.04</text:p>
          </table:table-cell>
          <table:table-cell office:value-type="float" office:value="10.03" calcext:value-type="float">
            <text:p>10.03</text:p>
          </table:table-cell>
          <table:table-cell office:value-type="float" office:value="15824" calcext:value-type="float">
            <text:p>15824</text:p>
          </table:table-cell>
          <table:table-cell office:value-type="float" office:value="122392" calcext:value-type="float">
            <text:p>122392</text:p>
          </table:table-cell>
          <table:table-cell/>
          <table:table-cell table:formula="of:=(['NO FAILED INSTANCES'.E77]=['NO FAILED INSTANCES'.I77])" office:value-type="boolean" office:boolean-value="true" calcext:value-type="boolean">
            <text:p>TRUE</text:p>
          </table:table-cell>
          <table:table-cell/>
          <table:table-cell office:value-type="float" office:value="0.167076" calcext:value-type="float">
            <text:p>0.167076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a-5n5000wmin10000-13-s9506199-c167515.ukp</text:p>
          </table:table-cell>
          <table:table-cell office:value-type="float" office:value="0.0594734" calcext:value-type="float">
            <text:p>0.0594734</text:p>
          </table:table-cell>
          <table:table-cell office:value-type="float" office:value="0.07" calcext:value-type="float">
            <text:p>0.07</text:p>
          </table:table-cell>
          <table:table-cell office:value-type="float" office:value="7328" calcext:value-type="float">
            <text:p>7328</text:p>
          </table:table-cell>
          <table:table-cell office:value-type="float" office:value="167455" calcext:value-type="float">
            <text:p>167455</text:p>
          </table:table-cell>
          <table:table-cell table:number-columns-repeated="2" office:value-type="float" office:value="10.02" calcext:value-type="float">
            <text:p>10.02</text:p>
          </table:table-cell>
          <table:table-cell office:value-type="float" office:value="15896" calcext:value-type="float">
            <text:p>15896</text:p>
          </table:table-cell>
          <table:table-cell office:value-type="float" office:value="167455" calcext:value-type="float">
            <text:p>167455</text:p>
          </table:table-cell>
          <table:table-cell/>
          <table:table-cell table:formula="of:=(['NO FAILED INSTANCES'.E78]=['NO FAILED INSTANCES'.I78])" office:value-type="boolean" office:boolean-value="true" calcext:value-type="boolean">
            <text:p>TRUE</text:p>
          </table:table-cell>
          <table:table-cell/>
          <table:table-cell office:value-type="float" office:value="0.167058" calcext:value-type="float">
            <text:p>0.167058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a-5n5000wmin10000-10-s73800249-c304533.ukp</text:p>
          </table:table-cell>
          <table:table-cell office:value-type="float" office:value="0.0596382" calcext:value-type="float">
            <text:p>0.0596382</text:p>
          </table:table-cell>
          <table:table-cell office:value-type="float" office:value="0.07" calcext:value-type="float">
            <text:p>0.07</text:p>
          </table:table-cell>
          <table:table-cell office:value-type="float" office:value="10508" calcext:value-type="float">
            <text:p>10508</text:p>
          </table:table-cell>
          <table:table-cell office:value-type="float" office:value="304428" calcext:value-type="float">
            <text:p>304428</text:p>
          </table:table-cell>
          <table:table-cell office:value-type="float" office:value="10.01666" calcext:value-type="float">
            <text:p>10.01666</text:p>
          </table:table-cell>
          <table:table-cell office:value-type="float" office:value="10.01" calcext:value-type="float">
            <text:p>10.01</text:p>
          </table:table-cell>
          <table:table-cell office:value-type="float" office:value="15780" calcext:value-type="float">
            <text:p>15780</text:p>
          </table:table-cell>
          <table:table-cell office:value-type="float" office:value="304428" calcext:value-type="float">
            <text:p>304428</text:p>
          </table:table-cell>
          <table:table-cell/>
          <table:table-cell table:formula="of:=(['NO FAILED INSTANCES'.E79]=['NO FAILED INSTANCES'.I79])" office:value-type="boolean" office:boolean-value="true" calcext:value-type="boolean">
            <text:p>TRUE</text:p>
          </table:table-cell>
          <table:table-cell/>
          <table:table-cell office:value-type="float" office:value="0.166888" calcext:value-type="float">
            <text:p>0.166888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a-5n5000wmin10000-5-s948827585-c390841.ukp</text:p>
          </table:table-cell>
          <table:table-cell office:value-type="float" office:value="0.0598397" calcext:value-type="float">
            <text:p>0.0598397</text:p>
          </table:table-cell>
          <table:table-cell office:value-type="float" office:value="0.07" calcext:value-type="float">
            <text:p>0.07</text:p>
          </table:table-cell>
          <table:table-cell office:value-type="float" office:value="12736" calcext:value-type="float">
            <text:p>12736</text:p>
          </table:table-cell>
          <table:table-cell office:value-type="float" office:value="390706" calcext:value-type="float">
            <text:p>390706</text:p>
          </table:table-cell>
          <table:table-cell office:value-type="float" office:value="10.01666" calcext:value-type="float">
            <text:p>10.01666</text:p>
          </table:table-cell>
          <table:table-cell office:value-type="float" office:value="10.01" calcext:value-type="float">
            <text:p>10.01</text:p>
          </table:table-cell>
          <table:table-cell office:value-type="float" office:value="15864" calcext:value-type="float">
            <text:p>15864</text:p>
          </table:table-cell>
          <table:table-cell office:value-type="float" office:value="390706" calcext:value-type="float">
            <text:p>390706</text:p>
          </table:table-cell>
          <table:table-cell/>
          <table:table-cell table:formula="of:=(['NO FAILED INSTANCES'.E80]=['NO FAILED INSTANCES'.I80])" office:value-type="boolean" office:boolean-value="true" calcext:value-type="boolean">
            <text:p>TRUE</text:p>
          </table:table-cell>
          <table:table-cell/>
          <table:table-cell office:value-type="float" office:value="0.166774" calcext:value-type="float">
            <text:p>0.166774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a-5n5000wmin10000-19-s651952263-c123996.ukp</text:p>
          </table:table-cell>
          <table:table-cell office:value-type="float" office:value="0.0593051" calcext:value-type="float">
            <text:p>0.0593051</text:p>
          </table:table-cell>
          <table:table-cell office:value-type="float" office:value="0.07" calcext:value-type="float">
            <text:p>0.07</text:p>
          </table:table-cell>
          <table:table-cell office:value-type="float" office:value="6388" calcext:value-type="float">
            <text:p>6388</text:p>
          </table:table-cell>
          <table:table-cell office:value-type="float" office:value="123951" calcext:value-type="float">
            <text:p>123951</text:p>
          </table:table-cell>
          <table:table-cell office:value-type="float" office:value="10" calcext:value-type="float">
            <text:p>10</text:p>
          </table:table-cell>
          <table:table-cell office:value-type="float" office:value="9.99" calcext:value-type="float">
            <text:p>9.99</text:p>
          </table:table-cell>
          <table:table-cell office:value-type="float" office:value="15928" calcext:value-type="float">
            <text:p>15928</text:p>
          </table:table-cell>
          <table:table-cell office:value-type="float" office:value="123951" calcext:value-type="float">
            <text:p>123951</text:p>
          </table:table-cell>
          <table:table-cell/>
          <table:table-cell table:formula="of:=(['NO FAILED INSTANCES'.E81]=['NO FAILED INSTANCES'.I81])" office:value-type="boolean" office:boolean-value="true" calcext:value-type="boolean">
            <text:p>TRUE</text:p>
          </table:table-cell>
          <table:table-cell/>
          <table:table-cell office:value-type="float" office:value="0.166448" calcext:value-type="float">
            <text:p>0.166448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a-5n5000wmin10000-0-s991135297-c469348.ukp</text:p>
          </table:table-cell>
          <table:table-cell office:value-type="float" office:value="0.0602035" calcext:value-type="float">
            <text:p>0.0602035</text:p>
          </table:table-cell>
          <table:table-cell office:value-type="float" office:value="0.07" calcext:value-type="float">
            <text:p>0.07</text:p>
          </table:table-cell>
          <table:table-cell office:value-type="float" office:value="14476" calcext:value-type="float">
            <text:p>14476</text:p>
          </table:table-cell>
          <table:table-cell office:value-type="float" office:value="469188" calcext:value-type="float">
            <text:p>469188</text:p>
          </table:table-cell>
          <table:table-cell office:value-type="float" office:value="9.98333" calcext:value-type="float">
            <text:p>9.98333</text:p>
          </table:table-cell>
          <table:table-cell office:value-type="float" office:value="9.98" calcext:value-type="float">
            <text:p>9.98</text:p>
          </table:table-cell>
          <table:table-cell office:value-type="float" office:value="15752" calcext:value-type="float">
            <text:p>15752</text:p>
          </table:table-cell>
          <table:table-cell office:value-type="float" office:value="469188" calcext:value-type="float">
            <text:p>469188</text:p>
          </table:table-cell>
          <table:table-cell/>
          <table:table-cell table:formula="of:=(['NO FAILED INSTANCES'.E82]=['NO FAILED INSTANCES'.I82])" office:value-type="boolean" office:boolean-value="true" calcext:value-type="boolean">
            <text:p>TRUE</text:p>
          </table:table-cell>
          <table:table-cell/>
          <table:table-cell office:value-type="float" office:value="0.16602" calcext:value-type="float">
            <text:p>0.1660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a-5n5000wmin10000-7-s977973487-c109928.ukp</text:p>
          </table:table-cell>
          <table:table-cell office:value-type="float" office:value="0.0592366" calcext:value-type="float">
            <text:p>0.0592366</text:p>
          </table:table-cell>
          <table:table-cell office:value-type="float" office:value="0.07" calcext:value-type="float">
            <text:p>0.07</text:p>
          </table:table-cell>
          <table:table-cell office:value-type="float" office:value="5892" calcext:value-type="float">
            <text:p>5892</text:p>
          </table:table-cell>
          <table:table-cell office:value-type="float" office:value="109888" calcext:value-type="float">
            <text:p>109888</text:p>
          </table:table-cell>
          <table:table-cell table:number-columns-repeated="2" office:value-type="float" office:value="9.96" calcext:value-type="float">
            <text:p>9.96</text:p>
          </table:table-cell>
          <table:table-cell office:value-type="float" office:value="15944" calcext:value-type="float">
            <text:p>15944</text:p>
          </table:table-cell>
          <table:table-cell office:value-type="float" office:value="109888" calcext:value-type="float">
            <text:p>109888</text:p>
          </table:table-cell>
          <table:table-cell/>
          <table:table-cell table:formula="of:=(['NO FAILED INSTANCES'.E83]=['NO FAILED INSTANCES'.I83])" office:value-type="boolean" office:boolean-value="true" calcext:value-type="boolean">
            <text:p>TRUE</text:p>
          </table:table-cell>
          <table:table-cell/>
          <table:table-cell office:value-type="float" office:value="0.164841" calcext:value-type="float">
            <text:p>0.16484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-5n5000wmin10000-6-s11420633-c439034.ukp</text:p>
          </table:table-cell>
          <table:table-cell office:value-type="float" office:value="0.0603089" calcext:value-type="float">
            <text:p>0.0603089</text:p>
          </table:table-cell>
          <table:table-cell office:value-type="float" office:value="0.07" calcext:value-type="float">
            <text:p>0.07</text:p>
          </table:table-cell>
          <table:table-cell office:value-type="float" office:value="13732" calcext:value-type="float">
            <text:p>13732</text:p>
          </table:table-cell>
          <table:table-cell office:value-type="float" office:value="438884" calcext:value-type="float">
            <text:p>438884</text:p>
          </table:table-cell>
          <table:table-cell office:value-type="float" office:value="9.93" calcext:value-type="float">
            <text:p>9.93</text:p>
          </table:table-cell>
          <table:table-cell office:value-type="float" office:value="9.92" calcext:value-type="float">
            <text:p>9.92</text:p>
          </table:table-cell>
          <table:table-cell office:value-type="float" office:value="15808" calcext:value-type="float">
            <text:p>15808</text:p>
          </table:table-cell>
          <table:table-cell office:value-type="float" office:value="438884" calcext:value-type="float">
            <text:p>438884</text:p>
          </table:table-cell>
          <table:table-cell/>
          <table:table-cell table:formula="of:=(['NO FAILED INSTANCES'.E84]=['NO FAILED INSTANCES'.I84])" office:value-type="boolean" office:boolean-value="true" calcext:value-type="boolean">
            <text:p>TRUE</text:p>
          </table:table-cell>
          <table:table-cell/>
          <table:table-cell office:value-type="float" office:value="0.162357" calcext:value-type="float">
            <text:p>0.162357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-5n5000wmin50000-1-s70766304-c290863.ukp</text:p>
          </table:table-cell>
          <table:table-cell office:value-type="float" office:value="0.0823943" calcext:value-type="float">
            <text:p>0.0823943</text:p>
          </table:table-cell>
          <table:table-cell office:value-type="float" office:value="0.09" calcext:value-type="float">
            <text:p>0.09</text:p>
          </table:table-cell>
          <table:table-cell office:value-type="float" office:value="10132" calcext:value-type="float">
            <text:p>10132</text:p>
          </table:table-cell>
          <table:table-cell office:value-type="float" office:value="274970" calcext:value-type="float">
            <text:p>274970</text:p>
          </table:table-cell>
          <table:table-cell office:value-type="float" office:value="9.82667" calcext:value-type="float">
            <text:p>9.82667</text:p>
          </table:table-cell>
          <table:table-cell office:value-type="float" office:value="9.82" calcext:value-type="float">
            <text:p>9.82</text:p>
          </table:table-cell>
          <table:table-cell office:value-type="float" office:value="15912" calcext:value-type="float">
            <text:p>15912</text:p>
          </table:table-cell>
          <table:table-cell office:value-type="float" office:value="274970" calcext:value-type="float">
            <text:p>274970</text:p>
          </table:table-cell>
          <table:table-cell/>
          <table:table-cell table:formula="of:=(['NO FAILED INSTANCES'.E85]=['NO FAILED INSTANCES'.I85])" office:value-type="boolean" office:boolean-value="true" calcext:value-type="boolean">
            <text:p>TRUE</text:p>
          </table:table-cell>
          <table:table-cell/>
          <table:table-cell office:value-type="float" office:value="0.161958" calcext:value-type="float">
            <text:p>0.16195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-5n5000wmin50000-15-s705610326-c289627.ukp</text:p>
          </table:table-cell>
          <table:table-cell office:value-type="float" office:value="0.0823015" calcext:value-type="float">
            <text:p>0.0823015</text:p>
          </table:table-cell>
          <table:table-cell office:value-type="float" office:value="0.09" calcext:value-type="float">
            <text:p>0.09</text:p>
          </table:table-cell>
          <table:table-cell office:value-type="float" office:value="10036" calcext:value-type="float">
            <text:p>10036</text:p>
          </table:table-cell>
          <table:table-cell office:value-type="float" office:value="274970" calcext:value-type="float">
            <text:p>274970</text:p>
          </table:table-cell>
          <table:table-cell office:value-type="float" office:value="9.22333" calcext:value-type="float">
            <text:p>9.22333</text:p>
          </table:table-cell>
          <table:table-cell office:value-type="float" office:value="9.22" calcext:value-type="float">
            <text:p>9.22</text:p>
          </table:table-cell>
          <table:table-cell office:value-type="float" office:value="15824" calcext:value-type="float">
            <text:p>15824</text:p>
          </table:table-cell>
          <table:table-cell office:value-type="float" office:value="274970" calcext:value-type="float">
            <text:p>274970</text:p>
          </table:table-cell>
          <table:table-cell/>
          <table:table-cell table:formula="of:=(['NO FAILED INSTANCES'.E86]=['NO FAILED INSTANCES'.I86])" office:value-type="boolean" office:boolean-value="true" calcext:value-type="boolean">
            <text:p>TRUE</text:p>
          </table:table-cell>
          <table:table-cell/>
          <table:table-cell office:value-type="float" office:value="0.159176" calcext:value-type="float">
            <text:p>0.15917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-5n10000wmin10000-7-s977973487-c372198.ukp</text:p>
          </table:table-cell>
          <table:table-cell office:value-type="float" office:value="0.158525" calcext:value-type="float">
            <text:p>0.158525</text:p>
          </table:table-cell>
          <table:table-cell office:value-type="float" office:value="0.18" calcext:value-type="float">
            <text:p>0.18</text:p>
          </table:table-cell>
          <table:table-cell office:value-type="float" office:value="12240" calcext:value-type="float">
            <text:p>12240</text:p>
          </table:table-cell>
          <table:table-cell office:value-type="float" office:value="372103" calcext:value-type="float">
            <text:p>372103</text:p>
          </table:table-cell>
          <table:table-cell office:value-type="float" office:value="8.69333" calcext:value-type="float">
            <text:p>8.69333</text:p>
          </table:table-cell>
          <table:table-cell office:value-type="float" office:value="8.69" calcext:value-type="float">
            <text:p>8.69</text:p>
          </table:table-cell>
          <table:table-cell office:value-type="float" office:value="15076" calcext:value-type="float">
            <text:p>15076</text:p>
          </table:table-cell>
          <table:table-cell office:value-type="float" office:value="372103" calcext:value-type="float">
            <text:p>372103</text:p>
          </table:table-cell>
          <table:table-cell/>
          <table:table-cell table:formula="of:=(['NO FAILED INSTANCES'.E87]=['NO FAILED INSTANCES'.I87])" office:value-type="boolean" office:boolean-value="true" calcext:value-type="boolean">
            <text:p>TRUE</text:p>
          </table:table-cell>
          <table:table-cell/>
          <table:table-cell office:value-type="float" office:value="0.158555" calcext:value-type="float">
            <text:p>0.15855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-5n10000wmin110000-13-s9506199-c155515.ukp</text:p>
          </table:table-cell>
          <table:table-cell office:value-type="float" office:value="0.00146276" calcext:value-type="float">
            <text:p>0.00146276</text:p>
          </table:table-cell>
          <table:table-cell office:value-type="float" office:value="0.02" calcext:value-type="float">
            <text:p>0.02</text:p>
          </table:table-cell>
          <table:table-cell office:value-type="float" office:value="6512" calcext:value-type="float">
            <text:p>6512</text:p>
          </table:table-cell>
          <table:table-cell office:value-type="float" office:value="119994" calcext:value-type="float">
            <text:p>119994</text:p>
          </table:table-cell>
          <table:table-cell office:value-type="float" office:value="8.22" calcext:value-type="float">
            <text:p>8.22</text:p>
          </table:table-cell>
          <table:table-cell office:value-type="float" office:value="8.21" calcext:value-type="float">
            <text:p>8.21</text:p>
          </table:table-cell>
          <table:table-cell office:value-type="float" office:value="14900" calcext:value-type="float">
            <text:p>14900</text:p>
          </table:table-cell>
          <table:table-cell office:value-type="float" office:value="119994" calcext:value-type="float">
            <text:p>119994</text:p>
          </table:table-cell>
          <table:table-cell/>
          <table:table-cell table:formula="of:=(['NO FAILED INSTANCES'.E88]=['NO FAILED INSTANCES'.I88])" office:value-type="boolean" office:boolean-value="true" calcext:value-type="boolean">
            <text:p>TRUE</text:p>
          </table:table-cell>
          <table:table-cell/>
          <table:table-cell office:value-type="float" office:value="0.158525" calcext:value-type="float">
            <text:p>0.15852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-5n10000wmin110000-14-s859243264-c190672.ukp</text:p>
          </table:table-cell>
          <table:table-cell office:value-type="float" office:value="0.00158408" calcext:value-type="float">
            <text:p>0.00158408</text:p>
          </table:table-cell>
          <table:table-cell office:value-type="float" office:value="0.02" calcext:value-type="float">
            <text:p>0.02</text:p>
          </table:table-cell>
          <table:table-cell office:value-type="float" office:value="7248" calcext:value-type="float">
            <text:p>7248</text:p>
          </table:table-cell>
          <table:table-cell office:value-type="float" office:value="119994" calcext:value-type="float">
            <text:p>119994</text:p>
          </table:table-cell>
          <table:table-cell table:number-columns-repeated="2" office:value-type="float" office:value="8.21" calcext:value-type="float">
            <text:p>8.21</text:p>
          </table:table-cell>
          <table:table-cell office:value-type="float" office:value="15180" calcext:value-type="float">
            <text:p>15180</text:p>
          </table:table-cell>
          <table:table-cell office:value-type="float" office:value="119994" calcext:value-type="float">
            <text:p>119994</text:p>
          </table:table-cell>
          <table:table-cell/>
          <table:table-cell table:formula="of:=(['NO FAILED INSTANCES'.E89]=['NO FAILED INSTANCES'.I89])" office:value-type="boolean" office:boolean-value="true" calcext:value-type="boolean">
            <text:p>TRUE</text:p>
          </table:table-cell>
          <table:table-cell/>
          <table:table-cell office:value-type="float" office:value="0.158441" calcext:value-type="float">
            <text:p>0.15844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-5n10000wmin110000-9-s352825221-c181920.ukp</text:p>
          </table:table-cell>
          <table:table-cell office:value-type="float" office:value="0.00155382" calcext:value-type="float">
            <text:p>0.00155382</text:p>
          </table:table-cell>
          <table:table-cell office:value-type="float" office:value="0.02" calcext:value-type="float">
            <text:p>0.02</text:p>
          </table:table-cell>
          <table:table-cell office:value-type="float" office:value="7164" calcext:value-type="float">
            <text:p>7164</text:p>
          </table:table-cell>
          <table:table-cell office:value-type="float" office:value="119994" calcext:value-type="float">
            <text:p>119994</text:p>
          </table:table-cell>
          <table:table-cell office:value-type="float" office:value="8.14667" calcext:value-type="float">
            <text:p>8.14667</text:p>
          </table:table-cell>
          <table:table-cell office:value-type="float" office:value="8.14" calcext:value-type="float">
            <text:p>8.14</text:p>
          </table:table-cell>
          <table:table-cell office:value-type="float" office:value="14788" calcext:value-type="float">
            <text:p>14788</text:p>
          </table:table-cell>
          <table:table-cell office:value-type="float" office:value="119994" calcext:value-type="float">
            <text:p>119994</text:p>
          </table:table-cell>
          <table:table-cell/>
          <table:table-cell table:formula="of:=(['NO FAILED INSTANCES'.E90]=['NO FAILED INSTANCES'.I90])" office:value-type="boolean" office:boolean-value="true" calcext:value-type="boolean">
            <text:p>TRUE</text:p>
          </table:table-cell>
          <table:table-cell/>
          <table:table-cell office:value-type="float" office:value="0.158139" calcext:value-type="float">
            <text:p>0.15813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-5n10000wmin10000-13-s9506199-c212625.ukp</text:p>
          </table:table-cell>
          <table:table-cell office:value-type="float" office:value="0.157658" calcext:value-type="float">
            <text:p>0.157658</text:p>
          </table:table-cell>
          <table:table-cell office:value-type="float" office:value="0.18" calcext:value-type="float">
            <text:p>0.18</text:p>
          </table:table-cell>
          <table:table-cell office:value-type="float" office:value="8716" calcext:value-type="float">
            <text:p>8716</text:p>
          </table:table-cell>
          <table:table-cell office:value-type="float" office:value="212570" calcext:value-type="float">
            <text:p>212570</text:p>
          </table:table-cell>
          <table:table-cell table:number-columns-repeated="2" office:value-type="float" office:value="7.67" calcext:value-type="float">
            <text:p>7.67</text:p>
          </table:table-cell>
          <table:table-cell office:value-type="float" office:value="15148" calcext:value-type="float">
            <text:p>15148</text:p>
          </table:table-cell>
          <table:table-cell office:value-type="float" office:value="212570" calcext:value-type="float">
            <text:p>212570</text:p>
          </table:table-cell>
          <table:table-cell/>
          <table:table-cell table:formula="of:=(['NO FAILED INSTANCES'.E91]=['NO FAILED INSTANCES'.I91])" office:value-type="boolean" office:boolean-value="true" calcext:value-type="boolean">
            <text:p>TRUE</text:p>
          </table:table-cell>
          <table:table-cell/>
          <table:table-cell office:value-type="float" office:value="0.157949" calcext:value-type="float">
            <text:p>0.15794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5n5000wmin15000-5-s948827585-c267626.ukp</text:p>
          </table:table-cell>
          <table:table-cell office:value-type="float" office:value="0.0694382" calcext:value-type="float">
            <text:p>0.0694382</text:p>
          </table:table-cell>
          <table:table-cell office:value-type="float" office:value="0.08" calcext:value-type="float">
            <text:p>0.08</text:p>
          </table:table-cell>
          <table:table-cell office:value-type="float" office:value="9772" calcext:value-type="float">
            <text:p>9772</text:p>
          </table:table-cell>
          <table:table-cell office:value-type="float" office:value="267711" calcext:value-type="float">
            <text:p>267711</text:p>
          </table:table-cell>
          <table:table-cell office:value-type="float" office:value="7.35333" calcext:value-type="float">
            <text:p>7.35333</text:p>
          </table:table-cell>
          <table:table-cell office:value-type="float" office:value="7.35" calcext:value-type="float">
            <text:p>7.35</text:p>
          </table:table-cell>
          <table:table-cell office:value-type="float" office:value="14744" calcext:value-type="float">
            <text:p>14744</text:p>
          </table:table-cell>
          <table:table-cell office:value-type="float" office:value="267711" calcext:value-type="float">
            <text:p>267711</text:p>
          </table:table-cell>
          <table:table-cell/>
          <table:table-cell table:formula="of:=(['NO FAILED INSTANCES'.E92]=['NO FAILED INSTANCES'.I92])" office:value-type="boolean" office:boolean-value="true" calcext:value-type="boolean">
            <text:p>TRUE</text:p>
          </table:table-cell>
          <table:table-cell/>
          <table:table-cell office:value-type="float" office:value="0.157846" calcext:value-type="float">
            <text:p>0.15784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5n5000wmin50000-2-s447284419-c263074.ukp</text:p>
          </table:table-cell>
          <table:table-cell office:value-type="float" office:value="0.0675348" calcext:value-type="float">
            <text:p>0.0675348</text:p>
          </table:table-cell>
          <table:table-cell office:value-type="float" office:value="0.08" calcext:value-type="float">
            <text:p>0.08</text:p>
          </table:table-cell>
          <table:table-cell office:value-type="float" office:value="9492" calcext:value-type="float">
            <text:p>9492</text:p>
          </table:table-cell>
          <table:table-cell office:value-type="float" office:value="263099" calcext:value-type="float">
            <text:p>263099</text:p>
          </table:table-cell>
          <table:table-cell office:value-type="float" office:value="7.35" calcext:value-type="float">
            <text:p>7.35</text:p>
          </table:table-cell>
          <table:table-cell office:value-type="float" office:value="7.34" calcext:value-type="float">
            <text:p>7.34</text:p>
          </table:table-cell>
          <table:table-cell office:value-type="float" office:value="14672" calcext:value-type="float">
            <text:p>14672</text:p>
          </table:table-cell>
          <table:table-cell office:value-type="float" office:value="263099" calcext:value-type="float">
            <text:p>263099</text:p>
          </table:table-cell>
          <table:table-cell/>
          <table:table-cell table:formula="of:=(['NO FAILED INSTANCES'.E93]=['NO FAILED INSTANCES'.I93])" office:value-type="boolean" office:boolean-value="true" calcext:value-type="boolean">
            <text:p>TRUE</text:p>
          </table:table-cell>
          <table:table-cell/>
          <table:table-cell office:value-type="float" office:value="0.157738" calcext:value-type="float">
            <text:p>0.15773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5n5000wmin15000-14-s859243264-c344273.ukp</text:p>
          </table:table-cell>
          <table:table-cell office:value-type="float" office:value="0.0677163" calcext:value-type="float">
            <text:p>0.0677163</text:p>
          </table:table-cell>
          <table:table-cell office:value-type="float" office:value="0.08" calcext:value-type="float">
            <text:p>0.08</text:p>
          </table:table-cell>
          <table:table-cell office:value-type="float" office:value="11448" calcext:value-type="float">
            <text:p>11448</text:p>
          </table:table-cell>
          <table:table-cell office:value-type="float" office:value="344383" calcext:value-type="float">
            <text:p>344383</text:p>
          </table:table-cell>
          <table:table-cell office:value-type="float" office:value="7.34333" calcext:value-type="float">
            <text:p>7.34333</text:p>
          </table:table-cell>
          <table:table-cell office:value-type="float" office:value="7.34" calcext:value-type="float">
            <text:p>7.34</text:p>
          </table:table-cell>
          <table:table-cell office:value-type="float" office:value="14612" calcext:value-type="float">
            <text:p>14612</text:p>
          </table:table-cell>
          <table:table-cell office:value-type="float" office:value="344383" calcext:value-type="float">
            <text:p>344383</text:p>
          </table:table-cell>
          <table:table-cell/>
          <table:table-cell table:formula="of:=(['NO FAILED INSTANCES'.E94]=['NO FAILED INSTANCES'.I94])" office:value-type="boolean" office:boolean-value="true" calcext:value-type="boolean">
            <text:p>TRUE</text:p>
          </table:table-cell>
          <table:table-cell/>
          <table:table-cell office:value-type="float" office:value="0.157684" calcext:value-type="float">
            <text:p>0.15768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5n5000wmin15000-10-s73800249-c358669.ukp</text:p>
          </table:table-cell>
          <table:table-cell office:value-type="float" office:value="0.0673488" calcext:value-type="float">
            <text:p>0.0673488</text:p>
          </table:table-cell>
          <table:table-cell office:value-type="float" office:value="0.08" calcext:value-type="float">
            <text:p>0.08</text:p>
          </table:table-cell>
          <table:table-cell office:value-type="float" office:value="12064" calcext:value-type="float">
            <text:p>12064</text:p>
          </table:table-cell>
          <table:table-cell office:value-type="float" office:value="358784" calcext:value-type="float">
            <text:p>358784</text:p>
          </table:table-cell>
          <table:table-cell table:number-columns-repeated="2" office:value-type="float" office:value="7.32" calcext:value-type="float">
            <text:p>7.32</text:p>
          </table:table-cell>
          <table:table-cell office:value-type="float" office:value="14648" calcext:value-type="float">
            <text:p>14648</text:p>
          </table:table-cell>
          <table:table-cell office:value-type="float" office:value="358784" calcext:value-type="float">
            <text:p>358784</text:p>
          </table:table-cell>
          <table:table-cell/>
          <table:table-cell table:formula="of:=(['NO FAILED INSTANCES'.E95]=['NO FAILED INSTANCES'.I95])" office:value-type="boolean" office:boolean-value="true" calcext:value-type="boolean">
            <text:p>TRUE</text:p>
          </table:table-cell>
          <table:table-cell/>
          <table:table-cell office:value-type="float" office:value="0.157666" calcext:value-type="float">
            <text:p>0.15766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5n5000wmin15000-11-s243485145-c448219.ukp</text:p>
          </table:table-cell>
          <table:table-cell office:value-type="float" office:value="0.067634" calcext:value-type="float">
            <text:p>0.067634</text:p>
          </table:table-cell>
          <table:table-cell office:value-type="float" office:value="0.08" calcext:value-type="float">
            <text:p>0.08</text:p>
          </table:table-cell>
          <table:table-cell office:value-type="float" office:value="14016" calcext:value-type="float">
            <text:p>14016</text:p>
          </table:table-cell>
          <table:table-cell office:value-type="float" office:value="448364" calcext:value-type="float">
            <text:p>448364</text:p>
          </table:table-cell>
          <table:table-cell office:value-type="float" office:value="7.32" calcext:value-type="float">
            <text:p>7.32</text:p>
          </table:table-cell>
          <table:table-cell office:value-type="float" office:value="7.31" calcext:value-type="float">
            <text:p>7.31</text:p>
          </table:table-cell>
          <table:table-cell office:value-type="float" office:value="14536" calcext:value-type="float">
            <text:p>14536</text:p>
          </table:table-cell>
          <table:table-cell office:value-type="float" office:value="448364" calcext:value-type="float">
            <text:p>448364</text:p>
          </table:table-cell>
          <table:table-cell/>
          <table:table-cell table:formula="of:=(['NO FAILED INSTANCES'.E96]=['NO FAILED INSTANCES'.I96])" office:value-type="boolean" office:boolean-value="true" calcext:value-type="boolean">
            <text:p>TRUE</text:p>
          </table:table-cell>
          <table:table-cell/>
          <table:table-cell office:value-type="float" office:value="0.157658" calcext:value-type="float">
            <text:p>0.15765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5n5000wmin15000-18-s331104176-c329508.ukp</text:p>
          </table:table-cell>
          <table:table-cell office:value-type="float" office:value="0.0673598" calcext:value-type="float">
            <text:p>0.0673598</text:p>
          </table:table-cell>
          <table:table-cell office:value-type="float" office:value="0.08" calcext:value-type="float">
            <text:p>0.08</text:p>
          </table:table-cell>
          <table:table-cell office:value-type="float" office:value="11268" calcext:value-type="float">
            <text:p>11268</text:p>
          </table:table-cell>
          <table:table-cell office:value-type="float" office:value="329613" calcext:value-type="float">
            <text:p>329613</text:p>
          </table:table-cell>
          <table:table-cell office:value-type="float" office:value="7.31333" calcext:value-type="float">
            <text:p>7.31333</text:p>
          </table:table-cell>
          <table:table-cell office:value-type="float" office:value="7.31" calcext:value-type="float">
            <text:p>7.31</text:p>
          </table:table-cell>
          <table:table-cell office:value-type="float" office:value="14568" calcext:value-type="float">
            <text:p>14568</text:p>
          </table:table-cell>
          <table:table-cell office:value-type="float" office:value="329613" calcext:value-type="float">
            <text:p>329613</text:p>
          </table:table-cell>
          <table:table-cell/>
          <table:table-cell table:formula="of:=(['NO FAILED INSTANCES'.E97]=['NO FAILED INSTANCES'.I97])" office:value-type="boolean" office:boolean-value="true" calcext:value-type="boolean">
            <text:p>TRUE</text:p>
          </table:table-cell>
          <table:table-cell/>
          <table:table-cell office:value-type="float" office:value="0.157648" calcext:value-type="float">
            <text:p>0.15764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5n5000wmin15000-4-s115999589-c134457.ukp</text:p>
          </table:table-cell>
          <table:table-cell office:value-type="float" office:value="0.0666741" calcext:value-type="float">
            <text:p>0.0666741</text:p>
          </table:table-cell>
          <table:table-cell office:value-type="float" office:value="0.08" calcext:value-type="float">
            <text:p>0.08</text:p>
          </table:table-cell>
          <table:table-cell office:value-type="float" office:value="6584" calcext:value-type="float">
            <text:p>6584</text:p>
          </table:table-cell>
          <table:table-cell office:value-type="float" office:value="134497" calcext:value-type="float">
            <text:p>134497</text:p>
          </table:table-cell>
          <table:table-cell office:value-type="float" office:value="7.29" calcext:value-type="float">
            <text:p>7.29</text:p>
          </table:table-cell>
          <table:table-cell office:value-type="float" office:value="7.28" calcext:value-type="float">
            <text:p>7.28</text:p>
          </table:table-cell>
          <table:table-cell office:value-type="float" office:value="14700" calcext:value-type="float">
            <text:p>14700</text:p>
          </table:table-cell>
          <table:table-cell office:value-type="float" office:value="134497" calcext:value-type="float">
            <text:p>134497</text:p>
          </table:table-cell>
          <table:table-cell/>
          <table:table-cell table:formula="of:=(['NO FAILED INSTANCES'.E98]=['NO FAILED INSTANCES'.I98])" office:value-type="boolean" office:boolean-value="true" calcext:value-type="boolean">
            <text:p>TRUE</text:p>
          </table:table-cell>
          <table:table-cell/>
          <table:table-cell office:value-type="float" office:value="0.157614" calcext:value-type="float">
            <text:p>0.15761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5n5000wmin15000-13-s9506199-c193658.ukp</text:p>
          </table:table-cell>
          <table:table-cell office:value-type="float" office:value="0.06686" calcext:value-type="float">
            <text:p>0.06686</text:p>
          </table:table-cell>
          <table:table-cell office:value-type="float" office:value="0.08" calcext:value-type="float">
            <text:p>0.08</text:p>
          </table:table-cell>
          <table:table-cell office:value-type="float" office:value="7988" calcext:value-type="float">
            <text:p>7988</text:p>
          </table:table-cell>
          <table:table-cell office:value-type="float" office:value="193718" calcext:value-type="float">
            <text:p>193718</text:p>
          </table:table-cell>
          <table:table-cell office:value-type="float" office:value="7.28667" calcext:value-type="float">
            <text:p>7.28667</text:p>
          </table:table-cell>
          <table:table-cell office:value-type="float" office:value="7.28" calcext:value-type="float">
            <text:p>7.28</text:p>
          </table:table-cell>
          <table:table-cell office:value-type="float" office:value="14648" calcext:value-type="float">
            <text:p>14648</text:p>
          </table:table-cell>
          <table:table-cell office:value-type="float" office:value="193718" calcext:value-type="float">
            <text:p>193718</text:p>
          </table:table-cell>
          <table:table-cell/>
          <table:table-cell table:formula="of:=(['NO FAILED INSTANCES'.E99]=['NO FAILED INSTANCES'.I99])" office:value-type="boolean" office:boolean-value="true" calcext:value-type="boolean">
            <text:p>TRUE</text:p>
          </table:table-cell>
          <table:table-cell/>
          <table:table-cell office:value-type="float" office:value="0.157519" calcext:value-type="float">
            <text:p>0.15751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5n5000wmin50000-12-s774429216-c464551.ukp</text:p>
          </table:table-cell>
          <table:table-cell office:value-type="float" office:value="0.155754" calcext:value-type="float">
            <text:p>0.155754</text:p>
          </table:table-cell>
          <table:table-cell office:value-type="float" office:value="0.17" calcext:value-type="float">
            <text:p>0.17</text:p>
          </table:table-cell>
          <table:table-cell office:value-type="float" office:value="14088" calcext:value-type="float">
            <text:p>14088</text:p>
          </table:table-cell>
          <table:table-cell office:value-type="float" office:value="464596" calcext:value-type="float">
            <text:p>464596</text:p>
          </table:table-cell>
          <table:table-cell office:value-type="float" office:value="7.28667" calcext:value-type="float">
            <text:p>7.28667</text:p>
          </table:table-cell>
          <table:table-cell office:value-type="float" office:value="7.28" calcext:value-type="float">
            <text:p>7.28</text:p>
          </table:table-cell>
          <table:table-cell office:value-type="float" office:value="14648" calcext:value-type="float">
            <text:p>14648</text:p>
          </table:table-cell>
          <table:table-cell office:value-type="float" office:value="464596" calcext:value-type="float">
            <text:p>464596</text:p>
          </table:table-cell>
          <table:table-cell/>
          <table:table-cell table:formula="of:=(['NO FAILED INSTANCES'.E100]=['NO FAILED INSTANCES'.I100])" office:value-type="boolean" office:boolean-value="true" calcext:value-type="boolean">
            <text:p>TRUE</text:p>
          </table:table-cell>
          <table:table-cell/>
          <table:table-cell office:value-type="float" office:value="0.157239" calcext:value-type="float">
            <text:p>0.15723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5n5000wmin15000-12-s774429216-c130590.ukp</text:p>
          </table:table-cell>
          <table:table-cell office:value-type="float" office:value="0.0667591" calcext:value-type="float">
            <text:p>0.0667591</text:p>
          </table:table-cell>
          <table:table-cell office:value-type="float" office:value="0.08" calcext:value-type="float">
            <text:p>0.08</text:p>
          </table:table-cell>
          <table:table-cell office:value-type="float" office:value="6472" calcext:value-type="float">
            <text:p>6472</text:p>
          </table:table-cell>
          <table:table-cell office:value-type="float" office:value="130630" calcext:value-type="float">
            <text:p>130630</text:p>
          </table:table-cell>
          <table:table-cell office:value-type="float" office:value="7.27333" calcext:value-type="float">
            <text:p>7.27333</text:p>
          </table:table-cell>
          <table:table-cell office:value-type="float" office:value="7.27" calcext:value-type="float">
            <text:p>7.27</text:p>
          </table:table-cell>
          <table:table-cell office:value-type="float" office:value="14536" calcext:value-type="float">
            <text:p>14536</text:p>
          </table:table-cell>
          <table:table-cell office:value-type="float" office:value="130630" calcext:value-type="float">
            <text:p>130630</text:p>
          </table:table-cell>
          <table:table-cell/>
          <table:table-cell table:formula="of:=(['NO FAILED INSTANCES'.E101]=['NO FAILED INSTANCES'.I101])" office:value-type="boolean" office:boolean-value="true" calcext:value-type="boolean">
            <text:p>TRUE</text:p>
          </table:table-cell>
          <table:table-cell/>
          <table:table-cell office:value-type="float" office:value="0.157217" calcext:value-type="float">
            <text:p>0.157217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5n5000wmin15000-9-s352825221-c329368.ukp</text:p>
          </table:table-cell>
          <table:table-cell office:value-type="float" office:value="0.0675709" calcext:value-type="float">
            <text:p>0.0675709</text:p>
          </table:table-cell>
          <table:table-cell office:value-type="float" office:value="0.08" calcext:value-type="float">
            <text:p>0.08</text:p>
          </table:table-cell>
          <table:table-cell office:value-type="float" office:value="11316" calcext:value-type="float">
            <text:p>11316</text:p>
          </table:table-cell>
          <table:table-cell office:value-type="float" office:value="329473" calcext:value-type="float">
            <text:p>329473</text:p>
          </table:table-cell>
          <table:table-cell office:value-type="float" office:value="7.26666" calcext:value-type="float">
            <text:p>7.26666</text:p>
          </table:table-cell>
          <table:table-cell office:value-type="float" office:value="7.26" calcext:value-type="float">
            <text:p>7.26</text:p>
          </table:table-cell>
          <table:table-cell office:value-type="float" office:value="14632" calcext:value-type="float">
            <text:p>14632</text:p>
          </table:table-cell>
          <table:table-cell office:value-type="float" office:value="329473" calcext:value-type="float">
            <text:p>329473</text:p>
          </table:table-cell>
          <table:table-cell/>
          <table:table-cell table:formula="of:=(['NO FAILED INSTANCES'.E102]=['NO FAILED INSTANCES'.I102])" office:value-type="boolean" office:boolean-value="true" calcext:value-type="boolean">
            <text:p>TRUE</text:p>
          </table:table-cell>
          <table:table-cell/>
          <table:table-cell office:value-type="float" office:value="0.157035" calcext:value-type="float">
            <text:p>0.15703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-5n10000wmin10000-17-s494734462-c132832.ukp</text:p>
          </table:table-cell>
          <table:table-cell office:value-type="float" office:value="0.157648" calcext:value-type="float">
            <text:p>0.157648</text:p>
          </table:table-cell>
          <table:table-cell office:value-type="float" office:value="0.18" calcext:value-type="float">
            <text:p>0.18</text:p>
          </table:table-cell>
          <table:table-cell office:value-type="float" office:value="6680" calcext:value-type="float">
            <text:p>6680</text:p>
          </table:table-cell>
          <table:table-cell office:value-type="float" office:value="132797" calcext:value-type="float">
            <text:p>132797</text:p>
          </table:table-cell>
          <table:table-cell table:number-columns-repeated="2" office:value-type="float" office:value="7.23" calcext:value-type="float">
            <text:p>7.23</text:p>
          </table:table-cell>
          <table:table-cell office:value-type="float" office:value="14760" calcext:value-type="float">
            <text:p>14760</text:p>
          </table:table-cell>
          <table:table-cell office:value-type="float" office:value="132797" calcext:value-type="float">
            <text:p>132797</text:p>
          </table:table-cell>
          <table:table-cell/>
          <table:table-cell table:formula="of:=(['NO FAILED INSTANCES'.E103]=['NO FAILED INSTANCES'.I103])" office:value-type="boolean" office:boolean-value="true" calcext:value-type="boolean">
            <text:p>TRUE</text:p>
          </table:table-cell>
          <table:table-cell/>
          <table:table-cell office:value-type="float" office:value="0.155754" calcext:value-type="float">
            <text:p>0.155754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a-5n5000wmin10000-1-s70766304-c338932.ukp</text:p>
          </table:table-cell>
          <table:table-cell office:value-type="float" office:value="0.0600896" calcext:value-type="float">
            <text:p>0.0600896</text:p>
          </table:table-cell>
          <table:table-cell office:value-type="float" office:value="0.07" calcext:value-type="float">
            <text:p>0.07</text:p>
          </table:table-cell>
          <table:table-cell office:value-type="float" office:value="11620" calcext:value-type="float">
            <text:p>11620</text:p>
          </table:table-cell>
          <table:table-cell office:value-type="float" office:value="338817" calcext:value-type="float">
            <text:p>338817</text:p>
          </table:table-cell>
          <table:table-cell office:value-type="float" office:value="6.43333" calcext:value-type="float">
            <text:p>6.43333</text:p>
          </table:table-cell>
          <table:table-cell office:value-type="float" office:value="6.43" calcext:value-type="float">
            <text:p>6.43</text:p>
          </table:table-cell>
          <table:table-cell office:value-type="float" office:value="13304" calcext:value-type="float">
            <text:p>13304</text:p>
          </table:table-cell>
          <table:table-cell office:value-type="float" office:value="338817" calcext:value-type="float">
            <text:p>338817</text:p>
          </table:table-cell>
          <table:table-cell/>
          <table:table-cell table:formula="of:=(['NO FAILED INSTANCES'.E104]=['NO FAILED INSTANCES'.I104])" office:value-type="boolean" office:boolean-value="true" calcext:value-type="boolean">
            <text:p>TRUE</text:p>
          </table:table-cell>
          <table:table-cell/>
          <table:table-cell office:value-type="float" office:value="0.155626" calcext:value-type="float">
            <text:p>0.155626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a-5n5000wmin10000-4-s115999589-c110302.ukp</text:p>
          </table:table-cell>
          <table:table-cell office:value-type="float" office:value="0.0591211" calcext:value-type="float">
            <text:p>0.0591211</text:p>
          </table:table-cell>
          <table:table-cell office:value-type="float" office:value="0.07" calcext:value-type="float">
            <text:p>0.07</text:p>
          </table:table-cell>
          <table:table-cell office:value-type="float" office:value="6148" calcext:value-type="float">
            <text:p>6148</text:p>
          </table:table-cell>
          <table:table-cell office:value-type="float" office:value="110262" calcext:value-type="float">
            <text:p>110262</text:p>
          </table:table-cell>
          <table:table-cell office:value-type="float" office:value="6.42667" calcext:value-type="float">
            <text:p>6.42667</text:p>
          </table:table-cell>
          <table:table-cell office:value-type="float" office:value="6.44" calcext:value-type="float">
            <text:p>6.44</text:p>
          </table:table-cell>
          <table:table-cell office:value-type="float" office:value="13396" calcext:value-type="float">
            <text:p>13396</text:p>
          </table:table-cell>
          <table:table-cell office:value-type="float" office:value="110262" calcext:value-type="float">
            <text:p>110262</text:p>
          </table:table-cell>
          <table:table-cell/>
          <table:table-cell table:formula="of:=(['NO FAILED INSTANCES'.E105]=['NO FAILED INSTANCES'.I105])" office:value-type="boolean" office:boolean-value="true" calcext:value-type="boolean">
            <text:p>TRUE</text:p>
          </table:table-cell>
          <table:table-cell/>
          <table:table-cell office:value-type="float" office:value="0.155198" calcext:value-type="float">
            <text:p>0.155198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a-5n5000wmin15000-19-s651952263-c114448.ukp</text:p>
          </table:table-cell>
          <table:table-cell office:value-type="float" office:value="0.0795178" calcext:value-type="float">
            <text:p>0.0795178</text:p>
          </table:table-cell>
          <table:table-cell office:value-type="float" office:value="0.09" calcext:value-type="float">
            <text:p>0.09</text:p>
          </table:table-cell>
          <table:table-cell office:value-type="float" office:value="6088" calcext:value-type="float">
            <text:p>6088</text:p>
          </table:table-cell>
          <table:table-cell office:value-type="float" office:value="114418" calcext:value-type="float">
            <text:p>114418</text:p>
          </table:table-cell>
          <table:table-cell office:value-type="float" office:value="6.42333" calcext:value-type="float">
            <text:p>6.42333</text:p>
          </table:table-cell>
          <table:table-cell office:value-type="float" office:value="6.42" calcext:value-type="float">
            <text:p>6.42</text:p>
          </table:table-cell>
          <table:table-cell office:value-type="float" office:value="13504" calcext:value-type="float">
            <text:p>13504</text:p>
          </table:table-cell>
          <table:table-cell office:value-type="float" office:value="114418" calcext:value-type="float">
            <text:p>114418</text:p>
          </table:table-cell>
          <table:table-cell/>
          <table:table-cell table:formula="of:=(['NO FAILED INSTANCES'.E106]=['NO FAILED INSTANCES'.I106])" office:value-type="boolean" office:boolean-value="true" calcext:value-type="boolean">
            <text:p>TRUE</text:p>
          </table:table-cell>
          <table:table-cell/>
          <table:table-cell office:value-type="float" office:value="0.147246" calcext:value-type="float">
            <text:p>0.147246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a-5n5000wmin10000-8-s709024814-c486392.ukp</text:p>
          </table:table-cell>
          <table:table-cell office:value-type="float" office:value="0.0619798" calcext:value-type="float">
            <text:p>0.0619798</text:p>
          </table:table-cell>
          <table:table-cell office:value-type="float" office:value="0.07" calcext:value-type="float">
            <text:p>0.07</text:p>
          </table:table-cell>
          <table:table-cell office:value-type="float" office:value="14864" calcext:value-type="float">
            <text:p>14864</text:p>
          </table:table-cell>
          <table:table-cell office:value-type="float" office:value="486227" calcext:value-type="float">
            <text:p>486227</text:p>
          </table:table-cell>
          <table:table-cell table:number-columns-repeated="2" office:value-type="float" office:value="6.42" calcext:value-type="float">
            <text:p>6.42</text:p>
          </table:table-cell>
          <table:table-cell office:value-type="float" office:value="13300" calcext:value-type="float">
            <text:p>13300</text:p>
          </table:table-cell>
          <table:table-cell office:value-type="float" office:value="486227" calcext:value-type="float">
            <text:p>486227</text:p>
          </table:table-cell>
          <table:table-cell/>
          <table:table-cell table:formula="of:=(['NO FAILED INSTANCES'.E107]=['NO FAILED INSTANCES'.I107])" office:value-type="boolean" office:boolean-value="true" calcext:value-type="boolean">
            <text:p>TRUE</text:p>
          </table:table-cell>
          <table:table-cell/>
          <table:table-cell office:value-type="float" office:value="0.146759" calcext:value-type="float">
            <text:p>0.146759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a-5n5000wmin15000-12-s774429216-c190874.ukp</text:p>
          </table:table-cell>
          <table:table-cell office:value-type="float" office:value="0.0795512" calcext:value-type="float">
            <text:p>0.0795512</text:p>
          </table:table-cell>
          <table:table-cell office:value-type="float" office:value="0.09" calcext:value-type="float">
            <text:p>0.09</text:p>
          </table:table-cell>
          <table:table-cell office:value-type="float" office:value="8072" calcext:value-type="float">
            <text:p>8072</text:p>
          </table:table-cell>
          <table:table-cell office:value-type="float" office:value="190824" calcext:value-type="float">
            <text:p>190824</text:p>
          </table:table-cell>
          <table:table-cell office:value-type="float" office:value="6.40667" calcext:value-type="float">
            <text:p>6.40667</text:p>
          </table:table-cell>
          <table:table-cell office:value-type="float" office:value="6.4" calcext:value-type="float">
            <text:p>6.4</text:p>
          </table:table-cell>
          <table:table-cell office:value-type="float" office:value="13424" calcext:value-type="float">
            <text:p>13424</text:p>
          </table:table-cell>
          <table:table-cell office:value-type="float" office:value="190824" calcext:value-type="float">
            <text:p>190824</text:p>
          </table:table-cell>
          <table:table-cell/>
          <table:table-cell table:formula="of:=(['NO FAILED INSTANCES'.E108]=['NO FAILED INSTANCES'.I108])" office:value-type="boolean" office:boolean-value="true" calcext:value-type="boolean">
            <text:p>TRUE</text:p>
          </table:table-cell>
          <table:table-cell/>
          <table:table-cell office:value-type="float" office:value="0.143682" calcext:value-type="float">
            <text:p>0.14368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a-5n5000wmin15000-11-s243485145-c212223.ukp</text:p>
          </table:table-cell>
          <table:table-cell office:value-type="float" office:value="0.0801828" calcext:value-type="float">
            <text:p>0.0801828</text:p>
          </table:table-cell>
          <table:table-cell office:value-type="float" office:value="0.09" calcext:value-type="float">
            <text:p>0.09</text:p>
          </table:table-cell>
          <table:table-cell office:value-type="float" office:value="8300" calcext:value-type="float">
            <text:p>8300</text:p>
          </table:table-cell>
          <table:table-cell office:value-type="float" office:value="212168" calcext:value-type="float">
            <text:p>212168</text:p>
          </table:table-cell>
          <table:table-cell office:value-type="float" office:value="6.39667" calcext:value-type="float">
            <text:p>6.39667</text:p>
          </table:table-cell>
          <table:table-cell office:value-type="float" office:value="6.4" calcext:value-type="float">
            <text:p>6.4</text:p>
          </table:table-cell>
          <table:table-cell office:value-type="float" office:value="13388" calcext:value-type="float">
            <text:p>13388</text:p>
          </table:table-cell>
          <table:table-cell office:value-type="float" office:value="212168" calcext:value-type="float">
            <text:p>212168</text:p>
          </table:table-cell>
          <table:table-cell/>
          <table:table-cell table:formula="of:=(['NO FAILED INSTANCES'.E109]=['NO FAILED INSTANCES'.I109])" office:value-type="boolean" office:boolean-value="true" calcext:value-type="boolean">
            <text:p>TRUE</text:p>
          </table:table-cell>
          <table:table-cell/>
          <table:table-cell office:value-type="float" office:value="0.143421" calcext:value-type="float">
            <text:p>0.14342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a-5n5000wmin10000-9-s352825221-c365774.ukp</text:p>
          </table:table-cell>
          <table:table-cell office:value-type="float" office:value="0.0600385" calcext:value-type="float">
            <text:p>0.0600385</text:p>
          </table:table-cell>
          <table:table-cell office:value-type="float" office:value="0.07" calcext:value-type="float">
            <text:p>0.07</text:p>
          </table:table-cell>
          <table:table-cell office:value-type="float" office:value="12112" calcext:value-type="float">
            <text:p>12112</text:p>
          </table:table-cell>
          <table:table-cell office:value-type="float" office:value="365649" calcext:value-type="float">
            <text:p>365649</text:p>
          </table:table-cell>
          <table:table-cell table:number-columns-repeated="2" office:value-type="float" office:value="6.39" calcext:value-type="float">
            <text:p>6.39</text:p>
          </table:table-cell>
          <table:table-cell office:value-type="float" office:value="13496" calcext:value-type="float">
            <text:p>13496</text:p>
          </table:table-cell>
          <table:table-cell office:value-type="float" office:value="365649" calcext:value-type="float">
            <text:p>365649</text:p>
          </table:table-cell>
          <table:table-cell/>
          <table:table-cell table:formula="of:=(['NO FAILED INSTANCES'.E110]=['NO FAILED INSTANCES'.I110])" office:value-type="boolean" office:boolean-value="true" calcext:value-type="boolean">
            <text:p>TRUE</text:p>
          </table:table-cell>
          <table:table-cell/>
          <table:table-cell office:value-type="float" office:value="0.143032" calcext:value-type="float">
            <text:p>0.14303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a-5n5000wmin10000-15-s705610326-c339566.ukp</text:p>
          </table:table-cell>
          <table:table-cell office:value-type="float" office:value="0.0603401" calcext:value-type="float">
            <text:p>0.0603401</text:p>
          </table:table-cell>
          <table:table-cell office:value-type="float" office:value="0.07" calcext:value-type="float">
            <text:p>0.07</text:p>
          </table:table-cell>
          <table:table-cell office:value-type="float" office:value="11440" calcext:value-type="float">
            <text:p>11440</text:p>
          </table:table-cell>
          <table:table-cell office:value-type="float" office:value="339451" calcext:value-type="float">
            <text:p>339451</text:p>
          </table:table-cell>
          <table:table-cell office:value-type="float" office:value="6.38667" calcext:value-type="float">
            <text:p>6.38667</text:p>
          </table:table-cell>
          <table:table-cell office:value-type="float" office:value="6.38" calcext:value-type="float">
            <text:p>6.38</text:p>
          </table:table-cell>
          <table:table-cell office:value-type="float" office:value="13464" calcext:value-type="float">
            <text:p>13464</text:p>
          </table:table-cell>
          <table:table-cell office:value-type="float" office:value="339451" calcext:value-type="float">
            <text:p>339451</text:p>
          </table:table-cell>
          <table:table-cell/>
          <table:table-cell table:formula="of:=(['NO FAILED INSTANCES'.E111]=['NO FAILED INSTANCES'.I111])" office:value-type="boolean" office:boolean-value="true" calcext:value-type="boolean">
            <text:p>TRUE</text:p>
          </table:table-cell>
          <table:table-cell/>
          <table:table-cell office:value-type="float" office:value="0.140356" calcext:value-type="float">
            <text:p>0.140356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a-5n5000wmin15000-17-s494734462-c331511.ukp</text:p>
          </table:table-cell>
          <table:table-cell office:value-type="float" office:value="0.0802316" calcext:value-type="float">
            <text:p>0.0802316</text:p>
          </table:table-cell>
          <table:table-cell office:value-type="float" office:value="0.09" calcext:value-type="float">
            <text:p>0.09</text:p>
          </table:table-cell>
          <table:table-cell office:value-type="float" office:value="11316" calcext:value-type="float">
            <text:p>11316</text:p>
          </table:table-cell>
          <table:table-cell office:value-type="float" office:value="331426" calcext:value-type="float">
            <text:p>331426</text:p>
          </table:table-cell>
          <table:table-cell office:value-type="float" office:value="6.38667" calcext:value-type="float">
            <text:p>6.38667</text:p>
          </table:table-cell>
          <table:table-cell office:value-type="float" office:value="6.38" calcext:value-type="float">
            <text:p>6.38</text:p>
          </table:table-cell>
          <table:table-cell office:value-type="float" office:value="13504" calcext:value-type="float">
            <text:p>13504</text:p>
          </table:table-cell>
          <table:table-cell office:value-type="float" office:value="331426" calcext:value-type="float">
            <text:p>331426</text:p>
          </table:table-cell>
          <table:table-cell/>
          <table:table-cell table:formula="of:=(['NO FAILED INSTANCES'.E112]=['NO FAILED INSTANCES'.I112])" office:value-type="boolean" office:boolean-value="true" calcext:value-type="boolean">
            <text:p>TRUE</text:p>
          </table:table-cell>
          <table:table-cell/>
          <table:table-cell office:value-type="float" office:value="0.134219" calcext:value-type="float">
            <text:p>0.134219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a-5n5000wmin15000-5-s948827585-c374557.ukp</text:p>
          </table:table-cell>
          <table:table-cell office:value-type="float" office:value="0.0801525" calcext:value-type="float">
            <text:p>0.0801525</text:p>
          </table:table-cell>
          <table:table-cell office:value-type="float" office:value="0.09" calcext:value-type="float">
            <text:p>0.09</text:p>
          </table:table-cell>
          <table:table-cell office:value-type="float" office:value="12188" calcext:value-type="float">
            <text:p>12188</text:p>
          </table:table-cell>
          <table:table-cell office:value-type="float" office:value="374462" calcext:value-type="float">
            <text:p>374462</text:p>
          </table:table-cell>
          <table:table-cell office:value-type="float" office:value="6.38333" calcext:value-type="float">
            <text:p>6.38333</text:p>
          </table:table-cell>
          <table:table-cell office:value-type="float" office:value="6.38" calcext:value-type="float">
            <text:p>6.38</text:p>
          </table:table-cell>
          <table:table-cell office:value-type="float" office:value="13424" calcext:value-type="float">
            <text:p>13424</text:p>
          </table:table-cell>
          <table:table-cell office:value-type="float" office:value="374462" calcext:value-type="float">
            <text:p>374462</text:p>
          </table:table-cell>
          <table:table-cell/>
          <table:table-cell table:formula="of:=(['NO FAILED INSTANCES'.E113]=['NO FAILED INSTANCES'.I113])" office:value-type="boolean" office:boolean-value="true" calcext:value-type="boolean">
            <text:p>TRUE</text:p>
          </table:table-cell>
          <table:table-cell/>
          <table:table-cell office:value-type="float" office:value="0.133169" calcext:value-type="float">
            <text:p>0.133169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a-5n5000wmin10000-16-s512981835-c486546.ukp</text:p>
          </table:table-cell>
          <table:table-cell office:value-type="float" office:value="0.0600722" calcext:value-type="float">
            <text:p>0.0600722</text:p>
          </table:table-cell>
          <table:table-cell office:value-type="float" office:value="0.07" calcext:value-type="float">
            <text:p>0.07</text:p>
          </table:table-cell>
          <table:table-cell office:value-type="float" office:value="14936" calcext:value-type="float">
            <text:p>14936</text:p>
          </table:table-cell>
          <table:table-cell office:value-type="float" office:value="486381" calcext:value-type="float">
            <text:p>486381</text:p>
          </table:table-cell>
          <table:table-cell table:number-columns-repeated="2" office:value-type="float" office:value="6.38" calcext:value-type="float">
            <text:p>6.38</text:p>
          </table:table-cell>
          <table:table-cell office:value-type="float" office:value="13300" calcext:value-type="float">
            <text:p>13300</text:p>
          </table:table-cell>
          <table:table-cell office:value-type="float" office:value="486381" calcext:value-type="float">
            <text:p>486381</text:p>
          </table:table-cell>
          <table:table-cell/>
          <table:table-cell table:formula="of:=(['NO FAILED INSTANCES'.E114]=['NO FAILED INSTANCES'.I114])" office:value-type="boolean" office:boolean-value="true" calcext:value-type="boolean">
            <text:p>TRUE</text:p>
          </table:table-cell>
          <table:table-cell/>
          <table:table-cell office:value-type="float" office:value="0.133124" calcext:value-type="float">
            <text:p>0.133124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a-5n5000wmin10000-18-s331104176-c306860.ukp</text:p>
          </table:table-cell>
          <table:table-cell office:value-type="float" office:value="0.0600641" calcext:value-type="float">
            <text:p>0.0600641</text:p>
          </table:table-cell>
          <table:table-cell office:value-type="float" office:value="0.07" calcext:value-type="float">
            <text:p>0.07</text:p>
          </table:table-cell>
          <table:table-cell office:value-type="float" office:value="10680" calcext:value-type="float">
            <text:p>10680</text:p>
          </table:table-cell>
          <table:table-cell office:value-type="float" office:value="306755" calcext:value-type="float">
            <text:p>306755</text:p>
          </table:table-cell>
          <table:table-cell office:value-type="float" office:value="6.36667" calcext:value-type="float">
            <text:p>6.36667</text:p>
          </table:table-cell>
          <table:table-cell office:value-type="float" office:value="6.36" calcext:value-type="float">
            <text:p>6.36</text:p>
          </table:table-cell>
          <table:table-cell office:value-type="float" office:value="13228" calcext:value-type="float">
            <text:p>13228</text:p>
          </table:table-cell>
          <table:table-cell office:value-type="float" office:value="306755" calcext:value-type="float">
            <text:p>306755</text:p>
          </table:table-cell>
          <table:table-cell/>
          <table:table-cell table:formula="of:=(['NO FAILED INSTANCES'.E115]=['NO FAILED INSTANCES'.I115])" office:value-type="boolean" office:boolean-value="true" calcext:value-type="boolean">
            <text:p>TRUE</text:p>
          </table:table-cell>
          <table:table-cell/>
          <table:table-cell office:value-type="float" office:value="0.127712" calcext:value-type="float">
            <text:p>0.12771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a-5n5000wmin10000-12-s774429216-c335226.ukp</text:p>
          </table:table-cell>
          <table:table-cell office:value-type="float" office:value="0.0604448" calcext:value-type="float">
            <text:p>0.0604448</text:p>
          </table:table-cell>
          <table:table-cell office:value-type="float" office:value="0.07" calcext:value-type="float">
            <text:p>0.07</text:p>
          </table:table-cell>
          <table:table-cell office:value-type="float" office:value="11372" calcext:value-type="float">
            <text:p>11372</text:p>
          </table:table-cell>
          <table:table-cell office:value-type="float" office:value="335111" calcext:value-type="float">
            <text:p>335111</text:p>
          </table:table-cell>
          <table:table-cell office:value-type="float" office:value="6.36333" calcext:value-type="float">
            <text:p>6.36333</text:p>
          </table:table-cell>
          <table:table-cell office:value-type="float" office:value="6.36" calcext:value-type="float">
            <text:p>6.36</text:p>
          </table:table-cell>
          <table:table-cell office:value-type="float" office:value="13376" calcext:value-type="float">
            <text:p>13376</text:p>
          </table:table-cell>
          <table:table-cell office:value-type="float" office:value="335111" calcext:value-type="float">
            <text:p>335111</text:p>
          </table:table-cell>
          <table:table-cell/>
          <table:table-cell table:formula="of:=(['NO FAILED INSTANCES'.E116]=['NO FAILED INSTANCES'.I116])" office:value-type="boolean" office:boolean-value="true" calcext:value-type="boolean">
            <text:p>TRUE</text:p>
          </table:table-cell>
          <table:table-cell/>
          <table:table-cell office:value-type="float" office:value="0.123246" calcext:value-type="float">
            <text:p>0.123246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a-5n5000wmin50000-7-s977973487-c449814.ukp</text:p>
          </table:table-cell>
          <table:table-cell office:value-type="float" office:value="0.143682" calcext:value-type="float">
            <text:p>0.143682</text:p>
          </table:table-cell>
          <table:table-cell office:value-type="float" office:value="0.15" calcext:value-type="float">
            <text:p>0.15</text:p>
          </table:table-cell>
          <table:table-cell office:value-type="float" office:value="13776" calcext:value-type="float">
            <text:p>13776</text:p>
          </table:table-cell>
          <table:table-cell office:value-type="float" office:value="439952" calcext:value-type="float">
            <text:p>439952</text:p>
          </table:table-cell>
          <table:table-cell table:number-columns-repeated="2" office:value-type="float" office:value="6.29" calcext:value-type="float">
            <text:p>6.29</text:p>
          </table:table-cell>
          <table:table-cell office:value-type="float" office:value="13988" calcext:value-type="float">
            <text:p>13988</text:p>
          </table:table-cell>
          <table:table-cell office:value-type="float" office:value="439952" calcext:value-type="float">
            <text:p>439952</text:p>
          </table:table-cell>
          <table:table-cell/>
          <table:table-cell table:formula="of:=(['NO FAILED INSTANCES'.E117]=['NO FAILED INSTANCES'.I117])" office:value-type="boolean" office:boolean-value="true" calcext:value-type="boolean">
            <text:p>TRUE</text:p>
          </table:table-cell>
          <table:table-cell/>
          <table:table-cell office:value-type="float" office:value="0.111486" calcext:value-type="float">
            <text:p>0.11148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a5n5000wmin50000-7-s977973487-c174298.ukp</text:p>
          </table:table-cell>
          <table:table-cell office:value-type="float" office:value="0.044967" calcext:value-type="float">
            <text:p>0.044967</text:p>
          </table:table-cell>
          <table:table-cell office:value-type="float" office:value="0.05" calcext:value-type="float">
            <text:p>0.05</text:p>
          </table:table-cell>
          <table:table-cell office:value-type="float" office:value="7160" calcext:value-type="float">
            <text:p>7160</text:p>
          </table:table-cell>
          <table:table-cell office:value-type="float" office:value="165012" calcext:value-type="float">
            <text:p>165012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13256" calcext:value-type="float">
            <text:p>13256</text:p>
          </table:table-cell>
          <table:table-cell office:value-type="float" office:value="165012" calcext:value-type="float">
            <text:p>165012</text:p>
          </table:table-cell>
          <table:table-cell/>
          <table:table-cell table:formula="of:=(['NO FAILED INSTANCES'.E118]=['NO FAILED INSTANCES'.I118])" office:value-type="boolean" office:boolean-value="true" calcext:value-type="boolean">
            <text:p>TRUE</text:p>
          </table:table-cell>
          <table:table-cell/>
          <table:table-cell office:value-type="float" office:value="0.111342" calcext:value-type="float">
            <text:p>0.11134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a-5n5000wmin50000-17-s494734462-c181042.ukp</text:p>
          </table:table-cell>
          <table:table-cell office:value-type="float" office:value="0.0416319" calcext:value-type="float">
            <text:p>0.0416319</text:p>
          </table:table-cell>
          <table:table-cell office:value-type="float" office:value="0.05" calcext:value-type="float">
            <text:p>0.05</text:p>
          </table:table-cell>
          <table:table-cell office:value-type="float" office:value="7368" calcext:value-type="float">
            <text:p>7368</text:p>
          </table:table-cell>
          <table:table-cell office:value-type="float" office:value="164982" calcext:value-type="float">
            <text:p>164982</text:p>
          </table:table-cell>
          <table:table-cell office:value-type="float" office:value="5.65333" calcext:value-type="float">
            <text:p>5.65333</text:p>
          </table:table-cell>
          <table:table-cell office:value-type="float" office:value="5.65" calcext:value-type="float">
            <text:p>5.65</text:p>
          </table:table-cell>
          <table:table-cell office:value-type="float" office:value="13424" calcext:value-type="float">
            <text:p>13424</text:p>
          </table:table-cell>
          <table:table-cell office:value-type="float" office:value="164982" calcext:value-type="float">
            <text:p>164982</text:p>
          </table:table-cell>
          <table:table-cell/>
          <table:table-cell table:formula="of:=(['NO FAILED INSTANCES'.E119]=['NO FAILED INSTANCES'.I119])" office:value-type="boolean" office:boolean-value="true" calcext:value-type="boolean">
            <text:p>TRUE</text:p>
          </table:table-cell>
          <table:table-cell/>
          <table:table-cell office:value-type="float" office:value="0.110963" calcext:value-type="float">
            <text:p>0.110963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a-5n5000wmin50000-6-s11420633-c180784.ukp</text:p>
          </table:table-cell>
          <table:table-cell office:value-type="float" office:value="0.0417226" calcext:value-type="float">
            <text:p>0.0417226</text:p>
          </table:table-cell>
          <table:table-cell office:value-type="float" office:value="0.05" calcext:value-type="float">
            <text:p>0.05</text:p>
          </table:table-cell>
          <table:table-cell office:value-type="float" office:value="7260" calcext:value-type="float">
            <text:p>7260</text:p>
          </table:table-cell>
          <table:table-cell office:value-type="float" office:value="164982" calcext:value-type="float">
            <text:p>164982</text:p>
          </table:table-cell>
          <table:table-cell office:value-type="float" office:value="5.61667" calcext:value-type="float">
            <text:p>5.61667</text:p>
          </table:table-cell>
          <table:table-cell office:value-type="float" office:value="5.61" calcext:value-type="float">
            <text:p>5.61</text:p>
          </table:table-cell>
          <table:table-cell office:value-type="float" office:value="13424" calcext:value-type="float">
            <text:p>13424</text:p>
          </table:table-cell>
          <table:table-cell office:value-type="float" office:value="164982" calcext:value-type="float">
            <text:p>164982</text:p>
          </table:table-cell>
          <table:table-cell/>
          <table:table-cell table:formula="of:=(['NO FAILED INSTANCES'.E120]=['NO FAILED INSTANCES'.I120])" office:value-type="boolean" office:boolean-value="true" calcext:value-type="boolean">
            <text:p>TRUE</text:p>
          </table:table-cell>
          <table:table-cell/>
          <table:table-cell office:value-type="float" office:value="0.110889" calcext:value-type="float">
            <text:p>0.110889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a-5n5000wmin50000-5-s948827585-c179042.ukp</text:p>
          </table:table-cell>
          <table:table-cell office:value-type="float" office:value="0.0420281" calcext:value-type="float">
            <text:p>0.0420281</text:p>
          </table:table-cell>
          <table:table-cell office:value-type="float" office:value="0.05" calcext:value-type="float">
            <text:p>0.05</text:p>
          </table:table-cell>
          <table:table-cell office:value-type="float" office:value="7368" calcext:value-type="float">
            <text:p>7368</text:p>
          </table:table-cell>
          <table:table-cell office:value-type="float" office:value="164982" calcext:value-type="float">
            <text:p>164982</text:p>
          </table:table-cell>
          <table:table-cell office:value-type="float" office:value="5.6" calcext:value-type="float">
            <text:p>5.6</text:p>
          </table:table-cell>
          <table:table-cell office:value-type="float" office:value="5.59" calcext:value-type="float">
            <text:p>5.59</text:p>
          </table:table-cell>
          <table:table-cell office:value-type="float" office:value="13420" calcext:value-type="float">
            <text:p>13420</text:p>
          </table:table-cell>
          <table:table-cell office:value-type="float" office:value="164982" calcext:value-type="float">
            <text:p>164982</text:p>
          </table:table-cell>
          <table:table-cell/>
          <table:table-cell table:formula="of:=(['NO FAILED INSTANCES'.E121]=['NO FAILED INSTANCES'.I121])" office:value-type="boolean" office:boolean-value="true" calcext:value-type="boolean">
            <text:p>TRUE</text:p>
          </table:table-cell>
          <table:table-cell/>
          <table:table-cell office:value-type="float" office:value="0.102048" calcext:value-type="float">
            <text:p>0.10204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-5n10000wmin50000-6-s11420633-c126304.ukp</text:p>
          </table:table-cell>
          <table:table-cell office:value-type="float" office:value="0.0843247" calcext:value-type="float">
            <text:p>0.0843247</text:p>
          </table:table-cell>
          <table:table-cell office:value-type="float" office:value="0.1" calcext:value-type="float">
            <text:p>0.1</text:p>
          </table:table-cell>
          <table:table-cell office:value-type="float" office:value="6184" calcext:value-type="float">
            <text:p>6184</text:p>
          </table:table-cell>
          <table:table-cell office:value-type="float" office:value="119988" calcext:value-type="float">
            <text:p>119988</text:p>
          </table:table-cell>
          <table:table-cell table:number-columns-repeated="2" office:value-type="float" office:value="5.49" calcext:value-type="float">
            <text:p>5.49</text:p>
          </table:table-cell>
          <table:table-cell office:value-type="float" office:value="13596" calcext:value-type="float">
            <text:p>13596</text:p>
          </table:table-cell>
          <table:table-cell office:value-type="float" office:value="119988" calcext:value-type="float">
            <text:p>119988</text:p>
          </table:table-cell>
          <table:table-cell/>
          <table:table-cell table:formula="of:=(['NO FAILED INSTANCES'.E122]=['NO FAILED INSTANCES'.I122])" office:value-type="boolean" office:boolean-value="true" calcext:value-type="boolean">
            <text:p>TRUE</text:p>
          </table:table-cell>
          <table:table-cell/>
          <table:table-cell office:value-type="float" office:value="0.0942526" calcext:value-type="float">
            <text:p>0.094252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0000-19-s651952263-c488900.ukp</text:p>
          </table:table-cell>
          <table:table-cell office:value-type="float" office:value="0.0473613" calcext:value-type="float">
            <text:p>0.0473613</text:p>
          </table:table-cell>
          <table:table-cell office:value-type="float" office:value="0.06" calcext:value-type="float">
            <text:p>0.06</text:p>
          </table:table-cell>
          <table:table-cell office:value-type="float" office:value="14908" calcext:value-type="float">
            <text:p>14908</text:p>
          </table:table-cell>
          <table:table-cell office:value-type="float" office:value="489140" calcext:value-type="float">
            <text:p>489140</text:p>
          </table:table-cell>
          <table:table-cell office:value-type="float" office:value="5.20333" calcext:value-type="float">
            <text:p>5.20333</text:p>
          </table:table-cell>
          <table:table-cell office:value-type="float" office:value="5.2" calcext:value-type="float">
            <text:p>5.2</text:p>
          </table:table-cell>
          <table:table-cell office:value-type="float" office:value="12188" calcext:value-type="float">
            <text:p>12188</text:p>
          </table:table-cell>
          <table:table-cell office:value-type="float" office:value="489140" calcext:value-type="float">
            <text:p>489140</text:p>
          </table:table-cell>
          <table:table-cell/>
          <table:table-cell table:formula="of:=(['NO FAILED INSTANCES'.E123]=['NO FAILED INSTANCES'.I123])" office:value-type="boolean" office:boolean-value="true" calcext:value-type="boolean">
            <text:p>TRUE</text:p>
          </table:table-cell>
          <table:table-cell/>
          <table:table-cell office:value-type="float" office:value="0.0931849" calcext:value-type="float">
            <text:p>0.0931849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0000-5-s948827585-c136349.ukp</text:p>
          </table:table-cell>
          <table:table-cell office:value-type="float" office:value="0.0452056" calcext:value-type="float">
            <text:p>0.0452056</text:p>
          </table:table-cell>
          <table:table-cell office:value-type="float" office:value="0.05" calcext:value-type="float">
            <text:p>0.05</text:p>
          </table:table-cell>
          <table:table-cell office:value-type="float" office:value="6700" calcext:value-type="float">
            <text:p>6700</text:p>
          </table:table-cell>
          <table:table-cell office:value-type="float" office:value="136414" calcext:value-type="float">
            <text:p>136414</text:p>
          </table:table-cell>
          <table:table-cell office:value-type="float" office:value="5.17667" calcext:value-type="float">
            <text:p>5.17667</text:p>
          </table:table-cell>
          <table:table-cell office:value-type="float" office:value="5.18" calcext:value-type="float">
            <text:p>5.18</text:p>
          </table:table-cell>
          <table:table-cell office:value-type="float" office:value="12184" calcext:value-type="float">
            <text:p>12184</text:p>
          </table:table-cell>
          <table:table-cell office:value-type="float" office:value="136414" calcext:value-type="float">
            <text:p>136414</text:p>
          </table:table-cell>
          <table:table-cell/>
          <table:table-cell table:formula="of:=(['NO FAILED INSTANCES'.E124]=['NO FAILED INSTANCES'.I124])" office:value-type="boolean" office:boolean-value="true" calcext:value-type="boolean">
            <text:p>TRUE</text:p>
          </table:table-cell>
          <table:table-cell/>
          <table:table-cell office:value-type="float" office:value="0.0920394" calcext:value-type="float">
            <text:p>0.0920394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0000-14-s859243264-c165880.ukp</text:p>
          </table:table-cell>
          <table:table-cell office:value-type="float" office:value="0.0448298" calcext:value-type="float">
            <text:p>0.0448298</text:p>
          </table:table-cell>
          <table:table-cell office:value-type="float" office:value="0.05" calcext:value-type="float">
            <text:p>0.05</text:p>
          </table:table-cell>
          <table:table-cell office:value-type="float" office:value="7424" calcext:value-type="float">
            <text:p>7424</text:p>
          </table:table-cell>
          <table:table-cell office:value-type="float" office:value="165960" calcext:value-type="float">
            <text:p>165960</text:p>
          </table:table-cell>
          <table:table-cell office:value-type="float" office:value="5.16" calcext:value-type="float">
            <text:p>5.16</text:p>
          </table:table-cell>
          <table:table-cell office:value-type="float" office:value="5.15" calcext:value-type="float">
            <text:p>5.15</text:p>
          </table:table-cell>
          <table:table-cell office:value-type="float" office:value="12212" calcext:value-type="float">
            <text:p>12212</text:p>
          </table:table-cell>
          <table:table-cell office:value-type="float" office:value="165960" calcext:value-type="float">
            <text:p>165960</text:p>
          </table:table-cell>
          <table:table-cell/>
          <table:table-cell table:formula="of:=(['NO FAILED INSTANCES'.E125]=['NO FAILED INSTANCES'.I125])" office:value-type="boolean" office:boolean-value="true" calcext:value-type="boolean">
            <text:p>TRUE</text:p>
          </table:table-cell>
          <table:table-cell/>
          <table:table-cell office:value-type="float" office:value="0.0917535" calcext:value-type="float">
            <text:p>0.091753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0000-16-s512981835-c139261.ukp</text:p>
          </table:table-cell>
          <table:table-cell office:value-type="float" office:value="0.0448339" calcext:value-type="float">
            <text:p>0.0448339</text:p>
          </table:table-cell>
          <table:table-cell office:value-type="float" office:value="0.05" calcext:value-type="float">
            <text:p>0.05</text:p>
          </table:table-cell>
          <table:table-cell office:value-type="float" office:value="6744" calcext:value-type="float">
            <text:p>6744</text:p>
          </table:table-cell>
          <table:table-cell office:value-type="float" office:value="139326" calcext:value-type="float">
            <text:p>139326</text:p>
          </table:table-cell>
          <table:table-cell table:number-columns-repeated="2" office:value-type="float" office:value="5.15" calcext:value-type="float">
            <text:p>5.15</text:p>
          </table:table-cell>
          <table:table-cell office:value-type="float" office:value="12208" calcext:value-type="float">
            <text:p>12208</text:p>
          </table:table-cell>
          <table:table-cell office:value-type="float" office:value="139326" calcext:value-type="float">
            <text:p>139326</text:p>
          </table:table-cell>
          <table:table-cell/>
          <table:table-cell table:formula="of:=(['NO FAILED INSTANCES'.E126]=['NO FAILED INSTANCES'.I126])" office:value-type="boolean" office:boolean-value="true" calcext:value-type="boolean">
            <text:p>TRUE</text:p>
          </table:table-cell>
          <table:table-cell/>
          <table:table-cell office:value-type="float" office:value="0.0916315" calcext:value-type="float">
            <text:p>0.091631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0000-2-s447284419-c195214.ukp</text:p>
          </table:table-cell>
          <table:table-cell office:value-type="float" office:value="0.0452254" calcext:value-type="float">
            <text:p>0.0452254</text:p>
          </table:table-cell>
          <table:table-cell office:value-type="float" office:value="0.05" calcext:value-type="float">
            <text:p>0.05</text:p>
          </table:table-cell>
          <table:table-cell office:value-type="float" office:value="8140" calcext:value-type="float">
            <text:p>8140</text:p>
          </table:table-cell>
          <table:table-cell office:value-type="float" office:value="195309" calcext:value-type="float">
            <text:p>195309</text:p>
          </table:table-cell>
          <table:table-cell office:value-type="float" office:value="5.14333" calcext:value-type="float">
            <text:p>5.14333</text:p>
          </table:table-cell>
          <table:table-cell office:value-type="float" office:value="5.14" calcext:value-type="float">
            <text:p>5.14</text:p>
          </table:table-cell>
          <table:table-cell office:value-type="float" office:value="12216" calcext:value-type="float">
            <text:p>12216</text:p>
          </table:table-cell>
          <table:table-cell office:value-type="float" office:value="195309" calcext:value-type="float">
            <text:p>195309</text:p>
          </table:table-cell>
          <table:table-cell/>
          <table:table-cell table:formula="of:=(['NO FAILED INSTANCES'.E127]=['NO FAILED INSTANCES'.I127])" office:value-type="boolean" office:boolean-value="true" calcext:value-type="boolean">
            <text:p>TRUE</text:p>
          </table:table-cell>
          <table:table-cell/>
          <table:table-cell office:value-type="float" office:value="0.0914752" calcext:value-type="float">
            <text:p>0.091475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0000-13-s9506199-c126365.ukp</text:p>
          </table:table-cell>
          <table:table-cell office:value-type="float" office:value="0.0453151" calcext:value-type="float">
            <text:p>0.0453151</text:p>
          </table:table-cell>
          <table:table-cell office:value-type="float" office:value="0.05" calcext:value-type="float">
            <text:p>0.05</text:p>
          </table:table-cell>
          <table:table-cell office:value-type="float" office:value="6428" calcext:value-type="float">
            <text:p>6428</text:p>
          </table:table-cell>
          <table:table-cell office:value-type="float" office:value="126425" calcext:value-type="float">
            <text:p>126425</text:p>
          </table:table-cell>
          <table:table-cell office:value-type="float" office:value="5.13667" calcext:value-type="float">
            <text:p>5.13667</text:p>
          </table:table-cell>
          <table:table-cell office:value-type="float" office:value="5.14" calcext:value-type="float">
            <text:p>5.14</text:p>
          </table:table-cell>
          <table:table-cell office:value-type="float" office:value="12212" calcext:value-type="float">
            <text:p>12212</text:p>
          </table:table-cell>
          <table:table-cell office:value-type="float" office:value="126425" calcext:value-type="float">
            <text:p>126425</text:p>
          </table:table-cell>
          <table:table-cell/>
          <table:table-cell table:formula="of:=(['NO FAILED INSTANCES'.E128]=['NO FAILED INSTANCES'.I128])" office:value-type="boolean" office:boolean-value="true" calcext:value-type="boolean">
            <text:p>TRUE</text:p>
          </table:table-cell>
          <table:table-cell/>
          <table:table-cell office:value-type="float" office:value="0.0914535" calcext:value-type="float">
            <text:p>0.091453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0000-4-s115999589-c278698.ukp</text:p>
          </table:table-cell>
          <table:table-cell office:value-type="float" office:value="0.0452711" calcext:value-type="float">
            <text:p>0.0452711</text:p>
          </table:table-cell>
          <table:table-cell office:value-type="float" office:value="0.06" calcext:value-type="float">
            <text:p>0.06</text:p>
          </table:table-cell>
          <table:table-cell office:value-type="float" office:value="9948" calcext:value-type="float">
            <text:p>9948</text:p>
          </table:table-cell>
          <table:table-cell office:value-type="float" office:value="278833" calcext:value-type="float">
            <text:p>278833</text:p>
          </table:table-cell>
          <table:table-cell office:value-type="float" office:value="5.13667" calcext:value-type="float">
            <text:p>5.13667</text:p>
          </table:table-cell>
          <table:table-cell office:value-type="float" office:value="5.13" calcext:value-type="float">
            <text:p>5.13</text:p>
          </table:table-cell>
          <table:table-cell office:value-type="float" office:value="12172" calcext:value-type="float">
            <text:p>12172</text:p>
          </table:table-cell>
          <table:table-cell office:value-type="float" office:value="278833" calcext:value-type="float">
            <text:p>278833</text:p>
          </table:table-cell>
          <table:table-cell/>
          <table:table-cell table:formula="of:=(['NO FAILED INSTANCES'.E129]=['NO FAILED INSTANCES'.I129])" office:value-type="boolean" office:boolean-value="true" calcext:value-type="boolean">
            <text:p>TRUE</text:p>
          </table:table-cell>
          <table:table-cell/>
          <table:table-cell office:value-type="float" office:value="0.0913435" calcext:value-type="float">
            <text:p>0.091343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50000-19-s651952263-c207501.ukp</text:p>
          </table:table-cell>
          <table:table-cell office:value-type="float" office:value="0.0450557" calcext:value-type="float">
            <text:p>0.0450557</text:p>
          </table:table-cell>
          <table:table-cell office:value-type="float" office:value="0.05" calcext:value-type="float">
            <text:p>0.05</text:p>
          </table:table-cell>
          <table:table-cell office:value-type="float" office:value="8092" calcext:value-type="float">
            <text:p>8092</text:p>
          </table:table-cell>
          <table:table-cell office:value-type="float" office:value="207521" calcext:value-type="float">
            <text:p>207521</text:p>
          </table:table-cell>
          <table:table-cell office:value-type="float" office:value="5.13333" calcext:value-type="float">
            <text:p>5.13333</text:p>
          </table:table-cell>
          <table:table-cell office:value-type="float" office:value="5.13" calcext:value-type="float">
            <text:p>5.13</text:p>
          </table:table-cell>
          <table:table-cell office:value-type="float" office:value="12216" calcext:value-type="float">
            <text:p>12216</text:p>
          </table:table-cell>
          <table:table-cell office:value-type="float" office:value="207521" calcext:value-type="float">
            <text:p>207521</text:p>
          </table:table-cell>
          <table:table-cell/>
          <table:table-cell table:formula="of:=(['NO FAILED INSTANCES'.E130]=['NO FAILED INSTANCES'.I130])" office:value-type="boolean" office:boolean-value="true" calcext:value-type="boolean">
            <text:p>TRUE</text:p>
          </table:table-cell>
          <table:table-cell/>
          <table:table-cell office:value-type="float" office:value="0.0910839" calcext:value-type="float">
            <text:p>0.0910839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5000-15-s705610326-c307383.ukp</text:p>
          </table:table-cell>
          <table:table-cell office:value-type="float" office:value="0.0669246" calcext:value-type="float">
            <text:p>0.0669246</text:p>
          </table:table-cell>
          <table:table-cell office:value-type="float" office:value="0.08" calcext:value-type="float">
            <text:p>0.08</text:p>
          </table:table-cell>
          <table:table-cell office:value-type="float" office:value="10688" calcext:value-type="float">
            <text:p>10688</text:p>
          </table:table-cell>
          <table:table-cell office:value-type="float" office:value="307483" calcext:value-type="float">
            <text:p>307483</text:p>
          </table:table-cell>
          <table:table-cell table:number-columns-repeated="2" office:value-type="float" office:value="5.13" calcext:value-type="float">
            <text:p>5.13</text:p>
          </table:table-cell>
          <table:table-cell office:value-type="float" office:value="12172" calcext:value-type="float">
            <text:p>12172</text:p>
          </table:table-cell>
          <table:table-cell office:value-type="float" office:value="307483" calcext:value-type="float">
            <text:p>307483</text:p>
          </table:table-cell>
          <table:table-cell/>
          <table:table-cell table:formula="of:=(['NO FAILED INSTANCES'.E131]=['NO FAILED INSTANCES'.I131])" office:value-type="boolean" office:boolean-value="true" calcext:value-type="boolean">
            <text:p>TRUE</text:p>
          </table:table-cell>
          <table:table-cell/>
          <table:table-cell office:value-type="float" office:value="0.0910564" calcext:value-type="float">
            <text:p>0.0910564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0000-9-s352825221-c485803.ukp</text:p>
          </table:table-cell>
          <table:table-cell office:value-type="float" office:value="0.0459876" calcext:value-type="float">
            <text:p>0.0459876</text:p>
          </table:table-cell>
          <table:table-cell office:value-type="float" office:value="0.06" calcext:value-type="float">
            <text:p>0.06</text:p>
          </table:table-cell>
          <table:table-cell office:value-type="float" office:value="14920" calcext:value-type="float">
            <text:p>14920</text:p>
          </table:table-cell>
          <table:table-cell office:value-type="float" office:value="486043" calcext:value-type="float">
            <text:p>486043</text:p>
          </table:table-cell>
          <table:table-cell office:value-type="float" office:value="5.12667" calcext:value-type="float">
            <text:p>5.12667</text:p>
          </table:table-cell>
          <table:table-cell office:value-type="float" office:value="5.13" calcext:value-type="float">
            <text:p>5.13</text:p>
          </table:table-cell>
          <table:table-cell office:value-type="float" office:value="12084" calcext:value-type="float">
            <text:p>12084</text:p>
          </table:table-cell>
          <table:table-cell office:value-type="float" office:value="486043" calcext:value-type="float">
            <text:p>486043</text:p>
          </table:table-cell>
          <table:table-cell/>
          <table:table-cell table:formula="of:=(['NO FAILED INSTANCES'.E132]=['NO FAILED INSTANCES'.I132])" office:value-type="boolean" office:boolean-value="true" calcext:value-type="boolean">
            <text:p>TRUE</text:p>
          </table:table-cell>
          <table:table-cell/>
          <table:table-cell office:value-type="float" office:value="0.0909812" calcext:value-type="float">
            <text:p>0.090981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5000-16-s512981835-c159075.ukp</text:p>
          </table:table-cell>
          <table:table-cell office:value-type="float" office:value="0.0668065" calcext:value-type="float">
            <text:p>0.0668065</text:p>
          </table:table-cell>
          <table:table-cell office:value-type="float" office:value="0.08" calcext:value-type="float">
            <text:p>0.08</text:p>
          </table:table-cell>
          <table:table-cell office:value-type="float" office:value="7300" calcext:value-type="float">
            <text:p>7300</text:p>
          </table:table-cell>
          <table:table-cell office:value-type="float" office:value="159125" calcext:value-type="float">
            <text:p>159125</text:p>
          </table:table-cell>
          <table:table-cell office:value-type="float" office:value="5.12333" calcext:value-type="float">
            <text:p>5.12333</text:p>
          </table:table-cell>
          <table:table-cell office:value-type="float" office:value="5.12" calcext:value-type="float">
            <text:p>5.12</text:p>
          </table:table-cell>
          <table:table-cell office:value-type="float" office:value="12304" calcext:value-type="float">
            <text:p>12304</text:p>
          </table:table-cell>
          <table:table-cell office:value-type="float" office:value="159125" calcext:value-type="float">
            <text:p>159125</text:p>
          </table:table-cell>
          <table:table-cell/>
          <table:table-cell table:formula="of:=(['NO FAILED INSTANCES'.E133]=['NO FAILED INSTANCES'.I133])" office:value-type="boolean" office:boolean-value="true" calcext:value-type="boolean">
            <text:p>TRUE</text:p>
          </table:table-cell>
          <table:table-cell/>
          <table:table-cell office:value-type="float" office:value="0.0909591" calcext:value-type="float">
            <text:p>0.0909591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0000-6-s11420633-c255303.ukp</text:p>
          </table:table-cell>
          <table:table-cell office:value-type="float" office:value="0.0458563" calcext:value-type="float">
            <text:p>0.0458563</text:p>
          </table:table-cell>
          <table:table-cell office:value-type="float" office:value="0.06" calcext:value-type="float">
            <text:p>0.06</text:p>
          </table:table-cell>
          <table:table-cell office:value-type="float" office:value="9628" calcext:value-type="float">
            <text:p>9628</text:p>
          </table:table-cell>
          <table:table-cell office:value-type="float" office:value="255428" calcext:value-type="float">
            <text:p>255428</text:p>
          </table:table-cell>
          <table:table-cell office:value-type="float" office:value="5.11667" calcext:value-type="float">
            <text:p>5.11667</text:p>
          </table:table-cell>
          <table:table-cell office:value-type="float" office:value="5.12" calcext:value-type="float">
            <text:p>5.12</text:p>
          </table:table-cell>
          <table:table-cell office:value-type="float" office:value="12244" calcext:value-type="float">
            <text:p>12244</text:p>
          </table:table-cell>
          <table:table-cell office:value-type="float" office:value="255428" calcext:value-type="float">
            <text:p>255428</text:p>
          </table:table-cell>
          <table:table-cell/>
          <table:table-cell table:formula="of:=(['NO FAILED INSTANCES'.E134]=['NO FAILED INSTANCES'.I134])" office:value-type="boolean" office:boolean-value="true" calcext:value-type="boolean">
            <text:p>TRUE</text:p>
          </table:table-cell>
          <table:table-cell/>
          <table:table-cell office:value-type="float" office:value="0.0909417" calcext:value-type="float">
            <text:p>0.0909417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0000-7-s977973487-c355896.ukp</text:p>
          </table:table-cell>
          <table:table-cell office:value-type="float" office:value="0.0453462" calcext:value-type="float">
            <text:p>0.0453462</text:p>
          </table:table-cell>
          <table:table-cell office:value-type="float" office:value="0.06" calcext:value-type="float">
            <text:p>0.06</text:p>
          </table:table-cell>
          <table:table-cell office:value-type="float" office:value="11964" calcext:value-type="float">
            <text:p>11964</text:p>
          </table:table-cell>
          <table:table-cell office:value-type="float" office:value="356071" calcext:value-type="float">
            <text:p>356071</text:p>
          </table:table-cell>
          <table:table-cell office:value-type="float" office:value="5.11667" calcext:value-type="float">
            <text:p>5.11667</text:p>
          </table:table-cell>
          <table:table-cell office:value-type="float" office:value="5.11" calcext:value-type="float">
            <text:p>5.11</text:p>
          </table:table-cell>
          <table:table-cell office:value-type="float" office:value="12180" calcext:value-type="float">
            <text:p>12180</text:p>
          </table:table-cell>
          <table:table-cell office:value-type="float" office:value="356071" calcext:value-type="float">
            <text:p>356071</text:p>
          </table:table-cell>
          <table:table-cell/>
          <table:table-cell table:formula="of:=(['NO FAILED INSTANCES'.E135]=['NO FAILED INSTANCES'.I135])" office:value-type="boolean" office:boolean-value="true" calcext:value-type="boolean">
            <text:p>TRUE</text:p>
          </table:table-cell>
          <table:table-cell/>
          <table:table-cell office:value-type="float" office:value="0.0908506" calcext:value-type="float">
            <text:p>0.090850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5000-0-s991135297-c396654.ukp</text:p>
          </table:table-cell>
          <table:table-cell office:value-type="float" office:value="0.0678376" calcext:value-type="float">
            <text:p>0.0678376</text:p>
          </table:table-cell>
          <table:table-cell office:value-type="float" office:value="0.08" calcext:value-type="float">
            <text:p>0.08</text:p>
          </table:table-cell>
          <table:table-cell office:value-type="float" office:value="12852" calcext:value-type="float">
            <text:p>12852</text:p>
          </table:table-cell>
          <table:table-cell office:value-type="float" office:value="396784" calcext:value-type="float">
            <text:p>396784</text:p>
          </table:table-cell>
          <table:table-cell office:value-type="float" office:value="5.11333" calcext:value-type="float">
            <text:p>5.11333</text:p>
          </table:table-cell>
          <table:table-cell office:value-type="float" office:value="5.11" calcext:value-type="float">
            <text:p>5.11</text:p>
          </table:table-cell>
          <table:table-cell office:value-type="float" office:value="12124" calcext:value-type="float">
            <text:p>12124</text:p>
          </table:table-cell>
          <table:table-cell office:value-type="float" office:value="396784" calcext:value-type="float">
            <text:p>396784</text:p>
          </table:table-cell>
          <table:table-cell/>
          <table:table-cell table:formula="of:=(['NO FAILED INSTANCES'.E136]=['NO FAILED INSTANCES'.I136])" office:value-type="boolean" office:boolean-value="true" calcext:value-type="boolean">
            <text:p>TRUE</text:p>
          </table:table-cell>
          <table:table-cell/>
          <table:table-cell office:value-type="float" office:value="0.0906543" calcext:value-type="float">
            <text:p>0.0906543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5000-6-s11420633-c185030.ukp</text:p>
          </table:table-cell>
          <table:table-cell office:value-type="float" office:value="0.0669572" calcext:value-type="float">
            <text:p>0.0669572</text:p>
          </table:table-cell>
          <table:table-cell office:value-type="float" office:value="0.08" calcext:value-type="float">
            <text:p>0.08</text:p>
          </table:table-cell>
          <table:table-cell office:value-type="float" office:value="7952" calcext:value-type="float">
            <text:p>7952</text:p>
          </table:table-cell>
          <table:table-cell office:value-type="float" office:value="185090" calcext:value-type="float">
            <text:p>185090</text:p>
          </table:table-cell>
          <table:table-cell office:value-type="float" office:value="5.11333" calcext:value-type="float">
            <text:p>5.11333</text:p>
          </table:table-cell>
          <table:table-cell office:value-type="float" office:value="5.11" calcext:value-type="float">
            <text:p>5.11</text:p>
          </table:table-cell>
          <table:table-cell office:value-type="float" office:value="12076" calcext:value-type="float">
            <text:p>12076</text:p>
          </table:table-cell>
          <table:table-cell office:value-type="float" office:value="185090" calcext:value-type="float">
            <text:p>185090</text:p>
          </table:table-cell>
          <table:table-cell/>
          <table:table-cell table:formula="of:=(['NO FAILED INSTANCES'.E137]=['NO FAILED INSTANCES'.I137])" office:value-type="boolean" office:boolean-value="true" calcext:value-type="boolean">
            <text:p>TRUE</text:p>
          </table:table-cell>
          <table:table-cell/>
          <table:table-cell office:value-type="float" office:value="0.0906006" calcext:value-type="float">
            <text:p>0.090600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0000-1-s70766304-c407331.ukp</text:p>
          </table:table-cell>
          <table:table-cell office:value-type="float" office:value="0.0460645" calcext:value-type="float">
            <text:p>0.0460645</text:p>
          </table:table-cell>
          <table:table-cell office:value-type="float" office:value="0.06" calcext:value-type="float">
            <text:p>0.06</text:p>
          </table:table-cell>
          <table:table-cell office:value-type="float" office:value="13208" calcext:value-type="float">
            <text:p>13208</text:p>
          </table:table-cell>
          <table:table-cell office:value-type="float" office:value="407531" calcext:value-type="float">
            <text:p>407531</text:p>
          </table:table-cell>
          <table:table-cell table:number-columns-repeated="2" office:value-type="float" office:value="5.11" calcext:value-type="float">
            <text:p>5.11</text:p>
          </table:table-cell>
          <table:table-cell office:value-type="float" office:value="12216" calcext:value-type="float">
            <text:p>12216</text:p>
          </table:table-cell>
          <table:table-cell office:value-type="float" office:value="407531" calcext:value-type="float">
            <text:p>407531</text:p>
          </table:table-cell>
          <table:table-cell/>
          <table:table-cell table:formula="of:=(['NO FAILED INSTANCES'.E138]=['NO FAILED INSTANCES'.I138])" office:value-type="boolean" office:boolean-value="true" calcext:value-type="boolean">
            <text:p>TRUE</text:p>
          </table:table-cell>
          <table:table-cell/>
          <table:table-cell office:value-type="float" office:value="0.0905522" calcext:value-type="float">
            <text:p>0.090552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0000-8-s709024814-c458487.ukp</text:p>
          </table:table-cell>
          <table:table-cell office:value-type="float" office:value="0.0457562" calcext:value-type="float">
            <text:p>0.0457562</text:p>
          </table:table-cell>
          <table:table-cell office:value-type="float" office:value="0.06" calcext:value-type="float">
            <text:p>0.06</text:p>
          </table:table-cell>
          <table:table-cell office:value-type="float" office:value="14220" calcext:value-type="float">
            <text:p>14220</text:p>
          </table:table-cell>
          <table:table-cell office:value-type="float" office:value="458712" calcext:value-type="float">
            <text:p>458712</text:p>
          </table:table-cell>
          <table:table-cell office:value-type="float" office:value="5.10667" calcext:value-type="float">
            <text:p>5.10667</text:p>
          </table:table-cell>
          <table:table-cell office:value-type="float" office:value="5.1" calcext:value-type="float">
            <text:p>5.1</text:p>
          </table:table-cell>
          <table:table-cell office:value-type="float" office:value="13060" calcext:value-type="float">
            <text:p>13060</text:p>
          </table:table-cell>
          <table:table-cell office:value-type="float" office:value="458712" calcext:value-type="float">
            <text:p>458712</text:p>
          </table:table-cell>
          <table:table-cell/>
          <table:table-cell table:formula="of:=(['NO FAILED INSTANCES'.E139]=['NO FAILED INSTANCES'.I139])" office:value-type="boolean" office:boolean-value="true" calcext:value-type="boolean">
            <text:p>TRUE</text:p>
          </table:table-cell>
          <table:table-cell/>
          <table:table-cell office:value-type="float" office:value="0.0904815" calcext:value-type="float">
            <text:p>0.090481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10000-12-s774429216-c485435.ukp</text:p>
          </table:table-cell>
          <table:table-cell office:value-type="float" office:value="0.0459153" calcext:value-type="float">
            <text:p>0.0459153</text:p>
          </table:table-cell>
          <table:table-cell office:value-type="float" office:value="0.06" calcext:value-type="float">
            <text:p>0.06</text:p>
          </table:table-cell>
          <table:table-cell office:value-type="float" office:value="14960" calcext:value-type="float">
            <text:p>14960</text:p>
          </table:table-cell>
          <table:table-cell office:value-type="float" office:value="485675" calcext:value-type="float">
            <text:p>485675</text:p>
          </table:table-cell>
          <table:table-cell office:value-type="float" office:value="5.10333" calcext:value-type="float">
            <text:p>5.10333</text:p>
          </table:table-cell>
          <table:table-cell office:value-type="float" office:value="5.1" calcext:value-type="float">
            <text:p>5.1</text:p>
          </table:table-cell>
          <table:table-cell office:value-type="float" office:value="12124" calcext:value-type="float">
            <text:p>12124</text:p>
          </table:table-cell>
          <table:table-cell office:value-type="float" office:value="485675" calcext:value-type="float">
            <text:p>485675</text:p>
          </table:table-cell>
          <table:table-cell/>
          <table:table-cell table:formula="of:=(['NO FAILED INSTANCES'.E140]=['NO FAILED INSTANCES'.I140])" office:value-type="boolean" office:boolean-value="true" calcext:value-type="boolean">
            <text:p>TRUE</text:p>
          </table:table-cell>
          <table:table-cell/>
          <table:table-cell office:value-type="float" office:value="0.0904503" calcext:value-type="float">
            <text:p>0.0904503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50000-15-s705610326-c161457.ukp</text:p>
          </table:table-cell>
          <table:table-cell office:value-type="float" office:value="0.0448315" calcext:value-type="float">
            <text:p>0.0448315</text:p>
          </table:table-cell>
          <table:table-cell office:value-type="float" office:value="0.05" calcext:value-type="float">
            <text:p>0.05</text:p>
          </table:table-cell>
          <table:table-cell office:value-type="float" office:value="7008" calcext:value-type="float">
            <text:p>7008</text:p>
          </table:table-cell>
          <table:table-cell office:value-type="float" office:value="161472" calcext:value-type="float">
            <text:p>161472</text:p>
          </table:table-cell>
          <table:table-cell office:value-type="float" office:value="5.10333" calcext:value-type="float">
            <text:p>5.10333</text:p>
          </table:table-cell>
          <table:table-cell office:value-type="float" office:value="5.1" calcext:value-type="float">
            <text:p>5.1</text:p>
          </table:table-cell>
          <table:table-cell office:value-type="float" office:value="12176" calcext:value-type="float">
            <text:p>12176</text:p>
          </table:table-cell>
          <table:table-cell office:value-type="float" office:value="161472" calcext:value-type="float">
            <text:p>161472</text:p>
          </table:table-cell>
          <table:table-cell/>
          <table:table-cell table:formula="of:=(['NO FAILED INSTANCES'.E141]=['NO FAILED INSTANCES'.I141])" office:value-type="boolean" office:boolean-value="true" calcext:value-type="boolean">
            <text:p>TRUE</text:p>
          </table:table-cell>
          <table:table-cell/>
          <table:table-cell office:value-type="float" office:value="0.0904138" calcext:value-type="float">
            <text:p>0.090413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5n5000wmin50000-4-s115999589-c205313.ukp</text:p>
          </table:table-cell>
          <table:table-cell office:value-type="float" office:value="0.0452055" calcext:value-type="float">
            <text:p>0.0452055</text:p>
          </table:table-cell>
          <table:table-cell office:value-type="float" office:value="0.05" calcext:value-type="float">
            <text:p>0.05</text:p>
          </table:table-cell>
          <table:table-cell office:value-type="float" office:value="8012" calcext:value-type="float">
            <text:p>8012</text:p>
          </table:table-cell>
          <table:table-cell office:value-type="float" office:value="205333" calcext:value-type="float">
            <text:p>205333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12200" calcext:value-type="float">
            <text:p>12200</text:p>
          </table:table-cell>
          <table:table-cell office:value-type="float" office:value="205333" calcext:value-type="float">
            <text:p>205333</text:p>
          </table:table-cell>
          <table:table-cell/>
          <table:table-cell table:formula="of:=(['NO FAILED INSTANCES'.E142]=['NO FAILED INSTANCES'.I142])" office:value-type="boolean" office:boolean-value="true" calcext:value-type="boolean">
            <text:p>TRUE</text:p>
          </table:table-cell>
          <table:table-cell/>
          <table:table-cell office:value-type="float" office:value="0.0904011" calcext:value-type="float">
            <text:p>0.0904011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-5n5000wmin50000-16-s512981835-c209143.ukp</text:p>
          </table:table-cell>
          <table:table-cell office:value-type="float" office:value="0.0617039" calcext:value-type="float">
            <text:p>0.0617039</text:p>
          </table:table-cell>
          <table:table-cell office:value-type="float" office:value="0.07" calcext:value-type="float">
            <text:p>0.07</text:p>
          </table:table-cell>
          <table:table-cell office:value-type="float" office:value="8096" calcext:value-type="float">
            <text:p>8096</text:p>
          </table:table-cell>
          <table:table-cell office:value-type="float" office:value="209123" calcext:value-type="float">
            <text:p>209123</text:p>
          </table:table-cell>
          <table:table-cell office:value-type="float" office:value="4.83333" calcext:value-type="float">
            <text:p>4.83333</text:p>
          </table:table-cell>
          <table:table-cell office:value-type="float" office:value="4.83" calcext:value-type="float">
            <text:p>4.83</text:p>
          </table:table-cell>
          <table:table-cell office:value-type="float" office:value="13232" calcext:value-type="float">
            <text:p>13232</text:p>
          </table:table-cell>
          <table:table-cell office:value-type="float" office:value="209123" calcext:value-type="float">
            <text:p>209123</text:p>
          </table:table-cell>
          <table:table-cell/>
          <table:table-cell table:formula="of:=(['NO FAILED INSTANCES'.E143]=['NO FAILED INSTANCES'.I143])" office:value-type="boolean" office:boolean-value="true" calcext:value-type="boolean">
            <text:p>TRUE</text:p>
          </table:table-cell>
          <table:table-cell/>
          <table:table-cell office:value-type="float" office:value="0.0903825" calcext:value-type="float">
            <text:p>0.090382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-5n10000wmin10000-15-s705610326-c174280.ukp</text:p>
          </table:table-cell>
          <table:table-cell office:value-type="float" office:value="0.157035" calcext:value-type="float">
            <text:p>0.157035</text:p>
          </table:table-cell>
          <table:table-cell office:value-type="float" office:value="0.18" calcext:value-type="float">
            <text:p>0.18</text:p>
          </table:table-cell>
          <table:table-cell office:value-type="float" office:value="7472" calcext:value-type="float">
            <text:p>7472</text:p>
          </table:table-cell>
          <table:table-cell office:value-type="float" office:value="174235" calcext:value-type="float">
            <text:p>174235</text:p>
          </table:table-cell>
          <table:table-cell office:value-type="float" office:value="4.49333" calcext:value-type="float">
            <text:p>4.49333</text:p>
          </table:table-cell>
          <table:table-cell office:value-type="float" office:value="4.49" calcext:value-type="float">
            <text:p>4.49</text:p>
          </table:table-cell>
          <table:table-cell office:value-type="float" office:value="13300" calcext:value-type="float">
            <text:p>13300</text:p>
          </table:table-cell>
          <table:table-cell office:value-type="float" office:value="174235" calcext:value-type="float">
            <text:p>174235</text:p>
          </table:table-cell>
          <table:table-cell/>
          <table:table-cell table:formula="of:=(['NO FAILED INSTANCES'.E144]=['NO FAILED INSTANCES'.I144])" office:value-type="boolean" office:boolean-value="true" calcext:value-type="boolean">
            <text:p>TRUE</text:p>
          </table:table-cell>
          <table:table-cell/>
          <table:table-cell office:value-type="float" office:value="0.0903275" calcext:value-type="float">
            <text:p>0.090327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-5n10000wmin10000-9-s352825221-c394656.ukp</text:p>
          </table:table-cell>
          <table:table-cell office:value-type="float" office:value="0.159176" calcext:value-type="float">
            <text:p>0.159176</text:p>
          </table:table-cell>
          <table:table-cell office:value-type="float" office:value="0.18" calcext:value-type="float">
            <text:p>0.18</text:p>
          </table:table-cell>
          <table:table-cell office:value-type="float" office:value="12860" calcext:value-type="float">
            <text:p>12860</text:p>
          </table:table-cell>
          <table:table-cell office:value-type="float" office:value="394556" calcext:value-type="float">
            <text:p>394556</text:p>
          </table:table-cell>
          <table:table-cell office:value-type="float" office:value="3.90667" calcext:value-type="float">
            <text:p>3.90667</text:p>
          </table:table-cell>
          <table:table-cell office:value-type="float" office:value="3.9" calcext:value-type="float">
            <text:p>3.9</text:p>
          </table:table-cell>
          <table:table-cell office:value-type="float" office:value="12040" calcext:value-type="float">
            <text:p>12040</text:p>
          </table:table-cell>
          <table:table-cell office:value-type="float" office:value="394556" calcext:value-type="float">
            <text:p>394556</text:p>
          </table:table-cell>
          <table:table-cell/>
          <table:table-cell table:formula="of:=(['NO FAILED INSTANCES'.E145]=['NO FAILED INSTANCES'.I145])" office:value-type="boolean" office:boolean-value="true" calcext:value-type="boolean">
            <text:p>TRUE</text:p>
          </table:table-cell>
          <table:table-cell/>
          <table:table-cell office:value-type="float" office:value="0.0902394" calcext:value-type="float">
            <text:p>0.0902394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-5n5000wmin50000-10-s73800249-c147527.ukp</text:p>
          </table:table-cell>
          <table:table-cell office:value-type="float" office:value="0.0213042" calcext:value-type="float">
            <text:p>0.0213042</text:p>
          </table:table-cell>
          <table:table-cell office:value-type="float" office:value="0.03" calcext:value-type="float">
            <text:p>0.03</text:p>
          </table:table-cell>
          <table:table-cell office:value-type="float" office:value="6608" calcext:value-type="float">
            <text:p>6608</text:p>
          </table:table-cell>
          <table:table-cell office:value-type="float" office:value="109988" calcext:value-type="float">
            <text:p>109988</text:p>
          </table:table-cell>
          <table:table-cell office:value-type="float" office:value="3.63" calcext:value-type="float">
            <text:p>3.63</text:p>
          </table:table-cell>
          <table:table-cell office:value-type="float" office:value="3.62" calcext:value-type="float">
            <text:p>3.62</text:p>
          </table:table-cell>
          <table:table-cell office:value-type="float" office:value="12132" calcext:value-type="float">
            <text:p>12132</text:p>
          </table:table-cell>
          <table:table-cell office:value-type="float" office:value="109988" calcext:value-type="float">
            <text:p>109988</text:p>
          </table:table-cell>
          <table:table-cell/>
          <table:table-cell table:formula="of:=(['NO FAILED INSTANCES'.E146]=['NO FAILED INSTANCES'.I146])" office:value-type="boolean" office:boolean-value="true" calcext:value-type="boolean">
            <text:p>TRUE</text:p>
          </table:table-cell>
          <table:table-cell/>
          <table:table-cell office:value-type="float" office:value="0.0902341" calcext:value-type="float">
            <text:p>0.0902341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-5n5000wmin50000-2-s447284419-c131959.ukp</text:p>
          </table:table-cell>
          <table:table-cell office:value-type="float" office:value="0.0213277" calcext:value-type="float">
            <text:p>0.0213277</text:p>
          </table:table-cell>
          <table:table-cell office:value-type="float" office:value="0.03" calcext:value-type="float">
            <text:p>0.03</text:p>
          </table:table-cell>
          <table:table-cell office:value-type="float" office:value="6264" calcext:value-type="float">
            <text:p>6264</text:p>
          </table:table-cell>
          <table:table-cell office:value-type="float" office:value="109988" calcext:value-type="float">
            <text:p>109988</text:p>
          </table:table-cell>
          <table:table-cell office:value-type="float" office:value="3.63" calcext:value-type="float">
            <text:p>3.63</text:p>
          </table:table-cell>
          <table:table-cell office:value-type="float" office:value="3.62" calcext:value-type="float">
            <text:p>3.62</text:p>
          </table:table-cell>
          <table:table-cell office:value-type="float" office:value="12224" calcext:value-type="float">
            <text:p>12224</text:p>
          </table:table-cell>
          <table:table-cell office:value-type="float" office:value="109988" calcext:value-type="float">
            <text:p>109988</text:p>
          </table:table-cell>
          <table:table-cell/>
          <table:table-cell table:formula="of:=(['NO FAILED INSTANCES'.E147]=['NO FAILED INSTANCES'.I147])" office:value-type="boolean" office:boolean-value="true" calcext:value-type="boolean">
            <text:p>TRUE</text:p>
          </table:table-cell>
          <table:table-cell/>
          <table:table-cell office:value-type="float" office:value="0.0901702" calcext:value-type="float">
            <text:p>0.090170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-5n5000wmin50000-8-s709024814-c143323.ukp</text:p>
          </table:table-cell>
          <table:table-cell office:value-type="float" office:value="0.0212342" calcext:value-type="float">
            <text:p>0.0212342</text:p>
          </table:table-cell>
          <table:table-cell office:value-type="float" office:value="0.03" calcext:value-type="float">
            <text:p>0.03</text:p>
          </table:table-cell>
          <table:table-cell office:value-type="float" office:value="6468" calcext:value-type="float">
            <text:p>6468</text:p>
          </table:table-cell>
          <table:table-cell office:value-type="float" office:value="109988" calcext:value-type="float">
            <text:p>109988</text:p>
          </table:table-cell>
          <table:table-cell office:value-type="float" office:value="3.61667" calcext:value-type="float">
            <text:p>3.61667</text:p>
          </table:table-cell>
          <table:table-cell office:value-type="float" office:value="3.61" calcext:value-type="float">
            <text:p>3.61</text:p>
          </table:table-cell>
          <table:table-cell office:value-type="float" office:value="12132" calcext:value-type="float">
            <text:p>12132</text:p>
          </table:table-cell>
          <table:table-cell office:value-type="float" office:value="109988" calcext:value-type="float">
            <text:p>109988</text:p>
          </table:table-cell>
          <table:table-cell/>
          <table:table-cell table:formula="of:=(['NO FAILED INSTANCES'.E148]=['NO FAILED INSTANCES'.I148])" office:value-type="boolean" office:boolean-value="true" calcext:value-type="boolean">
            <text:p>TRUE</text:p>
          </table:table-cell>
          <table:table-cell/>
          <table:table-cell office:value-type="float" office:value="0.0901473" calcext:value-type="float">
            <text:p>0.0901473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-5n10000wmin10000-5-s948827585-c254904.ukp</text:p>
          </table:table-cell>
          <table:table-cell office:value-type="float" office:value="0.157239" calcext:value-type="float">
            <text:p>0.157239</text:p>
          </table:table-cell>
          <table:table-cell office:value-type="float" office:value="0.18" calcext:value-type="float">
            <text:p>0.18</text:p>
          </table:table-cell>
          <table:table-cell office:value-type="float" office:value="9608" calcext:value-type="float">
            <text:p>9608</text:p>
          </table:table-cell>
          <table:table-cell office:value-type="float" office:value="254839" calcext:value-type="float">
            <text:p>254839</text:p>
          </table:table-cell>
          <table:table-cell office:value-type="float" office:value="3.51333" calcext:value-type="float">
            <text:p>3.51333</text:p>
          </table:table-cell>
          <table:table-cell office:value-type="float" office:value="3.51" calcext:value-type="float">
            <text:p>3.51</text:p>
          </table:table-cell>
          <table:table-cell office:value-type="float" office:value="11300" calcext:value-type="float">
            <text:p>11300</text:p>
          </table:table-cell>
          <table:table-cell office:value-type="float" office:value="254839" calcext:value-type="float">
            <text:p>254839</text:p>
          </table:table-cell>
          <table:table-cell/>
          <table:table-cell table:formula="of:=(['NO FAILED INSTANCES'.E149]=['NO FAILED INSTANCES'.I149])" office:value-type="boolean" office:boolean-value="true" calcext:value-type="boolean">
            <text:p>TRUE</text:p>
          </table:table-cell>
          <table:table-cell/>
          <table:table-cell office:value-type="float" office:value="0.0901385" calcext:value-type="float">
            <text:p>0.090138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-5n5000wmin15000-18-s331104176-c175223.ukp</text:p>
          </table:table-cell>
          <table:table-cell office:value-type="float" office:value="0.0795897" calcext:value-type="float">
            <text:p>0.0795897</text:p>
          </table:table-cell>
          <table:table-cell office:value-type="float" office:value="0.09" calcext:value-type="float">
            <text:p>0.09</text:p>
          </table:table-cell>
          <table:table-cell office:value-type="float" office:value="7536" calcext:value-type="float">
            <text:p>7536</text:p>
          </table:table-cell>
          <table:table-cell office:value-type="float" office:value="175178" calcext:value-type="float">
            <text:p>175178</text:p>
          </table:table-cell>
          <table:table-cell office:value-type="float" office:value="2.92667" calcext:value-type="float">
            <text:p>2.92667</text:p>
          </table:table-cell>
          <table:table-cell office:value-type="float" office:value="2.92" calcext:value-type="float">
            <text:p>2.92</text:p>
          </table:table-cell>
          <table:table-cell office:value-type="float" office:value="11004" calcext:value-type="float">
            <text:p>11004</text:p>
          </table:table-cell>
          <table:table-cell office:value-type="float" office:value="175178" calcext:value-type="float">
            <text:p>175178</text:p>
          </table:table-cell>
          <table:table-cell/>
          <table:table-cell table:formula="of:=(['NO FAILED INSTANCES'.E150]=['NO FAILED INSTANCES'.I150])" office:value-type="boolean" office:boolean-value="true" calcext:value-type="boolean">
            <text:p>TRUE</text:p>
          </table:table-cell>
          <table:table-cell/>
          <table:table-cell office:value-type="float" office:value="0.090052" calcext:value-type="float">
            <text:p>0.09005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-5n10000wmin10000-12-s774429216-c215500.ukp</text:p>
          </table:table-cell>
          <table:table-cell office:value-type="float" office:value="0.157217" calcext:value-type="float">
            <text:p>0.157217</text:p>
          </table:table-cell>
          <table:table-cell office:value-type="float" office:value="0.18" calcext:value-type="float">
            <text:p>0.18</text:p>
          </table:table-cell>
          <table:table-cell office:value-type="float" office:value="8752" calcext:value-type="float">
            <text:p>8752</text:p>
          </table:table-cell>
          <table:table-cell office:value-type="float" office:value="215445" calcext:value-type="float">
            <text:p>215445</text:p>
          </table:table-cell>
          <table:table-cell office:value-type="float" office:value="2.68667" calcext:value-type="float">
            <text:p>2.68667</text:p>
          </table:table-cell>
          <table:table-cell office:value-type="float" office:value="2.68" calcext:value-type="float">
            <text:p>2.68</text:p>
          </table:table-cell>
          <table:table-cell office:value-type="float" office:value="11056" calcext:value-type="float">
            <text:p>11056</text:p>
          </table:table-cell>
          <table:table-cell office:value-type="float" office:value="215445" calcext:value-type="float">
            <text:p>215445</text:p>
          </table:table-cell>
          <table:table-cell/>
          <table:table-cell table:formula="of:=(['NO FAILED INSTANCES'.E151]=['NO FAILED INSTANCES'.I151])" office:value-type="boolean" office:boolean-value="true" calcext:value-type="boolean">
            <text:p>TRUE</text:p>
          </table:table-cell>
          <table:table-cell/>
          <table:table-cell office:value-type="float" office:value="0.0900185" calcext:value-type="float">
            <text:p>0.090018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-5n5000wmin10000-2-s447284419-c385407.ukp</text:p>
          </table:table-cell>
          <table:table-cell office:value-type="float" office:value="0.0599745" calcext:value-type="float">
            <text:p>0.0599745</text:p>
          </table:table-cell>
          <table:table-cell office:value-type="float" office:value="0.07" calcext:value-type="float">
            <text:p>0.07</text:p>
          </table:table-cell>
          <table:table-cell office:value-type="float" office:value="12600" calcext:value-type="float">
            <text:p>12600</text:p>
          </table:table-cell>
          <table:table-cell office:value-type="float" office:value="385277" calcext:value-type="float">
            <text:p>385277</text:p>
          </table:table-cell>
          <table:table-cell office:value-type="float" office:value="2.65667" calcext:value-type="float">
            <text:p>2.65667</text:p>
          </table:table-cell>
          <table:table-cell office:value-type="float" office:value="2.66" calcext:value-type="float">
            <text:p>2.66</text:p>
          </table:table-cell>
          <table:table-cell office:value-type="float" office:value="10748" calcext:value-type="float">
            <text:p>10748</text:p>
          </table:table-cell>
          <table:table-cell office:value-type="float" office:value="385277" calcext:value-type="float">
            <text:p>385277</text:p>
          </table:table-cell>
          <table:table-cell/>
          <table:table-cell table:formula="of:=(['NO FAILED INSTANCES'.E152]=['NO FAILED INSTANCES'.I152])" office:value-type="boolean" office:boolean-value="true" calcext:value-type="boolean">
            <text:p>TRUE</text:p>
          </table:table-cell>
          <table:table-cell/>
          <table:table-cell office:value-type="float" office:value="0.0867815" calcext:value-type="float">
            <text:p>0.0867815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-5n5000wmin50000-4-s115999589-c431140.ukp</text:p>
          </table:table-cell>
          <table:table-cell office:value-type="float" office:value="0.143032" calcext:value-type="float">
            <text:p>0.143032</text:p>
          </table:table-cell>
          <table:table-cell office:value-type="float" office:value="0.15" calcext:value-type="float">
            <text:p>0.15</text:p>
          </table:table-cell>
          <table:table-cell office:value-type="float" office:value="13220" calcext:value-type="float">
            <text:p>13220</text:p>
          </table:table-cell>
          <table:table-cell office:value-type="float" office:value="431100" calcext:value-type="float">
            <text:p>431100</text:p>
          </table:table-cell>
          <table:table-cell office:value-type="float" office:value="2.60333" calcext:value-type="float">
            <text:p>2.60333</text:p>
          </table:table-cell>
          <table:table-cell office:value-type="float" office:value="2.6" calcext:value-type="float">
            <text:p>2.6</text:p>
          </table:table-cell>
          <table:table-cell office:value-type="float" office:value="10884" calcext:value-type="float">
            <text:p>10884</text:p>
          </table:table-cell>
          <table:table-cell office:value-type="float" office:value="431100" calcext:value-type="float">
            <text:p>431100</text:p>
          </table:table-cell>
          <table:table-cell/>
          <table:table-cell table:formula="of:=(['NO FAILED INSTANCES'.E153]=['NO FAILED INSTANCES'.I153])" office:value-type="boolean" office:boolean-value="true" calcext:value-type="boolean">
            <text:p>TRUE</text:p>
          </table:table-cell>
          <table:table-cell/>
          <table:table-cell office:value-type="float" office:value="0.0867463" calcext:value-type="float">
            <text:p>0.0867463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-5n10000wmin10000-11-s243485145-c235619.ukp</text:p>
          </table:table-cell>
          <table:table-cell office:value-type="float" office:value="0.157949" calcext:value-type="float">
            <text:p>0.157949</text:p>
          </table:table-cell>
          <table:table-cell office:value-type="float" office:value="0.18" calcext:value-type="float">
            <text:p>0.18</text:p>
          </table:table-cell>
          <table:table-cell office:value-type="float" office:value="9092" calcext:value-type="float">
            <text:p>9092</text:p>
          </table:table-cell>
          <table:table-cell office:value-type="float" office:value="235559" calcext:value-type="float">
            <text:p>235559</text:p>
          </table:table-cell>
          <table:table-cell office:value-type="float" office:value="2.54333" calcext:value-type="float">
            <text:p>2.54333</text:p>
          </table:table-cell>
          <table:table-cell office:value-type="float" office:value="2.54" calcext:value-type="float">
            <text:p>2.54</text:p>
          </table:table-cell>
          <table:table-cell office:value-type="float" office:value="10368" calcext:value-type="float">
            <text:p>10368</text:p>
          </table:table-cell>
          <table:table-cell office:value-type="float" office:value="235559" calcext:value-type="float">
            <text:p>235559</text:p>
          </table:table-cell>
          <table:table-cell/>
          <table:table-cell table:formula="of:=(['NO FAILED INSTANCES'.E154]=['NO FAILED INSTANCES'.I154])" office:value-type="boolean" office:boolean-value="true" calcext:value-type="boolean">
            <text:p>TRUE</text:p>
          </table:table-cell>
          <table:table-cell/>
          <table:table-cell office:value-type="float" office:value="0.0845231" calcext:value-type="float">
            <text:p>0.084523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a-5n10000wmin110000-16-s512981835-c107424.ukp</text:p>
          </table:table-cell>
          <table:table-cell office:value-type="float" office:value="0.026746" calcext:value-type="float">
            <text:p>0.026746</text:p>
          </table:table-cell>
          <table:table-cell office:value-type="float" office:value="0.35" calcext:value-type="float">
            <text:p>0.35</text:p>
          </table:table-cell>
          <table:table-cell office:value-type="float" office:value="5512" calcext:value-type="float">
            <text:p>5512</text:p>
          </table:table-cell>
          <table:table-cell office:value-type="float" office:value="9014326" calcext:value-type="float">
            <text:p>9014326</text:p>
          </table:table-cell>
          <table:table-cell office:value-type="float" office:value="0.39333" calcext:value-type="float">
            <text:p>0.39333</text:p>
          </table:table-cell>
          <table:table-cell office:value-type="float" office:value="0" calcext:value-type="float">
            <text:p>0</text:p>
          </table:table-cell>
          <table:table-cell office:value-type="float" office:value="5636" calcext:value-type="float">
            <text:p>5636</text:p>
          </table:table-cell>
          <table:table-cell office:value-type="float" office:value="9014326" calcext:value-type="float">
            <text:p>9014326</text:p>
          </table:table-cell>
          <table:table-cell/>
          <table:table-cell table:formula="of:=(['NO FAILED INSTANCES'.E155]=['NO FAILED INSTANCES'.I155])" office:value-type="boolean" office:boolean-value="true" calcext:value-type="boolean">
            <text:p>TRUE</text:p>
          </table:table-cell>
          <table:table-cell/>
          <table:table-cell office:value-type="float" office:value="0.0843247" calcext:value-type="float">
            <text:p>0.084324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a-5n10000wmin110000-6-s11420633-c450056.ukp</text:p>
          </table:table-cell>
          <table:table-cell office:value-type="float" office:value="0.249873" calcext:value-type="float">
            <text:p>0.249873</text:p>
          </table:table-cell>
          <table:table-cell office:value-type="float" office:value="0.27" calcext:value-type="float">
            <text:p>0.27</text:p>
          </table:table-cell>
          <table:table-cell office:value-type="float" office:value="13292" calcext:value-type="float">
            <text:p>13292</text:p>
          </table:table-cell>
          <table:table-cell office:value-type="float" office:value="450036" calcext:value-type="float">
            <text:p>450036</text:p>
          </table:table-cell>
          <table:table-cell office:value-type="float" office:value="0.08" calcext:value-type="float">
            <text:p>0.08</text:p>
          </table:table-cell>
          <table:table-cell office:value-type="float" office:value="30.09" calcext:value-type="float">
            <text:p>30.09</text:p>
          </table:table-cell>
          <table:table-cell office:value-type="float" office:value="21008" calcext:value-type="float">
            <text:p>21008</text:p>
          </table:table-cell>
          <table:table-cell office:value-type="float" office:value="9575550" calcext:value-type="float">
            <text:p>9575550</text:p>
          </table:table-cell>
          <table:table-cell/>
          <table:table-cell table:formula="of:=(['NO FAILED INSTANCES'.E156]=['NO FAILED INSTANCES'.I156])" office:value-type="boolean" office:boolean-value="true" calcext:value-type="boolean">
            <text:p>TRUE</text:p>
          </table:table-cell>
          <table:table-cell/>
          <table:table-cell office:value-type="float" office:value="0.0841226" calcext:value-type="float">
            <text:p>0.084122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a-5n10000wmin50000-11-s243485145-c309580.ukp</text:p>
          </table:table-cell>
          <table:table-cell office:value-type="float" office:value="0.416047" calcext:value-type="float">
            <text:p>0.416047</text:p>
          </table:table-cell>
          <table:table-cell office:value-type="float" office:value="0.44" calcext:value-type="float">
            <text:p>0.44</text:p>
          </table:table-cell>
          <table:table-cell office:value-type="float" office:value="10428" calcext:value-type="float">
            <text:p>10428</text:p>
          </table:table-cell>
          <table:table-cell office:value-type="float" office:value="309550" calcext:value-type="float">
            <text:p>309550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47.08" calcext:value-type="float">
            <text:p>47.08</text:p>
          </table:table-cell>
          <table:table-cell office:value-type="float" office:value="26096" calcext:value-type="float">
            <text:p>26096</text:p>
          </table:table-cell>
          <table:table-cell office:value-type="float" office:value="6552822" calcext:value-type="float">
            <text:p>6552822</text:p>
          </table:table-cell>
          <table:table-cell/>
          <table:table-cell table:formula="of:=(['NO FAILED INSTANCES'.E157]=['NO FAILED INSTANCES'.I157])" office:value-type="boolean" office:boolean-value="true" calcext:value-type="boolean">
            <text:p>TRUE</text:p>
          </table:table-cell>
          <table:table-cell/>
          <table:table-cell office:value-type="float" office:value="0.0838272" calcext:value-type="float">
            <text:p>0.083827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a-5n10000wmin50000-14-s859243264-c207299.ukp</text:p>
          </table:table-cell>
          <table:table-cell office:value-type="float" office:value="0.242453" calcext:value-type="float">
            <text:p>0.242453</text:p>
          </table:table-cell>
          <table:table-cell office:value-type="float" office:value="0.26" calcext:value-type="float">
            <text:p>0.26</text:p>
          </table:table-cell>
          <table:table-cell office:value-type="float" office:value="7980" calcext:value-type="float">
            <text:p>7980</text:p>
          </table:table-cell>
          <table:table-cell office:value-type="float" office:value="207279" calcext:value-type="float">
            <text:p>207279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29.42" calcext:value-type="float">
            <text:p>29.42</text:p>
          </table:table-cell>
          <table:table-cell office:value-type="float" office:value="21052" calcext:value-type="float">
            <text:p>21052</text:p>
          </table:table-cell>
          <table:table-cell office:value-type="float" office:value="9541389" calcext:value-type="float">
            <text:p>9541389</text:p>
          </table:table-cell>
          <table:table-cell/>
          <table:table-cell table:formula="of:=(['NO FAILED INSTANCES'.E158]=['NO FAILED INSTANCES'.I158])" office:value-type="boolean" office:boolean-value="true" calcext:value-type="boolean">
            <text:p>TRUE</text:p>
          </table:table-cell>
          <table:table-cell/>
          <table:table-cell office:value-type="float" office:value="0.0837931" calcext:value-type="float">
            <text:p>0.083793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a-5n10000wmin50000-16-s512981835-c317267.ukp</text:p>
          </table:table-cell>
          <table:table-cell office:value-type="float" office:value="0.415359" calcext:value-type="float">
            <text:p>0.415359</text:p>
          </table:table-cell>
          <table:table-cell office:value-type="float" office:value="0.44" calcext:value-type="float">
            <text:p>0.44</text:p>
          </table:table-cell>
          <table:table-cell office:value-type="float" office:value="10580" calcext:value-type="float">
            <text:p>10580</text:p>
          </table:table-cell>
          <table:table-cell office:value-type="float" office:value="317237" calcext:value-type="float">
            <text:p>317237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47.19" calcext:value-type="float">
            <text:p>47.19</text:p>
          </table:table-cell>
          <table:table-cell office:value-type="float" office:value="29508" calcext:value-type="float">
            <text:p>29508</text:p>
          </table:table-cell>
          <table:table-cell office:value-type="float" office:value="7068824" calcext:value-type="float">
            <text:p>7068824</text:p>
          </table:table-cell>
          <table:table-cell/>
          <table:table-cell table:formula="of:=(['NO FAILED INSTANCES'.E159]=['NO FAILED INSTANCES'.I159])" office:value-type="boolean" office:boolean-value="true" calcext:value-type="boolean">
            <text:p>TRUE</text:p>
          </table:table-cell>
          <table:table-cell/>
          <table:table-cell office:value-type="float" office:value="0.0823943" calcext:value-type="float">
            <text:p>0.0823943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-5n10000wmin50000-17-s494734462-c368879.ukp</text:p>
          </table:table-cell>
          <table:table-cell office:value-type="float" office:value="0.501348" calcext:value-type="float">
            <text:p>0.501348</text:p>
          </table:table-cell>
          <table:table-cell office:value-type="float" office:value="0.52" calcext:value-type="float">
            <text:p>0.52</text:p>
          </table:table-cell>
          <table:table-cell office:value-type="float" office:value="11952" calcext:value-type="float">
            <text:p>11952</text:p>
          </table:table-cell>
          <table:table-cell office:value-type="float" office:value="368844" calcext:value-type="float">
            <text:p>368844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72.63" calcext:value-type="float">
            <text:p>72.63</text:p>
          </table:table-cell>
          <table:table-cell office:value-type="float" office:value="36080" calcext:value-type="float">
            <text:p>36080</text:p>
          </table:table-cell>
          <table:table-cell office:value-type="float" office:value="7221334" calcext:value-type="float">
            <text:p>7221334</text:p>
          </table:table-cell>
          <table:table-cell/>
          <table:table-cell table:formula="of:=(['NO FAILED INSTANCES'.E160]=['NO FAILED INSTANCES'.I160])" office:value-type="boolean" office:boolean-value="true" calcext:value-type="boolean">
            <text:p>TRUE</text:p>
          </table:table-cell>
          <table:table-cell/>
          <table:table-cell office:value-type="float" office:value="0.0823015" calcext:value-type="float">
            <text:p>0.0823015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-5n10000wmin50000-7-s977973487-c204548.ukp</text:p>
          </table:table-cell>
          <table:table-cell office:value-type="float" office:value="0.225524" calcext:value-type="float">
            <text:p>0.225524</text:p>
          </table:table-cell>
          <table:table-cell office:value-type="float" office:value="0.25" calcext:value-type="float">
            <text:p>0.25</text:p>
          </table:table-cell>
          <table:table-cell office:value-type="float" office:value="7952" calcext:value-type="float">
            <text:p>7952</text:p>
          </table:table-cell>
          <table:table-cell office:value-type="float" office:value="204528" calcext:value-type="float">
            <text:p>204528</text:p>
          </table:table-cell>
          <table:table-cell office:value-type="float" office:value="0.07" calcext:value-type="float">
            <text:p>0.07</text:p>
          </table:table-cell>
          <table:table-cell office:value-type="float" office:value="29.6" calcext:value-type="float">
            <text:p>29.6</text:p>
          </table:table-cell>
          <table:table-cell office:value-type="float" office:value="21240" calcext:value-type="float">
            <text:p>21240</text:p>
          </table:table-cell>
          <table:table-cell office:value-type="float" office:value="6144577" calcext:value-type="float">
            <text:p>6144577</text:p>
          </table:table-cell>
          <table:table-cell/>
          <table:table-cell table:formula="of:=(['NO FAILED INSTANCES'.E161]=['NO FAILED INSTANCES'.I161])" office:value-type="boolean" office:boolean-value="true" calcext:value-type="boolean">
            <text:p>TRUE</text:p>
          </table:table-cell>
          <table:table-cell/>
          <table:table-cell office:value-type="float" office:value="0.0816788" calcext:value-type="float">
            <text:p>0.081678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5000wmin50000-0-s991135297-c238296.ukp</text:p>
          </table:table-cell>
          <table:table-cell office:value-type="float" office:value="0.0669522" calcext:value-type="float">
            <text:p>0.0669522</text:p>
          </table:table-cell>
          <table:table-cell office:value-type="float" office:value="0.08" calcext:value-type="float">
            <text:p>0.08</text:p>
          </table:table-cell>
          <table:table-cell office:value-type="float" office:value="8736" calcext:value-type="float">
            <text:p>8736</text:p>
          </table:table-cell>
          <table:table-cell office:value-type="float" office:value="220016" calcext:value-type="float">
            <text:p>220016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8.13" calcext:value-type="float">
            <text:p>8.13</text:p>
          </table:table-cell>
          <table:table-cell office:value-type="float" office:value="16252" calcext:value-type="float">
            <text:p>16252</text:p>
          </table:table-cell>
          <table:table-cell office:value-type="float" office:value="7944993" calcext:value-type="float">
            <text:p>7944993</text:p>
          </table:table-cell>
          <table:table-cell/>
          <table:table-cell table:formula="of:=(['NO FAILED INSTANCES'.E162]=['NO FAILED INSTANCES'.I162])" office:value-type="boolean" office:boolean-value="true" calcext:value-type="boolean">
            <text:p>TRUE</text:p>
          </table:table-cell>
          <table:table-cell/>
          <table:table-cell office:value-type="float" office:value="0.0807086" calcext:value-type="float">
            <text:p>0.0807086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5000wmin50000-16-s512981835-c345832.ukp</text:p>
          </table:table-cell>
          <table:table-cell office:value-type="float" office:value="0.110963" calcext:value-type="float">
            <text:p>0.110963</text:p>
          </table:table-cell>
          <table:table-cell office:value-type="float" office:value="0.12" calcext:value-type="float">
            <text:p>0.12</text:p>
          </table:table-cell>
          <table:table-cell office:value-type="float" office:value="11276" calcext:value-type="float">
            <text:p>11276</text:p>
          </table:table-cell>
          <table:table-cell office:value-type="float" office:value="330024" calcext:value-type="float">
            <text:p>330024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11.28" calcext:value-type="float">
            <text:p>11.28</text:p>
          </table:table-cell>
          <table:table-cell office:value-type="float" office:value="18144" calcext:value-type="float">
            <text:p>18144</text:p>
          </table:table-cell>
          <table:table-cell office:value-type="float" office:value="8190313" calcext:value-type="float">
            <text:p>8190313</text:p>
          </table:table-cell>
          <table:table-cell/>
          <table:table-cell table:formula="of:=(['NO FAILED INSTANCES'.E163]=['NO FAILED INSTANCES'.I163])" office:value-type="boolean" office:boolean-value="true" calcext:value-type="boolean">
            <text:p>TRUE</text:p>
          </table:table-cell>
          <table:table-cell/>
          <table:table-cell office:value-type="float" office:value="0.0805002" calcext:value-type="float">
            <text:p>0.080500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5000wmin50000-17-s494734462-c395025.ukp</text:p>
          </table:table-cell>
          <table:table-cell office:value-type="float" office:value="0.133169" calcext:value-type="float">
            <text:p>0.133169</text:p>
          </table:table-cell>
          <table:table-cell office:value-type="float" office:value="0.14" calcext:value-type="float">
            <text:p>0.14</text:p>
          </table:table-cell>
          <table:table-cell office:value-type="float" office:value="12576" calcext:value-type="float">
            <text:p>12576</text:p>
          </table:table-cell>
          <table:table-cell office:value-type="float" office:value="385028" calcext:value-type="float">
            <text:p>385028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18144" calcext:value-type="float">
            <text:p>18144</text:p>
          </table:table-cell>
          <table:table-cell office:value-type="float" office:value="8467548" calcext:value-type="float">
            <text:p>8467548</text:p>
          </table:table-cell>
          <table:table-cell/>
          <table:table-cell table:formula="of:=(['NO FAILED INSTANCES'.E164]=['NO FAILED INSTANCES'.I164])" office:value-type="boolean" office:boolean-value="true" calcext:value-type="boolean">
            <text:p>TRUE</text:p>
          </table:table-cell>
          <table:table-cell/>
          <table:table-cell office:value-type="float" office:value="0.0804663" calcext:value-type="float">
            <text:p>0.0804663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-5n5000wmin50000-18-s331104176-c351233.ukp</text:p>
          </table:table-cell>
          <table:table-cell office:value-type="float" office:value="0.111486" calcext:value-type="float">
            <text:p>0.111486</text:p>
          </table:table-cell>
          <table:table-cell office:value-type="float" office:value="0.12" calcext:value-type="float">
            <text:p>0.12</text:p>
          </table:table-cell>
          <table:table-cell office:value-type="float" office:value="11412" calcext:value-type="float">
            <text:p>11412</text:p>
          </table:table-cell>
          <table:table-cell office:value-type="float" office:value="351198" calcext:value-type="float">
            <text:p>351198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16.49" calcext:value-type="float">
            <text:p>16.49</text:p>
          </table:table-cell>
          <table:table-cell office:value-type="float" office:value="18408" calcext:value-type="float">
            <text:p>18408</text:p>
          </table:table-cell>
          <table:table-cell office:value-type="float" office:value="9933736" calcext:value-type="float">
            <text:p>9933736</text:p>
          </table:table-cell>
          <table:table-cell/>
          <table:table-cell table:formula="of:=(['NO FAILED INSTANCES'.E165]=['NO FAILED INSTANCES'.I165])" office:value-type="boolean" office:boolean-value="true" calcext:value-type="boolean">
            <text:p>TRUE</text:p>
          </table:table-cell>
          <table:table-cell/>
          <table:table-cell office:value-type="float" office:value="0.0802316" calcext:value-type="float">
            <text:p>0.0802316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-5n5000wmin50000-19-s651952263-c458425.ukp</text:p>
          </table:table-cell>
          <table:table-cell office:value-type="float" office:value="0.164841" calcext:value-type="float">
            <text:p>0.164841</text:p>
          </table:table-cell>
          <table:table-cell office:value-type="float" office:value="0.18" calcext:value-type="float">
            <text:p>0.18</text:p>
          </table:table-cell>
          <table:table-cell office:value-type="float" office:value="14060" calcext:value-type="float">
            <text:p>14060</text:p>
          </table:table-cell>
          <table:table-cell office:value-type="float" office:value="458380" calcext:value-type="float">
            <text:p>458380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25.28" calcext:value-type="float">
            <text:p>25.28</text:p>
          </table:table-cell>
          <table:table-cell office:value-type="float" office:value="23084" calcext:value-type="float">
            <text:p>23084</text:p>
          </table:table-cell>
          <table:table-cell office:value-type="float" office:value="5763836" calcext:value-type="float">
            <text:p>5763836</text:p>
          </table:table-cell>
          <table:table-cell/>
          <table:table-cell table:formula="of:=(['NO FAILED INSTANCES'.E166]=['NO FAILED INSTANCES'.I166])" office:value-type="boolean" office:boolean-value="true" calcext:value-type="boolean">
            <text:p>TRUE</text:p>
          </table:table-cell>
          <table:table-cell/>
          <table:table-cell office:value-type="float" office:value="0.0801828" calcext:value-type="float">
            <text:p>0.080182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-5n5000wmin50000-3-s62347307-c358253.ukp</text:p>
          </table:table-cell>
          <table:table-cell office:value-type="float" office:value="0.123246" calcext:value-type="float">
            <text:p>0.123246</text:p>
          </table:table-cell>
          <table:table-cell office:value-type="float" office:value="0.13" calcext:value-type="float">
            <text:p>0.13</text:p>
          </table:table-cell>
          <table:table-cell office:value-type="float" office:value="11556" calcext:value-type="float">
            <text:p>11556</text:p>
          </table:table-cell>
          <table:table-cell office:value-type="float" office:value="358218" calcext:value-type="float">
            <text:p>358218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16.68" calcext:value-type="float">
            <text:p>16.68</text:p>
          </table:table-cell>
          <table:table-cell office:value-type="float" office:value="19472" calcext:value-type="float">
            <text:p>19472</text:p>
          </table:table-cell>
          <table:table-cell office:value-type="float" office:value="8913879" calcext:value-type="float">
            <text:p>8913879</text:p>
          </table:table-cell>
          <table:table-cell/>
          <table:table-cell table:formula="of:=(['NO FAILED INSTANCES'.E167]=['NO FAILED INSTANCES'.I167])" office:value-type="boolean" office:boolean-value="true" calcext:value-type="boolean">
            <text:p>TRUE</text:p>
          </table:table-cell>
          <table:table-cell/>
          <table:table-cell office:value-type="float" office:value="0.0801525" calcext:value-type="float">
            <text:p>0.0801525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5000wmin50000-6-s11420633-c220969.ukp</text:p>
          </table:table-cell>
          <table:table-cell office:value-type="float" office:value="0.0668567" calcext:value-type="float">
            <text:p>0.0668567</text:p>
          </table:table-cell>
          <table:table-cell office:value-type="float" office:value="0.08" calcext:value-type="float">
            <text:p>0.08</text:p>
          </table:table-cell>
          <table:table-cell office:value-type="float" office:value="8544" calcext:value-type="float">
            <text:p>8544</text:p>
          </table:table-cell>
          <table:table-cell office:value-type="float" office:value="220016" calcext:value-type="float">
            <text:p>220016</text:p>
          </table:table-cell>
          <table:table-cell office:value-type="float" office:value="0.03" calcext:value-type="float">
            <text:p>0.03</text:p>
          </table:table-cell>
          <table:table-cell office:value-type="float" office:value="8.09" calcext:value-type="float">
            <text:p>8.09</text:p>
          </table:table-cell>
          <table:table-cell office:value-type="float" office:value="15048" calcext:value-type="float">
            <text:p>15048</text:p>
          </table:table-cell>
          <table:table-cell office:value-type="float" office:value="7725611" calcext:value-type="float">
            <text:p>7725611</text:p>
          </table:table-cell>
          <table:table-cell/>
          <table:table-cell table:formula="of:=(['NO FAILED INSTANCES'.E168]=['NO FAILED INSTANCES'.I168])" office:value-type="boolean" office:boolean-value="true" calcext:value-type="boolean">
            <text:p>TRUE</text:p>
          </table:table-cell>
          <table:table-cell/>
          <table:table-cell office:value-type="float" office:value="0.0800961" calcext:value-type="float">
            <text:p>0.080096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10000wmin10000-11-s243485145-c195533.ukp</text:p>
          </table:table-cell>
          <table:table-cell office:value-type="float" office:value="0.0904138" calcext:value-type="float">
            <text:p>0.0904138</text:p>
          </table:table-cell>
          <table:table-cell office:value-type="float" office:value="0.11" calcext:value-type="float">
            <text:p>0.11</text:p>
          </table:table-cell>
          <table:table-cell office:value-type="float" office:value="8112" calcext:value-type="float">
            <text:p>8112</text:p>
          </table:table-cell>
          <table:table-cell office:value-type="float" office:value="195628" calcext:value-type="float">
            <text:p>19562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752" calcext:value-type="float">
            <text:p>7752</text:p>
          </table:table-cell>
          <table:table-cell office:value-type="float" office:value="195628" calcext:value-type="float">
            <text:p>195628</text:p>
          </table:table-cell>
          <table:table-cell/>
          <table:table-cell table:formula="of:=(['NO FAILED INSTANCES'.E156]=['NO FAILED INSTANCES'.I156])" office:value-type="boolean" office:boolean-value="true" calcext:value-type="boolean">
            <text:p>TRUE</text:p>
          </table:table-cell>
          <table:table-cell/>
          <table:table-cell office:value-type="float" office:value="0.0800881" calcext:value-type="float">
            <text:p>0.080088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10000wmin10000-12-s774429216-c440469.ukp</text:p>
          </table:table-cell>
          <table:table-cell office:value-type="float" office:value="0.0910839" calcext:value-type="float">
            <text:p>0.0910839</text:p>
          </table:table-cell>
          <table:table-cell office:value-type="float" office:value="0.11" calcext:value-type="float">
            <text:p>0.11</text:p>
          </table:table-cell>
          <table:table-cell office:value-type="float" office:value="13920" calcext:value-type="float">
            <text:p>13920</text:p>
          </table:table-cell>
          <table:table-cell office:value-type="float" office:value="440689" calcext:value-type="float">
            <text:p>440689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488" calcext:value-type="float">
            <text:p>7488</text:p>
          </table:table-cell>
          <table:table-cell office:value-type="float" office:value="440689" calcext:value-type="float">
            <text:p>440689</text:p>
          </table:table-cell>
          <table:table-cell/>
          <table:table-cell table:formula="of:=(['NO FAILED INSTANCES'.E157]=['NO FAILED INSTANCES'.I157])" office:value-type="boolean" office:boolean-value="true" calcext:value-type="boolean">
            <text:p>TRUE</text:p>
          </table:table-cell>
          <table:table-cell/>
          <table:table-cell office:value-type="float" office:value="0.0799683" calcext:value-type="float">
            <text:p>0.0799683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10000wmin10000-14-s859243264-c425021.ukp</text:p>
          </table:table-cell>
          <table:table-cell office:value-type="float" office:value="0.0920394" calcext:value-type="float">
            <text:p>0.0920394</text:p>
          </table:table-cell>
          <table:table-cell office:value-type="float" office:value="0.11" calcext:value-type="float">
            <text:p>0.11</text:p>
          </table:table-cell>
          <table:table-cell office:value-type="float" office:value="13552" calcext:value-type="float">
            <text:p>13552</text:p>
          </table:table-cell>
          <table:table-cell office:value-type="float" office:value="425231" calcext:value-type="float">
            <text:p>42523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248" calcext:value-type="float">
            <text:p>7248</text:p>
          </table:table-cell>
          <table:table-cell office:value-type="float" office:value="425231" calcext:value-type="float">
            <text:p>425231</text:p>
          </table:table-cell>
          <table:table-cell/>
          <table:table-cell table:formula="of:=(['NO FAILED INSTANCES'.E158]=['NO FAILED INSTANCES'.I158])" office:value-type="boolean" office:boolean-value="true" calcext:value-type="boolean">
            <text:p>TRUE</text:p>
          </table:table-cell>
          <table:table-cell/>
          <table:table-cell office:value-type="float" office:value="0.0798978" calcext:value-type="float">
            <text:p>0.079897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10000wmin10000-15-s705610326-c164272.ukp</text:p>
          </table:table-cell>
          <table:table-cell office:value-type="float" office:value="0.0904011" calcext:value-type="float">
            <text:p>0.0904011</text:p>
          </table:table-cell>
          <table:table-cell office:value-type="float" office:value="0.11" calcext:value-type="float">
            <text:p>0.11</text:p>
          </table:table-cell>
          <table:table-cell office:value-type="float" office:value="7428" calcext:value-type="float">
            <text:p>7428</text:p>
          </table:table-cell>
          <table:table-cell office:value-type="float" office:value="164352" calcext:value-type="float">
            <text:p>16435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680" calcext:value-type="float">
            <text:p>7680</text:p>
          </table:table-cell>
          <table:table-cell office:value-type="float" office:value="164352" calcext:value-type="float">
            <text:p>164352</text:p>
          </table:table-cell>
          <table:table-cell/>
          <table:table-cell table:formula="of:=(['NO FAILED INSTANCES'.E159]=['NO FAILED INSTANCES'.I159])" office:value-type="boolean" office:boolean-value="true" calcext:value-type="boolean">
            <text:p>TRUE</text:p>
          </table:table-cell>
          <table:table-cell/>
          <table:table-cell office:value-type="float" office:value="0.0798445" calcext:value-type="float">
            <text:p>0.0798445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10000wmin10000-16-s512981835-c346784.ukp</text:p>
          </table:table-cell>
          <table:table-cell office:value-type="float" office:value="0.0914752" calcext:value-type="float">
            <text:p>0.0914752</text:p>
          </table:table-cell>
          <table:table-cell office:value-type="float" office:value="0.11" calcext:value-type="float">
            <text:p>0.11</text:p>
          </table:table-cell>
          <table:table-cell office:value-type="float" office:value="11756" calcext:value-type="float">
            <text:p>11756</text:p>
          </table:table-cell>
          <table:table-cell office:value-type="float" office:value="346954" calcext:value-type="float">
            <text:p>34695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572" calcext:value-type="float">
            <text:p>7572</text:p>
          </table:table-cell>
          <table:table-cell office:value-type="float" office:value="346954" calcext:value-type="float">
            <text:p>346954</text:p>
          </table:table-cell>
          <table:table-cell/>
          <table:table-cell table:formula="of:=(['NO FAILED INSTANCES'.E160]=['NO FAILED INSTANCES'.I160])" office:value-type="boolean" office:boolean-value="true" calcext:value-type="boolean">
            <text:p>TRUE</text:p>
          </table:table-cell>
          <table:table-cell/>
          <table:table-cell office:value-type="float" office:value="0.0797727" calcext:value-type="float">
            <text:p>0.0797727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10000wmin10000-19-s651952263-c398229.ukp</text:p>
          </table:table-cell>
          <table:table-cell office:value-type="float" office:value="0.0908506" calcext:value-type="float">
            <text:p>0.0908506</text:p>
          </table:table-cell>
          <table:table-cell office:value-type="float" office:value="0.11" calcext:value-type="float">
            <text:p>0.11</text:p>
          </table:table-cell>
          <table:table-cell office:value-type="float" office:value="12836" calcext:value-type="float">
            <text:p>12836</text:p>
          </table:table-cell>
          <table:table-cell office:value-type="float" office:value="398424" calcext:value-type="float">
            <text:p>39842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104" calcext:value-type="float">
            <text:p>8104</text:p>
          </table:table-cell>
          <table:table-cell office:value-type="float" office:value="398424" calcext:value-type="float">
            <text:p>398424</text:p>
          </table:table-cell>
          <table:table-cell/>
          <table:table-cell table:formula="of:=(['NO FAILED INSTANCES'.E161]=['NO FAILED INSTANCES'.I161])" office:value-type="boolean" office:boolean-value="true" calcext:value-type="boolean">
            <text:p>TRUE</text:p>
          </table:table-cell>
          <table:table-cell/>
          <table:table-cell office:value-type="float" office:value="0.0797497" calcext:value-type="float">
            <text:p>0.0797497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10000wmin10000-1-s70766304-c136070.ukp</text:p>
          </table:table-cell>
          <table:table-cell office:value-type="float" office:value="0.090052" calcext:value-type="float">
            <text:p>0.090052</text:p>
          </table:table-cell>
          <table:table-cell office:value-type="float" office:value="0.11" calcext:value-type="float">
            <text:p>0.11</text:p>
          </table:table-cell>
          <table:table-cell office:value-type="float" office:value="6748" calcext:value-type="float">
            <text:p>6748</text:p>
          </table:table-cell>
          <table:table-cell office:value-type="float" office:value="136135" calcext:value-type="float">
            <text:p>13613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56" calcext:value-type="float">
            <text:p>6056</text:p>
          </table:table-cell>
          <table:table-cell office:value-type="float" office:value="136135" calcext:value-type="float">
            <text:p>136135</text:p>
          </table:table-cell>
          <table:table-cell/>
          <table:table-cell table:formula="of:=(['NO FAILED INSTANCES'.E162]=['NO FAILED INSTANCES'.I162])" office:value-type="boolean" office:boolean-value="true" calcext:value-type="boolean">
            <text:p>TRUE</text:p>
          </table:table-cell>
          <table:table-cell/>
          <table:table-cell office:value-type="float" office:value="0.079679" calcext:value-type="float">
            <text:p>0.079679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10000wmin10000-2-s447284419-c103967.ukp</text:p>
          </table:table-cell>
          <table:table-cell office:value-type="float" office:value="0.127712" calcext:value-type="float">
            <text:p>0.127712</text:p>
          </table:table-cell>
          <table:table-cell office:value-type="float" office:value="0.18" calcext:value-type="float">
            <text:p>0.18</text:p>
          </table:table-cell>
          <table:table-cell office:value-type="float" office:value="5968" calcext:value-type="float">
            <text:p>5968</text:p>
          </table:table-cell>
          <table:table-cell office:value-type="float" office:value="104017" calcext:value-type="float">
            <text:p>10401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76" calcext:value-type="float">
            <text:p>6176</text:p>
          </table:table-cell>
          <table:table-cell office:value-type="float" office:value="104017" calcext:value-type="float">
            <text:p>104017</text:p>
          </table:table-cell>
          <table:table-cell/>
          <table:table-cell table:formula="of:=(['NO FAILED INSTANCES'.E163]=['NO FAILED INSTANCES'.I163])" office:value-type="boolean" office:boolean-value="true" calcext:value-type="boolean">
            <text:p>TRUE</text:p>
          </table:table-cell>
          <table:table-cell/>
          <table:table-cell office:value-type="float" office:value="0.0795897" calcext:value-type="float">
            <text:p>0.0795897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10000wmin10000-3-s62347307-c417972.ukp</text:p>
          </table:table-cell>
          <table:table-cell office:value-type="float" office:value="0.0909812" calcext:value-type="float">
            <text:p>0.0909812</text:p>
          </table:table-cell>
          <table:table-cell office:value-type="float" office:value="0.11" calcext:value-type="float">
            <text:p>0.11</text:p>
          </table:table-cell>
          <table:table-cell office:value-type="float" office:value="13364" calcext:value-type="float">
            <text:p>13364</text:p>
          </table:table-cell>
          <table:table-cell office:value-type="float" office:value="418177" calcext:value-type="float">
            <text:p>41817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36" calcext:value-type="float">
            <text:p>6036</text:p>
          </table:table-cell>
          <table:table-cell office:value-type="float" office:value="418177" calcext:value-type="float">
            <text:p>418177</text:p>
          </table:table-cell>
          <table:table-cell/>
          <table:table-cell table:formula="of:=(['NO FAILED INSTANCES'.E164]=['NO FAILED INSTANCES'.I164])" office:value-type="boolean" office:boolean-value="true" calcext:value-type="boolean">
            <text:p>TRUE</text:p>
          </table:table-cell>
          <table:table-cell/>
          <table:table-cell office:value-type="float" office:value="0.0795576" calcext:value-type="float">
            <text:p>0.0795576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10000wmin10000-4-s115999589-c494073.ukp</text:p>
          </table:table-cell>
          <table:table-cell office:value-type="float" office:value="0.0906006" calcext:value-type="float">
            <text:p>0.0906006</text:p>
          </table:table-cell>
          <table:table-cell office:value-type="float" office:value="0.11" calcext:value-type="float">
            <text:p>0.11</text:p>
          </table:table-cell>
          <table:table-cell office:value-type="float" office:value="15180" calcext:value-type="float">
            <text:p>15180</text:p>
          </table:table-cell>
          <table:table-cell office:value-type="float" office:value="494318" calcext:value-type="float">
            <text:p>49431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68" calcext:value-type="float">
            <text:p>6168</text:p>
          </table:table-cell>
          <table:table-cell office:value-type="float" office:value="494318" calcext:value-type="float">
            <text:p>494318</text:p>
          </table:table-cell>
          <table:table-cell/>
          <table:table-cell table:formula="of:=(['NO FAILED INSTANCES'.E165]=['NO FAILED INSTANCES'.I165])" office:value-type="boolean" office:boolean-value="true" calcext:value-type="boolean">
            <text:p>TRUE</text:p>
          </table:table-cell>
          <table:table-cell/>
          <table:table-cell office:value-type="float" office:value="0.0795545" calcext:value-type="float">
            <text:p>0.0795545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10000wmin10000-7-s977973487-c291407.ukp</text:p>
          </table:table-cell>
          <table:table-cell office:value-type="float" office:value="0.0902394" calcext:value-type="float">
            <text:p>0.0902394</text:p>
          </table:table-cell>
          <table:table-cell office:value-type="float" office:value="0.11" calcext:value-type="float">
            <text:p>0.11</text:p>
          </table:table-cell>
          <table:table-cell office:value-type="float" office:value="10396" calcext:value-type="float">
            <text:p>10396</text:p>
          </table:table-cell>
          <table:table-cell office:value-type="float" office:value="291552" calcext:value-type="float">
            <text:p>29155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48" calcext:value-type="float">
            <text:p>6148</text:p>
          </table:table-cell>
          <table:table-cell office:value-type="float" office:value="291552" calcext:value-type="float">
            <text:p>291552</text:p>
          </table:table-cell>
          <table:table-cell/>
          <table:table-cell table:formula="of:=(['NO FAILED INSTANCES'.E166]=['NO FAILED INSTANCES'.I166])" office:value-type="boolean" office:boolean-value="true" calcext:value-type="boolean">
            <text:p>TRUE</text:p>
          </table:table-cell>
          <table:table-cell/>
          <table:table-cell office:value-type="float" office:value="0.0795512" calcext:value-type="float">
            <text:p>0.079551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10000wmin10000-8-s709024814-c117269.ukp</text:p>
          </table:table-cell>
          <table:table-cell office:value-type="float" office:value="0.0909417" calcext:value-type="float">
            <text:p>0.0909417</text:p>
          </table:table-cell>
          <table:table-cell office:value-type="float" office:value="0.11" calcext:value-type="float">
            <text:p>0.11</text:p>
          </table:table-cell>
          <table:table-cell office:value-type="float" office:value="6360" calcext:value-type="float">
            <text:p>6360</text:p>
          </table:table-cell>
          <table:table-cell office:value-type="float" office:value="117324" calcext:value-type="float">
            <text:p>11732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80" calcext:value-type="float">
            <text:p>6180</text:p>
          </table:table-cell>
          <table:table-cell office:value-type="float" office:value="117324" calcext:value-type="float">
            <text:p>117324</text:p>
          </table:table-cell>
          <table:table-cell/>
          <table:table-cell table:formula="of:=(['NO FAILED INSTANCES'.E167]=['NO FAILED INSTANCES'.I167])" office:value-type="boolean" office:boolean-value="true" calcext:value-type="boolean">
            <text:p>TRUE</text:p>
          </table:table-cell>
          <table:table-cell/>
          <table:table-cell office:value-type="float" office:value="0.0795178" calcext:value-type="float">
            <text:p>0.079517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a5n10000wmin10000-9-s352825221-c105006.ukp</text:p>
          </table:table-cell>
          <table:table-cell office:value-type="float" office:value="0.0917535" calcext:value-type="float">
            <text:p>0.0917535</text:p>
          </table:table-cell>
          <table:table-cell office:value-type="float" office:value="0.11" calcext:value-type="float">
            <text:p>0.11</text:p>
          </table:table-cell>
          <table:table-cell office:value-type="float" office:value="5848" calcext:value-type="float">
            <text:p>5848</text:p>
          </table:table-cell>
          <table:table-cell office:value-type="float" office:value="105056" calcext:value-type="float">
            <text:p>10505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368" calcext:value-type="float">
            <text:p>7368</text:p>
          </table:table-cell>
          <table:table-cell office:value-type="float" office:value="105056" calcext:value-type="float">
            <text:p>105056</text:p>
          </table:table-cell>
          <table:table-cell/>
          <table:table-cell table:formula="of:=(['NO FAILED INSTANCES'.E168]=['NO FAILED INSTANCES'.I168])" office:value-type="boolean" office:boolean-value="true" calcext:value-type="boolean">
            <text:p>TRUE</text:p>
          </table:table-cell>
          <table:table-cell/>
          <table:table-cell office:value-type="float" office:value="0.0694382" calcext:value-type="float">
            <text:p>0.069438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-5n10000wmin50000-1-s70766304-c175492.ukp</text:p>
          </table:table-cell>
          <table:table-cell office:value-type="float" office:value="0.16602" calcext:value-type="float">
            <text:p>0.16602</text:p>
          </table:table-cell>
          <table:table-cell office:value-type="float" office:value="0.19" calcext:value-type="float">
            <text:p>0.19</text:p>
          </table:table-cell>
          <table:table-cell office:value-type="float" office:value="7344" calcext:value-type="float">
            <text:p>7344</text:p>
          </table:table-cell>
          <table:table-cell office:value-type="float" office:value="175477" calcext:value-type="float">
            <text:p>17547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116" calcext:value-type="float">
            <text:p>7116</text:p>
          </table:table-cell>
          <table:table-cell office:value-type="float" office:value="175477" calcext:value-type="float">
            <text:p>175477</text:p>
          </table:table-cell>
          <table:table-cell/>
          <table:table-cell table:formula="of:=(['NO FAILED INSTANCES'.E169]=['NO FAILED INSTANCES'.I169])" office:value-type="boolean" office:boolean-value="true" calcext:value-type="boolean">
            <text:p>TRUE</text:p>
          </table:table-cell>
          <table:table-cell/>
          <table:table-cell office:value-type="float" office:value="0.0678376" calcext:value-type="float">
            <text:p>0.06783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5n10000wmin50000-6-s11420633-c406123.ukp</text:p>
          </table:table-cell>
          <table:table-cell office:value-type="float" office:value="0.443402" calcext:value-type="float">
            <text:p>0.443402</text:p>
          </table:table-cell>
          <table:table-cell office:value-type="float" office:value="0.46" calcext:value-type="float">
            <text:p>0.46</text:p>
          </table:table-cell>
          <table:table-cell office:value-type="float" office:value="12644" calcext:value-type="float">
            <text:p>12644</text:p>
          </table:table-cell>
          <table:table-cell office:value-type="float" office:value="406163" calcext:value-type="float">
            <text:p>40616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336" calcext:value-type="float">
            <text:p>7336</text:p>
          </table:table-cell>
          <table:table-cell office:value-type="float" office:value="406163" calcext:value-type="float">
            <text:p>406163</text:p>
          </table:table-cell>
          <table:table-cell/>
          <table:table-cell table:formula="of:=(['NO FAILED INSTANCES'.E170]=['NO FAILED INSTANCES'.I170])" office:value-type="boolean" office:boolean-value="true" calcext:value-type="boolean">
            <text:p>TRUE</text:p>
          </table:table-cell>
          <table:table-cell/>
          <table:table-cell office:value-type="float" office:value="0.0677163" calcext:value-type="float">
            <text:p>0.0677163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5n10000wmin10000-0-s991135297-c491503.ukp</text:p>
          </table:table-cell>
          <table:table-cell office:value-type="float" office:value="0.0916315" calcext:value-type="float">
            <text:p>0.0916315</text:p>
          </table:table-cell>
          <table:table-cell office:value-type="float" office:value="0.11" calcext:value-type="float">
            <text:p>0.11</text:p>
          </table:table-cell>
          <table:table-cell office:value-type="float" office:value="14988" calcext:value-type="float">
            <text:p>14988</text:p>
          </table:table-cell>
          <table:table-cell office:value-type="float" office:value="491748" calcext:value-type="float">
            <text:p>49174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148" calcext:value-type="float">
            <text:p>6148</text:p>
          </table:table-cell>
          <table:table-cell office:value-type="float" office:value="491748" calcext:value-type="float">
            <text:p>491748</text:p>
          </table:table-cell>
          <table:table-cell/>
          <table:table-cell table:formula="of:=(['NO FAILED INSTANCES'.E171]=['NO FAILED INSTANCES'.I171])" office:value-type="boolean" office:boolean-value="true" calcext:value-type="boolean">
            <text:p>TRUE</text:p>
          </table:table-cell>
          <table:table-cell/>
          <table:table-cell office:value-type="float" office:value="0.067634" calcext:value-type="float">
            <text:p>0.06763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5n10000wmin10000-10-s73800249-c298020.ukp</text:p>
          </table:table-cell>
          <table:table-cell office:value-type="float" office:value="0.0909591" calcext:value-type="float">
            <text:p>0.0909591</text:p>
          </table:table-cell>
          <table:table-cell office:value-type="float" office:value="0.11" calcext:value-type="float">
            <text:p>0.11</text:p>
          </table:table-cell>
          <table:table-cell office:value-type="float" office:value="10596" calcext:value-type="float">
            <text:p>10596</text:p>
          </table:table-cell>
          <table:table-cell office:value-type="float" office:value="298165" calcext:value-type="float">
            <text:p>29816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092" calcext:value-type="float">
            <text:p>7092</text:p>
          </table:table-cell>
          <table:table-cell office:value-type="float" office:value="298165" calcext:value-type="float">
            <text:p>298165</text:p>
          </table:table-cell>
          <table:table-cell/>
          <table:table-cell table:formula="of:=(['NO FAILED INSTANCES'.E172]=['NO FAILED INSTANCES'.I172])" office:value-type="boolean" office:boolean-value="true" calcext:value-type="boolean">
            <text:p>TRUE</text:p>
          </table:table-cell>
          <table:table-cell/>
          <table:table-cell office:value-type="float" office:value="0.0676113" calcext:value-type="float">
            <text:p>0.0676113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5n10000wmin10000-13-s9506199-c185427.ukp</text:p>
          </table:table-cell>
          <table:table-cell office:value-type="float" office:value="0.0903825" calcext:value-type="float">
            <text:p>0.0903825</text:p>
          </table:table-cell>
          <table:table-cell office:value-type="float" office:value="0.11" calcext:value-type="float">
            <text:p>0.11</text:p>
          </table:table-cell>
          <table:table-cell office:value-type="float" office:value="7996" calcext:value-type="float">
            <text:p>7996</text:p>
          </table:table-cell>
          <table:table-cell office:value-type="float" office:value="185517" calcext:value-type="float">
            <text:p>18551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208" calcext:value-type="float">
            <text:p>6208</text:p>
          </table:table-cell>
          <table:table-cell office:value-type="float" office:value="185517" calcext:value-type="float">
            <text:p>185517</text:p>
          </table:table-cell>
          <table:table-cell/>
          <table:table-cell table:formula="of:=(['NO FAILED INSTANCES'.E173]=['NO FAILED INSTANCES'.I173])" office:value-type="boolean" office:boolean-value="true" calcext:value-type="boolean">
            <text:p>TRUE</text:p>
          </table:table-cell>
          <table:table-cell/>
          <table:table-cell office:value-type="float" office:value="0.0675709" calcext:value-type="float">
            <text:p>0.0675709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-5n10000wmin10000-16-s512981835-c276186.ukp</text:p>
          </table:table-cell>
          <table:table-cell office:value-type="float" office:value="0.158555" calcext:value-type="float">
            <text:p>0.158555</text:p>
          </table:table-cell>
          <table:table-cell office:value-type="float" office:value="0.18" calcext:value-type="float">
            <text:p>0.18</text:p>
          </table:table-cell>
          <table:table-cell office:value-type="float" office:value="9844" calcext:value-type="float">
            <text:p>9844</text:p>
          </table:table-cell>
          <table:table-cell office:value-type="float" office:value="276116" calcext:value-type="float">
            <text:p>27611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12" calcext:value-type="float">
            <text:p>7712</text:p>
          </table:table-cell>
          <table:table-cell office:value-type="float" office:value="276116" calcext:value-type="float">
            <text:p>276116</text:p>
          </table:table-cell>
          <table:table-cell/>
          <table:table-cell table:formula="of:=(['NO FAILED INSTANCES'.E174]=['NO FAILED INSTANCES'.I174])" office:value-type="boolean" office:boolean-value="true" calcext:value-type="boolean">
            <text:p>TRUE</text:p>
          </table:table-cell>
          <table:table-cell/>
          <table:table-cell office:value-type="float" office:value="0.067566" calcext:value-type="float">
            <text:p>0.06756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5n10000wmin10000-17-s494734462-c271324.ukp</text:p>
          </table:table-cell>
          <table:table-cell office:value-type="float" office:value="0.0942526" calcext:value-type="float">
            <text:p>0.0942526</text:p>
          </table:table-cell>
          <table:table-cell office:value-type="float" office:value="0.11" calcext:value-type="float">
            <text:p>0.11</text:p>
          </table:table-cell>
          <table:table-cell office:value-type="float" office:value="9764" calcext:value-type="float">
            <text:p>9764</text:p>
          </table:table-cell>
          <table:table-cell office:value-type="float" office:value="271459" calcext:value-type="float">
            <text:p>27145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212" calcext:value-type="float">
            <text:p>6212</text:p>
          </table:table-cell>
          <table:table-cell office:value-type="float" office:value="271459" calcext:value-type="float">
            <text:p>271459</text:p>
          </table:table-cell>
          <table:table-cell/>
          <table:table-cell table:formula="of:=(['NO FAILED INSTANCES'.E175]=['NO FAILED INSTANCES'.I175])" office:value-type="boolean" office:boolean-value="true" calcext:value-type="boolean">
            <text:p>TRUE</text:p>
          </table:table-cell>
          <table:table-cell/>
          <table:table-cell office:value-type="float" office:value="0.0675348" calcext:value-type="float">
            <text:p>0.06753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5n10000wmin10000-18-s331104176-c311783.ukp</text:p>
          </table:table-cell>
          <table:table-cell office:value-type="float" office:value="0.0904815" calcext:value-type="float">
            <text:p>0.0904815</text:p>
          </table:table-cell>
          <table:table-cell office:value-type="float" office:value="0.11" calcext:value-type="float">
            <text:p>0.11</text:p>
          </table:table-cell>
          <table:table-cell office:value-type="float" office:value="10764" calcext:value-type="float">
            <text:p>10764</text:p>
          </table:table-cell>
          <table:table-cell office:value-type="float" office:value="311938" calcext:value-type="float">
            <text:p>31193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840" calcext:value-type="float">
            <text:p>7840</text:p>
          </table:table-cell>
          <table:table-cell office:value-type="float" office:value="311938" calcext:value-type="float">
            <text:p>311938</text:p>
          </table:table-cell>
          <table:table-cell/>
          <table:table-cell table:formula="of:=(['NO FAILED INSTANCES'.E176]=['NO FAILED INSTANCES'.I176])" office:value-type="boolean" office:boolean-value="true" calcext:value-type="boolean">
            <text:p>TRUE</text:p>
          </table:table-cell>
          <table:table-cell/>
          <table:table-cell office:value-type="float" office:value="0.0674971" calcext:value-type="float">
            <text:p>0.067497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-5n10000wmin10000-19-s651952263-c138368.ukp</text:p>
          </table:table-cell>
          <table:table-cell office:value-type="float" office:value="0.157614" calcext:value-type="float">
            <text:p>0.157614</text:p>
          </table:table-cell>
          <table:table-cell office:value-type="float" office:value="0.18" calcext:value-type="float">
            <text:p>0.18</text:p>
          </table:table-cell>
          <table:table-cell office:value-type="float" office:value="6652" calcext:value-type="float">
            <text:p>6652</text:p>
          </table:table-cell>
          <table:table-cell office:value-type="float" office:value="138333" calcext:value-type="float">
            <text:p>13833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092" calcext:value-type="float">
            <text:p>7092</text:p>
          </table:table-cell>
          <table:table-cell office:value-type="float" office:value="138333" calcext:value-type="float">
            <text:p>138333</text:p>
          </table:table-cell>
          <table:table-cell/>
          <table:table-cell table:formula="of:=(['NO FAILED INSTANCES'.E177]=['NO FAILED INSTANCES'.I177])" office:value-type="boolean" office:boolean-value="true" calcext:value-type="boolean">
            <text:p>TRUE</text:p>
          </table:table-cell>
          <table:table-cell/>
          <table:table-cell office:value-type="float" office:value="0.0673598" calcext:value-type="float">
            <text:p>0.067359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-5n10000wmin10000-1-s70766304-c217827.ukp</text:p>
          </table:table-cell>
          <table:table-cell office:value-type="float" office:value="0.157684" calcext:value-type="float">
            <text:p>0.157684</text:p>
          </table:table-cell>
          <table:table-cell office:value-type="float" office:value="0.18" calcext:value-type="float">
            <text:p>0.18</text:p>
          </table:table-cell>
          <table:table-cell office:value-type="float" office:value="8764" calcext:value-type="float">
            <text:p>8764</text:p>
          </table:table-cell>
          <table:table-cell office:value-type="float" office:value="217772" calcext:value-type="float">
            <text:p>21777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180" calcext:value-type="float">
            <text:p>6180</text:p>
          </table:table-cell>
          <table:table-cell office:value-type="float" office:value="217772" calcext:value-type="float">
            <text:p>217772</text:p>
          </table:table-cell>
          <table:table-cell/>
          <table:table-cell table:formula="of:=(['NO FAILED INSTANCES'.E178]=['NO FAILED INSTANCES'.I178])" office:value-type="boolean" office:boolean-value="true" calcext:value-type="boolean">
            <text:p>TRUE</text:p>
          </table:table-cell>
          <table:table-cell/>
          <table:table-cell office:value-type="float" office:value="0.0673488" calcext:value-type="float">
            <text:p>0.06734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5n10000wmin10000-5-s948827585-c158589.ukp</text:p>
          </table:table-cell>
          <table:table-cell office:value-type="float" office:value="0.0904503" calcext:value-type="float">
            <text:p>0.0904503</text:p>
          </table:table-cell>
          <table:table-cell office:value-type="float" office:value="0.11" calcext:value-type="float">
            <text:p>0.11</text:p>
          </table:table-cell>
          <table:table-cell office:value-type="float" office:value="7316" calcext:value-type="float">
            <text:p>7316</text:p>
          </table:table-cell>
          <table:table-cell office:value-type="float" office:value="158664" calcext:value-type="float">
            <text:p>15866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320" calcext:value-type="float">
            <text:p>7320</text:p>
          </table:table-cell>
          <table:table-cell office:value-type="float" office:value="158664" calcext:value-type="float">
            <text:p>158664</text:p>
          </table:table-cell>
          <table:table-cell/>
          <table:table-cell table:formula="of:=(['NO FAILED INSTANCES'.E179]=['NO FAILED INSTANCES'.I179])" office:value-type="boolean" office:boolean-value="true" calcext:value-type="boolean">
            <text:p>TRUE</text:p>
          </table:table-cell>
          <table:table-cell/>
          <table:table-cell office:value-type="float" office:value="0.0672754" calcext:value-type="float">
            <text:p>0.067275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5n10000wmin10000-6-s11420633-c475515.ukp</text:p>
          </table:table-cell>
          <table:table-cell office:value-type="float" office:value="0.0913435" calcext:value-type="float">
            <text:p>0.0913435</text:p>
          </table:table-cell>
          <table:table-cell office:value-type="float" office:value="0.11" calcext:value-type="float">
            <text:p>0.11</text:p>
          </table:table-cell>
          <table:table-cell office:value-type="float" office:value="14672" calcext:value-type="float">
            <text:p>14672</text:p>
          </table:table-cell>
          <table:table-cell office:value-type="float" office:value="475750" calcext:value-type="float">
            <text:p>47575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088" calcext:value-type="float">
            <text:p>6088</text:p>
          </table:table-cell>
          <table:table-cell office:value-type="float" office:value="475750" calcext:value-type="float">
            <text:p>475750</text:p>
          </table:table-cell>
          <table:table-cell/>
          <table:table-cell table:formula="of:=(['NO FAILED INSTANCES'.E180]=['NO FAILED INSTANCES'.I180])" office:value-type="boolean" office:boolean-value="true" calcext:value-type="boolean">
            <text:p>TRUE</text:p>
          </table:table-cell>
          <table:table-cell/>
          <table:table-cell office:value-type="float" office:value="0.0672705" calcext:value-type="float">
            <text:p>0.067270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-5n10000wmin110000-2-s447284419-c358512.ukp</text:p>
          </table:table-cell>
          <table:table-cell office:value-type="float" office:value="0.166448" calcext:value-type="float">
            <text:p>0.166448</text:p>
          </table:table-cell>
          <table:table-cell office:value-type="float" office:value="0.19" calcext:value-type="float">
            <text:p>0.19</text:p>
          </table:table-cell>
          <table:table-cell office:value-type="float" office:value="11304" calcext:value-type="float">
            <text:p>11304</text:p>
          </table:table-cell>
          <table:table-cell office:value-type="float" office:value="358497" calcext:value-type="float">
            <text:p>35849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088" calcext:value-type="float">
            <text:p>6088</text:p>
          </table:table-cell>
          <table:table-cell office:value-type="float" office:value="358497" calcext:value-type="float">
            <text:p>358497</text:p>
          </table:table-cell>
          <table:table-cell/>
          <table:table-cell table:formula="of:=(['NO FAILED INSTANCES'.E181]=['NO FAILED INSTANCES'.I181])" office:value-type="boolean" office:boolean-value="true" calcext:value-type="boolean">
            <text:p>TRUE</text:p>
          </table:table-cell>
          <table:table-cell/>
          <table:table-cell office:value-type="float" office:value="0.0669572" calcext:value-type="float">
            <text:p>0.06695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-5n10000wmin50000-0-s991135297-c116103.ukp</text:p>
          </table:table-cell>
          <table:table-cell office:value-type="float" office:value="0.0837931" calcext:value-type="float">
            <text:p>0.0837931</text:p>
          </table:table-cell>
          <table:table-cell office:value-type="float" office:value="0.1" calcext:value-type="float">
            <text:p>0.1</text:p>
          </table:table-cell>
          <table:table-cell office:value-type="float" office:value="5896" calcext:value-type="float">
            <text:p>5896</text:p>
          </table:table-cell>
          <table:table-cell office:value-type="float" office:value="116093" calcext:value-type="float">
            <text:p>11609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096" calcext:value-type="float">
            <text:p>7096</text:p>
          </table:table-cell>
          <table:table-cell office:value-type="float" office:value="116093" calcext:value-type="float">
            <text:p>116093</text:p>
          </table:table-cell>
          <table:table-cell/>
          <table:table-cell table:formula="of:=(['NO FAILED INSTANCES'.E182]=['NO FAILED INSTANCES'.I182])" office:value-type="boolean" office:boolean-value="true" calcext:value-type="boolean">
            <text:p>TRUE</text:p>
          </table:table-cell>
          <table:table-cell/>
          <table:table-cell office:value-type="float" office:value="0.0669522" calcext:value-type="float">
            <text:p>0.066952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-5n10000wmin50000-15-s705610326-c477133.ukp</text:p>
          </table:table-cell>
          <table:table-cell office:value-type="float" office:value="0.490993" calcext:value-type="float">
            <text:p>0.490993</text:p>
          </table:table-cell>
          <table:table-cell office:value-type="float" office:value="0.51" calcext:value-type="float">
            <text:p>0.51</text:p>
          </table:table-cell>
          <table:table-cell office:value-type="float" office:value="14480" calcext:value-type="float">
            <text:p>14480</text:p>
          </table:table-cell>
          <table:table-cell office:value-type="float" office:value="477093" calcext:value-type="float">
            <text:p>47709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256" calcext:value-type="float">
            <text:p>6256</text:p>
          </table:table-cell>
          <table:table-cell office:value-type="float" office:value="477093" calcext:value-type="float">
            <text:p>477093</text:p>
          </table:table-cell>
          <table:table-cell/>
          <table:table-cell table:formula="of:=(['NO FAILED INSTANCES'.E183]=['NO FAILED INSTANCES'.I183])" office:value-type="boolean" office:boolean-value="true" calcext:value-type="boolean">
            <text:p>TRUE</text:p>
          </table:table-cell>
          <table:table-cell/>
          <table:table-cell office:value-type="float" office:value="0.0669246" calcext:value-type="float">
            <text:p>0.066924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5n10000wmin50000-18-s331104176-c155424.ukp</text:p>
          </table:table-cell>
          <table:table-cell office:value-type="float" office:value="0.0905522" calcext:value-type="float">
            <text:p>0.0905522</text:p>
          </table:table-cell>
          <table:table-cell office:value-type="float" office:value="0.11" calcext:value-type="float">
            <text:p>0.11</text:p>
          </table:table-cell>
          <table:table-cell office:value-type="float" office:value="7032" calcext:value-type="float">
            <text:p>7032</text:p>
          </table:table-cell>
          <table:table-cell office:value-type="float" office:value="155439" calcext:value-type="float">
            <text:p>15543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164" calcext:value-type="float">
            <text:p>6164</text:p>
          </table:table-cell>
          <table:table-cell office:value-type="float" office:value="155439" calcext:value-type="float">
            <text:p>155439</text:p>
          </table:table-cell>
          <table:table-cell/>
          <table:table-cell table:formula="of:=(['NO FAILED INSTANCES'.E184]=['NO FAILED INSTANCES'.I184])" office:value-type="boolean" office:boolean-value="true" calcext:value-type="boolean">
            <text:p>TRUE</text:p>
          </table:table-cell>
          <table:table-cell/>
          <table:table-cell office:value-type="float" office:value="0.0668989" calcext:value-type="float">
            <text:p>0.0668989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-5n10000wmin50000-19-s651952263-c414677.ukp</text:p>
          </table:table-cell>
          <table:table-cell office:value-type="float" office:value="0.488893" calcext:value-type="float">
            <text:p>0.488893</text:p>
          </table:table-cell>
          <table:table-cell office:value-type="float" office:value="0.51" calcext:value-type="float">
            <text:p>0.51</text:p>
          </table:table-cell>
          <table:table-cell office:value-type="float" office:value="13120" calcext:value-type="float">
            <text:p>13120</text:p>
          </table:table-cell>
          <table:table-cell office:value-type="float" office:value="414642" calcext:value-type="float">
            <text:p>41464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120" calcext:value-type="float">
            <text:p>6120</text:p>
          </table:table-cell>
          <table:table-cell office:value-type="float" office:value="414642" calcext:value-type="float">
            <text:p>414642</text:p>
          </table:table-cell>
          <table:table-cell/>
          <table:table-cell table:formula="of:=(['NO FAILED INSTANCES'.E185]=['NO FAILED INSTANCES'.I185])" office:value-type="boolean" office:boolean-value="true" calcext:value-type="boolean">
            <text:p>TRUE</text:p>
          </table:table-cell>
          <table:table-cell/>
          <table:table-cell office:value-type="float" office:value="0.06686" calcext:value-type="float">
            <text:p>0.0668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-5n10000wmin50000-2-s447284419-c292732.ukp</text:p>
          </table:table-cell>
          <table:table-cell office:value-type="float" office:value="0.331444" calcext:value-type="float">
            <text:p>0.331444</text:p>
          </table:table-cell>
          <table:table-cell office:value-type="float" office:value="0.35" calcext:value-type="float">
            <text:p>0.35</text:p>
          </table:table-cell>
          <table:table-cell office:value-type="float" office:value="10152" calcext:value-type="float">
            <text:p>10152</text:p>
          </table:table-cell>
          <table:table-cell office:value-type="float" office:value="292707" calcext:value-type="float">
            <text:p>29270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080" calcext:value-type="float">
            <text:p>8080</text:p>
          </table:table-cell>
          <table:table-cell office:value-type="float" office:value="292707" calcext:value-type="float">
            <text:p>292707</text:p>
          </table:table-cell>
          <table:table-cell/>
          <table:table-cell table:formula="of:=(['NO FAILED INSTANCES'.E186]=['NO FAILED INSTANCES'.I186])" office:value-type="boolean" office:boolean-value="true" calcext:value-type="boolean">
            <text:p>TRUE</text:p>
          </table:table-cell>
          <table:table-cell/>
          <table:table-cell office:value-type="float" office:value="0.0668567" calcext:value-type="float">
            <text:p>0.066856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5n5000wmin10000-0-s991135297-c401406.ukp</text:p>
          </table:table-cell>
          <table:table-cell office:value-type="float" office:value="0.0457471" calcext:value-type="float">
            <text:p>0.0457471</text:p>
          </table:table-cell>
          <table:table-cell office:value-type="float" office:value="0.06" calcext:value-type="float">
            <text:p>0.06</text:p>
          </table:table-cell>
          <table:table-cell office:value-type="float" office:value="12868" calcext:value-type="float">
            <text:p>12868</text:p>
          </table:table-cell>
          <table:table-cell office:value-type="float" office:value="401606" calcext:value-type="float">
            <text:p>40160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436" calcext:value-type="float">
            <text:p>7436</text:p>
          </table:table-cell>
          <table:table-cell office:value-type="float" office:value="401606" calcext:value-type="float">
            <text:p>401606</text:p>
          </table:table-cell>
          <table:table-cell/>
          <table:table-cell table:formula="of:=(['NO FAILED INSTANCES'.E187]=['NO FAILED INSTANCES'.I187])" office:value-type="boolean" office:boolean-value="true" calcext:value-type="boolean">
            <text:p>TRUE</text:p>
          </table:table-cell>
          <table:table-cell/>
          <table:table-cell office:value-type="float" office:value="0.0668065" calcext:value-type="float">
            <text:p>0.066806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5n5000wmin10000-10-s73800249-c473145.ukp</text:p>
          </table:table-cell>
          <table:table-cell office:value-type="float" office:value="0.0461205" calcext:value-type="float">
            <text:p>0.0461205</text:p>
          </table:table-cell>
          <table:table-cell office:value-type="float" office:value="0.06" calcext:value-type="float">
            <text:p>0.06</text:p>
          </table:table-cell>
          <table:table-cell office:value-type="float" office:value="14616" calcext:value-type="float">
            <text:p>14616</text:p>
          </table:table-cell>
          <table:table-cell office:value-type="float" office:value="473380" calcext:value-type="float">
            <text:p>47338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56" calcext:value-type="float">
            <text:p>5656</text:p>
          </table:table-cell>
          <table:table-cell office:value-type="float" office:value="473380" calcext:value-type="float">
            <text:p>473380</text:p>
          </table:table-cell>
          <table:table-cell/>
          <table:table-cell table:formula="of:=(['NO FAILED INSTANCES'.E188]=['NO FAILED INSTANCES'.I188])" office:value-type="boolean" office:boolean-value="true" calcext:value-type="boolean">
            <text:p>TRUE</text:p>
          </table:table-cell>
          <table:table-cell/>
          <table:table-cell office:value-type="float" office:value="0.0667591" calcext:value-type="float">
            <text:p>0.066759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5n5000wmin10000-11-s243485145-c211274.ukp</text:p>
          </table:table-cell>
          <table:table-cell office:value-type="float" office:value="0.0451202" calcext:value-type="float">
            <text:p>0.0451202</text:p>
          </table:table-cell>
          <table:table-cell office:value-type="float" office:value="0.05" calcext:value-type="float">
            <text:p>0.05</text:p>
          </table:table-cell>
          <table:table-cell office:value-type="float" office:value="8672" calcext:value-type="float">
            <text:p>8672</text:p>
          </table:table-cell>
          <table:table-cell office:value-type="float" office:value="211379" calcext:value-type="float">
            <text:p>21137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60" calcext:value-type="float">
            <text:p>5660</text:p>
          </table:table-cell>
          <table:table-cell office:value-type="float" office:value="211379" calcext:value-type="float">
            <text:p>211379</text:p>
          </table:table-cell>
          <table:table-cell/>
          <table:table-cell table:formula="of:=(['NO FAILED INSTANCES'.E189]=['NO FAILED INSTANCES'.I189])" office:value-type="boolean" office:boolean-value="true" calcext:value-type="boolean">
            <text:p>TRUE</text:p>
          </table:table-cell>
          <table:table-cell/>
          <table:table-cell office:value-type="float" office:value="0.0666741" calcext:value-type="float">
            <text:p>0.066674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-5n5000wmin10000-14-s859243264-c164089.ukp</text:p>
          </table:table-cell>
          <table:table-cell office:value-type="float" office:value="0.0596371" calcext:value-type="float">
            <text:p>0.0596371</text:p>
          </table:table-cell>
          <table:table-cell office:value-type="float" office:value="0.07" calcext:value-type="float">
            <text:p>0.07</text:p>
          </table:table-cell>
          <table:table-cell office:value-type="float" office:value="7392" calcext:value-type="float">
            <text:p>7392</text:p>
          </table:table-cell>
          <table:table-cell office:value-type="float" office:value="164034" calcext:value-type="float">
            <text:p>16403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16" calcext:value-type="float">
            <text:p>5616</text:p>
          </table:table-cell>
          <table:table-cell office:value-type="float" office:value="164034" calcext:value-type="float">
            <text:p>164034</text:p>
          </table:table-cell>
          <table:table-cell/>
          <table:table-cell table:formula="of:=(['NO FAILED INSTANCES'.E190]=['NO FAILED INSTANCES'.I190])" office:value-type="boolean" office:boolean-value="true" calcext:value-type="boolean">
            <text:p>TRUE</text:p>
          </table:table-cell>
          <table:table-cell/>
          <table:table-cell office:value-type="float" office:value="0.0666432" calcext:value-type="float">
            <text:p>0.06664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5n5000wmin10000-15-s705610326-c363577.ukp</text:p>
          </table:table-cell>
          <table:table-cell office:value-type="float" office:value="0.0456771" calcext:value-type="float">
            <text:p>0.0456771</text:p>
          </table:table-cell>
          <table:table-cell office:value-type="float" office:value="0.06" calcext:value-type="float">
            <text:p>0.06</text:p>
          </table:table-cell>
          <table:table-cell office:value-type="float" office:value="11896" calcext:value-type="float">
            <text:p>11896</text:p>
          </table:table-cell>
          <table:table-cell office:value-type="float" office:value="363757" calcext:value-type="float">
            <text:p>36375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492" calcext:value-type="float">
            <text:p>7492</text:p>
          </table:table-cell>
          <table:table-cell office:value-type="float" office:value="363757" calcext:value-type="float">
            <text:p>363757</text:p>
          </table:table-cell>
          <table:table-cell/>
          <table:table-cell table:formula="of:=(['NO FAILED INSTANCES'.E191]=['NO FAILED INSTANCES'.I191])" office:value-type="boolean" office:boolean-value="true" calcext:value-type="boolean">
            <text:p>TRUE</text:p>
          </table:table-cell>
          <table:table-cell/>
          <table:table-cell office:value-type="float" office:value="0.0666282" calcext:value-type="float">
            <text:p>0.066628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5n5000wmin10000-17-s494734462-c434037.ukp</text:p>
          </table:table-cell>
          <table:table-cell office:value-type="float" office:value="0.0457348" calcext:value-type="float">
            <text:p>0.0457348</text:p>
          </table:table-cell>
          <table:table-cell office:value-type="float" office:value="0.06" calcext:value-type="float">
            <text:p>0.06</text:p>
          </table:table-cell>
          <table:table-cell office:value-type="float" office:value="13620" calcext:value-type="float">
            <text:p>13620</text:p>
          </table:table-cell>
          <table:table-cell office:value-type="float" office:value="434252" calcext:value-type="float">
            <text:p>43425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24" calcext:value-type="float">
            <text:p>5624</text:p>
          </table:table-cell>
          <table:table-cell office:value-type="float" office:value="434252" calcext:value-type="float">
            <text:p>434252</text:p>
          </table:table-cell>
          <table:table-cell/>
          <table:table-cell table:formula="of:=(['NO FAILED INSTANCES'.E192]=['NO FAILED INSTANCES'.I192])" office:value-type="boolean" office:boolean-value="true" calcext:value-type="boolean">
            <text:p>TRUE</text:p>
          </table:table-cell>
          <table:table-cell/>
          <table:table-cell office:value-type="float" office:value="0.0665976" calcext:value-type="float">
            <text:p>0.06659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5n5000wmin10000-18-s331104176-c200157.ukp</text:p>
          </table:table-cell>
          <table:table-cell office:value-type="float" office:value="0.0449901" calcext:value-type="float">
            <text:p>0.0449901</text:p>
          </table:table-cell>
          <table:table-cell office:value-type="float" office:value="0.05" calcext:value-type="float">
            <text:p>0.05</text:p>
          </table:table-cell>
          <table:table-cell office:value-type="float" office:value="8132" calcext:value-type="float">
            <text:p>8132</text:p>
          </table:table-cell>
          <table:table-cell office:value-type="float" office:value="200257" calcext:value-type="float">
            <text:p>20025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748" calcext:value-type="float">
            <text:p>5748</text:p>
          </table:table-cell>
          <table:table-cell office:value-type="float" office:value="200257" calcext:value-type="float">
            <text:p>200257</text:p>
          </table:table-cell>
          <table:table-cell/>
          <table:table-cell table:formula="of:=(['NO FAILED INSTANCES'.E193]=['NO FAILED INSTANCES'.I193])" office:value-type="boolean" office:boolean-value="true" calcext:value-type="boolean">
            <text:p>TRUE</text:p>
          </table:table-cell>
          <table:table-cell/>
          <table:table-cell office:value-type="float" office:value="0.0619798" calcext:value-type="float">
            <text:p>0.0619798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5n5000wmin10000-3-s62347307-c483256.ukp</text:p>
          </table:table-cell>
          <table:table-cell office:value-type="float" office:value="0.0457327" calcext:value-type="float">
            <text:p>0.0457327</text:p>
          </table:table-cell>
          <table:table-cell office:value-type="float" office:value="0.06" calcext:value-type="float">
            <text:p>0.06</text:p>
          </table:table-cell>
          <table:table-cell office:value-type="float" office:value="14928" calcext:value-type="float">
            <text:p>14928</text:p>
          </table:table-cell>
          <table:table-cell office:value-type="float" office:value="483496" calcext:value-type="float">
            <text:p>48349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588" calcext:value-type="float">
            <text:p>7588</text:p>
          </table:table-cell>
          <table:table-cell office:value-type="float" office:value="483496" calcext:value-type="float">
            <text:p>483496</text:p>
          </table:table-cell>
          <table:table-cell/>
          <table:table-cell table:formula="of:=(['NO FAILED INSTANCES'.E194]=['NO FAILED INSTANCES'.I194])" office:value-type="boolean" office:boolean-value="true" calcext:value-type="boolean">
            <text:p>TRUE</text:p>
          </table:table-cell>
          <table:table-cell/>
          <table:table-cell office:value-type="float" office:value="0.0617379" calcext:value-type="float">
            <text:p>0.0617379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5n5000wmin15000-17-s494734462-c106020.ukp</text:p>
          </table:table-cell>
          <table:table-cell office:value-type="float" office:value="0.0666432" calcext:value-type="float">
            <text:p>0.0666432</text:p>
          </table:table-cell>
          <table:table-cell office:value-type="float" office:value="0.08" calcext:value-type="float">
            <text:p>0.08</text:p>
          </table:table-cell>
          <table:table-cell office:value-type="float" office:value="5940" calcext:value-type="float">
            <text:p>5940</text:p>
          </table:table-cell>
          <table:table-cell office:value-type="float" office:value="106055" calcext:value-type="float">
            <text:p>10605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28" calcext:value-type="float">
            <text:p>5628</text:p>
          </table:table-cell>
          <table:table-cell office:value-type="float" office:value="106055" calcext:value-type="float">
            <text:p>106055</text:p>
          </table:table-cell>
          <table:table-cell/>
          <table:table-cell table:formula="of:=(['NO FAILED INSTANCES'.E195]=['NO FAILED INSTANCES'.I195])" office:value-type="boolean" office:boolean-value="true" calcext:value-type="boolean">
            <text:p>TRUE</text:p>
          </table:table-cell>
          <table:table-cell/>
          <table:table-cell office:value-type="float" office:value="0.0617039" calcext:value-type="float">
            <text:p>0.0617039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5n5000wmin15000-19-s651952263-c499529.ukp</text:p>
          </table:table-cell>
          <table:table-cell office:value-type="float" office:value="0.0676113" calcext:value-type="float">
            <text:p>0.0676113</text:p>
          </table:table-cell>
          <table:table-cell office:value-type="float" office:value="0.08" calcext:value-type="float">
            <text:p>0.08</text:p>
          </table:table-cell>
          <table:table-cell office:value-type="float" office:value="15192" calcext:value-type="float">
            <text:p>15192</text:p>
          </table:table-cell>
          <table:table-cell office:value-type="float" office:value="499694" calcext:value-type="float">
            <text:p>49969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336" calcext:value-type="float">
            <text:p>7336</text:p>
          </table:table-cell>
          <table:table-cell office:value-type="float" office:value="499694" calcext:value-type="float">
            <text:p>499694</text:p>
          </table:table-cell>
          <table:table-cell/>
          <table:table-cell table:formula="of:=(['NO FAILED INSTANCES'.E196]=['NO FAILED INSTANCES'.I196])" office:value-type="boolean" office:boolean-value="true" calcext:value-type="boolean">
            <text:p>TRUE</text:p>
          </table:table-cell>
          <table:table-cell/>
          <table:table-cell office:value-type="float" office:value="0.0604448" calcext:value-type="float">
            <text:p>0.0604448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5n5000wmin15000-1-s70766304-c498902.ukp</text:p>
          </table:table-cell>
          <table:table-cell office:value-type="float" office:value="0.067566" calcext:value-type="float">
            <text:p>0.067566</text:p>
          </table:table-cell>
          <table:table-cell office:value-type="float" office:value="0.08" calcext:value-type="float">
            <text:p>0.08</text:p>
          </table:table-cell>
          <table:table-cell office:value-type="float" office:value="15112" calcext:value-type="float">
            <text:p>15112</text:p>
          </table:table-cell>
          <table:table-cell office:value-type="float" office:value="499067" calcext:value-type="float">
            <text:p>49906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524" calcext:value-type="float">
            <text:p>7524</text:p>
          </table:table-cell>
          <table:table-cell office:value-type="float" office:value="499067" calcext:value-type="float">
            <text:p>499067</text:p>
          </table:table-cell>
          <table:table-cell/>
          <table:table-cell table:formula="of:=(['NO FAILED INSTANCES'.E197]=['NO FAILED INSTANCES'.I197])" office:value-type="boolean" office:boolean-value="true" calcext:value-type="boolean">
            <text:p>TRUE</text:p>
          </table:table-cell>
          <table:table-cell/>
          <table:table-cell office:value-type="float" office:value="0.0603401" calcext:value-type="float">
            <text:p>0.060340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5n5000wmin15000-2-s447284419-c302464.ukp</text:p>
          </table:table-cell>
          <table:table-cell office:value-type="float" office:value="0.0672754" calcext:value-type="float">
            <text:p>0.0672754</text:p>
          </table:table-cell>
          <table:table-cell office:value-type="float" office:value="0.08" calcext:value-type="float">
            <text:p>0.08</text:p>
          </table:table-cell>
          <table:table-cell office:value-type="float" office:value="10752" calcext:value-type="float">
            <text:p>10752</text:p>
          </table:table-cell>
          <table:table-cell office:value-type="float" office:value="302564" calcext:value-type="float">
            <text:p>30256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36" calcext:value-type="float">
            <text:p>5636</text:p>
          </table:table-cell>
          <table:table-cell office:value-type="float" office:value="302564" calcext:value-type="float">
            <text:p>302564</text:p>
          </table:table-cell>
          <table:table-cell/>
          <table:table-cell table:formula="of:=(['NO FAILED INSTANCES'.E198]=['NO FAILED INSTANCES'.I198])" office:value-type="boolean" office:boolean-value="true" calcext:value-type="boolean">
            <text:p>TRUE</text:p>
          </table:table-cell>
          <table:table-cell/>
          <table:table-cell office:value-type="float" office:value="0.0603089" calcext:value-type="float">
            <text:p>0.0603089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5n5000wmin15000-3-s62347307-c109705.ukp</text:p>
          </table:table-cell>
          <table:table-cell office:value-type="float" office:value="0.0666282" calcext:value-type="float">
            <text:p>0.0666282</text:p>
          </table:table-cell>
          <table:table-cell office:value-type="float" office:value="0.08" calcext:value-type="float">
            <text:p>0.08</text:p>
          </table:table-cell>
          <table:table-cell office:value-type="float" office:value="6000" calcext:value-type="float">
            <text:p>6000</text:p>
          </table:table-cell>
          <table:table-cell office:value-type="float" office:value="109740" calcext:value-type="float">
            <text:p>10974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12" calcext:value-type="float">
            <text:p>5612</text:p>
          </table:table-cell>
          <table:table-cell office:value-type="float" office:value="109740" calcext:value-type="float">
            <text:p>109740</text:p>
          </table:table-cell>
          <table:table-cell/>
          <table:table-cell table:formula="of:=(['NO FAILED INSTANCES'.E199]=['NO FAILED INSTANCES'.I199])" office:value-type="boolean" office:boolean-value="true" calcext:value-type="boolean">
            <text:p>TRUE</text:p>
          </table:table-cell>
          <table:table-cell/>
          <table:table-cell office:value-type="float" office:value="0.0602035" calcext:value-type="float">
            <text:p>0.0602035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-5n5000wmin15000-6-s11420633-c379019.ukp</text:p>
          </table:table-cell>
          <table:table-cell office:value-type="float" office:value="0.0800961" calcext:value-type="float">
            <text:p>0.0800961</text:p>
          </table:table-cell>
          <table:table-cell office:value-type="float" office:value="0.09" calcext:value-type="float">
            <text:p>0.09</text:p>
          </table:table-cell>
          <table:table-cell office:value-type="float" office:value="12548" calcext:value-type="float">
            <text:p>12548</text:p>
          </table:table-cell>
          <table:table-cell office:value-type="float" office:value="378924" calcext:value-type="float">
            <text:p>37892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52" calcext:value-type="float">
            <text:p>5652</text:p>
          </table:table-cell>
          <table:table-cell office:value-type="float" office:value="378924" calcext:value-type="float">
            <text:p>378924</text:p>
          </table:table-cell>
          <table:table-cell/>
          <table:table-cell table:formula="of:=(['NO FAILED INSTANCES'.E200]=['NO FAILED INSTANCES'.I200])" office:value-type="boolean" office:boolean-value="true" calcext:value-type="boolean">
            <text:p>TRUE</text:p>
          </table:table-cell>
          <table:table-cell/>
          <table:table-cell office:value-type="float" office:value="0.0601242" calcext:value-type="float">
            <text:p>0.060124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5n5000wmin15000-7-s977973487-c105295.ukp</text:p>
          </table:table-cell>
          <table:table-cell office:value-type="float" office:value="0.0665976" calcext:value-type="float">
            <text:p>0.0665976</text:p>
          </table:table-cell>
          <table:table-cell office:value-type="float" office:value="0.08" calcext:value-type="float">
            <text:p>0.08</text:p>
          </table:table-cell>
          <table:table-cell office:value-type="float" office:value="5920" calcext:value-type="float">
            <text:p>5920</text:p>
          </table:table-cell>
          <table:table-cell office:value-type="float" office:value="105330" calcext:value-type="float">
            <text:p>10533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60" calcext:value-type="float">
            <text:p>5660</text:p>
          </table:table-cell>
          <table:table-cell office:value-type="float" office:value="105330" calcext:value-type="float">
            <text:p>105330</text:p>
          </table:table-cell>
          <table:table-cell/>
          <table:table-cell table:formula="of:=(['NO FAILED INSTANCES'.E201]=['NO FAILED INSTANCES'.I201])" office:value-type="boolean" office:boolean-value="true" calcext:value-type="boolean">
            <text:p>TRUE</text:p>
          </table:table-cell>
          <table:table-cell/>
          <table:table-cell office:value-type="float" office:value="0.0600896" calcext:value-type="float">
            <text:p>0.0600896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-5n5000wmin15000-7-s977973487-c177133.ukp</text:p>
          </table:table-cell>
          <table:table-cell office:value-type="float" office:value="0.0795576" calcext:value-type="float">
            <text:p>0.0795576</text:p>
          </table:table-cell>
          <table:table-cell office:value-type="float" office:value="0.09" calcext:value-type="float">
            <text:p>0.09</text:p>
          </table:table-cell>
          <table:table-cell office:value-type="float" office:value="7464" calcext:value-type="float">
            <text:p>7464</text:p>
          </table:table-cell>
          <table:table-cell office:value-type="float" office:value="177088" calcext:value-type="float">
            <text:p>17708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736" calcext:value-type="float">
            <text:p>5736</text:p>
          </table:table-cell>
          <table:table-cell office:value-type="float" office:value="177088" calcext:value-type="float">
            <text:p>177088</text:p>
          </table:table-cell>
          <table:table-cell/>
          <table:table-cell table:formula="of:=(['NO FAILED INSTANCES'.E202]=['NO FAILED INSTANCES'.I202])" office:value-type="boolean" office:boolean-value="true" calcext:value-type="boolean">
            <text:p>TRUE</text:p>
          </table:table-cell>
          <table:table-cell/>
          <table:table-cell office:value-type="float" office:value="0.0600722" calcext:value-type="float">
            <text:p>0.060072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5n5000wmin15000-8-s709024814-c195149.ukp</text:p>
          </table:table-cell>
          <table:table-cell office:value-type="float" office:value="0.0668989" calcext:value-type="float">
            <text:p>0.0668989</text:p>
          </table:table-cell>
          <table:table-cell office:value-type="float" office:value="0.08" calcext:value-type="float">
            <text:p>0.08</text:p>
          </table:table-cell>
          <table:table-cell office:value-type="float" office:value="8136" calcext:value-type="float">
            <text:p>8136</text:p>
          </table:table-cell>
          <table:table-cell office:value-type="float" office:value="195214" calcext:value-type="float">
            <text:p>19521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280" calcext:value-type="float">
            <text:p>7280</text:p>
          </table:table-cell>
          <table:table-cell office:value-type="float" office:value="195214" calcext:value-type="float">
            <text:p>195214</text:p>
          </table:table-cell>
          <table:table-cell/>
          <table:table-cell table:formula="of:=(['NO FAILED INSTANCES'.E203]=['NO FAILED INSTANCES'.I203])" office:value-type="boolean" office:boolean-value="true" calcext:value-type="boolean">
            <text:p>TRUE</text:p>
          </table:table-cell>
          <table:table-cell/>
          <table:table-cell office:value-type="float" office:value="0.0600641" calcext:value-type="float">
            <text:p>0.060064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-5n5000wmin15000-8-s709024814-c236122.ukp</text:p>
          </table:table-cell>
          <table:table-cell office:value-type="float" office:value="0.0797497" calcext:value-type="float">
            <text:p>0.0797497</text:p>
          </table:table-cell>
          <table:table-cell office:value-type="float" office:value="0.09" calcext:value-type="float">
            <text:p>0.09</text:p>
          </table:table-cell>
          <table:table-cell office:value-type="float" office:value="8928" calcext:value-type="float">
            <text:p>8928</text:p>
          </table:table-cell>
          <table:table-cell office:value-type="float" office:value="236062" calcext:value-type="float">
            <text:p>23606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40" calcext:value-type="float">
            <text:p>5640</text:p>
          </table:table-cell>
          <table:table-cell office:value-type="float" office:value="236062" calcext:value-type="float">
            <text:p>236062</text:p>
          </table:table-cell>
          <table:table-cell/>
          <table:table-cell table:formula="of:=(['NO FAILED INSTANCES'.E204]=['NO FAILED INSTANCES'.I204])" office:value-type="boolean" office:boolean-value="true" calcext:value-type="boolean">
            <text:p>TRUE</text:p>
          </table:table-cell>
          <table:table-cell/>
          <table:table-cell office:value-type="float" office:value="0.0600385" calcext:value-type="float">
            <text:p>0.0600385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-5n5000wmin50000-12-s774429216-c107688.ukp</text:p>
          </table:table-cell>
          <table:table-cell office:value-type="float" office:value="0.0211914" calcext:value-type="float">
            <text:p>0.0211914</text:p>
          </table:table-cell>
          <table:table-cell office:value-type="float" office:value="0.03" calcext:value-type="float">
            <text:p>0.03</text:p>
          </table:table-cell>
          <table:table-cell office:value-type="float" office:value="5720" calcext:value-type="float">
            <text:p>5720</text:p>
          </table:table-cell>
          <table:table-cell office:value-type="float" office:value="107678" calcext:value-type="float">
            <text:p>10767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60" calcext:value-type="float">
            <text:p>5660</text:p>
          </table:table-cell>
          <table:table-cell office:value-type="float" office:value="107678" calcext:value-type="float">
            <text:p>107678</text:p>
          </table:table-cell>
          <table:table-cell/>
          <table:table-cell table:formula="of:=(['NO FAILED INSTANCES'.E205]=['NO FAILED INSTANCES'.I205])" office:value-type="boolean" office:boolean-value="true" calcext:value-type="boolean">
            <text:p>TRUE</text:p>
          </table:table-cell>
          <table:table-cell/>
          <table:table-cell office:value-type="float" office:value="0.0599745" calcext:value-type="float">
            <text:p>0.0599745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-5n5000wmin50000-13-s9506199-c216117.ukp</text:p>
          </table:table-cell>
          <table:table-cell office:value-type="float" office:value="0.0617379" calcext:value-type="float">
            <text:p>0.0617379</text:p>
          </table:table-cell>
          <table:table-cell office:value-type="float" office:value="0.07" calcext:value-type="float">
            <text:p>0.07</text:p>
          </table:table-cell>
          <table:table-cell office:value-type="float" office:value="8200" calcext:value-type="float">
            <text:p>8200</text:p>
          </table:table-cell>
          <table:table-cell office:value-type="float" office:value="216097" calcext:value-type="float">
            <text:p>21609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60" calcext:value-type="float">
            <text:p>5660</text:p>
          </table:table-cell>
          <table:table-cell office:value-type="float" office:value="216097" calcext:value-type="float">
            <text:p>216097</text:p>
          </table:table-cell>
          <table:table-cell/>
          <table:table-cell table:formula="of:=(['NO FAILED INSTANCES'.E206]=['NO FAILED INSTANCES'.I206])" office:value-type="boolean" office:boolean-value="true" calcext:value-type="boolean">
            <text:p>TRUE</text:p>
          </table:table-cell>
          <table:table-cell/>
          <table:table-cell office:value-type="float" office:value="0.0599721" calcext:value-type="float">
            <text:p>0.059972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5n5000wmin50000-13-s9506199-c252272.ukp</text:p>
          </table:table-cell>
          <table:table-cell office:value-type="float" office:value="0.0672705" calcext:value-type="float">
            <text:p>0.0672705</text:p>
          </table:table-cell>
          <table:table-cell office:value-type="float" office:value="0.08" calcext:value-type="float">
            <text:p>0.08</text:p>
          </table:table-cell>
          <table:table-cell office:value-type="float" office:value="9280" calcext:value-type="float">
            <text:p>9280</text:p>
          </table:table-cell>
          <table:table-cell office:value-type="float" office:value="252297" calcext:value-type="float">
            <text:p>25229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60" calcext:value-type="float">
            <text:p>5660</text:p>
          </table:table-cell>
          <table:table-cell office:value-type="float" office:value="252297" calcext:value-type="float">
            <text:p>252297</text:p>
          </table:table-cell>
          <table:table-cell/>
          <table:table-cell table:formula="of:=(['NO FAILED INSTANCES'.E207]=['NO FAILED INSTANCES'.I207])" office:value-type="boolean" office:boolean-value="true" calcext:value-type="boolean">
            <text:p>TRUE</text:p>
          </table:table-cell>
          <table:table-cell/>
          <table:table-cell office:value-type="float" office:value="0.0598397" calcext:value-type="float">
            <text:p>0.0598397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5n5000wmin50000-1-s70766304-c451730.ukp</text:p>
          </table:table-cell>
          <table:table-cell office:value-type="float" office:value="0.155198" calcext:value-type="float">
            <text:p>0.155198</text:p>
          </table:table-cell>
          <table:table-cell office:value-type="float" office:value="0.17" calcext:value-type="float">
            <text:p>0.17</text:p>
          </table:table-cell>
          <table:table-cell office:value-type="float" office:value="13980" calcext:value-type="float">
            <text:p>13980</text:p>
          </table:table-cell>
          <table:table-cell office:value-type="float" office:value="451775" calcext:value-type="float">
            <text:p>45177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44" calcext:value-type="float">
            <text:p>5644</text:p>
          </table:table-cell>
          <table:table-cell office:value-type="float" office:value="451775" calcext:value-type="float">
            <text:p>451775</text:p>
          </table:table-cell>
          <table:table-cell/>
          <table:table-cell table:formula="of:=(['NO FAILED INSTANCES'.E208]=['NO FAILED INSTANCES'.I208])" office:value-type="boolean" office:boolean-value="true" calcext:value-type="boolean">
            <text:p>TRUE</text:p>
          </table:table-cell>
          <table:table-cell/>
          <table:table-cell office:value-type="float" office:value="0.0596382" calcext:value-type="float">
            <text:p>0.059638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5n5000wmin50000-5-s948827585-c254952.ukp</text:p>
          </table:table-cell>
          <table:table-cell office:value-type="float" office:value="0.0674971" calcext:value-type="float">
            <text:p>0.0674971</text:p>
          </table:table-cell>
          <table:table-cell office:value-type="float" office:value="0.08" calcext:value-type="float">
            <text:p>0.08</text:p>
          </table:table-cell>
          <table:table-cell office:value-type="float" office:value="9208" calcext:value-type="float">
            <text:p>9208</text:p>
          </table:table-cell>
          <table:table-cell office:value-type="float" office:value="254977" calcext:value-type="float">
            <text:p>25497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704" calcext:value-type="float">
            <text:p>5704</text:p>
          </table:table-cell>
          <table:table-cell office:value-type="float" office:value="254977" calcext:value-type="float">
            <text:p>254977</text:p>
          </table:table-cell>
          <table:table-cell/>
          <table:table-cell table:formula="of:=(['NO FAILED INSTANCES'.E209]=['NO FAILED INSTANCES'.I209])" office:value-type="boolean" office:boolean-value="true" calcext:value-type="boolean">
            <text:p>TRUE</text:p>
          </table:table-cell>
          <table:table-cell/>
          <table:table-cell office:value-type="float" office:value="0.0596371" calcext:value-type="float">
            <text:p>0.059637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-5n5000wmin10000-11-s243485145-c434891.ukp</text:p>
          </table:table-cell>
          <table:table-cell office:value-type="float" office:value="0.0601242" calcext:value-type="float">
            <text:p>0.0601242</text:p>
          </table:table-cell>
          <table:table-cell office:value-type="float" office:value="0.07" calcext:value-type="float">
            <text:p>0.07</text:p>
          </table:table-cell>
          <table:table-cell office:value-type="float" office:value="13736" calcext:value-type="float">
            <text:p>13736</text:p>
          </table:table-cell>
          <table:table-cell office:value-type="float" office:value="434746" calcext:value-type="float">
            <text:p>43474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5644" calcext:value-type="float">
            <text:p>5644</text:p>
          </table:table-cell>
          <table:table-cell office:value-type="float" office:value="434746" calcext:value-type="float">
            <text:p>434746</text:p>
          </table:table-cell>
          <table:table-cell/>
          <table:table-cell table:formula="of:=(['NO FAILED INSTANCES'.E210]=['NO FAILED INSTANCES'.I210])" office:value-type="boolean" office:boolean-value="true" calcext:value-type="boolean">
            <text:p>TRUE</text:p>
          </table:table-cell>
          <table:table-cell/>
          <table:table-cell office:value-type="float" office:value="0.0594734" calcext:value-type="float">
            <text:p>0.059473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-5n5000wmin15000-10-s73800249-c237130.ukp</text:p>
          </table:table-cell>
          <table:table-cell office:value-type="float" office:value="0.0798445" calcext:value-type="float">
            <text:p>0.0798445</text:p>
          </table:table-cell>
          <table:table-cell office:value-type="float" office:value="0.09" calcext:value-type="float">
            <text:p>0.09</text:p>
          </table:table-cell>
          <table:table-cell office:value-type="float" office:value="8988" calcext:value-type="float">
            <text:p>8988</text:p>
          </table:table-cell>
          <table:table-cell office:value-type="float" office:value="237070" calcext:value-type="float">
            <text:p>23707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5628" calcext:value-type="float">
            <text:p>5628</text:p>
          </table:table-cell>
          <table:table-cell office:value-type="float" office:value="237070" calcext:value-type="float">
            <text:p>237070</text:p>
          </table:table-cell>
          <table:table-cell/>
          <table:table-cell table:formula="of:=(['NO FAILED INSTANCES'.E211]=['NO FAILED INSTANCES'.I211])" office:value-type="boolean" office:boolean-value="true" calcext:value-type="boolean">
            <text:p>TRUE</text:p>
          </table:table-cell>
          <table:table-cell/>
          <table:table-cell office:value-type="float" office:value="0.0593673" calcext:value-type="float">
            <text:p>0.059367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5n5000wmin50000-14-s859243264-c200126.ukp</text:p>
          </table:table-cell>
          <table:table-cell office:value-type="float" office:value="0.0450101" calcext:value-type="float">
            <text:p>0.0450101</text:p>
          </table:table-cell>
          <table:table-cell office:value-type="float" office:value="0.05" calcext:value-type="float">
            <text:p>0.05</text:p>
          </table:table-cell>
          <table:table-cell office:value-type="float" office:value="7932" calcext:value-type="float">
            <text:p>7932</text:p>
          </table:table-cell>
          <table:table-cell office:value-type="float" office:value="200146" calcext:value-type="float">
            <text:p>20014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5656" calcext:value-type="float">
            <text:p>5656</text:p>
          </table:table-cell>
          <table:table-cell office:value-type="float" office:value="200146" calcext:value-type="float">
            <text:p>200146</text:p>
          </table:table-cell>
          <table:table-cell/>
          <table:table-cell table:formula="of:=(['NO FAILED INSTANCES'.E212]=['NO FAILED INSTANCES'.I212])" office:value-type="boolean" office:boolean-value="true" calcext:value-type="boolean">
            <text:p>TRUE</text:p>
          </table:table-cell>
          <table:table-cell/>
          <table:table-cell office:value-type="float" office:value="0.0593051" calcext:value-type="float">
            <text:p>0.059305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a-5n10000wmin110000-0-s991135297-c113647.ukp</text:p>
          </table:table-cell>
          <table:table-cell office:value-type="float" office:value="0.00133853" calcext:value-type="float">
            <text:p>0.00133853</text:p>
          </table:table-cell>
          <table:table-cell office:value-type="float" office:value="0.02" calcext:value-type="float">
            <text:p>0.02</text:p>
          </table:table-cell>
          <table:table-cell office:value-type="float" office:value="5656" calcext:value-type="float">
            <text:p>5656</text:p>
          </table:table-cell>
          <table:table-cell office:value-type="float" office:value="113642" calcext:value-type="float">
            <text:p>113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2" calcext:value-type="float">
            <text:p>5512</text:p>
          </table:table-cell>
          <table:table-cell office:value-type="float" office:value="113642" calcext:value-type="float">
            <text:p>113642</text:p>
          </table:table-cell>
          <table:table-cell/>
          <table:table-cell table:formula="of:=(['NO FAILED INSTANCES'.E213]=['NO FAILED INSTANCES'.I213])" office:value-type="boolean" office:boolean-value="true" calcext:value-type="boolean">
            <text:p>TRUE</text:p>
          </table:table-cell>
          <table:table-cell/>
          <table:table-cell office:value-type="float" office:value="0.0592366" calcext:value-type="float">
            <text:p>0.0592366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table:number-columns-repeated="2"/>
          <table:table-cell table:formula="of:=SUM(['NO FAILED INSTANCES'.C2:.C213])" office:value-type="float" office:value="30.84" calcext:value-type="float">
            <text:p>30.84</text:p>
          </table:table-cell>
          <table:table-cell table:number-columns-repeated="2"/>
          <table:table-cell table:formula="of:=SUM(['NO FAILED INSTANCES'.F2:.F213])" office:value-type="float" office:value="2331.18641000001" calcext:value-type="float">
            <text:p>2331.18641</text:p>
          </table:table-cell>
          <table:table-cell table:number-columns-repeated="4"/>
          <table:table-cell table:style-name="Default" table:formula="of:=SUM(['NO FAILED INSTANCES'.K2:.K213])" office:value-type="float" office:value="212" calcext:value-type="float">
            <text:p>212</text:p>
          </table:table-cell>
          <table:table-cell/>
          <table:table-cell office:value-type="float" office:value="0.0591211" calcext:value-type="float">
            <text:p>0.059121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73613" calcext:value-type="float">
            <text:p>0.047361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61205" calcext:value-type="float">
            <text:p>0.046120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60645" calcext:value-type="float">
            <text:p>0.046064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9876" calcext:value-type="float">
            <text:p>0.045987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9153" calcext:value-type="float">
            <text:p>0.045915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8563" calcext:value-type="float">
            <text:p>0.045856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7562" calcext:value-type="float">
            <text:p>0.045756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7471" calcext:value-type="float">
            <text:p>0.045747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7348" calcext:value-type="float">
            <text:p>0.045734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7327" calcext:value-type="float">
            <text:p>0.045732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6771" calcext:value-type="float">
            <text:p>0.045677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3462" calcext:value-type="float">
            <text:p>0.045346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3151" calcext:value-type="float">
            <text:p>0.045315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2711" calcext:value-type="float">
            <text:p>0.045271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2254" calcext:value-type="float">
            <text:p>0.045225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2056" calcext:value-type="float">
            <text:p>0.045205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2055" calcext:value-type="float">
            <text:p>0.045205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1202" calcext:value-type="float">
            <text:p>0.045120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0557" calcext:value-type="float">
            <text:p>0.045055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50101" calcext:value-type="float">
            <text:p>0.045010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49901" calcext:value-type="float">
            <text:p>0.044990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4967" calcext:value-type="float">
            <text:p>0.04496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48339" calcext:value-type="float">
            <text:p>0.044833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48315" calcext:value-type="float">
            <text:p>0.044831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48298" calcext:value-type="float">
            <text:p>0.044829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20281" calcext:value-type="float">
            <text:p>0.042028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17226" calcext:value-type="float">
            <text:p>0.041722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416319" calcext:value-type="float">
            <text:p>0.041631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26746" calcext:value-type="float">
            <text:p>0.026746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213277" calcext:value-type="float">
            <text:p>0.021327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213042" calcext:value-type="float">
            <text:p>0.021304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212342" calcext:value-type="float">
            <text:p>0.021234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211914" calcext:value-type="float">
            <text:p>0.021191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0167353" calcext:value-type="float">
            <text:p>0.0016735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0166738" calcext:value-type="float">
            <text:p>0.0016673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0158408" calcext:value-type="float">
            <text:p>0.0015840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0155382" calcext:value-type="float">
            <text:p>0.0015538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0154709" calcext:value-type="float">
            <text:p>0.0015470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0154581" calcext:value-type="float">
            <text:p>0.0015458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0154027" calcext:value-type="float">
            <text:p>0.0015402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0146276" calcext:value-type="float">
            <text:p>0.0014627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0146021" calcext:value-type="float">
            <text:p>0.0014602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office:value-type="float" office:value="0.00133853" calcext:value-type="float">
            <text:p>0.00133853</text:p>
          </table:table-cell>
          <table:table-cell office:value-type="float" office:value="0.02" calcext:value-type="float">
            <text:p>0.02</text:p>
          </table:table-cell>
        </table:table-row>
      </table:table>
      <table:table table:name="NO FAILED NO EXTREME CASES" table:style-name="ta1">
        <table:shapes>
          <draw:frame draw:z-index="0" draw:style-name="gr1" draw:text-style-name="P1" svg:width="159.99mm" svg:height="89.99mm" svg:x="264.95mm" svg:y="2.01mm">
            <draw:object draw:notify-on-update-of-ranges="'NO FAILED NO EXTREME CASES'.B1:'NO FAILED NO EXTREME CASES'.B1 'NO FAILED NO EXTREME CASES'.B2:'NO FAILED NO EXTREME CASES'.B55 'NO FAILED NO EXTREME CASES'.F1:'NO FAILED NO EXTREME CASES'.F1 'NO FAILED NO EXTREME CASES'.F2:'NO FAILED NO EXTREME CASES'.F5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10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/>
          <table:table-cell table:style-name="Default" office:value-type="string" calcext:value-type="string">
            <text:p>Solutions Agree?</text:p>
          </table:table-cell>
        </table:table-row>
        <table:table-row table:style-name="ro1">
          <table:table-cell office:value-type="string" calcext:value-type="string">
            <text:p>a5n10000wmin10000-16-s512981835-c346784.ukp</text:p>
          </table:table-cell>
          <table:table-cell office:value-type="float" office:value="0.0914752" calcext:value-type="float">
            <text:p>0.0914752</text:p>
          </table:table-cell>
          <table:table-cell office:value-type="float" office:value="0.11" calcext:value-type="float">
            <text:p>0.11</text:p>
          </table:table-cell>
          <table:table-cell office:value-type="float" office:value="11756" calcext:value-type="float">
            <text:p>11756</text:p>
          </table:table-cell>
          <table:table-cell office:value-type="float" office:value="346954" calcext:value-type="float">
            <text:p>34695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572" calcext:value-type="float">
            <text:p>7572</text:p>
          </table:table-cell>
          <table:table-cell office:value-type="float" office:value="346954" calcext:value-type="float">
            <text:p>346954</text:p>
          </table:table-cell>
          <table:table-cell/>
          <table:table-cell table:formula="of:=(['NO FAILED NO EXTREME CASES'.E2]=['NO FAILED NO EXTREME CASES'.I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9-s651952263-c398229.ukp</text:p>
          </table:table-cell>
          <table:table-cell office:value-type="float" office:value="0.0908506" calcext:value-type="float">
            <text:p>0.0908506</text:p>
          </table:table-cell>
          <table:table-cell office:value-type="float" office:value="0.11" calcext:value-type="float">
            <text:p>0.11</text:p>
          </table:table-cell>
          <table:table-cell office:value-type="float" office:value="12836" calcext:value-type="float">
            <text:p>12836</text:p>
          </table:table-cell>
          <table:table-cell office:value-type="float" office:value="398424" calcext:value-type="float">
            <text:p>39842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104" calcext:value-type="float">
            <text:p>8104</text:p>
          </table:table-cell>
          <table:table-cell office:value-type="float" office:value="398424" calcext:value-type="float">
            <text:p>398424</text:p>
          </table:table-cell>
          <table:table-cell/>
          <table:table-cell table:formula="of:=(['NO FAILED NO EXTREME CASES'.E3]=['NO FAILED NO EXTREME CASES'.I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-s70766304-c136070.ukp</text:p>
          </table:table-cell>
          <table:table-cell office:value-type="float" office:value="0.090052" calcext:value-type="float">
            <text:p>0.090052</text:p>
          </table:table-cell>
          <table:table-cell office:value-type="float" office:value="0.11" calcext:value-type="float">
            <text:p>0.11</text:p>
          </table:table-cell>
          <table:table-cell office:value-type="float" office:value="6748" calcext:value-type="float">
            <text:p>6748</text:p>
          </table:table-cell>
          <table:table-cell office:value-type="float" office:value="136135" calcext:value-type="float">
            <text:p>13613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56" calcext:value-type="float">
            <text:p>6056</text:p>
          </table:table-cell>
          <table:table-cell office:value-type="float" office:value="136135" calcext:value-type="float">
            <text:p>136135</text:p>
          </table:table-cell>
          <table:table-cell/>
          <table:table-cell table:formula="of:=(['NO FAILED NO EXTREME CASES'.E4]=['NO FAILED NO EXTREME CASES'.I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2-s447284419-c103967.ukp</text:p>
          </table:table-cell>
          <table:table-cell office:value-type="float" office:value="0.127712" calcext:value-type="float">
            <text:p>0.127712</text:p>
          </table:table-cell>
          <table:table-cell office:value-type="float" office:value="0.18" calcext:value-type="float">
            <text:p>0.18</text:p>
          </table:table-cell>
          <table:table-cell office:value-type="float" office:value="5968" calcext:value-type="float">
            <text:p>5968</text:p>
          </table:table-cell>
          <table:table-cell office:value-type="float" office:value="104017" calcext:value-type="float">
            <text:p>10401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76" calcext:value-type="float">
            <text:p>6176</text:p>
          </table:table-cell>
          <table:table-cell office:value-type="float" office:value="104017" calcext:value-type="float">
            <text:p>104017</text:p>
          </table:table-cell>
          <table:table-cell/>
          <table:table-cell table:formula="of:=(['NO FAILED NO EXTREME CASES'.E5]=['NO FAILED NO EXTREME CASES'.I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3-s62347307-c417972.ukp</text:p>
          </table:table-cell>
          <table:table-cell office:value-type="float" office:value="0.0909812" calcext:value-type="float">
            <text:p>0.0909812</text:p>
          </table:table-cell>
          <table:table-cell office:value-type="float" office:value="0.11" calcext:value-type="float">
            <text:p>0.11</text:p>
          </table:table-cell>
          <table:table-cell office:value-type="float" office:value="13364" calcext:value-type="float">
            <text:p>13364</text:p>
          </table:table-cell>
          <table:table-cell office:value-type="float" office:value="418177" calcext:value-type="float">
            <text:p>41817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36" calcext:value-type="float">
            <text:p>6036</text:p>
          </table:table-cell>
          <table:table-cell office:value-type="float" office:value="418177" calcext:value-type="float">
            <text:p>418177</text:p>
          </table:table-cell>
          <table:table-cell/>
          <table:table-cell table:formula="of:=(['NO FAILED NO EXTREME CASES'.E6]=['NO FAILED NO EXTREME CASES'.I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4-s115999589-c494073.ukp</text:p>
          </table:table-cell>
          <table:table-cell office:value-type="float" office:value="0.0906006" calcext:value-type="float">
            <text:p>0.0906006</text:p>
          </table:table-cell>
          <table:table-cell office:value-type="float" office:value="0.11" calcext:value-type="float">
            <text:p>0.11</text:p>
          </table:table-cell>
          <table:table-cell office:value-type="float" office:value="15180" calcext:value-type="float">
            <text:p>15180</text:p>
          </table:table-cell>
          <table:table-cell office:value-type="float" office:value="494318" calcext:value-type="float">
            <text:p>49431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68" calcext:value-type="float">
            <text:p>6168</text:p>
          </table:table-cell>
          <table:table-cell office:value-type="float" office:value="494318" calcext:value-type="float">
            <text:p>494318</text:p>
          </table:table-cell>
          <table:table-cell/>
          <table:table-cell table:formula="of:=(['NO FAILED NO EXTREME CASES'.E7]=['NO FAILED NO EXTREME CASES'.I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7-s977973487-c291407.ukp</text:p>
          </table:table-cell>
          <table:table-cell office:value-type="float" office:value="0.0902394" calcext:value-type="float">
            <text:p>0.0902394</text:p>
          </table:table-cell>
          <table:table-cell office:value-type="float" office:value="0.11" calcext:value-type="float">
            <text:p>0.11</text:p>
          </table:table-cell>
          <table:table-cell office:value-type="float" office:value="10396" calcext:value-type="float">
            <text:p>10396</text:p>
          </table:table-cell>
          <table:table-cell office:value-type="float" office:value="291552" calcext:value-type="float">
            <text:p>29155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48" calcext:value-type="float">
            <text:p>6148</text:p>
          </table:table-cell>
          <table:table-cell office:value-type="float" office:value="291552" calcext:value-type="float">
            <text:p>291552</text:p>
          </table:table-cell>
          <table:table-cell/>
          <table:table-cell table:formula="of:=(['NO FAILED NO EXTREME CASES'.E8]=['NO FAILED NO EXTREME CASES'.I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8-s709024814-c117269.ukp</text:p>
          </table:table-cell>
          <table:table-cell office:value-type="float" office:value="0.0909417" calcext:value-type="float">
            <text:p>0.0909417</text:p>
          </table:table-cell>
          <table:table-cell office:value-type="float" office:value="0.11" calcext:value-type="float">
            <text:p>0.11</text:p>
          </table:table-cell>
          <table:table-cell office:value-type="float" office:value="6360" calcext:value-type="float">
            <text:p>6360</text:p>
          </table:table-cell>
          <table:table-cell office:value-type="float" office:value="117324" calcext:value-type="float">
            <text:p>11732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80" calcext:value-type="float">
            <text:p>6180</text:p>
          </table:table-cell>
          <table:table-cell office:value-type="float" office:value="117324" calcext:value-type="float">
            <text:p>117324</text:p>
          </table:table-cell>
          <table:table-cell/>
          <table:table-cell table:formula="of:=(['NO FAILED NO EXTREME CASES'.E9]=['NO FAILED NO EXTREME CASES'.I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9-s352825221-c105006.ukp</text:p>
          </table:table-cell>
          <table:table-cell office:value-type="float" office:value="0.0917535" calcext:value-type="float">
            <text:p>0.0917535</text:p>
          </table:table-cell>
          <table:table-cell office:value-type="float" office:value="0.11" calcext:value-type="float">
            <text:p>0.11</text:p>
          </table:table-cell>
          <table:table-cell office:value-type="float" office:value="5848" calcext:value-type="float">
            <text:p>5848</text:p>
          </table:table-cell>
          <table:table-cell office:value-type="float" office:value="105056" calcext:value-type="float">
            <text:p>10505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368" calcext:value-type="float">
            <text:p>7368</text:p>
          </table:table-cell>
          <table:table-cell office:value-type="float" office:value="105056" calcext:value-type="float">
            <text:p>105056</text:p>
          </table:table-cell>
          <table:table-cell/>
          <table:table-cell table:formula="of:=(['NO FAILED NO EXTREME CASES'.E10]=['NO FAILED NO EXTREME CASES'.I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1-s70766304-c175492.ukp</text:p>
          </table:table-cell>
          <table:table-cell office:value-type="float" office:value="0.16602" calcext:value-type="float">
            <text:p>0.16602</text:p>
          </table:table-cell>
          <table:table-cell office:value-type="float" office:value="0.19" calcext:value-type="float">
            <text:p>0.19</text:p>
          </table:table-cell>
          <table:table-cell office:value-type="float" office:value="7344" calcext:value-type="float">
            <text:p>7344</text:p>
          </table:table-cell>
          <table:table-cell office:value-type="float" office:value="175477" calcext:value-type="float">
            <text:p>17547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116" calcext:value-type="float">
            <text:p>7116</text:p>
          </table:table-cell>
          <table:table-cell office:value-type="float" office:value="175477" calcext:value-type="float">
            <text:p>175477</text:p>
          </table:table-cell>
          <table:table-cell/>
          <table:table-cell table:formula="of:=(['NO FAILED NO EXTREME CASES'.E11]=['NO FAILED NO EXTREME CASES'.I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6-s11420633-c406123.ukp</text:p>
          </table:table-cell>
          <table:table-cell office:value-type="float" office:value="0.443402" calcext:value-type="float">
            <text:p>0.443402</text:p>
          </table:table-cell>
          <table:table-cell office:value-type="float" office:value="0.46" calcext:value-type="float">
            <text:p>0.46</text:p>
          </table:table-cell>
          <table:table-cell office:value-type="float" office:value="12644" calcext:value-type="float">
            <text:p>12644</text:p>
          </table:table-cell>
          <table:table-cell office:value-type="float" office:value="406163" calcext:value-type="float">
            <text:p>40616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336" calcext:value-type="float">
            <text:p>7336</text:p>
          </table:table-cell>
          <table:table-cell office:value-type="float" office:value="406163" calcext:value-type="float">
            <text:p>406163</text:p>
          </table:table-cell>
          <table:table-cell/>
          <table:table-cell table:formula="of:=(['NO FAILED NO EXTREME CASES'.E12]=['NO FAILED NO EXTREME CASES'.I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0-s991135297-c491503.ukp</text:p>
          </table:table-cell>
          <table:table-cell office:value-type="float" office:value="0.0916315" calcext:value-type="float">
            <text:p>0.0916315</text:p>
          </table:table-cell>
          <table:table-cell office:value-type="float" office:value="0.11" calcext:value-type="float">
            <text:p>0.11</text:p>
          </table:table-cell>
          <table:table-cell office:value-type="float" office:value="14988" calcext:value-type="float">
            <text:p>14988</text:p>
          </table:table-cell>
          <table:table-cell office:value-type="float" office:value="491748" calcext:value-type="float">
            <text:p>49174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148" calcext:value-type="float">
            <text:p>6148</text:p>
          </table:table-cell>
          <table:table-cell office:value-type="float" office:value="491748" calcext:value-type="float">
            <text:p>491748</text:p>
          </table:table-cell>
          <table:table-cell/>
          <table:table-cell table:formula="of:=(['NO FAILED NO EXTREME CASES'.E13]=['NO FAILED NO EXTREME CASES'.I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0-s73800249-c298020.ukp</text:p>
          </table:table-cell>
          <table:table-cell office:value-type="float" office:value="0.0909591" calcext:value-type="float">
            <text:p>0.0909591</text:p>
          </table:table-cell>
          <table:table-cell office:value-type="float" office:value="0.11" calcext:value-type="float">
            <text:p>0.11</text:p>
          </table:table-cell>
          <table:table-cell office:value-type="float" office:value="10596" calcext:value-type="float">
            <text:p>10596</text:p>
          </table:table-cell>
          <table:table-cell office:value-type="float" office:value="298165" calcext:value-type="float">
            <text:p>29816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092" calcext:value-type="float">
            <text:p>7092</text:p>
          </table:table-cell>
          <table:table-cell office:value-type="float" office:value="298165" calcext:value-type="float">
            <text:p>298165</text:p>
          </table:table-cell>
          <table:table-cell/>
          <table:table-cell table:formula="of:=(['NO FAILED NO EXTREME CASES'.E14]=['NO FAILED NO EXTREME CASES'.I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3-s9506199-c185427.ukp</text:p>
          </table:table-cell>
          <table:table-cell office:value-type="float" office:value="0.0903825" calcext:value-type="float">
            <text:p>0.0903825</text:p>
          </table:table-cell>
          <table:table-cell office:value-type="float" office:value="0.11" calcext:value-type="float">
            <text:p>0.11</text:p>
          </table:table-cell>
          <table:table-cell office:value-type="float" office:value="7996" calcext:value-type="float">
            <text:p>7996</text:p>
          </table:table-cell>
          <table:table-cell office:value-type="float" office:value="185517" calcext:value-type="float">
            <text:p>18551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208" calcext:value-type="float">
            <text:p>6208</text:p>
          </table:table-cell>
          <table:table-cell office:value-type="float" office:value="185517" calcext:value-type="float">
            <text:p>185517</text:p>
          </table:table-cell>
          <table:table-cell/>
          <table:table-cell table:formula="of:=(['NO FAILED NO EXTREME CASES'.E15]=['NO FAILED NO EXTREME CASES'.I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16-s512981835-c276186.ukp</text:p>
          </table:table-cell>
          <table:table-cell office:value-type="float" office:value="0.158555" calcext:value-type="float">
            <text:p>0.158555</text:p>
          </table:table-cell>
          <table:table-cell office:value-type="float" office:value="0.18" calcext:value-type="float">
            <text:p>0.18</text:p>
          </table:table-cell>
          <table:table-cell office:value-type="float" office:value="9844" calcext:value-type="float">
            <text:p>9844</text:p>
          </table:table-cell>
          <table:table-cell office:value-type="float" office:value="276116" calcext:value-type="float">
            <text:p>27611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12" calcext:value-type="float">
            <text:p>7712</text:p>
          </table:table-cell>
          <table:table-cell office:value-type="float" office:value="276116" calcext:value-type="float">
            <text:p>276116</text:p>
          </table:table-cell>
          <table:table-cell/>
          <table:table-cell table:formula="of:=(['NO FAILED NO EXTREME CASES'.E16]=['NO FAILED NO EXTREME CASES'.I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7-s494734462-c271324.ukp</text:p>
          </table:table-cell>
          <table:table-cell office:value-type="float" office:value="0.0942526" calcext:value-type="float">
            <text:p>0.0942526</text:p>
          </table:table-cell>
          <table:table-cell office:value-type="float" office:value="0.11" calcext:value-type="float">
            <text:p>0.11</text:p>
          </table:table-cell>
          <table:table-cell office:value-type="float" office:value="9764" calcext:value-type="float">
            <text:p>9764</text:p>
          </table:table-cell>
          <table:table-cell office:value-type="float" office:value="271459" calcext:value-type="float">
            <text:p>27145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212" calcext:value-type="float">
            <text:p>6212</text:p>
          </table:table-cell>
          <table:table-cell office:value-type="float" office:value="271459" calcext:value-type="float">
            <text:p>271459</text:p>
          </table:table-cell>
          <table:table-cell/>
          <table:table-cell table:formula="of:=(['NO FAILED NO EXTREME CASES'.E17]=['NO FAILED NO EXTREME CASES'.I1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8-s331104176-c311783.ukp</text:p>
          </table:table-cell>
          <table:table-cell office:value-type="float" office:value="0.0904815" calcext:value-type="float">
            <text:p>0.0904815</text:p>
          </table:table-cell>
          <table:table-cell office:value-type="float" office:value="0.11" calcext:value-type="float">
            <text:p>0.11</text:p>
          </table:table-cell>
          <table:table-cell office:value-type="float" office:value="10764" calcext:value-type="float">
            <text:p>10764</text:p>
          </table:table-cell>
          <table:table-cell office:value-type="float" office:value="311938" calcext:value-type="float">
            <text:p>31193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840" calcext:value-type="float">
            <text:p>7840</text:p>
          </table:table-cell>
          <table:table-cell office:value-type="float" office:value="311938" calcext:value-type="float">
            <text:p>311938</text:p>
          </table:table-cell>
          <table:table-cell/>
          <table:table-cell table:formula="of:=(['NO FAILED NO EXTREME CASES'.E18]=['NO FAILED NO EXTREME CASES'.I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19-s651952263-c138368.ukp</text:p>
          </table:table-cell>
          <table:table-cell office:value-type="float" office:value="0.157614" calcext:value-type="float">
            <text:p>0.157614</text:p>
          </table:table-cell>
          <table:table-cell office:value-type="float" office:value="0.18" calcext:value-type="float">
            <text:p>0.18</text:p>
          </table:table-cell>
          <table:table-cell office:value-type="float" office:value="6652" calcext:value-type="float">
            <text:p>6652</text:p>
          </table:table-cell>
          <table:table-cell office:value-type="float" office:value="138333" calcext:value-type="float">
            <text:p>13833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092" calcext:value-type="float">
            <text:p>7092</text:p>
          </table:table-cell>
          <table:table-cell office:value-type="float" office:value="138333" calcext:value-type="float">
            <text:p>138333</text:p>
          </table:table-cell>
          <table:table-cell/>
          <table:table-cell table:formula="of:=(['NO FAILED NO EXTREME CASES'.E19]=['NO FAILED NO EXTREME CASES'.I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1-s70766304-c217827.ukp</text:p>
          </table:table-cell>
          <table:table-cell office:value-type="float" office:value="0.157684" calcext:value-type="float">
            <text:p>0.157684</text:p>
          </table:table-cell>
          <table:table-cell office:value-type="float" office:value="0.18" calcext:value-type="float">
            <text:p>0.18</text:p>
          </table:table-cell>
          <table:table-cell office:value-type="float" office:value="8764" calcext:value-type="float">
            <text:p>8764</text:p>
          </table:table-cell>
          <table:table-cell office:value-type="float" office:value="217772" calcext:value-type="float">
            <text:p>21777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180" calcext:value-type="float">
            <text:p>6180</text:p>
          </table:table-cell>
          <table:table-cell office:value-type="float" office:value="217772" calcext:value-type="float">
            <text:p>217772</text:p>
          </table:table-cell>
          <table:table-cell/>
          <table:table-cell table:formula="of:=(['NO FAILED NO EXTREME CASES'.E20]=['NO FAILED NO EXTREME CASES'.I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5-s948827585-c158589.ukp</text:p>
          </table:table-cell>
          <table:table-cell office:value-type="float" office:value="0.0904503" calcext:value-type="float">
            <text:p>0.0904503</text:p>
          </table:table-cell>
          <table:table-cell office:value-type="float" office:value="0.11" calcext:value-type="float">
            <text:p>0.11</text:p>
          </table:table-cell>
          <table:table-cell office:value-type="float" office:value="7316" calcext:value-type="float">
            <text:p>7316</text:p>
          </table:table-cell>
          <table:table-cell office:value-type="float" office:value="158664" calcext:value-type="float">
            <text:p>15866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320" calcext:value-type="float">
            <text:p>7320</text:p>
          </table:table-cell>
          <table:table-cell office:value-type="float" office:value="158664" calcext:value-type="float">
            <text:p>158664</text:p>
          </table:table-cell>
          <table:table-cell/>
          <table:table-cell table:formula="of:=(['NO FAILED NO EXTREME CASES'.E21]=['NO FAILED NO EXTREME CASES'.I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6-s11420633-c475515.ukp</text:p>
          </table:table-cell>
          <table:table-cell office:value-type="float" office:value="0.0913435" calcext:value-type="float">
            <text:p>0.0913435</text:p>
          </table:table-cell>
          <table:table-cell office:value-type="float" office:value="0.11" calcext:value-type="float">
            <text:p>0.11</text:p>
          </table:table-cell>
          <table:table-cell office:value-type="float" office:value="14672" calcext:value-type="float">
            <text:p>14672</text:p>
          </table:table-cell>
          <table:table-cell office:value-type="float" office:value="475750" calcext:value-type="float">
            <text:p>47575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088" calcext:value-type="float">
            <text:p>6088</text:p>
          </table:table-cell>
          <table:table-cell office:value-type="float" office:value="475750" calcext:value-type="float">
            <text:p>475750</text:p>
          </table:table-cell>
          <table:table-cell/>
          <table:table-cell table:formula="of:=(['NO FAILED NO EXTREME CASES'.E22]=['NO FAILED NO EXTREME CASES'.I2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2-s447284419-c358512.ukp</text:p>
          </table:table-cell>
          <table:table-cell office:value-type="float" office:value="0.166448" calcext:value-type="float">
            <text:p>0.166448</text:p>
          </table:table-cell>
          <table:table-cell office:value-type="float" office:value="0.19" calcext:value-type="float">
            <text:p>0.19</text:p>
          </table:table-cell>
          <table:table-cell office:value-type="float" office:value="11304" calcext:value-type="float">
            <text:p>11304</text:p>
          </table:table-cell>
          <table:table-cell office:value-type="float" office:value="358497" calcext:value-type="float">
            <text:p>35849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088" calcext:value-type="float">
            <text:p>6088</text:p>
          </table:table-cell>
          <table:table-cell office:value-type="float" office:value="358497" calcext:value-type="float">
            <text:p>358497</text:p>
          </table:table-cell>
          <table:table-cell/>
          <table:table-cell table:formula="of:=(['NO FAILED NO EXTREME CASES'.E23]=['NO FAILED NO EXTREME CASES'.I2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0-s991135297-c116103.ukp</text:p>
          </table:table-cell>
          <table:table-cell office:value-type="float" office:value="0.0837931" calcext:value-type="float">
            <text:p>0.0837931</text:p>
          </table:table-cell>
          <table:table-cell office:value-type="float" office:value="0.1" calcext:value-type="float">
            <text:p>0.1</text:p>
          </table:table-cell>
          <table:table-cell office:value-type="float" office:value="5896" calcext:value-type="float">
            <text:p>5896</text:p>
          </table:table-cell>
          <table:table-cell office:value-type="float" office:value="116093" calcext:value-type="float">
            <text:p>11609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096" calcext:value-type="float">
            <text:p>7096</text:p>
          </table:table-cell>
          <table:table-cell office:value-type="float" office:value="116093" calcext:value-type="float">
            <text:p>116093</text:p>
          </table:table-cell>
          <table:table-cell/>
          <table:table-cell table:formula="of:=(['NO FAILED NO EXTREME CASES'.E24]=['NO FAILED NO EXTREME CASES'.I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15-s705610326-c477133.ukp</text:p>
          </table:table-cell>
          <table:table-cell office:value-type="float" office:value="0.490993" calcext:value-type="float">
            <text:p>0.490993</text:p>
          </table:table-cell>
          <table:table-cell office:value-type="float" office:value="0.51" calcext:value-type="float">
            <text:p>0.51</text:p>
          </table:table-cell>
          <table:table-cell office:value-type="float" office:value="14480" calcext:value-type="float">
            <text:p>14480</text:p>
          </table:table-cell>
          <table:table-cell office:value-type="float" office:value="477093" calcext:value-type="float">
            <text:p>47709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256" calcext:value-type="float">
            <text:p>6256</text:p>
          </table:table-cell>
          <table:table-cell office:value-type="float" office:value="477093" calcext:value-type="float">
            <text:p>477093</text:p>
          </table:table-cell>
          <table:table-cell/>
          <table:table-cell table:formula="of:=(['NO FAILED NO EXTREME CASES'.E25]=['NO FAILED NO EXTREME CASES'.I2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18-s331104176-c155424.ukp</text:p>
          </table:table-cell>
          <table:table-cell office:value-type="float" office:value="0.0905522" calcext:value-type="float">
            <text:p>0.0905522</text:p>
          </table:table-cell>
          <table:table-cell office:value-type="float" office:value="0.11" calcext:value-type="float">
            <text:p>0.11</text:p>
          </table:table-cell>
          <table:table-cell office:value-type="float" office:value="7032" calcext:value-type="float">
            <text:p>7032</text:p>
          </table:table-cell>
          <table:table-cell office:value-type="float" office:value="155439" calcext:value-type="float">
            <text:p>15543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164" calcext:value-type="float">
            <text:p>6164</text:p>
          </table:table-cell>
          <table:table-cell office:value-type="float" office:value="155439" calcext:value-type="float">
            <text:p>155439</text:p>
          </table:table-cell>
          <table:table-cell/>
          <table:table-cell table:formula="of:=(['NO FAILED NO EXTREME CASES'.E26]=['NO FAILED NO EXTREME CASES'.I2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19-s651952263-c414677.ukp</text:p>
          </table:table-cell>
          <table:table-cell office:value-type="float" office:value="0.488893" calcext:value-type="float">
            <text:p>0.488893</text:p>
          </table:table-cell>
          <table:table-cell office:value-type="float" office:value="0.51" calcext:value-type="float">
            <text:p>0.51</text:p>
          </table:table-cell>
          <table:table-cell office:value-type="float" office:value="13120" calcext:value-type="float">
            <text:p>13120</text:p>
          </table:table-cell>
          <table:table-cell office:value-type="float" office:value="414642" calcext:value-type="float">
            <text:p>41464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120" calcext:value-type="float">
            <text:p>6120</text:p>
          </table:table-cell>
          <table:table-cell office:value-type="float" office:value="414642" calcext:value-type="float">
            <text:p>414642</text:p>
          </table:table-cell>
          <table:table-cell/>
          <table:table-cell table:formula="of:=(['NO FAILED NO EXTREME CASES'.E27]=['NO FAILED NO EXTREME CASES'.I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2-s447284419-c292732.ukp</text:p>
          </table:table-cell>
          <table:table-cell office:value-type="float" office:value="0.331444" calcext:value-type="float">
            <text:p>0.331444</text:p>
          </table:table-cell>
          <table:table-cell office:value-type="float" office:value="0.35" calcext:value-type="float">
            <text:p>0.35</text:p>
          </table:table-cell>
          <table:table-cell office:value-type="float" office:value="10152" calcext:value-type="float">
            <text:p>10152</text:p>
          </table:table-cell>
          <table:table-cell office:value-type="float" office:value="292707" calcext:value-type="float">
            <text:p>29270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080" calcext:value-type="float">
            <text:p>8080</text:p>
          </table:table-cell>
          <table:table-cell office:value-type="float" office:value="292707" calcext:value-type="float">
            <text:p>292707</text:p>
          </table:table-cell>
          <table:table-cell/>
          <table:table-cell table:formula="of:=(['NO FAILED NO EXTREME CASES'.E28]=['NO FAILED NO EXTREME CASES'.I2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0-s991135297-c401406.ukp</text:p>
          </table:table-cell>
          <table:table-cell office:value-type="float" office:value="0.0457471" calcext:value-type="float">
            <text:p>0.0457471</text:p>
          </table:table-cell>
          <table:table-cell office:value-type="float" office:value="0.06" calcext:value-type="float">
            <text:p>0.06</text:p>
          </table:table-cell>
          <table:table-cell office:value-type="float" office:value="12868" calcext:value-type="float">
            <text:p>12868</text:p>
          </table:table-cell>
          <table:table-cell office:value-type="float" office:value="401606" calcext:value-type="float">
            <text:p>40160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436" calcext:value-type="float">
            <text:p>7436</text:p>
          </table:table-cell>
          <table:table-cell office:value-type="float" office:value="401606" calcext:value-type="float">
            <text:p>401606</text:p>
          </table:table-cell>
          <table:table-cell/>
          <table:table-cell table:formula="of:=(['NO FAILED NO EXTREME CASES'.E29]=['NO FAILED NO EXTREME CASES'.I2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10-s73800249-c473145.ukp</text:p>
          </table:table-cell>
          <table:table-cell office:value-type="float" office:value="0.0461205" calcext:value-type="float">
            <text:p>0.0461205</text:p>
          </table:table-cell>
          <table:table-cell office:value-type="float" office:value="0.06" calcext:value-type="float">
            <text:p>0.06</text:p>
          </table:table-cell>
          <table:table-cell office:value-type="float" office:value="14616" calcext:value-type="float">
            <text:p>14616</text:p>
          </table:table-cell>
          <table:table-cell office:value-type="float" office:value="473380" calcext:value-type="float">
            <text:p>47338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56" calcext:value-type="float">
            <text:p>5656</text:p>
          </table:table-cell>
          <table:table-cell office:value-type="float" office:value="473380" calcext:value-type="float">
            <text:p>473380</text:p>
          </table:table-cell>
          <table:table-cell/>
          <table:table-cell table:formula="of:=(['NO FAILED NO EXTREME CASES'.E30]=['NO FAILED NO EXTREME CASES'.I3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11-s243485145-c211274.ukp</text:p>
          </table:table-cell>
          <table:table-cell office:value-type="float" office:value="0.0451202" calcext:value-type="float">
            <text:p>0.0451202</text:p>
          </table:table-cell>
          <table:table-cell office:value-type="float" office:value="0.05" calcext:value-type="float">
            <text:p>0.05</text:p>
          </table:table-cell>
          <table:table-cell office:value-type="float" office:value="8672" calcext:value-type="float">
            <text:p>8672</text:p>
          </table:table-cell>
          <table:table-cell office:value-type="float" office:value="211379" calcext:value-type="float">
            <text:p>21137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60" calcext:value-type="float">
            <text:p>5660</text:p>
          </table:table-cell>
          <table:table-cell office:value-type="float" office:value="211379" calcext:value-type="float">
            <text:p>211379</text:p>
          </table:table-cell>
          <table:table-cell/>
          <table:table-cell table:formula="of:=(['NO FAILED NO EXTREME CASES'.E31]=['NO FAILED NO EXTREME CASES'.I3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14-s859243264-c164089.ukp</text:p>
          </table:table-cell>
          <table:table-cell office:value-type="float" office:value="0.0596371" calcext:value-type="float">
            <text:p>0.0596371</text:p>
          </table:table-cell>
          <table:table-cell office:value-type="float" office:value="0.07" calcext:value-type="float">
            <text:p>0.07</text:p>
          </table:table-cell>
          <table:table-cell office:value-type="float" office:value="7392" calcext:value-type="float">
            <text:p>7392</text:p>
          </table:table-cell>
          <table:table-cell office:value-type="float" office:value="164034" calcext:value-type="float">
            <text:p>16403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16" calcext:value-type="float">
            <text:p>5616</text:p>
          </table:table-cell>
          <table:table-cell office:value-type="float" office:value="164034" calcext:value-type="float">
            <text:p>164034</text:p>
          </table:table-cell>
          <table:table-cell/>
          <table:table-cell table:formula="of:=(['NO FAILED NO EXTREME CASES'.E32]=['NO FAILED NO EXTREME CASES'.I3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15-s705610326-c363577.ukp</text:p>
          </table:table-cell>
          <table:table-cell office:value-type="float" office:value="0.0456771" calcext:value-type="float">
            <text:p>0.0456771</text:p>
          </table:table-cell>
          <table:table-cell office:value-type="float" office:value="0.06" calcext:value-type="float">
            <text:p>0.06</text:p>
          </table:table-cell>
          <table:table-cell office:value-type="float" office:value="11896" calcext:value-type="float">
            <text:p>11896</text:p>
          </table:table-cell>
          <table:table-cell office:value-type="float" office:value="363757" calcext:value-type="float">
            <text:p>36375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492" calcext:value-type="float">
            <text:p>7492</text:p>
          </table:table-cell>
          <table:table-cell office:value-type="float" office:value="363757" calcext:value-type="float">
            <text:p>363757</text:p>
          </table:table-cell>
          <table:table-cell/>
          <table:table-cell table:formula="of:=(['NO FAILED NO EXTREME CASES'.E33]=['NO FAILED NO EXTREME CASES'.I3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17-s494734462-c434037.ukp</text:p>
          </table:table-cell>
          <table:table-cell office:value-type="float" office:value="0.0457348" calcext:value-type="float">
            <text:p>0.0457348</text:p>
          </table:table-cell>
          <table:table-cell office:value-type="float" office:value="0.06" calcext:value-type="float">
            <text:p>0.06</text:p>
          </table:table-cell>
          <table:table-cell office:value-type="float" office:value="13620" calcext:value-type="float">
            <text:p>13620</text:p>
          </table:table-cell>
          <table:table-cell office:value-type="float" office:value="434252" calcext:value-type="float">
            <text:p>43425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24" calcext:value-type="float">
            <text:p>5624</text:p>
          </table:table-cell>
          <table:table-cell office:value-type="float" office:value="434252" calcext:value-type="float">
            <text:p>434252</text:p>
          </table:table-cell>
          <table:table-cell/>
          <table:table-cell table:formula="of:=(['NO FAILED NO EXTREME CASES'.E34]=['NO FAILED NO EXTREME CASES'.I3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18-s331104176-c200157.ukp</text:p>
          </table:table-cell>
          <table:table-cell office:value-type="float" office:value="0.0449901" calcext:value-type="float">
            <text:p>0.0449901</text:p>
          </table:table-cell>
          <table:table-cell office:value-type="float" office:value="0.05" calcext:value-type="float">
            <text:p>0.05</text:p>
          </table:table-cell>
          <table:table-cell office:value-type="float" office:value="8132" calcext:value-type="float">
            <text:p>8132</text:p>
          </table:table-cell>
          <table:table-cell office:value-type="float" office:value="200257" calcext:value-type="float">
            <text:p>20025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748" calcext:value-type="float">
            <text:p>5748</text:p>
          </table:table-cell>
          <table:table-cell office:value-type="float" office:value="200257" calcext:value-type="float">
            <text:p>200257</text:p>
          </table:table-cell>
          <table:table-cell/>
          <table:table-cell table:formula="of:=(['NO FAILED NO EXTREME CASES'.E35]=['NO FAILED NO EXTREME CASES'.I3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3-s62347307-c483256.ukp</text:p>
          </table:table-cell>
          <table:table-cell office:value-type="float" office:value="0.0457327" calcext:value-type="float">
            <text:p>0.0457327</text:p>
          </table:table-cell>
          <table:table-cell office:value-type="float" office:value="0.06" calcext:value-type="float">
            <text:p>0.06</text:p>
          </table:table-cell>
          <table:table-cell office:value-type="float" office:value="14928" calcext:value-type="float">
            <text:p>14928</text:p>
          </table:table-cell>
          <table:table-cell office:value-type="float" office:value="483496" calcext:value-type="float">
            <text:p>48349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588" calcext:value-type="float">
            <text:p>7588</text:p>
          </table:table-cell>
          <table:table-cell office:value-type="float" office:value="483496" calcext:value-type="float">
            <text:p>483496</text:p>
          </table:table-cell>
          <table:table-cell/>
          <table:table-cell table:formula="of:=(['NO FAILED NO EXTREME CASES'.E36]=['NO FAILED NO EXTREME CASES'.I3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17-s494734462-c106020.ukp</text:p>
          </table:table-cell>
          <table:table-cell office:value-type="float" office:value="0.0666432" calcext:value-type="float">
            <text:p>0.0666432</text:p>
          </table:table-cell>
          <table:table-cell office:value-type="float" office:value="0.08" calcext:value-type="float">
            <text:p>0.08</text:p>
          </table:table-cell>
          <table:table-cell office:value-type="float" office:value="5940" calcext:value-type="float">
            <text:p>5940</text:p>
          </table:table-cell>
          <table:table-cell office:value-type="float" office:value="106055" calcext:value-type="float">
            <text:p>10605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28" calcext:value-type="float">
            <text:p>5628</text:p>
          </table:table-cell>
          <table:table-cell office:value-type="float" office:value="106055" calcext:value-type="float">
            <text:p>106055</text:p>
          </table:table-cell>
          <table:table-cell/>
          <table:table-cell table:formula="of:=(['NO FAILED NO EXTREME CASES'.E37]=['NO FAILED NO EXTREME CASES'.I3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19-s651952263-c499529.ukp</text:p>
          </table:table-cell>
          <table:table-cell office:value-type="float" office:value="0.0676113" calcext:value-type="float">
            <text:p>0.0676113</text:p>
          </table:table-cell>
          <table:table-cell office:value-type="float" office:value="0.08" calcext:value-type="float">
            <text:p>0.08</text:p>
          </table:table-cell>
          <table:table-cell office:value-type="float" office:value="15192" calcext:value-type="float">
            <text:p>15192</text:p>
          </table:table-cell>
          <table:table-cell office:value-type="float" office:value="499694" calcext:value-type="float">
            <text:p>49969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336" calcext:value-type="float">
            <text:p>7336</text:p>
          </table:table-cell>
          <table:table-cell office:value-type="float" office:value="499694" calcext:value-type="float">
            <text:p>499694</text:p>
          </table:table-cell>
          <table:table-cell/>
          <table:table-cell table:formula="of:=(['NO FAILED NO EXTREME CASES'.E38]=['NO FAILED NO EXTREME CASES'.I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1-s70766304-c498902.ukp</text:p>
          </table:table-cell>
          <table:table-cell office:value-type="float" office:value="0.067566" calcext:value-type="float">
            <text:p>0.067566</text:p>
          </table:table-cell>
          <table:table-cell office:value-type="float" office:value="0.08" calcext:value-type="float">
            <text:p>0.08</text:p>
          </table:table-cell>
          <table:table-cell office:value-type="float" office:value="15112" calcext:value-type="float">
            <text:p>15112</text:p>
          </table:table-cell>
          <table:table-cell office:value-type="float" office:value="499067" calcext:value-type="float">
            <text:p>49906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524" calcext:value-type="float">
            <text:p>7524</text:p>
          </table:table-cell>
          <table:table-cell office:value-type="float" office:value="499067" calcext:value-type="float">
            <text:p>499067</text:p>
          </table:table-cell>
          <table:table-cell/>
          <table:table-cell table:formula="of:=(['NO FAILED NO EXTREME CASES'.E39]=['NO FAILED NO EXTREME CASES'.I3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2-s447284419-c302464.ukp</text:p>
          </table:table-cell>
          <table:table-cell office:value-type="float" office:value="0.0672754" calcext:value-type="float">
            <text:p>0.0672754</text:p>
          </table:table-cell>
          <table:table-cell office:value-type="float" office:value="0.08" calcext:value-type="float">
            <text:p>0.08</text:p>
          </table:table-cell>
          <table:table-cell office:value-type="float" office:value="10752" calcext:value-type="float">
            <text:p>10752</text:p>
          </table:table-cell>
          <table:table-cell office:value-type="float" office:value="302564" calcext:value-type="float">
            <text:p>30256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36" calcext:value-type="float">
            <text:p>5636</text:p>
          </table:table-cell>
          <table:table-cell office:value-type="float" office:value="302564" calcext:value-type="float">
            <text:p>302564</text:p>
          </table:table-cell>
          <table:table-cell/>
          <table:table-cell table:formula="of:=(['NO FAILED NO EXTREME CASES'.E40]=['NO FAILED NO EXTREME CASES'.I4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3-s62347307-c109705.ukp</text:p>
          </table:table-cell>
          <table:table-cell office:value-type="float" office:value="0.0666282" calcext:value-type="float">
            <text:p>0.0666282</text:p>
          </table:table-cell>
          <table:table-cell office:value-type="float" office:value="0.08" calcext:value-type="float">
            <text:p>0.08</text:p>
          </table:table-cell>
          <table:table-cell office:value-type="float" office:value="6000" calcext:value-type="float">
            <text:p>6000</text:p>
          </table:table-cell>
          <table:table-cell office:value-type="float" office:value="109740" calcext:value-type="float">
            <text:p>10974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12" calcext:value-type="float">
            <text:p>5612</text:p>
          </table:table-cell>
          <table:table-cell office:value-type="float" office:value="109740" calcext:value-type="float">
            <text:p>109740</text:p>
          </table:table-cell>
          <table:table-cell/>
          <table:table-cell table:formula="of:=(['NO FAILED NO EXTREME CASES'.E41]=['NO FAILED NO EXTREME CASES'.I4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6-s11420633-c379019.ukp</text:p>
          </table:table-cell>
          <table:table-cell office:value-type="float" office:value="0.0800961" calcext:value-type="float">
            <text:p>0.0800961</text:p>
          </table:table-cell>
          <table:table-cell office:value-type="float" office:value="0.09" calcext:value-type="float">
            <text:p>0.09</text:p>
          </table:table-cell>
          <table:table-cell office:value-type="float" office:value="12548" calcext:value-type="float">
            <text:p>12548</text:p>
          </table:table-cell>
          <table:table-cell office:value-type="float" office:value="378924" calcext:value-type="float">
            <text:p>37892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52" calcext:value-type="float">
            <text:p>5652</text:p>
          </table:table-cell>
          <table:table-cell office:value-type="float" office:value="378924" calcext:value-type="float">
            <text:p>378924</text:p>
          </table:table-cell>
          <table:table-cell/>
          <table:table-cell table:formula="of:=(['NO FAILED NO EXTREME CASES'.E42]=['NO FAILED NO EXTREME CASES'.I4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7-s977973487-c105295.ukp</text:p>
          </table:table-cell>
          <table:table-cell office:value-type="float" office:value="0.0665976" calcext:value-type="float">
            <text:p>0.0665976</text:p>
          </table:table-cell>
          <table:table-cell office:value-type="float" office:value="0.08" calcext:value-type="float">
            <text:p>0.08</text:p>
          </table:table-cell>
          <table:table-cell office:value-type="float" office:value="5920" calcext:value-type="float">
            <text:p>5920</text:p>
          </table:table-cell>
          <table:table-cell office:value-type="float" office:value="105330" calcext:value-type="float">
            <text:p>10533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60" calcext:value-type="float">
            <text:p>5660</text:p>
          </table:table-cell>
          <table:table-cell office:value-type="float" office:value="105330" calcext:value-type="float">
            <text:p>105330</text:p>
          </table:table-cell>
          <table:table-cell/>
          <table:table-cell table:formula="of:=(['NO FAILED NO EXTREME CASES'.E43]=['NO FAILED NO EXTREME CASES'.I4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7-s977973487-c177133.ukp</text:p>
          </table:table-cell>
          <table:table-cell office:value-type="float" office:value="0.0795576" calcext:value-type="float">
            <text:p>0.0795576</text:p>
          </table:table-cell>
          <table:table-cell office:value-type="float" office:value="0.09" calcext:value-type="float">
            <text:p>0.09</text:p>
          </table:table-cell>
          <table:table-cell office:value-type="float" office:value="7464" calcext:value-type="float">
            <text:p>7464</text:p>
          </table:table-cell>
          <table:table-cell office:value-type="float" office:value="177088" calcext:value-type="float">
            <text:p>17708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736" calcext:value-type="float">
            <text:p>5736</text:p>
          </table:table-cell>
          <table:table-cell office:value-type="float" office:value="177088" calcext:value-type="float">
            <text:p>177088</text:p>
          </table:table-cell>
          <table:table-cell/>
          <table:table-cell table:formula="of:=(['NO FAILED NO EXTREME CASES'.E44]=['NO FAILED NO EXTREME CASES'.I4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8-s709024814-c195149.ukp</text:p>
          </table:table-cell>
          <table:table-cell office:value-type="float" office:value="0.0668989" calcext:value-type="float">
            <text:p>0.0668989</text:p>
          </table:table-cell>
          <table:table-cell office:value-type="float" office:value="0.08" calcext:value-type="float">
            <text:p>0.08</text:p>
          </table:table-cell>
          <table:table-cell office:value-type="float" office:value="8136" calcext:value-type="float">
            <text:p>8136</text:p>
          </table:table-cell>
          <table:table-cell office:value-type="float" office:value="195214" calcext:value-type="float">
            <text:p>19521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280" calcext:value-type="float">
            <text:p>7280</text:p>
          </table:table-cell>
          <table:table-cell office:value-type="float" office:value="195214" calcext:value-type="float">
            <text:p>195214</text:p>
          </table:table-cell>
          <table:table-cell/>
          <table:table-cell table:formula="of:=(['NO FAILED NO EXTREME CASES'.E45]=['NO FAILED NO EXTREME CASES'.I4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8-s709024814-c236122.ukp</text:p>
          </table:table-cell>
          <table:table-cell office:value-type="float" office:value="0.0797497" calcext:value-type="float">
            <text:p>0.0797497</text:p>
          </table:table-cell>
          <table:table-cell office:value-type="float" office:value="0.09" calcext:value-type="float">
            <text:p>0.09</text:p>
          </table:table-cell>
          <table:table-cell office:value-type="float" office:value="8928" calcext:value-type="float">
            <text:p>8928</text:p>
          </table:table-cell>
          <table:table-cell office:value-type="float" office:value="236062" calcext:value-type="float">
            <text:p>23606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40" calcext:value-type="float">
            <text:p>5640</text:p>
          </table:table-cell>
          <table:table-cell office:value-type="float" office:value="236062" calcext:value-type="float">
            <text:p>236062</text:p>
          </table:table-cell>
          <table:table-cell/>
          <table:table-cell table:formula="of:=(['NO FAILED NO EXTREME CASES'.E46]=['NO FAILED NO EXTREME CASES'.I4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12-s774429216-c107688.ukp</text:p>
          </table:table-cell>
          <table:table-cell office:value-type="float" office:value="0.0211914" calcext:value-type="float">
            <text:p>0.0211914</text:p>
          </table:table-cell>
          <table:table-cell office:value-type="float" office:value="0.03" calcext:value-type="float">
            <text:p>0.03</text:p>
          </table:table-cell>
          <table:table-cell office:value-type="float" office:value="5720" calcext:value-type="float">
            <text:p>5720</text:p>
          </table:table-cell>
          <table:table-cell office:value-type="float" office:value="107678" calcext:value-type="float">
            <text:p>10767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60" calcext:value-type="float">
            <text:p>5660</text:p>
          </table:table-cell>
          <table:table-cell office:value-type="float" office:value="107678" calcext:value-type="float">
            <text:p>107678</text:p>
          </table:table-cell>
          <table:table-cell/>
          <table:table-cell table:formula="of:=(['NO FAILED NO EXTREME CASES'.E47]=['NO FAILED NO EXTREME CASES'.I4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13-s9506199-c216117.ukp</text:p>
          </table:table-cell>
          <table:table-cell office:value-type="float" office:value="0.0617379" calcext:value-type="float">
            <text:p>0.0617379</text:p>
          </table:table-cell>
          <table:table-cell office:value-type="float" office:value="0.07" calcext:value-type="float">
            <text:p>0.07</text:p>
          </table:table-cell>
          <table:table-cell office:value-type="float" office:value="8200" calcext:value-type="float">
            <text:p>8200</text:p>
          </table:table-cell>
          <table:table-cell office:value-type="float" office:value="216097" calcext:value-type="float">
            <text:p>21609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60" calcext:value-type="float">
            <text:p>5660</text:p>
          </table:table-cell>
          <table:table-cell office:value-type="float" office:value="216097" calcext:value-type="float">
            <text:p>216097</text:p>
          </table:table-cell>
          <table:table-cell/>
          <table:table-cell table:formula="of:=(['NO FAILED NO EXTREME CASES'.E48]=['NO FAILED NO EXTREME CASES'.I4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13-s9506199-c252272.ukp</text:p>
          </table:table-cell>
          <table:table-cell office:value-type="float" office:value="0.0672705" calcext:value-type="float">
            <text:p>0.0672705</text:p>
          </table:table-cell>
          <table:table-cell office:value-type="float" office:value="0.08" calcext:value-type="float">
            <text:p>0.08</text:p>
          </table:table-cell>
          <table:table-cell office:value-type="float" office:value="9280" calcext:value-type="float">
            <text:p>9280</text:p>
          </table:table-cell>
          <table:table-cell office:value-type="float" office:value="252297" calcext:value-type="float">
            <text:p>25229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60" calcext:value-type="float">
            <text:p>5660</text:p>
          </table:table-cell>
          <table:table-cell office:value-type="float" office:value="252297" calcext:value-type="float">
            <text:p>252297</text:p>
          </table:table-cell>
          <table:table-cell/>
          <table:table-cell table:formula="of:=(['NO FAILED NO EXTREME CASES'.E49]=['NO FAILED NO EXTREME CASES'.I4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1-s70766304-c451730.ukp</text:p>
          </table:table-cell>
          <table:table-cell office:value-type="float" office:value="0.155198" calcext:value-type="float">
            <text:p>0.155198</text:p>
          </table:table-cell>
          <table:table-cell office:value-type="float" office:value="0.17" calcext:value-type="float">
            <text:p>0.17</text:p>
          </table:table-cell>
          <table:table-cell office:value-type="float" office:value="13980" calcext:value-type="float">
            <text:p>13980</text:p>
          </table:table-cell>
          <table:table-cell office:value-type="float" office:value="451775" calcext:value-type="float">
            <text:p>45177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44" calcext:value-type="float">
            <text:p>5644</text:p>
          </table:table-cell>
          <table:table-cell office:value-type="float" office:value="451775" calcext:value-type="float">
            <text:p>451775</text:p>
          </table:table-cell>
          <table:table-cell/>
          <table:table-cell table:formula="of:=(['NO FAILED NO EXTREME CASES'.E50]=['NO FAILED NO EXTREME CASES'.I5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5-s948827585-c254952.ukp</text:p>
          </table:table-cell>
          <table:table-cell office:value-type="float" office:value="0.0674971" calcext:value-type="float">
            <text:p>0.0674971</text:p>
          </table:table-cell>
          <table:table-cell office:value-type="float" office:value="0.08" calcext:value-type="float">
            <text:p>0.08</text:p>
          </table:table-cell>
          <table:table-cell office:value-type="float" office:value="9208" calcext:value-type="float">
            <text:p>9208</text:p>
          </table:table-cell>
          <table:table-cell office:value-type="float" office:value="254977" calcext:value-type="float">
            <text:p>25497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704" calcext:value-type="float">
            <text:p>5704</text:p>
          </table:table-cell>
          <table:table-cell office:value-type="float" office:value="254977" calcext:value-type="float">
            <text:p>254977</text:p>
          </table:table-cell>
          <table:table-cell/>
          <table:table-cell table:formula="of:=(['NO FAILED NO EXTREME CASES'.E51]=['NO FAILED NO EXTREME CASES'.I5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11-s243485145-c434891.ukp</text:p>
          </table:table-cell>
          <table:table-cell office:value-type="float" office:value="0.0601242" calcext:value-type="float">
            <text:p>0.0601242</text:p>
          </table:table-cell>
          <table:table-cell office:value-type="float" office:value="0.07" calcext:value-type="float">
            <text:p>0.07</text:p>
          </table:table-cell>
          <table:table-cell office:value-type="float" office:value="13736" calcext:value-type="float">
            <text:p>13736</text:p>
          </table:table-cell>
          <table:table-cell office:value-type="float" office:value="434746" calcext:value-type="float">
            <text:p>43474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5644" calcext:value-type="float">
            <text:p>5644</text:p>
          </table:table-cell>
          <table:table-cell office:value-type="float" office:value="434746" calcext:value-type="float">
            <text:p>434746</text:p>
          </table:table-cell>
          <table:table-cell/>
          <table:table-cell table:formula="of:=(['NO FAILED NO EXTREME CASES'.E52]=['NO FAILED NO EXTREME CASES'.I5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10-s73800249-c237130.ukp</text:p>
          </table:table-cell>
          <table:table-cell office:value-type="float" office:value="0.0798445" calcext:value-type="float">
            <text:p>0.0798445</text:p>
          </table:table-cell>
          <table:table-cell office:value-type="float" office:value="0.09" calcext:value-type="float">
            <text:p>0.09</text:p>
          </table:table-cell>
          <table:table-cell office:value-type="float" office:value="8988" calcext:value-type="float">
            <text:p>8988</text:p>
          </table:table-cell>
          <table:table-cell office:value-type="float" office:value="237070" calcext:value-type="float">
            <text:p>23707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5628" calcext:value-type="float">
            <text:p>5628</text:p>
          </table:table-cell>
          <table:table-cell office:value-type="float" office:value="237070" calcext:value-type="float">
            <text:p>237070</text:p>
          </table:table-cell>
          <table:table-cell/>
          <table:table-cell table:formula="of:=(['NO FAILED NO EXTREME CASES'.E53]=['NO FAILED NO EXTREME CASES'.I5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14-s859243264-c200126.ukp</text:p>
          </table:table-cell>
          <table:table-cell office:value-type="float" office:value="0.0450101" calcext:value-type="float">
            <text:p>0.0450101</text:p>
          </table:table-cell>
          <table:table-cell office:value-type="float" office:value="0.05" calcext:value-type="float">
            <text:p>0.05</text:p>
          </table:table-cell>
          <table:table-cell office:value-type="float" office:value="7932" calcext:value-type="float">
            <text:p>7932</text:p>
          </table:table-cell>
          <table:table-cell office:value-type="float" office:value="200146" calcext:value-type="float">
            <text:p>20014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5656" calcext:value-type="float">
            <text:p>5656</text:p>
          </table:table-cell>
          <table:table-cell office:value-type="float" office:value="200146" calcext:value-type="float">
            <text:p>200146</text:p>
          </table:table-cell>
          <table:table-cell/>
          <table:table-cell table:formula="of:=(['NO FAILED NO EXTREME CASES'.E54]=['NO FAILED NO EXTREME CASES'.I5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0-s991135297-c113647.ukp</text:p>
          </table:table-cell>
          <table:table-cell office:value-type="float" office:value="0.00133853" calcext:value-type="float">
            <text:p>0.00133853</text:p>
          </table:table-cell>
          <table:table-cell office:value-type="float" office:value="0.02" calcext:value-type="float">
            <text:p>0.02</text:p>
          </table:table-cell>
          <table:table-cell office:value-type="float" office:value="5656" calcext:value-type="float">
            <text:p>5656</text:p>
          </table:table-cell>
          <table:table-cell office:value-type="float" office:value="113642" calcext:value-type="float">
            <text:p>113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2" calcext:value-type="float">
            <text:p>5512</text:p>
          </table:table-cell>
          <table:table-cell office:value-type="float" office:value="113642" calcext:value-type="float">
            <text:p>113642</text:p>
          </table:table-cell>
          <table:table-cell/>
          <table:table-cell table:formula="of:=(['NO FAILED NO EXTREME CASES'.E55]=['NO FAILED NO EXTREME CASES'.I55]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formula="of:=SUM([.B2:.B55])" office:value-type="float" office:value="5.87610133" calcext:value-type="float">
            <text:p>5.87610133</text:p>
          </table:table-cell>
          <table:table-cell table:number-columns-repeated="3"/>
          <table:table-cell table:formula="of:=SUM([.F2:.F55])" office:value-type="float" office:value="0.55664" calcext:value-type="float">
            <text:p>0.55664</text:p>
          </table:table-cell>
          <table:table-cell table:number-columns-repeated="5"/>
        </table:table-row>
        <table:table-row table:style-name="ro1" table:number-rows-repeated="30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AILED INSTANCES" table:style-name="ta1">
        <table:table-column table:style-name="co3" table:default-cell-style-name="Default"/>
        <table:table-column table:style-name="co2" table:number-columns-repeated="9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/>
          <table:table-cell table:style-name="Default" office:value-type="string" calcext:value-type="string">
            <text:p>Solutions Agre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10000wmin110000-12-s774429216-c251971.ukp</text:p>
          </table:table-cell>
          <table:table-cell office:value-type="float" office:value="0.0914535" calcext:value-type="float">
            <text:p>0.0914535</text:p>
          </table:table-cell>
          <table:table-cell office:value-type="float" office:value="0.11" calcext:value-type="float">
            <text:p>0.11</text:p>
          </table:table-cell>
          <table:table-cell office:value-type="float" office:value="8772" calcext:value-type="float">
            <text:p>8772</text:p>
          </table:table-cell>
          <table:table-cell office:value-type="float" office:value="240008" calcext:value-type="float">
            <text:p>240008</text:p>
          </table:table-cell>
          <table:table-cell office:value-type="float" office:value="20.53666" calcext:value-type="float">
            <text:p>20.53666</text:p>
          </table:table-cell>
          <table:table-cell office:value-type="float" office:value="20.53" calcext:value-type="float">
            <text:p>20.53</text:p>
          </table:table-cell>
          <table:table-cell office:value-type="float" office:value="19756" calcext:value-type="float">
            <text:p>19756</text:p>
          </table:table-cell>
          <table:table-cell office:value-type="float" office:value="230009" calcext:value-type="float">
            <text:p>230009</text:p>
          </table:table-cell>
          <table:table-cell/>
          <table:table-cell table:formula="of:=(['FAILED INSTANCES'.E2]=['FAILED INSTANCES'.I2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IMPLESMENTE ERRADA, SE CONFIRMOU QUE A SOLUÇÂO DO UKP5 É OTIMA E A DO PYASUKP É SUBOTIMA</text:p>
          </table:table-cell>
        </table:table-row>
        <table:table-row table:style-name="ro1">
          <table:table-cell office:value-type="string" calcext:value-type="string">
            <text:p>a5n10000wmin110000-7-s977973487-c242136.ukp</text:p>
          </table:table-cell>
          <table:table-cell office:value-type="float" office:value="0.0901473" calcext:value-type="float">
            <text:p>0.0901473</text:p>
          </table:table-cell>
          <table:table-cell office:value-type="float" office:value="0.11" calcext:value-type="float">
            <text:p>0.11</text:p>
          </table:table-cell>
          <table:table-cell office:value-type="float" office:value="8392" calcext:value-type="float">
            <text:p>8392</text:p>
          </table:table-cell>
          <table:table-cell office:value-type="float" office:value="240008" calcext:value-type="float">
            <text:p>240008</text:p>
          </table:table-cell>
          <table:table-cell office:value-type="float" office:value="20.52666" calcext:value-type="float">
            <text:p>20.52666</text:p>
          </table:table-cell>
          <table:table-cell office:value-type="float" office:value="20.51" calcext:value-type="float">
            <text:p>20.51</text:p>
          </table:table-cell>
          <table:table-cell office:value-type="float" office:value="19716" calcext:value-type="float">
            <text:p>19716</text:p>
          </table:table-cell>
          <table:table-cell office:value-type="float" office:value="230009" calcext:value-type="float">
            <text:p>230009</text:p>
          </table:table-cell>
          <table:table-cell/>
          <table:table-cell table:formula="of:=(['FAILED INSTANCES'.E3]=['FAILED INSTANCES'.I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10000wmin50000-0-s991135297-c142695.ukp</text:p>
          </table:table-cell>
          <table:table-cell office:value-type="float" office:value="0.0900185" calcext:value-type="float">
            <text:p>0.0900185</text:p>
          </table:table-cell>
          <table:table-cell office:value-type="float" office:value="0.11" calcext:value-type="float">
            <text:p>0.11</text:p>
          </table:table-cell>
          <table:table-cell office:value-type="float" office:value="6568" calcext:value-type="float">
            <text:p>6568</text:p>
          </table:table-cell>
          <table:table-cell office:value-type="float" office:value="120008" calcext:value-type="float">
            <text:p>120008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19780" calcext:value-type="float">
            <text:p>19780</text:p>
          </table:table-cell>
          <table:table-cell office:value-type="float" office:value="110009" calcext:value-type="float">
            <text:p>110009</text:p>
          </table:table-cell>
          <table:table-cell/>
          <table:table-cell table:formula="of:=(['FAILED INSTANCES'.E4]=['FAILED INSTANCES'.I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10000wmin110000-4-s115999589-c246183.ukp</text:p>
          </table:table-cell>
          <table:table-cell office:value-type="float" office:value="0.0903275" calcext:value-type="float">
            <text:p>0.0903275</text:p>
          </table:table-cell>
          <table:table-cell office:value-type="float" office:value="0.11" calcext:value-type="float">
            <text:p>0.11</text:p>
          </table:table-cell>
          <table:table-cell office:value-type="float" office:value="8632" calcext:value-type="float">
            <text:p>8632</text:p>
          </table:table-cell>
          <table:table-cell office:value-type="float" office:value="240008" calcext:value-type="float">
            <text:p>240008</text:p>
          </table:table-cell>
          <table:table-cell office:value-type="float" office:value="20.49" calcext:value-type="float">
            <text:p>20.49</text:p>
          </table:table-cell>
          <table:table-cell office:value-type="float" office:value="20.48" calcext:value-type="float">
            <text:p>20.48</text:p>
          </table:table-cell>
          <table:table-cell office:value-type="float" office:value="19652" calcext:value-type="float">
            <text:p>19652</text:p>
          </table:table-cell>
          <table:table-cell office:value-type="float" office:value="230009" calcext:value-type="float">
            <text:p>230009</text:p>
          </table:table-cell>
          <table:table-cell/>
          <table:table-cell table:formula="of:=(['FAILED INSTANCES'.E5]=['FAILED INSTANCES'.I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10000wmin50000-2-s447284419-c125797.ukp</text:p>
          </table:table-cell>
          <table:table-cell office:value-type="float" office:value="0.0901702" calcext:value-type="float">
            <text:p>0.0901702</text:p>
          </table:table-cell>
          <table:table-cell office:value-type="float" office:value="0.11" calcext:value-type="float">
            <text:p>0.11</text:p>
          </table:table-cell>
          <table:table-cell office:value-type="float" office:value="6176" calcext:value-type="float">
            <text:p>6176</text:p>
          </table:table-cell>
          <table:table-cell office:value-type="float" office:value="120008" calcext:value-type="float">
            <text:p>120008</text:p>
          </table:table-cell>
          <table:table-cell office:value-type="float" office:value="20.46" calcext:value-type="float">
            <text:p>20.46</text:p>
          </table:table-cell>
          <table:table-cell office:value-type="float" office:value="20.45" calcext:value-type="float">
            <text:p>20.45</text:p>
          </table:table-cell>
          <table:table-cell office:value-type="float" office:value="19680" calcext:value-type="float">
            <text:p>19680</text:p>
          </table:table-cell>
          <table:table-cell office:value-type="float" office:value="110009" calcext:value-type="float">
            <text:p>110009</text:p>
          </table:table-cell>
          <table:table-cell/>
          <table:table-cell table:formula="of:=(['FAILED INSTANCES'.E6]=['FAILED INSTANCES'.I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10000wmin50000-13-s9506199-c142175.ukp</text:p>
          </table:table-cell>
          <table:table-cell office:value-type="float" office:value="0.0901385" calcext:value-type="float">
            <text:p>0.0901385</text:p>
          </table:table-cell>
          <table:table-cell office:value-type="float" office:value="0.11" calcext:value-type="float">
            <text:p>0.11</text:p>
          </table:table-cell>
          <table:table-cell office:value-type="float" office:value="6492" calcext:value-type="float">
            <text:p>6492</text:p>
          </table:table-cell>
          <table:table-cell office:value-type="float" office:value="120008" calcext:value-type="float">
            <text:p>120008</text:p>
          </table:table-cell>
          <table:table-cell office:value-type="float" office:value="20.44333" calcext:value-type="float">
            <text:p>20.44333</text:p>
          </table:table-cell>
          <table:table-cell office:value-type="float" office:value="20.43" calcext:value-type="float">
            <text:p>20.43</text:p>
          </table:table-cell>
          <table:table-cell office:value-type="float" office:value="19640" calcext:value-type="float">
            <text:p>19640</text:p>
          </table:table-cell>
          <table:table-cell office:value-type="float" office:value="110009" calcext:value-type="float">
            <text:p>110009</text:p>
          </table:table-cell>
          <table:table-cell/>
          <table:table-cell table:formula="of:=(['FAILED INSTANCES'.E7]=['FAILED INSTANCES'.I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10000wmin110000-19-s651952263-c269076.ukp</text:p>
          </table:table-cell>
          <table:table-cell office:value-type="float" office:value="0.0906543" calcext:value-type="float">
            <text:p>0.0906543</text:p>
          </table:table-cell>
          <table:table-cell office:value-type="float" office:value="0.11" calcext:value-type="float">
            <text:p>0.11</text:p>
          </table:table-cell>
          <table:table-cell office:value-type="float" office:value="9004" calcext:value-type="float">
            <text:p>9004</text:p>
          </table:table-cell>
          <table:table-cell office:value-type="float" office:value="240008" calcext:value-type="float">
            <text:p>240008</text:p>
          </table:table-cell>
          <table:table-cell office:value-type="float" office:value="20.35666" calcext:value-type="float">
            <text:p>20.35666</text:p>
          </table:table-cell>
          <table:table-cell office:value-type="float" office:value="20.35" calcext:value-type="float">
            <text:p>20.35</text:p>
          </table:table-cell>
          <table:table-cell office:value-type="float" office:value="19560" calcext:value-type="float">
            <text:p>19560</text:p>
          </table:table-cell>
          <table:table-cell office:value-type="float" office:value="230009" calcext:value-type="float">
            <text:p>230009</text:p>
          </table:table-cell>
          <table:table-cell/>
          <table:table-cell table:formula="of:=(['FAILED INSTANCES'.E8]=['FAILED INSTANCES'.I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10000wmin110000-6-s11420633-c323898.ukp</text:p>
          </table:table-cell>
          <table:table-cell office:value-type="float" office:value="0.0910564" calcext:value-type="float">
            <text:p>0.0910564</text:p>
          </table:table-cell>
          <table:table-cell office:value-type="float" office:value="0.11" calcext:value-type="float">
            <text:p>0.11</text:p>
          </table:table-cell>
          <table:table-cell office:value-type="float" office:value="10328" calcext:value-type="float">
            <text:p>10328</text:p>
          </table:table-cell>
          <table:table-cell office:value-type="float" office:value="240008" calcext:value-type="float">
            <text:p>240008</text:p>
          </table:table-cell>
          <table:table-cell office:value-type="float" office:value="20.35666" calcext:value-type="float">
            <text:p>20.35666</text:p>
          </table:table-cell>
          <table:table-cell office:value-type="float" office:value="20.35" calcext:value-type="float">
            <text:p>20.35</text:p>
          </table:table-cell>
          <table:table-cell office:value-type="float" office:value="19720" calcext:value-type="float">
            <text:p>19720</text:p>
          </table:table-cell>
          <table:table-cell office:value-type="float" office:value="230009" calcext:value-type="float">
            <text:p>230009</text:p>
          </table:table-cell>
          <table:table-cell/>
          <table:table-cell table:formula="of:=(['FAILED INSTANCES'.E9]=['FAILED INSTANCES'.I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10000wmin50000-3-s62347307-c146431.ukp</text:p>
          </table:table-cell>
          <table:table-cell office:value-type="float" office:value="0.0902341" calcext:value-type="float">
            <text:p>0.0902341</text:p>
          </table:table-cell>
          <table:table-cell office:value-type="float" office:value="0.11" calcext:value-type="float">
            <text:p>0.11</text:p>
          </table:table-cell>
          <table:table-cell office:value-type="float" office:value="6628" calcext:value-type="float">
            <text:p>6628</text:p>
          </table:table-cell>
          <table:table-cell office:value-type="float" office:value="120008" calcext:value-type="float">
            <text:p>120008</text:p>
          </table:table-cell>
          <table:table-cell office:value-type="float" office:value="20.30666" calcext:value-type="float">
            <text:p>20.30666</text:p>
          </table:table-cell>
          <table:table-cell office:value-type="float" office:value="20.3" calcext:value-type="float">
            <text:p>20.3</text:p>
          </table:table-cell>
          <table:table-cell office:value-type="float" office:value="19652" calcext:value-type="float">
            <text:p>19652</text:p>
          </table:table-cell>
          <table:table-cell office:value-type="float" office:value="110009" calcext:value-type="float">
            <text:p>110009</text:p>
          </table:table-cell>
          <table:table-cell/>
          <table:table-cell table:formula="of:=(['FAILED INSTANCES'.E10]=['FAILED INSTANCES'.I1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10000wmin110000-14-s859243264-c209781.ukp</text:p>
          </table:table-cell>
          <table:table-cell office:value-type="float" office:value="0.00166738" calcext:value-type="float">
            <text:p>0.00166738</text:p>
          </table:table-cell>
          <table:table-cell office:value-type="float" office:value="0.02" calcext:value-type="float">
            <text:p>0.02</text:p>
          </table:table-cell>
          <table:table-cell office:value-type="float" office:value="7608" calcext:value-type="float">
            <text:p>7608</text:p>
          </table:table-cell>
          <table:table-cell office:value-type="float" office:value="120004" calcext:value-type="float">
            <text:p>120004</text:p>
          </table:table-cell>
          <table:table-cell office:value-type="float" office:value="11.67666" calcext:value-type="float">
            <text:p>11.67666</text:p>
          </table:table-cell>
          <table:table-cell office:value-type="float" office:value="11.67" calcext:value-type="float">
            <text:p>11.67</text:p>
          </table:table-cell>
          <table:table-cell office:value-type="float" office:value="14912" calcext:value-type="float">
            <text:p>14912</text:p>
          </table:table-cell>
          <table:table-cell office:value-type="float" office:value="110005" calcext:value-type="float">
            <text:p>110005</text:p>
          </table:table-cell>
          <table:table-cell/>
          <table:table-cell table:formula="of:=(['FAILED INSTANCES'.E11]=['FAILED INSTANCES'.I1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10000wmin110000-15-s705610326-c151709.ukp</text:p>
          </table:table-cell>
          <table:table-cell office:value-type="float" office:value="0.00146021" calcext:value-type="float">
            <text:p>0.00146021</text:p>
          </table:table-cell>
          <table:table-cell office:value-type="float" office:value="0.02" calcext:value-type="float">
            <text:p>0.02</text:p>
          </table:table-cell>
          <table:table-cell office:value-type="float" office:value="6432" calcext:value-type="float">
            <text:p>6432</text:p>
          </table:table-cell>
          <table:table-cell office:value-type="float" office:value="120004" calcext:value-type="float">
            <text:p>120004</text:p>
          </table:table-cell>
          <table:table-cell office:value-type="float" office:value="11.65333" calcext:value-type="float">
            <text:p>11.65333</text:p>
          </table:table-cell>
          <table:table-cell office:value-type="float" office:value="11.65" calcext:value-type="float">
            <text:p>11.65</text:p>
          </table:table-cell>
          <table:table-cell office:value-type="float" office:value="14860" calcext:value-type="float">
            <text:p>14860</text:p>
          </table:table-cell>
          <table:table-cell office:value-type="float" office:value="110005" calcext:value-type="float">
            <text:p>110005</text:p>
          </table:table-cell>
          <table:table-cell/>
          <table:table-cell table:formula="of:=(['FAILED INSTANCES'.E12]=['FAILED INSTANCES'.I1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10000wmin110000-16-s512981835-c128359.ukp</text:p>
          </table:table-cell>
          <table:table-cell office:value-type="float" office:value="0.00154027" calcext:value-type="float">
            <text:p>0.00154027</text:p>
          </table:table-cell>
          <table:table-cell office:value-type="float" office:value="0.02" calcext:value-type="float">
            <text:p>0.02</text:p>
          </table:table-cell>
          <table:table-cell office:value-type="float" office:value="5780" calcext:value-type="float">
            <text:p>5780</text:p>
          </table:table-cell>
          <table:table-cell office:value-type="float" office:value="120004" calcext:value-type="float">
            <text:p>120004</text:p>
          </table:table-cell>
          <table:table-cell table:number-columns-repeated="2" office:value-type="float" office:value="11.62" calcext:value-type="float">
            <text:p>11.62</text:p>
          </table:table-cell>
          <table:table-cell office:value-type="float" office:value="14884" calcext:value-type="float">
            <text:p>14884</text:p>
          </table:table-cell>
          <table:table-cell office:value-type="float" office:value="110005" calcext:value-type="float">
            <text:p>110005</text:p>
          </table:table-cell>
          <table:table-cell/>
          <table:table-cell table:formula="of:=(['FAILED INSTANCES'.E13]=['FAILED INSTANCES'.I1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10000wmin110000-11-s243485145-c198303.ukp</text:p>
          </table:table-cell>
          <table:table-cell office:value-type="float" office:value="0.00167353" calcext:value-type="float">
            <text:p>0.00167353</text:p>
          </table:table-cell>
          <table:table-cell office:value-type="float" office:value="0.02" calcext:value-type="float">
            <text:p>0.02</text:p>
          </table:table-cell>
          <table:table-cell office:value-type="float" office:value="7440" calcext:value-type="float">
            <text:p>7440</text:p>
          </table:table-cell>
          <table:table-cell office:value-type="float" office:value="120004" calcext:value-type="float">
            <text:p>120004</text:p>
          </table:table-cell>
          <table:table-cell office:value-type="float" office:value="11.58666" calcext:value-type="float">
            <text:p>11.58666</text:p>
          </table:table-cell>
          <table:table-cell office:value-type="float" office:value="11.58" calcext:value-type="float">
            <text:p>11.58</text:p>
          </table:table-cell>
          <table:table-cell office:value-type="float" office:value="14988" calcext:value-type="float">
            <text:p>14988</text:p>
          </table:table-cell>
          <table:table-cell office:value-type="float" office:value="110005" calcext:value-type="float">
            <text:p>110005</text:p>
          </table:table-cell>
          <table:table-cell/>
          <table:table-cell table:formula="of:=(['FAILED INSTANCES'.E14]=['FAILED INSTANCES'.I1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10000wmin110000-17-s494734462-c175486.ukp</text:p>
          </table:table-cell>
          <table:table-cell office:value-type="float" office:value="0.00154709" calcext:value-type="float">
            <text:p>0.00154709</text:p>
          </table:table-cell>
          <table:table-cell office:value-type="float" office:value="0.02" calcext:value-type="float">
            <text:p>0.02</text:p>
          </table:table-cell>
          <table:table-cell office:value-type="float" office:value="6704" calcext:value-type="float">
            <text:p>6704</text:p>
          </table:table-cell>
          <table:table-cell office:value-type="float" office:value="120004" calcext:value-type="float">
            <text:p>120004</text:p>
          </table:table-cell>
          <table:table-cell office:value-type="float" office:value="11.53666" calcext:value-type="float">
            <text:p>11.53666</text:p>
          </table:table-cell>
          <table:table-cell office:value-type="float" office:value="11.53" calcext:value-type="float">
            <text:p>11.53</text:p>
          </table:table-cell>
          <table:table-cell office:value-type="float" office:value="15004" calcext:value-type="float">
            <text:p>15004</text:p>
          </table:table-cell>
          <table:table-cell office:value-type="float" office:value="110005" calcext:value-type="float">
            <text:p>110005</text:p>
          </table:table-cell>
          <table:table-cell/>
          <table:table-cell table:formula="of:=(['FAILED INSTANCES'.E15]=['FAILED INSTANCES'.I1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10000wmin110000-5-s948827585-c167807.ukp</text:p>
          </table:table-cell>
          <table:table-cell office:value-type="float" office:value="0.00154581" calcext:value-type="float">
            <text:p>0.00154581</text:p>
          </table:table-cell>
          <table:table-cell office:value-type="float" office:value="0.02" calcext:value-type="float">
            <text:p>0.02</text:p>
          </table:table-cell>
          <table:table-cell office:value-type="float" office:value="6568" calcext:value-type="float">
            <text:p>6568</text:p>
          </table:table-cell>
          <table:table-cell office:value-type="float" office:value="120004" calcext:value-type="float">
            <text:p>120004</text:p>
          </table:table-cell>
          <table:table-cell office:value-type="float" office:value="11.47" calcext:value-type="float">
            <text:p>11.47</text:p>
          </table:table-cell>
          <table:table-cell office:value-type="float" office:value="11.46" calcext:value-type="float">
            <text:p>11.46</text:p>
          </table:table-cell>
          <table:table-cell office:value-type="float" office:value="14788" calcext:value-type="float">
            <text:p>14788</text:p>
          </table:table-cell>
          <table:table-cell office:value-type="float" office:value="110005" calcext:value-type="float">
            <text:p>110005</text:p>
          </table:table-cell>
          <table:table-cell/>
          <table:table-cell table:formula="of:=(['FAILED INSTANCES'.E16]=['FAILED INSTANCES'.I1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5n10000wmin110000-6-s11420633-c450056.ukp</text:p>
          </table:table-cell>
          <table:table-cell office:value-type="float" office:value="0.249873" calcext:value-type="float">
            <text:p>0.249873</text:p>
          </table:table-cell>
          <table:table-cell office:value-type="float" office:value="0.27" calcext:value-type="float">
            <text:p>0.27</text:p>
          </table:table-cell>
          <table:table-cell office:value-type="float" office:value="13292" calcext:value-type="float">
            <text:p>13292</text:p>
          </table:table-cell>
          <table:table-cell office:value-type="float" office:value="450036" calcext:value-type="float">
            <text:p>450036</text:p>
          </table:table-cell>
          <table:table-cell office:value-type="float" office:value="0.08" calcext:value-type="float">
            <text:p>0.08</text:p>
          </table:table-cell>
          <table:table-cell office:value-type="float" office:value="30.09" calcext:value-type="float">
            <text:p>30.09</text:p>
          </table:table-cell>
          <table:table-cell office:value-type="float" office:value="21008" calcext:value-type="float">
            <text:p>21008</text:p>
          </table:table-cell>
          <table:table-cell office:value-type="float" office:value="9575550" calcext:value-type="float">
            <text:p>9575550</text:p>
          </table:table-cell>
          <table:table-cell/>
          <table:table-cell table:formula="of:=(['FAILED INSTANCES'.E17]=['FAILED INSTANCES'.I17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REIO QUE PODEMOS ASSUMIR QUE </text:p>
          </table:table-cell>
        </table:table-row>
        <table:table-row table:style-name="ro1">
          <table:table-cell office:value-type="string" calcext:value-type="string">
            <text:p>a-5n10000wmin50000-11-s243485145-c309580.ukp</text:p>
          </table:table-cell>
          <table:table-cell office:value-type="float" office:value="0.416047" calcext:value-type="float">
            <text:p>0.416047</text:p>
          </table:table-cell>
          <table:table-cell office:value-type="float" office:value="0.44" calcext:value-type="float">
            <text:p>0.44</text:p>
          </table:table-cell>
          <table:table-cell office:value-type="float" office:value="10428" calcext:value-type="float">
            <text:p>10428</text:p>
          </table:table-cell>
          <table:table-cell office:value-type="float" office:value="309550" calcext:value-type="float">
            <text:p>309550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47.08" calcext:value-type="float">
            <text:p>47.08</text:p>
          </table:table-cell>
          <table:table-cell office:value-type="float" office:value="26096" calcext:value-type="float">
            <text:p>26096</text:p>
          </table:table-cell>
          <table:table-cell office:value-type="float" office:value="6552822" calcext:value-type="float">
            <text:p>6552822</text:p>
          </table:table-cell>
          <table:table-cell/>
          <table:table-cell table:formula="of:=(['FAILED INSTANCES'.E18]=['FAILED INSTANCES'.I1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5n10000wmin50000-14-s859243264-c207299.ukp</text:p>
          </table:table-cell>
          <table:table-cell office:value-type="float" office:value="0.242453" calcext:value-type="float">
            <text:p>0.242453</text:p>
          </table:table-cell>
          <table:table-cell office:value-type="float" office:value="0.26" calcext:value-type="float">
            <text:p>0.26</text:p>
          </table:table-cell>
          <table:table-cell office:value-type="float" office:value="7980" calcext:value-type="float">
            <text:p>7980</text:p>
          </table:table-cell>
          <table:table-cell office:value-type="float" office:value="207279" calcext:value-type="float">
            <text:p>207279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29.42" calcext:value-type="float">
            <text:p>29.42</text:p>
          </table:table-cell>
          <table:table-cell office:value-type="float" office:value="21052" calcext:value-type="float">
            <text:p>21052</text:p>
          </table:table-cell>
          <table:table-cell office:value-type="float" office:value="9541389" calcext:value-type="float">
            <text:p>9541389</text:p>
          </table:table-cell>
          <table:table-cell/>
          <table:table-cell table:formula="of:=(['FAILED INSTANCES'.E19]=['FAILED INSTANCES'.I1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5n10000wmin50000-16-s512981835-c317267.ukp</text:p>
          </table:table-cell>
          <table:table-cell office:value-type="float" office:value="0.415359" calcext:value-type="float">
            <text:p>0.415359</text:p>
          </table:table-cell>
          <table:table-cell office:value-type="float" office:value="0.44" calcext:value-type="float">
            <text:p>0.44</text:p>
          </table:table-cell>
          <table:table-cell office:value-type="float" office:value="10580" calcext:value-type="float">
            <text:p>10580</text:p>
          </table:table-cell>
          <table:table-cell office:value-type="float" office:value="317237" calcext:value-type="float">
            <text:p>317237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47.19" calcext:value-type="float">
            <text:p>47.19</text:p>
          </table:table-cell>
          <table:table-cell office:value-type="float" office:value="29508" calcext:value-type="float">
            <text:p>29508</text:p>
          </table:table-cell>
          <table:table-cell office:value-type="float" office:value="7068824" calcext:value-type="float">
            <text:p>7068824</text:p>
          </table:table-cell>
          <table:table-cell/>
          <table:table-cell table:formula="of:=(['FAILED INSTANCES'.E20]=['FAILED INSTANCES'.I2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5n10000wmin50000-17-s494734462-c368879.ukp</text:p>
          </table:table-cell>
          <table:table-cell office:value-type="float" office:value="0.501348" calcext:value-type="float">
            <text:p>0.501348</text:p>
          </table:table-cell>
          <table:table-cell office:value-type="float" office:value="0.52" calcext:value-type="float">
            <text:p>0.52</text:p>
          </table:table-cell>
          <table:table-cell office:value-type="float" office:value="11952" calcext:value-type="float">
            <text:p>11952</text:p>
          </table:table-cell>
          <table:table-cell office:value-type="float" office:value="368844" calcext:value-type="float">
            <text:p>368844</text:p>
          </table:table-cell>
          <table:table-cell office:value-type="float" office:value="0.07333" calcext:value-type="float">
            <text:p>0.07333</text:p>
          </table:table-cell>
          <table:table-cell office:value-type="float" office:value="72.63" calcext:value-type="float">
            <text:p>72.63</text:p>
          </table:table-cell>
          <table:table-cell office:value-type="float" office:value="36080" calcext:value-type="float">
            <text:p>36080</text:p>
          </table:table-cell>
          <table:table-cell office:value-type="float" office:value="7221334" calcext:value-type="float">
            <text:p>7221334</text:p>
          </table:table-cell>
          <table:table-cell/>
          <table:table-cell table:formula="of:=(['FAILED INSTANCES'.E21]=['FAILED INSTANCES'.I2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5n10000wmin50000-7-s977973487-c204548.ukp</text:p>
          </table:table-cell>
          <table:table-cell office:value-type="float" office:value="0.225524" calcext:value-type="float">
            <text:p>0.225524</text:p>
          </table:table-cell>
          <table:table-cell office:value-type="float" office:value="0.25" calcext:value-type="float">
            <text:p>0.25</text:p>
          </table:table-cell>
          <table:table-cell office:value-type="float" office:value="7952" calcext:value-type="float">
            <text:p>7952</text:p>
          </table:table-cell>
          <table:table-cell office:value-type="float" office:value="204528" calcext:value-type="float">
            <text:p>204528</text:p>
          </table:table-cell>
          <table:table-cell office:value-type="float" office:value="0.07" calcext:value-type="float">
            <text:p>0.07</text:p>
          </table:table-cell>
          <table:table-cell office:value-type="float" office:value="29.6" calcext:value-type="float">
            <text:p>29.6</text:p>
          </table:table-cell>
          <table:table-cell office:value-type="float" office:value="21240" calcext:value-type="float">
            <text:p>21240</text:p>
          </table:table-cell>
          <table:table-cell office:value-type="float" office:value="6144577" calcext:value-type="float">
            <text:p>6144577</text:p>
          </table:table-cell>
          <table:table-cell/>
          <table:table-cell table:formula="of:=(['FAILED INSTANCES'.E22]=['FAILED INSTANCES'.I2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5000wmin50000-0-s991135297-c238296.ukp</text:p>
          </table:table-cell>
          <table:table-cell office:value-type="float" office:value="0.0669522" calcext:value-type="float">
            <text:p>0.0669522</text:p>
          </table:table-cell>
          <table:table-cell office:value-type="float" office:value="0.08" calcext:value-type="float">
            <text:p>0.08</text:p>
          </table:table-cell>
          <table:table-cell office:value-type="float" office:value="8736" calcext:value-type="float">
            <text:p>8736</text:p>
          </table:table-cell>
          <table:table-cell office:value-type="float" office:value="220016" calcext:value-type="float">
            <text:p>220016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8.13" calcext:value-type="float">
            <text:p>8.13</text:p>
          </table:table-cell>
          <table:table-cell office:value-type="float" office:value="16252" calcext:value-type="float">
            <text:p>16252</text:p>
          </table:table-cell>
          <table:table-cell office:value-type="float" office:value="7944993" calcext:value-type="float">
            <text:p>7944993</text:p>
          </table:table-cell>
          <table:table-cell/>
          <table:table-cell table:formula="of:=(['FAILED INSTANCES'.E23]=['FAILED INSTANCES'.I2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5000wmin50000-16-s512981835-c345832.ukp</text:p>
          </table:table-cell>
          <table:table-cell office:value-type="float" office:value="0.110963" calcext:value-type="float">
            <text:p>0.110963</text:p>
          </table:table-cell>
          <table:table-cell office:value-type="float" office:value="0.12" calcext:value-type="float">
            <text:p>0.12</text:p>
          </table:table-cell>
          <table:table-cell office:value-type="float" office:value="11276" calcext:value-type="float">
            <text:p>11276</text:p>
          </table:table-cell>
          <table:table-cell office:value-type="float" office:value="330024" calcext:value-type="float">
            <text:p>330024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11.28" calcext:value-type="float">
            <text:p>11.28</text:p>
          </table:table-cell>
          <table:table-cell office:value-type="float" office:value="18144" calcext:value-type="float">
            <text:p>18144</text:p>
          </table:table-cell>
          <table:table-cell office:value-type="float" office:value="8190313" calcext:value-type="float">
            <text:p>8190313</text:p>
          </table:table-cell>
          <table:table-cell/>
          <table:table-cell table:formula="of:=(['FAILED INSTANCES'.E24]=['FAILED INSTANCES'.I2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5000wmin50000-17-s494734462-c395025.ukp</text:p>
          </table:table-cell>
          <table:table-cell office:value-type="float" office:value="0.133169" calcext:value-type="float">
            <text:p>0.133169</text:p>
          </table:table-cell>
          <table:table-cell office:value-type="float" office:value="0.14" calcext:value-type="float">
            <text:p>0.14</text:p>
          </table:table-cell>
          <table:table-cell office:value-type="float" office:value="12576" calcext:value-type="float">
            <text:p>12576</text:p>
          </table:table-cell>
          <table:table-cell office:value-type="float" office:value="385028" calcext:value-type="float">
            <text:p>385028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11.25" calcext:value-type="float">
            <text:p>11.25</text:p>
          </table:table-cell>
          <table:table-cell office:value-type="float" office:value="18144" calcext:value-type="float">
            <text:p>18144</text:p>
          </table:table-cell>
          <table:table-cell office:value-type="float" office:value="8467548" calcext:value-type="float">
            <text:p>8467548</text:p>
          </table:table-cell>
          <table:table-cell/>
          <table:table-cell table:formula="of:=(['FAILED INSTANCES'.E25]=['FAILED INSTANCES'.I2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5n5000wmin50000-18-s331104176-c351233.ukp</text:p>
          </table:table-cell>
          <table:table-cell office:value-type="float" office:value="0.111486" calcext:value-type="float">
            <text:p>0.111486</text:p>
          </table:table-cell>
          <table:table-cell office:value-type="float" office:value="0.12" calcext:value-type="float">
            <text:p>0.12</text:p>
          </table:table-cell>
          <table:table-cell office:value-type="float" office:value="11412" calcext:value-type="float">
            <text:p>11412</text:p>
          </table:table-cell>
          <table:table-cell office:value-type="float" office:value="351198" calcext:value-type="float">
            <text:p>351198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16.49" calcext:value-type="float">
            <text:p>16.49</text:p>
          </table:table-cell>
          <table:table-cell office:value-type="float" office:value="18408" calcext:value-type="float">
            <text:p>18408</text:p>
          </table:table-cell>
          <table:table-cell office:value-type="float" office:value="9933736" calcext:value-type="float">
            <text:p>9933736</text:p>
          </table:table-cell>
          <table:table-cell/>
          <table:table-cell table:formula="of:=(['FAILED INSTANCES'.E26]=['FAILED INSTANCES'.I2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5n5000wmin50000-19-s651952263-c458425.ukp</text:p>
          </table:table-cell>
          <table:table-cell office:value-type="float" office:value="0.164841" calcext:value-type="float">
            <text:p>0.164841</text:p>
          </table:table-cell>
          <table:table-cell office:value-type="float" office:value="0.18" calcext:value-type="float">
            <text:p>0.18</text:p>
          </table:table-cell>
          <table:table-cell office:value-type="float" office:value="14060" calcext:value-type="float">
            <text:p>14060</text:p>
          </table:table-cell>
          <table:table-cell office:value-type="float" office:value="458380" calcext:value-type="float">
            <text:p>458380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25.28" calcext:value-type="float">
            <text:p>25.28</text:p>
          </table:table-cell>
          <table:table-cell office:value-type="float" office:value="23084" calcext:value-type="float">
            <text:p>23084</text:p>
          </table:table-cell>
          <table:table-cell office:value-type="float" office:value="5763836" calcext:value-type="float">
            <text:p>5763836</text:p>
          </table:table-cell>
          <table:table-cell/>
          <table:table-cell table:formula="of:=(['FAILED INSTANCES'.E27]=['FAILED INSTANCES'.I2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-5n5000wmin50000-3-s62347307-c358253.ukp</text:p>
          </table:table-cell>
          <table:table-cell office:value-type="float" office:value="0.123246" calcext:value-type="float">
            <text:p>0.123246</text:p>
          </table:table-cell>
          <table:table-cell office:value-type="float" office:value="0.13" calcext:value-type="float">
            <text:p>0.13</text:p>
          </table:table-cell>
          <table:table-cell office:value-type="float" office:value="11556" calcext:value-type="float">
            <text:p>11556</text:p>
          </table:table-cell>
          <table:table-cell office:value-type="float" office:value="358218" calcext:value-type="float">
            <text:p>358218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16.68" calcext:value-type="float">
            <text:p>16.68</text:p>
          </table:table-cell>
          <table:table-cell office:value-type="float" office:value="19472" calcext:value-type="float">
            <text:p>19472</text:p>
          </table:table-cell>
          <table:table-cell office:value-type="float" office:value="8913879" calcext:value-type="float">
            <text:p>8913879</text:p>
          </table:table-cell>
          <table:table-cell/>
          <table:table-cell table:formula="of:=(['FAILED INSTANCES'.E28]=['FAILED INSTANCES'.I2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n5000wmin50000-6-s11420633-c220969.ukp</text:p>
          </table:table-cell>
          <table:table-cell office:value-type="float" office:value="0.0668567" calcext:value-type="float">
            <text:p>0.0668567</text:p>
          </table:table-cell>
          <table:table-cell office:value-type="float" office:value="0.08" calcext:value-type="float">
            <text:p>0.08</text:p>
          </table:table-cell>
          <table:table-cell office:value-type="float" office:value="8544" calcext:value-type="float">
            <text:p>8544</text:p>
          </table:table-cell>
          <table:table-cell office:value-type="float" office:value="220016" calcext:value-type="float">
            <text:p>220016</text:p>
          </table:table-cell>
          <table:table-cell office:value-type="float" office:value="0.03" calcext:value-type="float">
            <text:p>0.03</text:p>
          </table:table-cell>
          <table:table-cell office:value-type="float" office:value="8.09" calcext:value-type="float">
            <text:p>8.09</text:p>
          </table:table-cell>
          <table:table-cell office:value-type="float" office:value="15048" calcext:value-type="float">
            <text:p>15048</text:p>
          </table:table-cell>
          <table:table-cell office:value-type="float" office:value="7725611" calcext:value-type="float">
            <text:p>7725611</text:p>
          </table:table-cell>
          <table:table-cell/>
          <table:table-cell table:formula="of:=(['FAILED INSTANCES'.E29]=['FAILED INSTANCES'.I2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2:.C29])" office:value-type="float" office:value="4.14" calcext:value-type="float">
            <text:p>4.14</text:p>
          </table:table-cell>
          <table:table-cell table:number-columns-repeated="3"/>
          <table:table-cell table:formula="of:=SUM([.G2:.G29])" office:value-type="float" office:value="606.62" calcext:value-type="float">
            <text:p>606.62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ANDOM SEED NÃO FAZ DIFERENÇA ITEMS SÃO OS MESMOS PARA CADA minw E n NESSE TIPO DE INSTANCIA</text:p>
          </table:table-cell>
          <table:table-cell table:number-columns-repeated="2"/>
          <table:table-cell office:value-type="string" calcext:value-type="string">
            <text:p>RANDOM SEED NÃO FAZ DIFERENÇA ITEMS SÃO OS MESMOS PARA CADA minw E n NESSE TIPO DE INSTANCIA</text:p>
          </table:table-cell>
          <table:table-cell table:number-columns-repeated="6"/>
          <table:table-cell table:style-name="Default"/>
          <table:table-cell table:number-columns-repeated="2"/>
        </table:table-row>
      </table:table>
      <table:table table:name="NO FAILED INSTANCES" table:style-name="ta1">
        <table:shapes>
          <draw:frame draw:z-index="0" draw:style-name="gr1" draw:text-style-name="P1" svg:width="159.99mm" svg:height="89.99mm" svg:x="270.95mm" svg:y="0.01mm">
            <draw:object draw:notify-on-update-of-ranges="'NO FAILED INSTANCES'.B1:'NO FAILED INSTANCES'.B1 'NO FAILED INSTANCES'.B2:'NO FAILED INSTANCES'.B213 'NO FAILED INSTANCES'.F1:'NO FAILED INSTANCES'.F1 'NO FAILED INSTANCES'.F2:'NO FAILED INSTANCES'.F21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number-columns-repeated="10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/>
          <table:table-cell table:style-name="Default" office:value-type="string" calcext:value-type="string">
            <text:p>Solutions Agree?</text:p>
          </table:table-cell>
        </table:table-row>
        <table:table-row table:style-name="ro1">
          <table:table-cell office:value-type="string" calcext:value-type="string">
            <text:p>a-5n10000wmin50000-12-s774429216-c443157.ukp</text:p>
          </table:table-cell>
          <table:table-cell office:value-type="float" office:value="0.486207" calcext:value-type="float">
            <text:p>0.486207</text:p>
          </table:table-cell>
          <table:table-cell office:value-type="float" office:value="0.51" calcext:value-type="float">
            <text:p>0.51</text:p>
          </table:table-cell>
          <table:table-cell office:value-type="float" office:value="13516" calcext:value-type="float">
            <text:p>13516</text:p>
          </table:table-cell>
          <table:table-cell office:value-type="float" office:value="443117" calcext:value-type="float">
            <text:p>443117</text:p>
          </table:table-cell>
          <table:table-cell office:value-type="float" office:value="81.60999" calcext:value-type="float">
            <text:p>81.60999</text:p>
          </table:table-cell>
          <table:table-cell office:value-type="float" office:value="81.55" calcext:value-type="float">
            <text:p>81.55</text:p>
          </table:table-cell>
          <table:table-cell office:value-type="float" office:value="31456" calcext:value-type="float">
            <text:p>31456</text:p>
          </table:table-cell>
          <table:table-cell office:value-type="float" office:value="443117" calcext:value-type="float">
            <text:p>443117</text:p>
          </table:table-cell>
          <table:table-cell/>
          <table:table-cell table:formula="of:=(['NO FAILED INSTANCES'.E2]=['NO FAILED INSTANCES'.I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5-s948827585-c449846.ukp</text:p>
          </table:table-cell>
          <table:table-cell office:value-type="float" office:value="0.446948" calcext:value-type="float">
            <text:p>0.446948</text:p>
          </table:table-cell>
          <table:table-cell office:value-type="float" office:value="0.47" calcext:value-type="float">
            <text:p>0.47</text:p>
          </table:table-cell>
          <table:table-cell office:value-type="float" office:value="13912" calcext:value-type="float">
            <text:p>13912</text:p>
          </table:table-cell>
          <table:table-cell office:value-type="float" office:value="449886" calcext:value-type="float">
            <text:p>449886</text:p>
          </table:table-cell>
          <table:table-cell office:value-type="float" office:value="63.74999" calcext:value-type="float">
            <text:p>63.74999</text:p>
          </table:table-cell>
          <table:table-cell office:value-type="float" office:value="63.72" calcext:value-type="float">
            <text:p>63.72</text:p>
          </table:table-cell>
          <table:table-cell office:value-type="float" office:value="33280" calcext:value-type="float">
            <text:p>33280</text:p>
          </table:table-cell>
          <table:table-cell office:value-type="float" office:value="449886" calcext:value-type="float">
            <text:p>449886</text:p>
          </table:table-cell>
          <table:table-cell/>
          <table:table-cell table:formula="of:=(['NO FAILED INSTANCES'.E3]=['NO FAILED INSTANCES'.I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3-s62347307-c330038.ukp</text:p>
          </table:table-cell>
          <table:table-cell office:value-type="float" office:value="0.414721" calcext:value-type="float">
            <text:p>0.414721</text:p>
          </table:table-cell>
          <table:table-cell office:value-type="float" office:value="0.44" calcext:value-type="float">
            <text:p>0.44</text:p>
          </table:table-cell>
          <table:table-cell office:value-type="float" office:value="11056" calcext:value-type="float">
            <text:p>11056</text:p>
          </table:table-cell>
          <table:table-cell office:value-type="float" office:value="330008" calcext:value-type="float">
            <text:p>330008</text:p>
          </table:table-cell>
          <table:table-cell office:value-type="float" office:value="51.07333" calcext:value-type="float">
            <text:p>51.07333</text:p>
          </table:table-cell>
          <table:table-cell office:value-type="float" office:value="51.03" calcext:value-type="float">
            <text:p>51.03</text:p>
          </table:table-cell>
          <table:table-cell office:value-type="float" office:value="28592" calcext:value-type="float">
            <text:p>28592</text:p>
          </table:table-cell>
          <table:table-cell office:value-type="float" office:value="330008" calcext:value-type="float">
            <text:p>330008</text:p>
          </table:table-cell>
          <table:table-cell/>
          <table:table-cell table:formula="of:=(['NO FAILED INSTANCES'.E4]=['NO FAILED INSTANCES'.I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10-s73800249-c397023.ukp</text:p>
          </table:table-cell>
          <table:table-cell office:value-type="float" office:value="0.488362" calcext:value-type="float">
            <text:p>0.488362</text:p>
          </table:table-cell>
          <table:table-cell office:value-type="float" office:value="0.51" calcext:value-type="float">
            <text:p>0.51</text:p>
          </table:table-cell>
          <table:table-cell office:value-type="float" office:value="12672" calcext:value-type="float">
            <text:p>12672</text:p>
          </table:table-cell>
          <table:table-cell office:value-type="float" office:value="396988" calcext:value-type="float">
            <text:p>396988</text:p>
          </table:table-cell>
          <table:table-cell office:value-type="float" office:value="50.87333" calcext:value-type="float">
            <text:p>50.87333</text:p>
          </table:table-cell>
          <table:table-cell office:value-type="float" office:value="50.85" calcext:value-type="float">
            <text:p>50.85</text:p>
          </table:table-cell>
          <table:table-cell office:value-type="float" office:value="28624" calcext:value-type="float">
            <text:p>28624</text:p>
          </table:table-cell>
          <table:table-cell office:value-type="float" office:value="396988" calcext:value-type="float">
            <text:p>396988</text:p>
          </table:table-cell>
          <table:table-cell/>
          <table:table-cell table:formula="of:=(['NO FAILED INSTANCES'.E5]=['NO FAILED INSTANCES'.I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8-s709024814-c454703.ukp</text:p>
          </table:table-cell>
          <table:table-cell office:value-type="float" office:value="0.486391" calcext:value-type="float">
            <text:p>0.486391</text:p>
          </table:table-cell>
          <table:table-cell office:value-type="float" office:value="0.51" calcext:value-type="float">
            <text:p>0.51</text:p>
          </table:table-cell>
          <table:table-cell office:value-type="float" office:value="13972" calcext:value-type="float">
            <text:p>13972</text:p>
          </table:table-cell>
          <table:table-cell office:value-type="float" office:value="454663" calcext:value-type="float">
            <text:p>454663</text:p>
          </table:table-cell>
          <table:table-cell office:value-type="float" office:value="50.68999" calcext:value-type="float">
            <text:p>50.68999</text:p>
          </table:table-cell>
          <table:table-cell office:value-type="float" office:value="50.66" calcext:value-type="float">
            <text:p>50.66</text:p>
          </table:table-cell>
          <table:table-cell office:value-type="float" office:value="28576" calcext:value-type="float">
            <text:p>28576</text:p>
          </table:table-cell>
          <table:table-cell office:value-type="float" office:value="454663" calcext:value-type="float">
            <text:p>454663</text:p>
          </table:table-cell>
          <table:table-cell/>
          <table:table-cell table:formula="of:=(['NO FAILED INSTANCES'.E6]=['NO FAILED INSTANCES'.I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5-s948827585-c459420.ukp</text:p>
          </table:table-cell>
          <table:table-cell office:value-type="float" office:value="0.488983" calcext:value-type="float">
            <text:p>0.488983</text:p>
          </table:table-cell>
          <table:table-cell office:value-type="float" office:value="0.51" calcext:value-type="float">
            <text:p>0.51</text:p>
          </table:table-cell>
          <table:table-cell office:value-type="float" office:value="14084" calcext:value-type="float">
            <text:p>14084</text:p>
          </table:table-cell>
          <table:table-cell office:value-type="float" office:value="459380" calcext:value-type="float">
            <text:p>459380</text:p>
          </table:table-cell>
          <table:table-cell office:value-type="float" office:value="50.26" calcext:value-type="float">
            <text:p>50.26</text:p>
          </table:table-cell>
          <table:table-cell office:value-type="float" office:value="50.24" calcext:value-type="float">
            <text:p>50.24</text:p>
          </table:table-cell>
          <table:table-cell office:value-type="float" office:value="28648" calcext:value-type="float">
            <text:p>28648</text:p>
          </table:table-cell>
          <table:table-cell office:value-type="float" office:value="459380" calcext:value-type="float">
            <text:p>459380</text:p>
          </table:table-cell>
          <table:table-cell/>
          <table:table-cell table:formula="of:=(['NO FAILED INSTANCES'.E7]=['NO FAILED INSTANCES'.I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11-s243485145-c399427.ukp</text:p>
          </table:table-cell>
          <table:table-cell office:value-type="float" office:value="0.444863" calcext:value-type="float">
            <text:p>0.444863</text:p>
          </table:table-cell>
          <table:table-cell office:value-type="float" office:value="0.47" calcext:value-type="float">
            <text:p>0.47</text:p>
          </table:table-cell>
          <table:table-cell office:value-type="float" office:value="12712" calcext:value-type="float">
            <text:p>12712</text:p>
          </table:table-cell>
          <table:table-cell office:value-type="float" office:value="399462" calcext:value-type="float">
            <text:p>399462</text:p>
          </table:table-cell>
          <table:table-cell office:value-type="float" office:value="47.70666" calcext:value-type="float">
            <text:p>47.70666</text:p>
          </table:table-cell>
          <table:table-cell office:value-type="float" office:value="47.69" calcext:value-type="float">
            <text:p>47.69</text:p>
          </table:table-cell>
          <table:table-cell office:value-type="float" office:value="26788" calcext:value-type="float">
            <text:p>26788</text:p>
          </table:table-cell>
          <table:table-cell office:value-type="float" office:value="399462" calcext:value-type="float">
            <text:p>399462</text:p>
          </table:table-cell>
          <table:table-cell/>
          <table:table-cell table:formula="of:=(['NO FAILED INSTANCES'.E8]=['NO FAILED INSTANCES'.I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1-s70766304-c392064.ukp</text:p>
          </table:table-cell>
          <table:table-cell office:value-type="float" office:value="0.443742" calcext:value-type="float">
            <text:p>0.443742</text:p>
          </table:table-cell>
          <table:table-cell office:value-type="float" office:value="0.46" calcext:value-type="float">
            <text:p>0.46</text:p>
          </table:table-cell>
          <table:table-cell office:value-type="float" office:value="12448" calcext:value-type="float">
            <text:p>12448</text:p>
          </table:table-cell>
          <table:table-cell office:value-type="float" office:value="392099" calcext:value-type="float">
            <text:p>392099</text:p>
          </table:table-cell>
          <table:table-cell office:value-type="float" office:value="47.24" calcext:value-type="float">
            <text:p>47.24</text:p>
          </table:table-cell>
          <table:table-cell office:value-type="float" office:value="47.22" calcext:value-type="float">
            <text:p>47.22</text:p>
          </table:table-cell>
          <table:table-cell office:value-type="float" office:value="26656" calcext:value-type="float">
            <text:p>26656</text:p>
          </table:table-cell>
          <table:table-cell office:value-type="float" office:value="392099" calcext:value-type="float">
            <text:p>392099</text:p>
          </table:table-cell>
          <table:table-cell/>
          <table:table-cell table:formula="of:=(['NO FAILED INSTANCES'.E9]=['NO FAILED INSTANCES'.I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7-s977973487-c437749.ukp</text:p>
          </table:table-cell>
          <table:table-cell office:value-type="float" office:value="0.446445" calcext:value-type="float">
            <text:p>0.446445</text:p>
          </table:table-cell>
          <table:table-cell office:value-type="float" office:value="0.47" calcext:value-type="float">
            <text:p>0.47</text:p>
          </table:table-cell>
          <table:table-cell office:value-type="float" office:value="13432" calcext:value-type="float">
            <text:p>13432</text:p>
          </table:table-cell>
          <table:table-cell office:value-type="float" office:value="437789" calcext:value-type="float">
            <text:p>437789</text:p>
          </table:table-cell>
          <table:table-cell office:value-type="float" office:value="46.37" calcext:value-type="float">
            <text:p>46.37</text:p>
          </table:table-cell>
          <table:table-cell office:value-type="float" office:value="46.34" calcext:value-type="float">
            <text:p>46.34</text:p>
          </table:table-cell>
          <table:table-cell office:value-type="float" office:value="26716" calcext:value-type="float">
            <text:p>26716</text:p>
          </table:table-cell>
          <table:table-cell office:value-type="float" office:value="437789" calcext:value-type="float">
            <text:p>437789</text:p>
          </table:table-cell>
          <table:table-cell/>
          <table:table-cell table:formula="of:=(['NO FAILED INSTANCES'.E10]=['NO FAILED INSTANCES'.I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10-s73800249-c330487.ukp</text:p>
          </table:table-cell>
          <table:table-cell office:value-type="float" office:value="0.355188" calcext:value-type="float">
            <text:p>0.355188</text:p>
          </table:table-cell>
          <table:table-cell office:value-type="float" office:value="0.38" calcext:value-type="float">
            <text:p>0.38</text:p>
          </table:table-cell>
          <table:table-cell office:value-type="float" office:value="11084" calcext:value-type="float">
            <text:p>11084</text:p>
          </table:table-cell>
          <table:table-cell office:value-type="float" office:value="330517" calcext:value-type="float">
            <text:p>330517</text:p>
          </table:table-cell>
          <table:table-cell office:value-type="float" office:value="46.35333" calcext:value-type="float">
            <text:p>46.35333</text:p>
          </table:table-cell>
          <table:table-cell office:value-type="float" office:value="46.34" calcext:value-type="float">
            <text:p>46.34</text:p>
          </table:table-cell>
          <table:table-cell office:value-type="float" office:value="26804" calcext:value-type="float">
            <text:p>26804</text:p>
          </table:table-cell>
          <table:table-cell office:value-type="float" office:value="330517" calcext:value-type="float">
            <text:p>330517</text:p>
          </table:table-cell>
          <table:table-cell/>
          <table:table-cell table:formula="of:=(['NO FAILED INSTANCES'.E11]=['NO FAILED INSTANCES'.I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4-s115999589-c480554.ukp</text:p>
          </table:table-cell>
          <table:table-cell office:value-type="float" office:value="0.44307" calcext:value-type="float">
            <text:p>0.44307</text:p>
          </table:table-cell>
          <table:table-cell office:value-type="float" office:value="0.46" calcext:value-type="float">
            <text:p>0.46</text:p>
          </table:table-cell>
          <table:table-cell office:value-type="float" office:value="14708" calcext:value-type="float">
            <text:p>14708</text:p>
          </table:table-cell>
          <table:table-cell office:value-type="float" office:value="480599" calcext:value-type="float">
            <text:p>480599</text:p>
          </table:table-cell>
          <table:table-cell office:value-type="float" office:value="46.16" calcext:value-type="float">
            <text:p>46.16</text:p>
          </table:table-cell>
          <table:table-cell office:value-type="float" office:value="46.15" calcext:value-type="float">
            <text:p>46.15</text:p>
          </table:table-cell>
          <table:table-cell office:value-type="float" office:value="26708" calcext:value-type="float">
            <text:p>26708</text:p>
          </table:table-cell>
          <table:table-cell office:value-type="float" office:value="480599" calcext:value-type="float">
            <text:p>480599</text:p>
          </table:table-cell>
          <table:table-cell/>
          <table:table-cell table:formula="of:=(['NO FAILED INSTANCES'.E12]=['NO FAILED INSTANCES'.I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13-s9506199-c278955.ukp</text:p>
          </table:table-cell>
          <table:table-cell office:value-type="float" office:value="0.330554" calcext:value-type="float">
            <text:p>0.330554</text:p>
          </table:table-cell>
          <table:table-cell office:value-type="float" office:value="0.35" calcext:value-type="float">
            <text:p>0.35</text:p>
          </table:table-cell>
          <table:table-cell office:value-type="float" office:value="9628" calcext:value-type="float">
            <text:p>9628</text:p>
          </table:table-cell>
          <table:table-cell office:value-type="float" office:value="278930" calcext:value-type="float">
            <text:p>278930</text:p>
          </table:table-cell>
          <table:table-cell office:value-type="float" office:value="43.68333" calcext:value-type="float">
            <text:p>43.68333</text:p>
          </table:table-cell>
          <table:table-cell office:value-type="float" office:value="43.66" calcext:value-type="float">
            <text:p>43.66</text:p>
          </table:table-cell>
          <table:table-cell office:value-type="float" office:value="30884" calcext:value-type="float">
            <text:p>30884</text:p>
          </table:table-cell>
          <table:table-cell office:value-type="float" office:value="278930" calcext:value-type="float">
            <text:p>278930</text:p>
          </table:table-cell>
          <table:table-cell/>
          <table:table-cell table:formula="of:=(['NO FAILED INSTANCES'.E13]=['NO FAILED INSTANCES'.I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10000-0-s991135297-c467336.ukp</text:p>
          </table:table-cell>
          <table:table-cell office:value-type="float" office:value="0.227441" calcext:value-type="float">
            <text:p>0.227441</text:p>
          </table:table-cell>
          <table:table-cell office:value-type="float" office:value="0.25" calcext:value-type="float">
            <text:p>0.25</text:p>
          </table:table-cell>
          <table:table-cell office:value-type="float" office:value="13752" calcext:value-type="float">
            <text:p>13752</text:p>
          </table:table-cell>
          <table:table-cell office:value-type="float" office:value="467356" calcext:value-type="float">
            <text:p>467356</text:p>
          </table:table-cell>
          <table:table-cell office:value-type="float" office:value="33.47333" calcext:value-type="float">
            <text:p>33.47333</text:p>
          </table:table-cell>
          <table:table-cell office:value-type="float" office:value="33.46" calcext:value-type="float">
            <text:p>33.46</text:p>
          </table:table-cell>
          <table:table-cell office:value-type="float" office:value="21272" calcext:value-type="float">
            <text:p>21272</text:p>
          </table:table-cell>
          <table:table-cell office:value-type="float" office:value="467356" calcext:value-type="float">
            <text:p>467356</text:p>
          </table:table-cell>
          <table:table-cell/>
          <table:table-cell table:formula="of:=(['NO FAILED INSTANCES'.E14]=['NO FAILED INSTANCES'.I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10000-10-s73800249-c462686.ukp</text:p>
          </table:table-cell>
          <table:table-cell office:value-type="float" office:value="0.187212" calcext:value-type="float">
            <text:p>0.187212</text:p>
          </table:table-cell>
          <table:table-cell office:value-type="float" office:value="0.21" calcext:value-type="float">
            <text:p>0.21</text:p>
          </table:table-cell>
          <table:table-cell office:value-type="float" office:value="13620" calcext:value-type="float">
            <text:p>13620</text:p>
          </table:table-cell>
          <table:table-cell office:value-type="float" office:value="462706" calcext:value-type="float">
            <text:p>462706</text:p>
          </table:table-cell>
          <table:table-cell office:value-type="float" office:value="33.37" calcext:value-type="float">
            <text:p>33.37</text:p>
          </table:table-cell>
          <table:table-cell office:value-type="float" office:value="33.34" calcext:value-type="float">
            <text:p>33.34</text:p>
          </table:table-cell>
          <table:table-cell office:value-type="float" office:value="23988" calcext:value-type="float">
            <text:p>23988</text:p>
          </table:table-cell>
          <table:table-cell office:value-type="float" office:value="462706" calcext:value-type="float">
            <text:p>462706</text:p>
          </table:table-cell>
          <table:table-cell/>
          <table:table-cell table:formula="of:=(['NO FAILED INSTANCES'.E15]=['NO FAILED INSTANCES'.I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12-s774429216-c292439.ukp</text:p>
          </table:table-cell>
          <table:table-cell office:value-type="float" office:value="0.358341" calcext:value-type="float">
            <text:p>0.358341</text:p>
          </table:table-cell>
          <table:table-cell office:value-type="float" office:value="0.38" calcext:value-type="float">
            <text:p>0.38</text:p>
          </table:table-cell>
          <table:table-cell office:value-type="float" office:value="10096" calcext:value-type="float">
            <text:p>10096</text:p>
          </table:table-cell>
          <table:table-cell office:value-type="float" office:value="292464" calcext:value-type="float">
            <text:p>292464</text:p>
          </table:table-cell>
          <table:table-cell office:value-type="float" office:value="33.25333" calcext:value-type="float">
            <text:p>33.25333</text:p>
          </table:table-cell>
          <table:table-cell office:value-type="float" office:value="33.24" calcext:value-type="float">
            <text:p>33.24</text:p>
          </table:table-cell>
          <table:table-cell office:value-type="float" office:value="23852" calcext:value-type="float">
            <text:p>23852</text:p>
          </table:table-cell>
          <table:table-cell office:value-type="float" office:value="292464" calcext:value-type="float">
            <text:p>292464</text:p>
          </table:table-cell>
          <table:table-cell/>
          <table:table-cell table:formula="of:=(['NO FAILED INSTANCES'.E16]=['NO FAILED INSTANCES'.I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16-s512981835-c470172.ukp</text:p>
          </table:table-cell>
          <table:table-cell office:value-type="float" office:value="0.443494" calcext:value-type="float">
            <text:p>0.443494</text:p>
          </table:table-cell>
          <table:table-cell office:value-type="float" office:value="0.46" calcext:value-type="float">
            <text:p>0.46</text:p>
          </table:table-cell>
          <table:table-cell office:value-type="float" office:value="14292" calcext:value-type="float">
            <text:p>14292</text:p>
          </table:table-cell>
          <table:table-cell office:value-type="float" office:value="470217" calcext:value-type="float">
            <text:p>470217</text:p>
          </table:table-cell>
          <table:table-cell office:value-type="float" office:value="32.76333" calcext:value-type="float">
            <text:p>32.76333</text:p>
          </table:table-cell>
          <table:table-cell office:value-type="float" office:value="32.75" calcext:value-type="float">
            <text:p>32.75</text:p>
          </table:table-cell>
          <table:table-cell office:value-type="float" office:value="21260" calcext:value-type="float">
            <text:p>21260</text:p>
          </table:table-cell>
          <table:table-cell office:value-type="float" office:value="470217" calcext:value-type="float">
            <text:p>470217</text:p>
          </table:table-cell>
          <table:table-cell/>
          <table:table-cell table:formula="of:=(['NO FAILED INSTANCES'.E17]=['NO FAILED INSTANCES'.I1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9-s352825221-c467881.ukp</text:p>
          </table:table-cell>
          <table:table-cell office:value-type="float" office:value="0.503157" calcext:value-type="float">
            <text:p>0.503157</text:p>
          </table:table-cell>
          <table:table-cell office:value-type="float" office:value="0.52" calcext:value-type="float">
            <text:p>0.52</text:p>
          </table:table-cell>
          <table:table-cell office:value-type="float" office:value="14196" calcext:value-type="float">
            <text:p>14196</text:p>
          </table:table-cell>
          <table:table-cell office:value-type="float" office:value="467841" calcext:value-type="float">
            <text:p>467841</text:p>
          </table:table-cell>
          <table:table-cell office:value-type="float" office:value="29.21333" calcext:value-type="float">
            <text:p>29.21333</text:p>
          </table:table-cell>
          <table:table-cell office:value-type="float" office:value="29.2" calcext:value-type="float">
            <text:p>29.2</text:p>
          </table:table-cell>
          <table:table-cell office:value-type="float" office:value="19848" calcext:value-type="float">
            <text:p>19848</text:p>
          </table:table-cell>
          <table:table-cell office:value-type="float" office:value="467841" calcext:value-type="float">
            <text:p>467841</text:p>
          </table:table-cell>
          <table:table-cell/>
          <table:table-cell table:formula="of:=(['NO FAILED INSTANCES'.E18]=['NO FAILED INSTANCES'.I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10000-18-s331104176-c394085.ukp</text:p>
          </table:table-cell>
          <table:table-cell office:value-type="float" office:value="0.179336" calcext:value-type="float">
            <text:p>0.179336</text:p>
          </table:table-cell>
          <table:table-cell office:value-type="float" office:value="0.2" calcext:value-type="float">
            <text:p>0.2</text:p>
          </table:table-cell>
          <table:table-cell office:value-type="float" office:value="12012" calcext:value-type="float">
            <text:p>12012</text:p>
          </table:table-cell>
          <table:table-cell office:value-type="float" office:value="360012" calcext:value-type="float">
            <text:p>360012</text:p>
          </table:table-cell>
          <table:table-cell office:value-type="float" office:value="27.64" calcext:value-type="float">
            <text:p>27.64</text:p>
          </table:table-cell>
          <table:table-cell office:value-type="float" office:value="27.62" calcext:value-type="float">
            <text:p>27.62</text:p>
          </table:table-cell>
          <table:table-cell office:value-type="float" office:value="19636" calcext:value-type="float">
            <text:p>19636</text:p>
          </table:table-cell>
          <table:table-cell office:value-type="float" office:value="360012" calcext:value-type="float">
            <text:p>360012</text:p>
          </table:table-cell>
          <table:table-cell/>
          <table:table-cell table:formula="of:=(['NO FAILED INSTANCES'.E19]=['NO FAILED INSTANCES'.I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10000-9-s352825221-c439823.ukp</text:p>
          </table:table-cell>
          <table:table-cell office:value-type="float" office:value="0.179676" calcext:value-type="float">
            <text:p>0.179676</text:p>
          </table:table-cell>
          <table:table-cell office:value-type="float" office:value="0.2" calcext:value-type="float">
            <text:p>0.2</text:p>
          </table:table-cell>
          <table:table-cell office:value-type="float" office:value="13040" calcext:value-type="float">
            <text:p>13040</text:p>
          </table:table-cell>
          <table:table-cell office:value-type="float" office:value="360012" calcext:value-type="float">
            <text:p>360012</text:p>
          </table:table-cell>
          <table:table-cell office:value-type="float" office:value="27.34" calcext:value-type="float">
            <text:p>27.34</text:p>
          </table:table-cell>
          <table:table-cell office:value-type="float" office:value="27.32" calcext:value-type="float">
            <text:p>27.32</text:p>
          </table:table-cell>
          <table:table-cell office:value-type="float" office:value="19732" calcext:value-type="float">
            <text:p>19732</text:p>
          </table:table-cell>
          <table:table-cell office:value-type="float" office:value="360012" calcext:value-type="float">
            <text:p>360012</text:p>
          </table:table-cell>
          <table:table-cell/>
          <table:table-cell table:formula="of:=(['NO FAILED INSTANCES'.E20]=['NO FAILED INSTANCES'.I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14-s859243264-c192846.ukp</text:p>
          </table:table-cell>
          <table:table-cell office:value-type="float" office:value="0.17891" calcext:value-type="float">
            <text:p>0.17891</text:p>
          </table:table-cell>
          <table:table-cell office:value-type="float" office:value="0.2" calcext:value-type="float">
            <text:p>0.2</text:p>
          </table:table-cell>
          <table:table-cell office:value-type="float" office:value="7748" calcext:value-type="float">
            <text:p>7748</text:p>
          </table:table-cell>
          <table:table-cell office:value-type="float" office:value="180012" calcext:value-type="float">
            <text:p>180012</text:p>
          </table:table-cell>
          <table:table-cell office:value-type="float" office:value="27.25333" calcext:value-type="float">
            <text:p>27.25333</text:p>
          </table:table-cell>
          <table:table-cell office:value-type="float" office:value="27.23" calcext:value-type="float">
            <text:p>27.23</text:p>
          </table:table-cell>
          <table:table-cell office:value-type="float" office:value="19772" calcext:value-type="float">
            <text:p>19772</text:p>
          </table:table-cell>
          <table:table-cell office:value-type="float" office:value="180012" calcext:value-type="float">
            <text:p>180012</text:p>
          </table:table-cell>
          <table:table-cell/>
          <table:table-cell table:formula="of:=(['NO FAILED INSTANCES'.E21]=['NO FAILED INSTANCES'.I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10000-8-s709024814-c360118.ukp</text:p>
          </table:table-cell>
          <table:table-cell office:value-type="float" office:value="0.17941" calcext:value-type="float">
            <text:p>0.17941</text:p>
          </table:table-cell>
          <table:table-cell office:value-type="float" office:value="0.2" calcext:value-type="float">
            <text:p>0.2</text:p>
          </table:table-cell>
          <table:table-cell office:value-type="float" office:value="11268" calcext:value-type="float">
            <text:p>11268</text:p>
          </table:table-cell>
          <table:table-cell office:value-type="float" office:value="360012" calcext:value-type="float">
            <text:p>3600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04" calcext:value-type="float">
            <text:p>27.04</text:p>
          </table:table-cell>
          <table:table-cell office:value-type="float" office:value="19708" calcext:value-type="float">
            <text:p>19708</text:p>
          </table:table-cell>
          <table:table-cell office:value-type="float" office:value="360012" calcext:value-type="float">
            <text:p>360012</text:p>
          </table:table-cell>
          <table:table-cell/>
          <table:table-cell table:formula="of:=(['NO FAILED INSTANCES'.E22]=['NO FAILED INSTANCES'.I2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10000-3-s62347307-c381355.ukp</text:p>
          </table:table-cell>
          <table:table-cell office:value-type="float" office:value="0.184271" calcext:value-type="float">
            <text:p>0.184271</text:p>
          </table:table-cell>
          <table:table-cell office:value-type="float" office:value="0.21" calcext:value-type="float">
            <text:p>0.21</text:p>
          </table:table-cell>
          <table:table-cell office:value-type="float" office:value="11884" calcext:value-type="float">
            <text:p>11884</text:p>
          </table:table-cell>
          <table:table-cell office:value-type="float" office:value="360012" calcext:value-type="float">
            <text:p>360012</text:p>
          </table:table-cell>
          <table:table-cell office:value-type="float" office:value="26.93333" calcext:value-type="float">
            <text:p>26.93333</text:p>
          </table:table-cell>
          <table:table-cell office:value-type="float" office:value="26.91" calcext:value-type="float">
            <text:p>26.91</text:p>
          </table:table-cell>
          <table:table-cell office:value-type="float" office:value="19788" calcext:value-type="float">
            <text:p>19788</text:p>
          </table:table-cell>
          <table:table-cell office:value-type="float" office:value="360012" calcext:value-type="float">
            <text:p>360012</text:p>
          </table:table-cell>
          <table:table-cell/>
          <table:table-cell table:formula="of:=(['NO FAILED INSTANCES'.E23]=['NO FAILED INSTANCES'.I2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15-s705610326-c438691.ukp</text:p>
          </table:table-cell>
          <table:table-cell office:value-type="float" office:value="0.167241" calcext:value-type="float">
            <text:p>0.167241</text:p>
          </table:table-cell>
          <table:table-cell office:value-type="float" office:value="0.19" calcext:value-type="float">
            <text:p>0.19</text:p>
          </table:table-cell>
          <table:table-cell office:value-type="float" office:value="13008" calcext:value-type="float">
            <text:p>13008</text:p>
          </table:table-cell>
          <table:table-cell office:value-type="float" office:value="359982" calcext:value-type="float">
            <text:p>359982</text:p>
          </table:table-cell>
          <table:table-cell office:value-type="float" office:value="25.98" calcext:value-type="float">
            <text:p>25.98</text:p>
          </table:table-cell>
          <table:table-cell office:value-type="float" office:value="25.97" calcext:value-type="float">
            <text:p>25.97</text:p>
          </table:table-cell>
          <table:table-cell office:value-type="float" office:value="20532" calcext:value-type="float">
            <text:p>20532</text:p>
          </table:table-cell>
          <table:table-cell office:value-type="float" office:value="359982" calcext:value-type="float">
            <text:p>359982</text:p>
          </table:table-cell>
          <table:table-cell/>
          <table:table-cell table:formula="of:=(['NO FAILED INSTANCES'.E24]=['NO FAILED INSTANCES'.I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19-s651952263-c397702.ukp</text:p>
          </table:table-cell>
          <table:table-cell office:value-type="float" office:value="0.166774" calcext:value-type="float">
            <text:p>0.166774</text:p>
          </table:table-cell>
          <table:table-cell office:value-type="float" office:value="0.19" calcext:value-type="float">
            <text:p>0.19</text:p>
          </table:table-cell>
          <table:table-cell office:value-type="float" office:value="12108" calcext:value-type="float">
            <text:p>12108</text:p>
          </table:table-cell>
          <table:table-cell office:value-type="float" office:value="359982" calcext:value-type="float">
            <text:p>359982</text:p>
          </table:table-cell>
          <table:table-cell office:value-type="float" office:value="25.94666" calcext:value-type="float">
            <text:p>25.94666</text:p>
          </table:table-cell>
          <table:table-cell office:value-type="float" office:value="25.94" calcext:value-type="float">
            <text:p>25.94</text:p>
          </table:table-cell>
          <table:table-cell office:value-type="float" office:value="20076" calcext:value-type="float">
            <text:p>20076</text:p>
          </table:table-cell>
          <table:table-cell office:value-type="float" office:value="359982" calcext:value-type="float">
            <text:p>359982</text:p>
          </table:table-cell>
          <table:table-cell/>
          <table:table-cell table:formula="of:=(['NO FAILED INSTANCES'.E25]=['NO FAILED INSTANCES'.I2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11-s243485145-c392325.ukp</text:p>
          </table:table-cell>
          <table:table-cell office:value-type="float" office:value="0.167324" calcext:value-type="float">
            <text:p>0.167324</text:p>
          </table:table-cell>
          <table:table-cell office:value-type="float" office:value="0.19" calcext:value-type="float">
            <text:p>0.19</text:p>
          </table:table-cell>
          <table:table-cell office:value-type="float" office:value="12072" calcext:value-type="float">
            <text:p>12072</text:p>
          </table:table-cell>
          <table:table-cell office:value-type="float" office:value="359982" calcext:value-type="float">
            <text:p>359982</text:p>
          </table:table-cell>
          <table:table-cell office:value-type="float" office:value="25.93" calcext:value-type="float">
            <text:p>25.93</text:p>
          </table:table-cell>
          <table:table-cell office:value-type="float" office:value="25.92" calcext:value-type="float">
            <text:p>25.92</text:p>
          </table:table-cell>
          <table:table-cell office:value-type="float" office:value="20208" calcext:value-type="float">
            <text:p>20208</text:p>
          </table:table-cell>
          <table:table-cell office:value-type="float" office:value="359982" calcext:value-type="float">
            <text:p>359982</text:p>
          </table:table-cell>
          <table:table-cell/>
          <table:table-cell table:formula="of:=(['NO FAILED INSTANCES'.E26]=['NO FAILED INSTANCES'.I2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17-s494734462-c405300.ukp</text:p>
          </table:table-cell>
          <table:table-cell office:value-type="float" office:value="0.167792" calcext:value-type="float">
            <text:p>0.167792</text:p>
          </table:table-cell>
          <table:table-cell office:value-type="float" office:value="0.19" calcext:value-type="float">
            <text:p>0.19</text:p>
          </table:table-cell>
          <table:table-cell office:value-type="float" office:value="12128" calcext:value-type="float">
            <text:p>12128</text:p>
          </table:table-cell>
          <table:table-cell office:value-type="float" office:value="359982" calcext:value-type="float">
            <text:p>359982</text:p>
          </table:table-cell>
          <table:table-cell office:value-type="float" office:value="25.93" calcext:value-type="float">
            <text:p>25.93</text:p>
          </table:table-cell>
          <table:table-cell office:value-type="float" office:value="25.91" calcext:value-type="float">
            <text:p>25.91</text:p>
          </table:table-cell>
          <table:table-cell office:value-type="float" office:value="20660" calcext:value-type="float">
            <text:p>20660</text:p>
          </table:table-cell>
          <table:table-cell office:value-type="float" office:value="359982" calcext:value-type="float">
            <text:p>359982</text:p>
          </table:table-cell>
          <table:table-cell/>
          <table:table-cell table:formula="of:=(['NO FAILED INSTANCES'.E27]=['NO FAILED INSTANCES'.I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3-s62347307-c424208.ukp</text:p>
          </table:table-cell>
          <table:table-cell office:value-type="float" office:value="0.175504" calcext:value-type="float">
            <text:p>0.175504</text:p>
          </table:table-cell>
          <table:table-cell office:value-type="float" office:value="0.2" calcext:value-type="float">
            <text:p>0.2</text:p>
          </table:table-cell>
          <table:table-cell office:value-type="float" office:value="12820" calcext:value-type="float">
            <text:p>12820</text:p>
          </table:table-cell>
          <table:table-cell office:value-type="float" office:value="359982" calcext:value-type="float">
            <text:p>359982</text:p>
          </table:table-cell>
          <table:table-cell office:value-type="float" office:value="25.69666" calcext:value-type="float">
            <text:p>25.69666</text:p>
          </table:table-cell>
          <table:table-cell office:value-type="float" office:value="25.68" calcext:value-type="float">
            <text:p>25.68</text:p>
          </table:table-cell>
          <table:table-cell office:value-type="float" office:value="20532" calcext:value-type="float">
            <text:p>20532</text:p>
          </table:table-cell>
          <table:table-cell office:value-type="float" office:value="359982" calcext:value-type="float">
            <text:p>359982</text:p>
          </table:table-cell>
          <table:table-cell/>
          <table:table-cell table:formula="of:=(['NO FAILED INSTANCES'.E28]=['NO FAILED INSTANCES'.I2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10000-2-s447284419-c359948.ukp</text:p>
          </table:table-cell>
          <table:table-cell office:value-type="float" office:value="0.178463" calcext:value-type="float">
            <text:p>0.178463</text:p>
          </table:table-cell>
          <table:table-cell office:value-type="float" office:value="0.2" calcext:value-type="float">
            <text:p>0.2</text:p>
          </table:table-cell>
          <table:table-cell office:value-type="float" office:value="11252" calcext:value-type="float">
            <text:p>11252</text:p>
          </table:table-cell>
          <table:table-cell office:value-type="float" office:value="359963" calcext:value-type="float">
            <text:p>359963</text:p>
          </table:table-cell>
          <table:table-cell office:value-type="float" office:value="23.76" calcext:value-type="float">
            <text:p>23.76</text:p>
          </table:table-cell>
          <table:table-cell office:value-type="float" office:value="23.75" calcext:value-type="float">
            <text:p>23.75</text:p>
          </table:table-cell>
          <table:table-cell office:value-type="float" office:value="19752" calcext:value-type="float">
            <text:p>19752</text:p>
          </table:table-cell>
          <table:table-cell office:value-type="float" office:value="359963" calcext:value-type="float">
            <text:p>359963</text:p>
          </table:table-cell>
          <table:table-cell/>
          <table:table-cell table:formula="of:=(['NO FAILED INSTANCES'.E29]=['NO FAILED INSTANCES'.I2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0-s991135297-c416848.ukp</text:p>
          </table:table-cell>
          <table:table-cell office:value-type="float" office:value="0.147246" calcext:value-type="float">
            <text:p>0.147246</text:p>
          </table:table-cell>
          <table:table-cell office:value-type="float" office:value="0.16" calcext:value-type="float">
            <text:p>0.16</text:p>
          </table:table-cell>
          <table:table-cell office:value-type="float" office:value="12920" calcext:value-type="float">
            <text:p>12920</text:p>
          </table:table-cell>
          <table:table-cell office:value-type="float" office:value="416808" calcext:value-type="float">
            <text:p>416808</text:p>
          </table:table-cell>
          <table:table-cell office:value-type="float" office:value="23.71666" calcext:value-type="float">
            <text:p>23.71666</text:p>
          </table:table-cell>
          <table:table-cell office:value-type="float" office:value="23.7" calcext:value-type="float">
            <text:p>23.7</text:p>
          </table:table-cell>
          <table:table-cell office:value-type="float" office:value="22712" calcext:value-type="float">
            <text:p>22712</text:p>
          </table:table-cell>
          <table:table-cell office:value-type="float" office:value="416808" calcext:value-type="float">
            <text:p>416808</text:p>
          </table:table-cell>
          <table:table-cell/>
          <table:table-cell table:formula="of:=(['NO FAILED INSTANCES'.E30]=['NO FAILED INSTANCES'.I3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19-s651952263-c310421.ukp</text:p>
          </table:table-cell>
          <table:table-cell office:value-type="float" office:value="0.35562" calcext:value-type="float">
            <text:p>0.35562</text:p>
          </table:table-cell>
          <table:table-cell office:value-type="float" office:value="0.38" calcext:value-type="float">
            <text:p>0.38</text:p>
          </table:table-cell>
          <table:table-cell office:value-type="float" office:value="10472" calcext:value-type="float">
            <text:p>10472</text:p>
          </table:table-cell>
          <table:table-cell office:value-type="float" office:value="310451" calcext:value-type="float">
            <text:p>310451</text:p>
          </table:table-cell>
          <table:table-cell office:value-type="float" office:value="23.67666" calcext:value-type="float">
            <text:p>23.67666</text:p>
          </table:table-cell>
          <table:table-cell office:value-type="float" office:value="23.66" calcext:value-type="float">
            <text:p>23.66</text:p>
          </table:table-cell>
          <table:table-cell office:value-type="float" office:value="19664" calcext:value-type="float">
            <text:p>19664</text:p>
          </table:table-cell>
          <table:table-cell office:value-type="float" office:value="310451" calcext:value-type="float">
            <text:p>310451</text:p>
          </table:table-cell>
          <table:table-cell/>
          <table:table-cell table:formula="of:=(['NO FAILED INSTANCES'.E31]=['NO FAILED INSTANCES'.I3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9-s352825221-c174903.ukp</text:p>
          </table:table-cell>
          <table:table-cell office:value-type="float" office:value="0.178484" calcext:value-type="float">
            <text:p>0.178484</text:p>
          </table:table-cell>
          <table:table-cell office:value-type="float" office:value="0.2" calcext:value-type="float">
            <text:p>0.2</text:p>
          </table:table-cell>
          <table:table-cell office:value-type="float" office:value="7360" calcext:value-type="float">
            <text:p>7360</text:p>
          </table:table-cell>
          <table:table-cell office:value-type="float" office:value="174918" calcext:value-type="float">
            <text:p>174918</text:p>
          </table:table-cell>
          <table:table-cell office:value-type="float" office:value="23.67" calcext:value-type="float">
            <text:p>23.67</text:p>
          </table:table-cell>
          <table:table-cell office:value-type="float" office:value="23.66" calcext:value-type="float">
            <text:p>23.66</text:p>
          </table:table-cell>
          <table:table-cell office:value-type="float" office:value="19684" calcext:value-type="float">
            <text:p>19684</text:p>
          </table:table-cell>
          <table:table-cell office:value-type="float" office:value="174918" calcext:value-type="float">
            <text:p>174918</text:p>
          </table:table-cell>
          <table:table-cell/>
          <table:table-cell table:formula="of:=(['NO FAILED INSTANCES'.E32]=['NO FAILED INSTANCES'.I3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3-s62347307-c188981.ukp</text:p>
          </table:table-cell>
          <table:table-cell office:value-type="float" office:value="0.157519" calcext:value-type="float">
            <text:p>0.157519</text:p>
          </table:table-cell>
          <table:table-cell office:value-type="float" office:value="0.18" calcext:value-type="float">
            <text:p>0.18</text:p>
          </table:table-cell>
          <table:table-cell office:value-type="float" office:value="8128" calcext:value-type="float">
            <text:p>8128</text:p>
          </table:table-cell>
          <table:table-cell office:value-type="float" office:value="188931" calcext:value-type="float">
            <text:p>188931</text:p>
          </table:table-cell>
          <table:table-cell office:value-type="float" office:value="23.61" calcext:value-type="float">
            <text:p>23.61</text:p>
          </table:table-cell>
          <table:table-cell office:value-type="float" office:value="23.6" calcext:value-type="float">
            <text:p>23.6</text:p>
          </table:table-cell>
          <table:table-cell office:value-type="float" office:value="18100" calcext:value-type="float">
            <text:p>18100</text:p>
          </table:table-cell>
          <table:table-cell office:value-type="float" office:value="188931" calcext:value-type="float">
            <text:p>188931</text:p>
          </table:table-cell>
          <table:table-cell/>
          <table:table-cell table:formula="of:=(['NO FAILED INSTANCES'.E33]=['NO FAILED INSTANCES'.I3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10000-1-s70766304-c350538.ukp</text:p>
          </table:table-cell>
          <table:table-cell office:value-type="float" office:value="0.180362" calcext:value-type="float">
            <text:p>0.180362</text:p>
          </table:table-cell>
          <table:table-cell office:value-type="float" office:value="0.2" calcext:value-type="float">
            <text:p>0.2</text:p>
          </table:table-cell>
          <table:table-cell office:value-type="float" office:value="11060" calcext:value-type="float">
            <text:p>11060</text:p>
          </table:table-cell>
          <table:table-cell office:value-type="float" office:value="350553" calcext:value-type="float">
            <text:p>350553</text:p>
          </table:table-cell>
          <table:table-cell table:number-columns-repeated="2" office:value-type="float" office:value="23.61" calcext:value-type="float">
            <text:p>23.61</text:p>
          </table:table-cell>
          <table:table-cell office:value-type="float" office:value="19688" calcext:value-type="float">
            <text:p>19688</text:p>
          </table:table-cell>
          <table:table-cell office:value-type="float" office:value="350553" calcext:value-type="float">
            <text:p>350553</text:p>
          </table:table-cell>
          <table:table-cell/>
          <table:table-cell table:formula="of:=(['NO FAILED INSTANCES'.E34]=['NO FAILED INSTANCES'.I3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10000-13-s9506199-c341327.ukp</text:p>
          </table:table-cell>
          <table:table-cell office:value-type="float" office:value="0.0931849" calcext:value-type="float">
            <text:p>0.0931849</text:p>
          </table:table-cell>
          <table:table-cell office:value-type="float" office:value="0.11" calcext:value-type="float">
            <text:p>0.11</text:p>
          </table:table-cell>
          <table:table-cell office:value-type="float" office:value="10748" calcext:value-type="float">
            <text:p>10748</text:p>
          </table:table-cell>
          <table:table-cell office:value-type="float" office:value="341342" calcext:value-type="float">
            <text:p>341342</text:p>
          </table:table-cell>
          <table:table-cell office:value-type="float" office:value="23.59666" calcext:value-type="float">
            <text:p>23.59666</text:p>
          </table:table-cell>
          <table:table-cell office:value-type="float" office:value="23.59" calcext:value-type="float">
            <text:p>23.59</text:p>
          </table:table-cell>
          <table:table-cell office:value-type="float" office:value="19740" calcext:value-type="float">
            <text:p>19740</text:p>
          </table:table-cell>
          <table:table-cell office:value-type="float" office:value="341342" calcext:value-type="float">
            <text:p>341342</text:p>
          </table:table-cell>
          <table:table-cell/>
          <table:table-cell table:formula="of:=(['NO FAILED INSTANCES'.E35]=['NO FAILED INSTANCES'.I3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8-s709024814-c313448.ukp</text:p>
          </table:table-cell>
          <table:table-cell office:value-type="float" office:value="0.357003" calcext:value-type="float">
            <text:p>0.357003</text:p>
          </table:table-cell>
          <table:table-cell office:value-type="float" office:value="0.38" calcext:value-type="float">
            <text:p>0.38</text:p>
          </table:table-cell>
          <table:table-cell office:value-type="float" office:value="10472" calcext:value-type="float">
            <text:p>10472</text:p>
          </table:table-cell>
          <table:table-cell office:value-type="float" office:value="313478" calcext:value-type="float">
            <text:p>313478</text:p>
          </table:table-cell>
          <table:table-cell office:value-type="float" office:value="23.49333" calcext:value-type="float">
            <text:p>23.49333</text:p>
          </table:table-cell>
          <table:table-cell office:value-type="float" office:value="23.48" calcext:value-type="float">
            <text:p>23.48</text:p>
          </table:table-cell>
          <table:table-cell office:value-type="float" office:value="19668" calcext:value-type="float">
            <text:p>19668</text:p>
          </table:table-cell>
          <table:table-cell office:value-type="float" office:value="313478" calcext:value-type="float">
            <text:p>313478</text:p>
          </table:table-cell>
          <table:table-cell/>
          <table:table-cell table:formula="of:=(['NO FAILED INSTANCES'.E36]=['NO FAILED INSTANCES'.I3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15-s705610326-c268381.ukp</text:p>
          </table:table-cell>
          <table:table-cell office:value-type="float" office:value="0.269765" calcext:value-type="float">
            <text:p>0.269765</text:p>
          </table:table-cell>
          <table:table-cell office:value-type="float" office:value="0.29" calcext:value-type="float">
            <text:p>0.29</text:p>
          </table:table-cell>
          <table:table-cell office:value-type="float" office:value="9504" calcext:value-type="float">
            <text:p>9504</text:p>
          </table:table-cell>
          <table:table-cell office:value-type="float" office:value="268406" calcext:value-type="float">
            <text:p>268406</text:p>
          </table:table-cell>
          <table:table-cell office:value-type="float" office:value="23.42666" calcext:value-type="float">
            <text:p>23.42666</text:p>
          </table:table-cell>
          <table:table-cell office:value-type="float" office:value="23.42" calcext:value-type="float">
            <text:p>23.42</text:p>
          </table:table-cell>
          <table:table-cell office:value-type="float" office:value="19568" calcext:value-type="float">
            <text:p>19568</text:p>
          </table:table-cell>
          <table:table-cell office:value-type="float" office:value="268406" calcext:value-type="float">
            <text:p>268406</text:p>
          </table:table-cell>
          <table:table-cell/>
          <table:table-cell table:formula="of:=(['NO FAILED INSTANCES'.E37]=['NO FAILED INSTANCES'.I3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17-s494734462-c211057.ukp</text:p>
          </table:table-cell>
          <table:table-cell office:value-type="float" office:value="0.184037" calcext:value-type="float">
            <text:p>0.184037</text:p>
          </table:table-cell>
          <table:table-cell office:value-type="float" office:value="0.2" calcext:value-type="float">
            <text:p>0.2</text:p>
          </table:table-cell>
          <table:table-cell office:value-type="float" office:value="8188" calcext:value-type="float">
            <text:p>8188</text:p>
          </table:table-cell>
          <table:table-cell office:value-type="float" office:value="211077" calcext:value-type="float">
            <text:p>211077</text:p>
          </table:table-cell>
          <table:table-cell office:value-type="float" office:value="23.42333" calcext:value-type="float">
            <text:p>23.42333</text:p>
          </table:table-cell>
          <table:table-cell office:value-type="float" office:value="23.41" calcext:value-type="float">
            <text:p>23.41</text:p>
          </table:table-cell>
          <table:table-cell office:value-type="float" office:value="19696" calcext:value-type="float">
            <text:p>19696</text:p>
          </table:table-cell>
          <table:table-cell office:value-type="float" office:value="211077" calcext:value-type="float">
            <text:p>211077</text:p>
          </table:table-cell>
          <table:table-cell/>
          <table:table-cell table:formula="of:=(['NO FAILED INSTANCES'.E38]=['NO FAILED INSTANCES'.I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6-s11420633-c402542.ukp</text:p>
          </table:table-cell>
          <table:table-cell office:value-type="float" office:value="0.157666" calcext:value-type="float">
            <text:p>0.157666</text:p>
          </table:table-cell>
          <table:table-cell office:value-type="float" office:value="0.18" calcext:value-type="float">
            <text:p>0.18</text:p>
          </table:table-cell>
          <table:table-cell office:value-type="float" office:value="13004" calcext:value-type="float">
            <text:p>13004</text:p>
          </table:table-cell>
          <table:table-cell office:value-type="float" office:value="402437" calcext:value-type="float">
            <text:p>402437</text:p>
          </table:table-cell>
          <table:table-cell office:value-type="float" office:value="23" calcext:value-type="float">
            <text:p>23</text:p>
          </table:table-cell>
          <table:table-cell office:value-type="float" office:value="22.99" calcext:value-type="float">
            <text:p>22.99</text:p>
          </table:table-cell>
          <table:table-cell office:value-type="float" office:value="18680" calcext:value-type="float">
            <text:p>18680</text:p>
          </table:table-cell>
          <table:table-cell office:value-type="float" office:value="402437" calcext:value-type="float">
            <text:p>402437</text:p>
          </table:table-cell>
          <table:table-cell/>
          <table:table-cell table:formula="of:=(['NO FAILED INSTANCES'.E39]=['NO FAILED INSTANCES'.I3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8-s709024814-c368892.ukp</text:p>
          </table:table-cell>
          <table:table-cell office:value-type="float" office:value="0.158441" calcext:value-type="float">
            <text:p>0.158441</text:p>
          </table:table-cell>
          <table:table-cell office:value-type="float" office:value="0.18" calcext:value-type="float">
            <text:p>0.18</text:p>
          </table:table-cell>
          <table:table-cell office:value-type="float" office:value="12196" calcext:value-type="float">
            <text:p>12196</text:p>
          </table:table-cell>
          <table:table-cell office:value-type="float" office:value="368797" calcext:value-type="float">
            <text:p>368797</text:p>
          </table:table-cell>
          <table:table-cell office:value-type="float" office:value="22.91333" calcext:value-type="float">
            <text:p>22.91333</text:p>
          </table:table-cell>
          <table:table-cell office:value-type="float" office:value="22.91" calcext:value-type="float">
            <text:p>22.91</text:p>
          </table:table-cell>
          <table:table-cell office:value-type="float" office:value="18252" calcext:value-type="float">
            <text:p>18252</text:p>
          </table:table-cell>
          <table:table-cell office:value-type="float" office:value="368797" calcext:value-type="float">
            <text:p>368797</text:p>
          </table:table-cell>
          <table:table-cell/>
          <table:table-cell table:formula="of:=(['NO FAILED INSTANCES'.E40]=['NO FAILED INSTANCES'.I4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10-s73800249-c169808.ukp</text:p>
          </table:table-cell>
          <table:table-cell office:value-type="float" office:value="0.157846" calcext:value-type="float">
            <text:p>0.157846</text:p>
          </table:table-cell>
          <table:table-cell office:value-type="float" office:value="0.18" calcext:value-type="float">
            <text:p>0.18</text:p>
          </table:table-cell>
          <table:table-cell office:value-type="float" office:value="7528" calcext:value-type="float">
            <text:p>7528</text:p>
          </table:table-cell>
          <table:table-cell office:value-type="float" office:value="169763" calcext:value-type="float">
            <text:p>169763</text:p>
          </table:table-cell>
          <table:table-cell table:number-columns-repeated="2" office:value-type="float" office:value="22.88" calcext:value-type="float">
            <text:p>22.88</text:p>
          </table:table-cell>
          <table:table-cell office:value-type="float" office:value="18248" calcext:value-type="float">
            <text:p>18248</text:p>
          </table:table-cell>
          <table:table-cell office:value-type="float" office:value="169763" calcext:value-type="float">
            <text:p>169763</text:p>
          </table:table-cell>
          <table:table-cell/>
          <table:table-cell table:formula="of:=(['NO FAILED INSTANCES'.E41]=['NO FAILED INSTANCES'.I4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14-s859243264-c408454.ukp</text:p>
          </table:table-cell>
          <table:table-cell office:value-type="float" office:value="0.161958" calcext:value-type="float">
            <text:p>0.161958</text:p>
          </table:table-cell>
          <table:table-cell office:value-type="float" office:value="0.18" calcext:value-type="float">
            <text:p>0.18</text:p>
          </table:table-cell>
          <table:table-cell office:value-type="float" office:value="13272" calcext:value-type="float">
            <text:p>13272</text:p>
          </table:table-cell>
          <table:table-cell office:value-type="float" office:value="408349" calcext:value-type="float">
            <text:p>408349</text:p>
          </table:table-cell>
          <table:table-cell office:value-type="float" office:value="22.88" calcext:value-type="float">
            <text:p>22.88</text:p>
          </table:table-cell>
          <table:table-cell office:value-type="float" office:value="22.86" calcext:value-type="float">
            <text:p>22.86</text:p>
          </table:table-cell>
          <table:table-cell office:value-type="float" office:value="18532" calcext:value-type="float">
            <text:p>18532</text:p>
          </table:table-cell>
          <table:table-cell office:value-type="float" office:value="408349" calcext:value-type="float">
            <text:p>408349</text:p>
          </table:table-cell>
          <table:table-cell/>
          <table:table-cell table:formula="of:=(['NO FAILED INSTANCES'.E42]=['NO FAILED INSTANCES'.I4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14-s859243264-c423765.ukp</text:p>
          </table:table-cell>
          <table:table-cell office:value-type="float" office:value="0.143421" calcext:value-type="float">
            <text:p>0.143421</text:p>
          </table:table-cell>
          <table:table-cell office:value-type="float" office:value="0.15" calcext:value-type="float">
            <text:p>0.15</text:p>
          </table:table-cell>
          <table:table-cell office:value-type="float" office:value="13288" calcext:value-type="float">
            <text:p>13288</text:p>
          </table:table-cell>
          <table:table-cell office:value-type="float" office:value="423725" calcext:value-type="float">
            <text:p>423725</text:p>
          </table:table-cell>
          <table:table-cell office:value-type="float" office:value="18.45333" calcext:value-type="float">
            <text:p>18.45333</text:p>
          </table:table-cell>
          <table:table-cell office:value-type="float" office:value="18.45" calcext:value-type="float">
            <text:p>18.45</text:p>
          </table:table-cell>
          <table:table-cell office:value-type="float" office:value="18828" calcext:value-type="float">
            <text:p>18828</text:p>
          </table:table-cell>
          <table:table-cell office:value-type="float" office:value="423725" calcext:value-type="float">
            <text:p>423725</text:p>
          </table:table-cell>
          <table:table-cell/>
          <table:table-cell table:formula="of:=(['NO FAILED INSTANCES'.E43]=['NO FAILED INSTANCES'.I4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7-s977973487-c269998.ukp</text:p>
          </table:table-cell>
          <table:table-cell office:value-type="float" office:value="0.0867463" calcext:value-type="float">
            <text:p>0.0867463</text:p>
          </table:table-cell>
          <table:table-cell office:value-type="float" office:value="0.11" calcext:value-type="float">
            <text:p>0.11</text:p>
          </table:table-cell>
          <table:table-cell office:value-type="float" office:value="9000" calcext:value-type="float">
            <text:p>9000</text:p>
          </table:table-cell>
          <table:table-cell office:value-type="float" office:value="239988" calcext:value-type="float">
            <text:p>239988</text:p>
          </table:table-cell>
          <table:table-cell office:value-type="float" office:value="17.12333" calcext:value-type="float">
            <text:p>17.12333</text:p>
          </table:table-cell>
          <table:table-cell office:value-type="float" office:value="17.12" calcext:value-type="float">
            <text:p>17.12</text:p>
          </table:table-cell>
          <table:table-cell office:value-type="float" office:value="18536" calcext:value-type="float">
            <text:p>18536</text:p>
          </table:table-cell>
          <table:table-cell office:value-type="float" office:value="239988" calcext:value-type="float">
            <text:p>239988</text:p>
          </table:table-cell>
          <table:table-cell/>
          <table:table-cell table:formula="of:=(['NO FAILED INSTANCES'.E44]=['NO FAILED INSTANCES'.I4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5-s948827585-c290275.ukp</text:p>
          </table:table-cell>
          <table:table-cell office:value-type="float" office:value="0.0838272" calcext:value-type="float">
            <text:p>0.0838272</text:p>
          </table:table-cell>
          <table:table-cell office:value-type="float" office:value="0.11" calcext:value-type="float">
            <text:p>0.11</text:p>
          </table:table-cell>
          <table:table-cell office:value-type="float" office:value="9664" calcext:value-type="float">
            <text:p>9664</text:p>
          </table:table-cell>
          <table:table-cell office:value-type="float" office:value="239988" calcext:value-type="float">
            <text:p>239988</text:p>
          </table:table-cell>
          <table:table-cell office:value-type="float" office:value="17.10333" calcext:value-type="float">
            <text:p>17.10333</text:p>
          </table:table-cell>
          <table:table-cell office:value-type="float" office:value="17.1" calcext:value-type="float">
            <text:p>17.1</text:p>
          </table:table-cell>
          <table:table-cell office:value-type="float" office:value="18608" calcext:value-type="float">
            <text:p>18608</text:p>
          </table:table-cell>
          <table:table-cell office:value-type="float" office:value="239988" calcext:value-type="float">
            <text:p>239988</text:p>
          </table:table-cell>
          <table:table-cell/>
          <table:table-cell table:formula="of:=(['NO FAILED INSTANCES'.E45]=['NO FAILED INSTANCES'.I4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3-s62347307-c302917.ukp</text:p>
          </table:table-cell>
          <table:table-cell office:value-type="float" office:value="0.0807086" calcext:value-type="float">
            <text:p>0.0807086</text:p>
          </table:table-cell>
          <table:table-cell office:value-type="float" office:value="0.09" calcext:value-type="float">
            <text:p>0.09</text:p>
          </table:table-cell>
          <table:table-cell office:value-type="float" office:value="10520" calcext:value-type="float">
            <text:p>10520</text:p>
          </table:table-cell>
          <table:table-cell office:value-type="float" office:value="302837" calcext:value-type="float">
            <text:p>302837</text:p>
          </table:table-cell>
          <table:table-cell office:value-type="float" office:value="17.09333" calcext:value-type="float">
            <text:p>17.09333</text:p>
          </table:table-cell>
          <table:table-cell office:value-type="float" office:value="17.09" calcext:value-type="float">
            <text:p>17.09</text:p>
          </table:table-cell>
          <table:table-cell office:value-type="float" office:value="16828" calcext:value-type="float">
            <text:p>16828</text:p>
          </table:table-cell>
          <table:table-cell office:value-type="float" office:value="302837" calcext:value-type="float">
            <text:p>302837</text:p>
          </table:table-cell>
          <table:table-cell/>
          <table:table-cell table:formula="of:=(['NO FAILED INSTANCES'.E46]=['NO FAILED INSTANCES'.I4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16-s512981835-c200297.ukp</text:p>
          </table:table-cell>
          <table:table-cell office:value-type="float" office:value="0.0795545" calcext:value-type="float">
            <text:p>0.0795545</text:p>
          </table:table-cell>
          <table:table-cell office:value-type="float" office:value="0.09" calcext:value-type="float">
            <text:p>0.09</text:p>
          </table:table-cell>
          <table:table-cell office:value-type="float" office:value="8088" calcext:value-type="float">
            <text:p>8088</text:p>
          </table:table-cell>
          <table:table-cell office:value-type="float" office:value="200242" calcext:value-type="float">
            <text:p>200242</text:p>
          </table:table-cell>
          <table:table-cell office:value-type="float" office:value="17.00666" calcext:value-type="float">
            <text:p>17.00666</text:p>
          </table:table-cell>
          <table:table-cell office:value-type="float" office:value="17" calcext:value-type="float">
            <text:p>17</text:p>
          </table:table-cell>
          <table:table-cell office:value-type="float" office:value="17660" calcext:value-type="float">
            <text:p>17660</text:p>
          </table:table-cell>
          <table:table-cell office:value-type="float" office:value="200242" calcext:value-type="float">
            <text:p>200242</text:p>
          </table:table-cell>
          <table:table-cell/>
          <table:table-cell table:formula="of:=(['NO FAILED INSTANCES'.E47]=['NO FAILED INSTANCES'.I4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12-s774429216-c316860.ukp</text:p>
          </table:table-cell>
          <table:table-cell office:value-type="float" office:value="0.0867815" calcext:value-type="float">
            <text:p>0.0867815</text:p>
          </table:table-cell>
          <table:table-cell office:value-type="float" office:value="0.11" calcext:value-type="float">
            <text:p>0.11</text:p>
          </table:table-cell>
          <table:table-cell office:value-type="float" office:value="10396" calcext:value-type="float">
            <text:p>10396</text:p>
          </table:table-cell>
          <table:table-cell office:value-type="float" office:value="239988" calcext:value-type="float">
            <text:p>239988</text:p>
          </table:table-cell>
          <table:table-cell office:value-type="float" office:value="17" calcext:value-type="float">
            <text:p>17</text:p>
          </table:table-cell>
          <table:table-cell office:value-type="float" office:value="16.99" calcext:value-type="float">
            <text:p>16.99</text:p>
          </table:table-cell>
          <table:table-cell office:value-type="float" office:value="18288" calcext:value-type="float">
            <text:p>18288</text:p>
          </table:table-cell>
          <table:table-cell office:value-type="float" office:value="239988" calcext:value-type="float">
            <text:p>239988</text:p>
          </table:table-cell>
          <table:table-cell/>
          <table:table-cell table:formula="of:=(['NO FAILED INSTANCES'.E48]=['NO FAILED INSTANCES'.I4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0-s991135297-c404432.ukp</text:p>
          </table:table-cell>
          <table:table-cell office:value-type="float" office:value="0.0798978" calcext:value-type="float">
            <text:p>0.0798978</text:p>
          </table:table-cell>
          <table:table-cell office:value-type="float" office:value="0.09" calcext:value-type="float">
            <text:p>0.09</text:p>
          </table:table-cell>
          <table:table-cell office:value-type="float" office:value="13000" calcext:value-type="float">
            <text:p>13000</text:p>
          </table:table-cell>
          <table:table-cell office:value-type="float" office:value="404327" calcext:value-type="float">
            <text:p>404327</text:p>
          </table:table-cell>
          <table:table-cell office:value-type="float" office:value="16.94" calcext:value-type="float">
            <text:p>16.94</text:p>
          </table:table-cell>
          <table:table-cell office:value-type="float" office:value="16.93" calcext:value-type="float">
            <text:p>16.93</text:p>
          </table:table-cell>
          <table:table-cell office:value-type="float" office:value="17420" calcext:value-type="float">
            <text:p>17420</text:p>
          </table:table-cell>
          <table:table-cell office:value-type="float" office:value="404327" calcext:value-type="float">
            <text:p>404327</text:p>
          </table:table-cell>
          <table:table-cell/>
          <table:table-cell table:formula="of:=(['NO FAILED INSTANCES'.E49]=['NO FAILED INSTANCES'.I4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9-s352825221-c320989.ukp</text:p>
          </table:table-cell>
          <table:table-cell office:value-type="float" office:value="0.0804663" calcext:value-type="float">
            <text:p>0.0804663</text:p>
          </table:table-cell>
          <table:table-cell office:value-type="float" office:value="0.09" calcext:value-type="float">
            <text:p>0.09</text:p>
          </table:table-cell>
          <table:table-cell office:value-type="float" office:value="10960" calcext:value-type="float">
            <text:p>10960</text:p>
          </table:table-cell>
          <table:table-cell office:value-type="float" office:value="320904" calcext:value-type="float">
            <text:p>320904</text:p>
          </table:table-cell>
          <table:table-cell office:value-type="float" office:value="16.86" calcext:value-type="float">
            <text:p>16.86</text:p>
          </table:table-cell>
          <table:table-cell office:value-type="float" office:value="16.84" calcext:value-type="float">
            <text:p>16.84</text:p>
          </table:table-cell>
          <table:table-cell office:value-type="float" office:value="16120" calcext:value-type="float">
            <text:p>16120</text:p>
          </table:table-cell>
          <table:table-cell office:value-type="float" office:value="320904" calcext:value-type="float">
            <text:p>320904</text:p>
          </table:table-cell>
          <table:table-cell/>
          <table:table-cell table:formula="of:=(['NO FAILED INSTANCES'.E50]=['NO FAILED INSTANCES'.I5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1-s70766304-c270313.ukp</text:p>
          </table:table-cell>
          <table:table-cell office:value-type="float" office:value="0.0841226" calcext:value-type="float">
            <text:p>0.0841226</text:p>
          </table:table-cell>
          <table:table-cell office:value-type="float" office:value="0.1" calcext:value-type="float">
            <text:p>0.1</text:p>
          </table:table-cell>
          <table:table-cell office:value-type="float" office:value="9076" calcext:value-type="float">
            <text:p>9076</text:p>
          </table:table-cell>
          <table:table-cell office:value-type="float" office:value="239988" calcext:value-type="float">
            <text:p>239988</text:p>
          </table:table-cell>
          <table:table-cell office:value-type="float" office:value="16.79666" calcext:value-type="float">
            <text:p>16.79666</text:p>
          </table:table-cell>
          <table:table-cell office:value-type="float" office:value="16.78" calcext:value-type="float">
            <text:p>16.78</text:p>
          </table:table-cell>
          <table:table-cell office:value-type="float" office:value="18248" calcext:value-type="float">
            <text:p>18248</text:p>
          </table:table-cell>
          <table:table-cell office:value-type="float" office:value="239988" calcext:value-type="float">
            <text:p>239988</text:p>
          </table:table-cell>
          <table:table-cell/>
          <table:table-cell table:formula="of:=(['NO FAILED INSTANCES'.E51]=['NO FAILED INSTANCES'.I5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13-s9506199-c104330.ukp</text:p>
          </table:table-cell>
          <table:table-cell office:value-type="float" office:value="0.0816788" calcext:value-type="float">
            <text:p>0.0816788</text:p>
          </table:table-cell>
          <table:table-cell office:value-type="float" office:value="0.09" calcext:value-type="float">
            <text:p>0.09</text:p>
          </table:table-cell>
          <table:table-cell office:value-type="float" office:value="5972" calcext:value-type="float">
            <text:p>5972</text:p>
          </table:table-cell>
          <table:table-cell office:value-type="float" office:value="104300" calcext:value-type="float">
            <text:p>104300</text:p>
          </table:table-cell>
          <table:table-cell office:value-type="float" office:value="15.12" calcext:value-type="float">
            <text:p>15.12</text:p>
          </table:table-cell>
          <table:table-cell office:value-type="float" office:value="15.11" calcext:value-type="float">
            <text:p>15.11</text:p>
          </table:table-cell>
          <table:table-cell office:value-type="float" office:value="17356" calcext:value-type="float">
            <text:p>17356</text:p>
          </table:table-cell>
          <table:table-cell office:value-type="float" office:value="104300" calcext:value-type="float">
            <text:p>104300</text:p>
          </table:table-cell>
          <table:table-cell/>
          <table:table-cell table:formula="of:=(['NO FAILED INSTANCES'.E52]=['NO FAILED INSTANCES'.I5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18-s331104176-c191746.ukp</text:p>
          </table:table-cell>
          <table:table-cell office:value-type="float" office:value="0.166888" calcext:value-type="float">
            <text:p>0.166888</text:p>
          </table:table-cell>
          <table:table-cell office:value-type="float" office:value="0.19" calcext:value-type="float">
            <text:p>0.19</text:p>
          </table:table-cell>
          <table:table-cell office:value-type="float" office:value="7784" calcext:value-type="float">
            <text:p>7784</text:p>
          </table:table-cell>
          <table:table-cell office:value-type="float" office:value="179982" calcext:value-type="float">
            <text:p>17998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372" calcext:value-type="float">
            <text:p>18372</text:p>
          </table:table-cell>
          <table:table-cell office:value-type="float" office:value="179982" calcext:value-type="float">
            <text:p>179982</text:p>
          </table:table-cell>
          <table:table-cell/>
          <table:table-cell table:formula="of:=(['NO FAILED INSTANCES'.E53]=['NO FAILED INSTANCES'.I5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10-s73800249-c254716.ukp</text:p>
          </table:table-cell>
          <table:table-cell office:value-type="float" office:value="0.0845231" calcext:value-type="float">
            <text:p>0.0845231</text:p>
          </table:table-cell>
          <table:table-cell office:value-type="float" office:value="0.1" calcext:value-type="float">
            <text:p>0.1</text:p>
          </table:table-cell>
          <table:table-cell office:value-type="float" office:value="8828" calcext:value-type="float">
            <text:p>8828</text:p>
          </table:table-cell>
          <table:table-cell office:value-type="float" office:value="239988" calcext:value-type="float">
            <text:p>239988</text:p>
          </table:table-cell>
          <table:table-cell table:number-columns-repeated="2" office:value-type="float" office:value="14.9" calcext:value-type="float">
            <text:p>14.9</text:p>
          </table:table-cell>
          <table:table-cell office:value-type="float" office:value="18256" calcext:value-type="float">
            <text:p>18256</text:p>
          </table:table-cell>
          <table:table-cell office:value-type="float" office:value="239988" calcext:value-type="float">
            <text:p>239988</text:p>
          </table:table-cell>
          <table:table-cell/>
          <table:table-cell table:formula="of:=(['NO FAILED INSTANCES'.E54]=['NO FAILED INSTANCES'.I5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9-s352825221-c420652.ukp</text:p>
          </table:table-cell>
          <table:table-cell office:value-type="float" office:value="0.134219" calcext:value-type="float">
            <text:p>0.134219</text:p>
          </table:table-cell>
          <table:table-cell office:value-type="float" office:value="0.14" calcext:value-type="float">
            <text:p>0.14</text:p>
          </table:table-cell>
          <table:table-cell office:value-type="float" office:value="12856" calcext:value-type="float">
            <text:p>12856</text:p>
          </table:table-cell>
          <table:table-cell office:value-type="float" office:value="420692" calcext:value-type="float">
            <text:p>420692</text:p>
          </table:table-cell>
          <table:table-cell office:value-type="float" office:value="14.66" calcext:value-type="float">
            <text:p>14.66</text:p>
          </table:table-cell>
          <table:table-cell office:value-type="float" office:value="14.65" calcext:value-type="float">
            <text:p>14.65</text:p>
          </table:table-cell>
          <table:table-cell office:value-type="float" office:value="19360" calcext:value-type="float">
            <text:p>19360</text:p>
          </table:table-cell>
          <table:table-cell office:value-type="float" office:value="420692" calcext:value-type="float">
            <text:p>420692</text:p>
          </table:table-cell>
          <table:table-cell/>
          <table:table-cell table:formula="of:=(['NO FAILED INSTANCES'.E55]=['NO FAILED INSTANCES'.I5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0-s991135297-c290107.ukp</text:p>
          </table:table-cell>
          <table:table-cell office:value-type="float" office:value="0.182949" calcext:value-type="float">
            <text:p>0.182949</text:p>
          </table:table-cell>
          <table:table-cell office:value-type="float" office:value="0.28" calcext:value-type="float">
            <text:p>0.28</text:p>
          </table:table-cell>
          <table:table-cell office:value-type="float" office:value="10384" calcext:value-type="float">
            <text:p>10384</text:p>
          </table:table-cell>
          <table:table-cell office:value-type="float" office:value="290032" calcext:value-type="float">
            <text:p>290032</text:p>
          </table:table-cell>
          <table:table-cell office:value-type="float" office:value="14.51666" calcext:value-type="float">
            <text:p>14.51666</text:p>
          </table:table-cell>
          <table:table-cell office:value-type="float" office:value="14.52" calcext:value-type="float">
            <text:p>14.52</text:p>
          </table:table-cell>
          <table:table-cell office:value-type="float" office:value="18024" calcext:value-type="float">
            <text:p>18024</text:p>
          </table:table-cell>
          <table:table-cell office:value-type="float" office:value="290032" calcext:value-type="float">
            <text:p>290032</text:p>
          </table:table-cell>
          <table:table-cell/>
          <table:table-cell table:formula="of:=(['NO FAILED INSTANCES'.E56]=['NO FAILED INSTANCES'.I5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8-s709024814-c432693.ukp</text:p>
          </table:table-cell>
          <table:table-cell office:value-type="float" office:value="0.140356" calcext:value-type="float">
            <text:p>0.140356</text:p>
          </table:table-cell>
          <table:table-cell office:value-type="float" office:value="0.15" calcext:value-type="float">
            <text:p>0.15</text:p>
          </table:table-cell>
          <table:table-cell office:value-type="float" office:value="13384" calcext:value-type="float">
            <text:p>13384</text:p>
          </table:table-cell>
          <table:table-cell office:value-type="float" office:value="432733" calcext:value-type="float">
            <text:p>432733</text:p>
          </table:table-cell>
          <table:table-cell office:value-type="float" office:value="14.50333" calcext:value-type="float">
            <text:p>14.50333</text:p>
          </table:table-cell>
          <table:table-cell office:value-type="float" office:value="14.49" calcext:value-type="float">
            <text:p>14.49</text:p>
          </table:table-cell>
          <table:table-cell office:value-type="float" office:value="19552" calcext:value-type="float">
            <text:p>19552</text:p>
          </table:table-cell>
          <table:table-cell office:value-type="float" office:value="432733" calcext:value-type="float">
            <text:p>432733</text:p>
          </table:table-cell>
          <table:table-cell/>
          <table:table-cell table:formula="of:=(['NO FAILED INSTANCES'.E57]=['NO FAILED INSTANCES'.I5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18-s331104176-c471517.ukp</text:p>
          </table:table-cell>
          <table:table-cell office:value-type="float" office:value="0.155626" calcext:value-type="float">
            <text:p>0.155626</text:p>
          </table:table-cell>
          <table:table-cell office:value-type="float" office:value="0.17" calcext:value-type="float">
            <text:p>0.17</text:p>
          </table:table-cell>
          <table:table-cell office:value-type="float" office:value="14224" calcext:value-type="float">
            <text:p>14224</text:p>
          </table:table-cell>
          <table:table-cell office:value-type="float" office:value="471562" calcext:value-type="float">
            <text:p>471562</text:p>
          </table:table-cell>
          <table:table-cell office:value-type="float" office:value="14.47667" calcext:value-type="float">
            <text:p>14.47667</text:p>
          </table:table-cell>
          <table:table-cell office:value-type="float" office:value="14.47" calcext:value-type="float">
            <text:p>14.47</text:p>
          </table:table-cell>
          <table:table-cell office:value-type="float" office:value="19432" calcext:value-type="float">
            <text:p>19432</text:p>
          </table:table-cell>
          <table:table-cell office:value-type="float" office:value="471562" calcext:value-type="float">
            <text:p>471562</text:p>
          </table:table-cell>
          <table:table-cell/>
          <table:table-cell table:formula="of:=(['NO FAILED INSTANCES'.E58]=['NO FAILED INSTANCES'.I5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9-s352825221-c347411.ukp</text:p>
          </table:table-cell>
          <table:table-cell office:value-type="float" office:value="0.102048" calcext:value-type="float">
            <text:p>0.102048</text:p>
          </table:table-cell>
          <table:table-cell office:value-type="float" office:value="0.11" calcext:value-type="float">
            <text:p>0.11</text:p>
          </table:table-cell>
          <table:table-cell office:value-type="float" office:value="11308" calcext:value-type="float">
            <text:p>11308</text:p>
          </table:table-cell>
          <table:table-cell office:value-type="float" office:value="329964" calcext:value-type="float">
            <text:p>329964</text:p>
          </table:table-cell>
          <table:table-cell office:value-type="float" office:value="12" calcext:value-type="float">
            <text:p>12</text:p>
          </table:table-cell>
          <table:table-cell office:value-type="float" office:value="11.99" calcext:value-type="float">
            <text:p>11.99</text:p>
          </table:table-cell>
          <table:table-cell office:value-type="float" office:value="16744" calcext:value-type="float">
            <text:p>16744</text:p>
          </table:table-cell>
          <table:table-cell office:value-type="float" office:value="329964" calcext:value-type="float">
            <text:p>329964</text:p>
          </table:table-cell>
          <table:table-cell/>
          <table:table-cell table:formula="of:=(['NO FAILED INSTANCES'.E59]=['NO FAILED INSTANCES'.I5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4-s115999589-c189028.ukp</text:p>
          </table:table-cell>
          <table:table-cell office:value-type="float" office:value="0.167279" calcext:value-type="float">
            <text:p>0.167279</text:p>
          </table:table-cell>
          <table:table-cell office:value-type="float" office:value="0.19" calcext:value-type="float">
            <text:p>0.19</text:p>
          </table:table-cell>
          <table:table-cell office:value-type="float" office:value="7816" calcext:value-type="float">
            <text:p>7816</text:p>
          </table:table-cell>
          <table:table-cell office:value-type="float" office:value="179982" calcext:value-type="float">
            <text:p>179982</text:p>
          </table:table-cell>
          <table:table-cell office:value-type="float" office:value="11.93666" calcext:value-type="float">
            <text:p>11.93666</text:p>
          </table:table-cell>
          <table:table-cell office:value-type="float" office:value="11.94" calcext:value-type="float">
            <text:p>11.94</text:p>
          </table:table-cell>
          <table:table-cell office:value-type="float" office:value="17036" calcext:value-type="float">
            <text:p>17036</text:p>
          </table:table-cell>
          <table:table-cell office:value-type="float" office:value="179982" calcext:value-type="float">
            <text:p>179982</text:p>
          </table:table-cell>
          <table:table-cell/>
          <table:table-cell table:formula="of:=(['NO FAILED INSTANCES'.E60]=['NO FAILED INSTANCES'.I6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18-s331104176-c345321.ukp</text:p>
          </table:table-cell>
          <table:table-cell office:value-type="float" office:value="0.167076" calcext:value-type="float">
            <text:p>0.167076</text:p>
          </table:table-cell>
          <table:table-cell office:value-type="float" office:value="0.19" calcext:value-type="float">
            <text:p>0.19</text:p>
          </table:table-cell>
          <table:table-cell office:value-type="float" office:value="10796" calcext:value-type="float">
            <text:p>10796</text:p>
          </table:table-cell>
          <table:table-cell office:value-type="float" office:value="345306" calcext:value-type="float">
            <text:p>345306</text:p>
          </table:table-cell>
          <table:table-cell office:value-type="float" office:value="11.79" calcext:value-type="float">
            <text:p>11.79</text:p>
          </table:table-cell>
          <table:table-cell office:value-type="float" office:value="11.78" calcext:value-type="float">
            <text:p>11.78</text:p>
          </table:table-cell>
          <table:table-cell office:value-type="float" office:value="16912" calcext:value-type="float">
            <text:p>16912</text:p>
          </table:table-cell>
          <table:table-cell office:value-type="float" office:value="345306" calcext:value-type="float">
            <text:p>345306</text:p>
          </table:table-cell>
          <table:table-cell/>
          <table:table-cell table:formula="of:=(['NO FAILED INSTANCES'.E61]=['NO FAILED INSTANCES'.I6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4-s115999589-c291012.ukp</text:p>
          </table:table-cell>
          <table:table-cell office:value-type="float" office:value="0.158139" calcext:value-type="float">
            <text:p>0.158139</text:p>
          </table:table-cell>
          <table:table-cell office:value-type="float" office:value="0.18" calcext:value-type="float">
            <text:p>0.18</text:p>
          </table:table-cell>
          <table:table-cell office:value-type="float" office:value="10480" calcext:value-type="float">
            <text:p>10480</text:p>
          </table:table-cell>
          <table:table-cell office:value-type="float" office:value="290937" calcext:value-type="float">
            <text:p>290937</text:p>
          </table:table-cell>
          <table:table-cell office:value-type="float" office:value="11.75666" calcext:value-type="float">
            <text:p>11.75666</text:p>
          </table:table-cell>
          <table:table-cell office:value-type="float" office:value="11.76" calcext:value-type="float">
            <text:p>11.76</text:p>
          </table:table-cell>
          <table:table-cell office:value-type="float" office:value="16460" calcext:value-type="float">
            <text:p>16460</text:p>
          </table:table-cell>
          <table:table-cell office:value-type="float" office:value="290937" calcext:value-type="float">
            <text:p>290937</text:p>
          </table:table-cell>
          <table:table-cell/>
          <table:table-cell table:formula="of:=(['NO FAILED INSTANCES'.E62]=['NO FAILED INSTANCES'.I6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4-s115999589-c342019.ukp</text:p>
          </table:table-cell>
          <table:table-cell office:value-type="float" office:value="0.167058" calcext:value-type="float">
            <text:p>0.167058</text:p>
          </table:table-cell>
          <table:table-cell office:value-type="float" office:value="0.19" calcext:value-type="float">
            <text:p>0.19</text:p>
          </table:table-cell>
          <table:table-cell office:value-type="float" office:value="10608" calcext:value-type="float">
            <text:p>10608</text:p>
          </table:table-cell>
          <table:table-cell office:value-type="float" office:value="342004" calcext:value-type="float">
            <text:p>342004</text:p>
          </table:table-cell>
          <table:table-cell office:value-type="float" office:value="11.69667" calcext:value-type="float">
            <text:p>11.69667</text:p>
          </table:table-cell>
          <table:table-cell office:value-type="float" office:value="11.69" calcext:value-type="float">
            <text:p>11.69</text:p>
          </table:table-cell>
          <table:table-cell office:value-type="float" office:value="16864" calcext:value-type="float">
            <text:p>16864</text:p>
          </table:table-cell>
          <table:table-cell office:value-type="float" office:value="342004" calcext:value-type="float">
            <text:p>342004</text:p>
          </table:table-cell>
          <table:table-cell/>
          <table:table-cell table:formula="of:=(['NO FAILED INSTANCES'.E63]=['NO FAILED INSTANCES'.I6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8-s709024814-c466465.ukp</text:p>
          </table:table-cell>
          <table:table-cell office:value-type="float" office:value="0.250485" calcext:value-type="float">
            <text:p>0.250485</text:p>
          </table:table-cell>
          <table:table-cell office:value-type="float" office:value="0.27" calcext:value-type="float">
            <text:p>0.27</text:p>
          </table:table-cell>
          <table:table-cell office:value-type="float" office:value="13656" calcext:value-type="float">
            <text:p>13656</text:p>
          </table:table-cell>
          <table:table-cell office:value-type="float" office:value="466445" calcext:value-type="float">
            <text:p>466445</text:p>
          </table:table-cell>
          <table:table-cell office:value-type="float" office:value="11.67333" calcext:value-type="float">
            <text:p>11.67333</text:p>
          </table:table-cell>
          <table:table-cell office:value-type="float" office:value="11.67" calcext:value-type="float">
            <text:p>11.67</text:p>
          </table:table-cell>
          <table:table-cell office:value-type="float" office:value="16668" calcext:value-type="float">
            <text:p>16668</text:p>
          </table:table-cell>
          <table:table-cell office:value-type="float" office:value="466445" calcext:value-type="float">
            <text:p>466445</text:p>
          </table:table-cell>
          <table:table-cell/>
          <table:table-cell table:formula="of:=(['NO FAILED INSTANCES'.E64]=['NO FAILED INSTANCES'.I6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15-s705610326-c489348.ukp</text:p>
          </table:table-cell>
          <table:table-cell office:value-type="float" office:value="0.0805002" calcext:value-type="float">
            <text:p>0.0805002</text:p>
          </table:table-cell>
          <table:table-cell office:value-type="float" office:value="0.09" calcext:value-type="float">
            <text:p>0.09</text:p>
          </table:table-cell>
          <table:table-cell office:value-type="float" office:value="15044" calcext:value-type="float">
            <text:p>15044</text:p>
          </table:table-cell>
          <table:table-cell office:value-type="float" office:value="489223" calcext:value-type="float">
            <text:p>489223</text:p>
          </table:table-cell>
          <table:table-cell office:value-type="float" office:value="11.51333" calcext:value-type="float">
            <text:p>11.51333</text:p>
          </table:table-cell>
          <table:table-cell office:value-type="float" office:value="11.5" calcext:value-type="float">
            <text:p>11.5</text:p>
          </table:table-cell>
          <table:table-cell office:value-type="float" office:value="16000" calcext:value-type="float">
            <text:p>16000</text:p>
          </table:table-cell>
          <table:table-cell office:value-type="float" office:value="489223" calcext:value-type="float">
            <text:p>489223</text:p>
          </table:table-cell>
          <table:table-cell/>
          <table:table-cell table:formula="of:=(['NO FAILED INSTANCES'.E65]=['NO FAILED INSTANCES'.I6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11-s243485145-c427555.ukp</text:p>
          </table:table-cell>
          <table:table-cell office:value-type="float" office:value="0.146759" calcext:value-type="float">
            <text:p>0.146759</text:p>
          </table:table-cell>
          <table:table-cell office:value-type="float" office:value="0.16" calcext:value-type="float">
            <text:p>0.16</text:p>
          </table:table-cell>
          <table:table-cell office:value-type="float" office:value="13396" calcext:value-type="float">
            <text:p>13396</text:p>
          </table:table-cell>
          <table:table-cell office:value-type="float" office:value="427515" calcext:value-type="float">
            <text:p>427515</text:p>
          </table:table-cell>
          <table:table-cell office:value-type="float" office:value="11.47667" calcext:value-type="float">
            <text:p>11.47667</text:p>
          </table:table-cell>
          <table:table-cell office:value-type="float" office:value="11.47" calcext:value-type="float">
            <text:p>11.47</text:p>
          </table:table-cell>
          <table:table-cell office:value-type="float" office:value="15896" calcext:value-type="float">
            <text:p>15896</text:p>
          </table:table-cell>
          <table:table-cell office:value-type="float" office:value="427515" calcext:value-type="float">
            <text:p>427515</text:p>
          </table:table-cell>
          <table:table-cell/>
          <table:table-cell table:formula="of:=(['NO FAILED INSTANCES'.E66]=['NO FAILED INSTANCES'.I6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14-s859243264-c245620.ukp</text:p>
          </table:table-cell>
          <table:table-cell office:value-type="float" office:value="0.0797727" calcext:value-type="float">
            <text:p>0.0797727</text:p>
          </table:table-cell>
          <table:table-cell office:value-type="float" office:value="0.09" calcext:value-type="float">
            <text:p>0.09</text:p>
          </table:table-cell>
          <table:table-cell office:value-type="float" office:value="9188" calcext:value-type="float">
            <text:p>9188</text:p>
          </table:table-cell>
          <table:table-cell office:value-type="float" office:value="245555" calcext:value-type="float">
            <text:p>245555</text:p>
          </table:table-cell>
          <table:table-cell office:value-type="float" office:value="11.46333" calcext:value-type="float">
            <text:p>11.46333</text:p>
          </table:table-cell>
          <table:table-cell office:value-type="float" office:value="11.46" calcext:value-type="float">
            <text:p>11.46</text:p>
          </table:table-cell>
          <table:table-cell office:value-type="float" office:value="15824" calcext:value-type="float">
            <text:p>15824</text:p>
          </table:table-cell>
          <table:table-cell office:value-type="float" office:value="245555" calcext:value-type="float">
            <text:p>245555</text:p>
          </table:table-cell>
          <table:table-cell/>
          <table:table-cell table:formula="of:=(['NO FAILED INSTANCES'.E67]=['NO FAILED INSTANCES'.I6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2-s447284419-c246187.ukp</text:p>
          </table:table-cell>
          <table:table-cell office:value-type="float" office:value="0.0800881" calcext:value-type="float">
            <text:p>0.0800881</text:p>
          </table:table-cell>
          <table:table-cell office:value-type="float" office:value="0.09" calcext:value-type="float">
            <text:p>0.09</text:p>
          </table:table-cell>
          <table:table-cell office:value-type="float" office:value="9180" calcext:value-type="float">
            <text:p>9180</text:p>
          </table:table-cell>
          <table:table-cell office:value-type="float" office:value="246122" calcext:value-type="float">
            <text:p>246122</text:p>
          </table:table-cell>
          <table:table-cell office:value-type="float" office:value="11.45333" calcext:value-type="float">
            <text:p>11.45333</text:p>
          </table:table-cell>
          <table:table-cell office:value-type="float" office:value="11.44" calcext:value-type="float">
            <text:p>11.44</text:p>
          </table:table-cell>
          <table:table-cell office:value-type="float" office:value="15732" calcext:value-type="float">
            <text:p>15732</text:p>
          </table:table-cell>
          <table:table-cell office:value-type="float" office:value="246122" calcext:value-type="float">
            <text:p>246122</text:p>
          </table:table-cell>
          <table:table-cell/>
          <table:table-cell table:formula="of:=(['NO FAILED INSTANCES'.E68]=['NO FAILED INSTANCES'.I6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4-s115999589-c285541.ukp</text:p>
          </table:table-cell>
          <table:table-cell office:value-type="float" office:value="0.079679" calcext:value-type="float">
            <text:p>0.079679</text:p>
          </table:table-cell>
          <table:table-cell office:value-type="float" office:value="0.09" calcext:value-type="float">
            <text:p>0.09</text:p>
          </table:table-cell>
          <table:table-cell office:value-type="float" office:value="10344" calcext:value-type="float">
            <text:p>10344</text:p>
          </table:table-cell>
          <table:table-cell office:value-type="float" office:value="285466" calcext:value-type="float">
            <text:p>285466</text:p>
          </table:table-cell>
          <table:table-cell office:value-type="float" office:value="11.43333" calcext:value-type="float">
            <text:p>11.43333</text:p>
          </table:table-cell>
          <table:table-cell office:value-type="float" office:value="11.43" calcext:value-type="float">
            <text:p>11.43</text:p>
          </table:table-cell>
          <table:table-cell office:value-type="float" office:value="15736" calcext:value-type="float">
            <text:p>15736</text:p>
          </table:table-cell>
          <table:table-cell office:value-type="float" office:value="285466" calcext:value-type="float">
            <text:p>285466</text:p>
          </table:table-cell>
          <table:table-cell/>
          <table:table-cell table:formula="of:=(['NO FAILED INSTANCES'.E69]=['NO FAILED INSTANCES'.I6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1-s70766304-c425465.ukp</text:p>
          </table:table-cell>
          <table:table-cell office:value-type="float" office:value="0.0799683" calcext:value-type="float">
            <text:p>0.0799683</text:p>
          </table:table-cell>
          <table:table-cell office:value-type="float" office:value="0.09" calcext:value-type="float">
            <text:p>0.09</text:p>
          </table:table-cell>
          <table:table-cell office:value-type="float" office:value="13456" calcext:value-type="float">
            <text:p>13456</text:p>
          </table:table-cell>
          <table:table-cell office:value-type="float" office:value="425355" calcext:value-type="float">
            <text:p>425355</text:p>
          </table:table-cell>
          <table:table-cell office:value-type="float" office:value="11.36333" calcext:value-type="float">
            <text:p>11.36333</text:p>
          </table:table-cell>
          <table:table-cell office:value-type="float" office:value="11.36" calcext:value-type="float">
            <text:p>11.36</text:p>
          </table:table-cell>
          <table:table-cell office:value-type="float" office:value="15816" calcext:value-type="float">
            <text:p>15816</text:p>
          </table:table-cell>
          <table:table-cell office:value-type="float" office:value="425355" calcext:value-type="float">
            <text:p>425355</text:p>
          </table:table-cell>
          <table:table-cell/>
          <table:table-cell table:formula="of:=(['NO FAILED INSTANCES'.E70]=['NO FAILED INSTANCES'.I7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18-s331104176-c271340.ukp</text:p>
          </table:table-cell>
          <table:table-cell office:value-type="float" office:value="0.162357" calcext:value-type="float">
            <text:p>0.162357</text:p>
          </table:table-cell>
          <table:table-cell office:value-type="float" office:value="0.18" calcext:value-type="float">
            <text:p>0.18</text:p>
          </table:table-cell>
          <table:table-cell office:value-type="float" office:value="9828" calcext:value-type="float">
            <text:p>9828</text:p>
          </table:table-cell>
          <table:table-cell office:value-type="float" office:value="271270" calcext:value-type="float">
            <text:p>271270</text:p>
          </table:table-cell>
          <table:table-cell office:value-type="float" office:value="10.87" calcext:value-type="float">
            <text:p>10.87</text:p>
          </table:table-cell>
          <table:table-cell office:value-type="float" office:value="10.87" calcext:value-type="float">
            <text:p>10.87</text:p>
          </table:table-cell>
          <table:table-cell office:value-type="float" office:value="16348" calcext:value-type="float">
            <text:p>16348</text:p>
          </table:table-cell>
          <table:table-cell office:value-type="float" office:value="271270" calcext:value-type="float">
            <text:p>271270</text:p>
          </table:table-cell>
          <table:table-cell/>
          <table:table-cell table:formula="of:=(['NO FAILED INSTANCES'.E71]=['NO FAILED INSTANCES'.I7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2-s447284419-c231519.ukp</text:p>
          </table:table-cell>
          <table:table-cell office:value-type="float" office:value="0.157738" calcext:value-type="float">
            <text:p>0.157738</text:p>
          </table:table-cell>
          <table:table-cell office:value-type="float" office:value="0.18" calcext:value-type="float">
            <text:p>0.18</text:p>
          </table:table-cell>
          <table:table-cell office:value-type="float" office:value="9032" calcext:value-type="float">
            <text:p>9032</text:p>
          </table:table-cell>
          <table:table-cell office:value-type="float" office:value="231459" calcext:value-type="float">
            <text:p>231459</text:p>
          </table:table-cell>
          <table:table-cell office:value-type="float" office:value="10.6" calcext:value-type="float">
            <text:p>10.6</text:p>
          </table:table-cell>
          <table:table-cell office:value-type="float" office:value="10.59" calcext:value-type="float">
            <text:p>10.59</text:p>
          </table:table-cell>
          <table:table-cell office:value-type="float" office:value="16528" calcext:value-type="float">
            <text:p>16528</text:p>
          </table:table-cell>
          <table:table-cell office:value-type="float" office:value="231459" calcext:value-type="float">
            <text:p>231459</text:p>
          </table:table-cell>
          <table:table-cell/>
          <table:table-cell table:formula="of:=(['NO FAILED INSTANCES'.E72]=['NO FAILED INSTANCES'.I7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3-s62347307-c383395.ukp</text:p>
          </table:table-cell>
          <table:table-cell office:value-type="float" office:value="0.133124" calcext:value-type="float">
            <text:p>0.133124</text:p>
          </table:table-cell>
          <table:table-cell office:value-type="float" office:value="0.14" calcext:value-type="float">
            <text:p>0.14</text:p>
          </table:table-cell>
          <table:table-cell office:value-type="float" office:value="12060" calcext:value-type="float">
            <text:p>12060</text:p>
          </table:table-cell>
          <table:table-cell office:value-type="float" office:value="383430" calcext:value-type="float">
            <text:p>383430</text:p>
          </table:table-cell>
          <table:table-cell table:number-columns-repeated="2" office:value-type="float" office:value="10.54" calcext:value-type="float">
            <text:p>10.54</text:p>
          </table:table-cell>
          <table:table-cell office:value-type="float" office:value="15760" calcext:value-type="float">
            <text:p>15760</text:p>
          </table:table-cell>
          <table:table-cell office:value-type="float" office:value="383430" calcext:value-type="float">
            <text:p>383430</text:p>
          </table:table-cell>
          <table:table-cell/>
          <table:table-cell table:formula="of:=(['NO FAILED INSTANCES'.E73]=['NO FAILED INSTANCES'.I7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10-s73800249-c325904.ukp</text:p>
          </table:table-cell>
          <table:table-cell office:value-type="float" office:value="0.110889" calcext:value-type="float">
            <text:p>0.110889</text:p>
          </table:table-cell>
          <table:table-cell office:value-type="float" office:value="0.12" calcext:value-type="float">
            <text:p>0.12</text:p>
          </table:table-cell>
          <table:table-cell office:value-type="float" office:value="10976" calcext:value-type="float">
            <text:p>10976</text:p>
          </table:table-cell>
          <table:table-cell office:value-type="float" office:value="325934" calcext:value-type="float">
            <text:p>325934</text:p>
          </table:table-cell>
          <table:table-cell office:value-type="float" office:value="10.43333" calcext:value-type="float">
            <text:p>10.43333</text:p>
          </table:table-cell>
          <table:table-cell office:value-type="float" office:value="10.43" calcext:value-type="float">
            <text:p>10.43</text:p>
          </table:table-cell>
          <table:table-cell office:value-type="float" office:value="15848" calcext:value-type="float">
            <text:p>15848</text:p>
          </table:table-cell>
          <table:table-cell office:value-type="float" office:value="325934" calcext:value-type="float">
            <text:p>325934</text:p>
          </table:table-cell>
          <table:table-cell/>
          <table:table-cell table:formula="of:=(['NO FAILED INSTANCES'.E74]=['NO FAILED INSTANCES'.I7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11-s243485145-c325554.ukp</text:p>
          </table:table-cell>
          <table:table-cell office:value-type="float" office:value="0.111342" calcext:value-type="float">
            <text:p>0.111342</text:p>
          </table:table-cell>
          <table:table-cell office:value-type="float" office:value="0.12" calcext:value-type="float">
            <text:p>0.12</text:p>
          </table:table-cell>
          <table:table-cell office:value-type="float" office:value="10884" calcext:value-type="float">
            <text:p>10884</text:p>
          </table:table-cell>
          <table:table-cell office:value-type="float" office:value="325584" calcext:value-type="float">
            <text:p>325584</text:p>
          </table:table-cell>
          <table:table-cell office:value-type="float" office:value="10.42" calcext:value-type="float">
            <text:p>10.42</text:p>
          </table:table-cell>
          <table:table-cell office:value-type="float" office:value="10.41" calcext:value-type="float">
            <text:p>10.41</text:p>
          </table:table-cell>
          <table:table-cell office:value-type="float" office:value="16100" calcext:value-type="float">
            <text:p>16100</text:p>
          </table:table-cell>
          <table:table-cell office:value-type="float" office:value="325584" calcext:value-type="float">
            <text:p>325584</text:p>
          </table:table-cell>
          <table:table-cell/>
          <table:table-cell table:formula="of:=(['NO FAILED INSTANCES'.E75]=['NO FAILED INSTANCES'.I7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3-s62347307-c286338.ukp</text:p>
          </table:table-cell>
          <table:table-cell office:value-type="float" office:value="0.0599721" calcext:value-type="float">
            <text:p>0.0599721</text:p>
          </table:table-cell>
          <table:table-cell office:value-type="float" office:value="0.07" calcext:value-type="float">
            <text:p>0.07</text:p>
          </table:table-cell>
          <table:table-cell office:value-type="float" office:value="10360" calcext:value-type="float">
            <text:p>10360</text:p>
          </table:table-cell>
          <table:table-cell office:value-type="float" office:value="286238" calcext:value-type="float">
            <text:p>286238</text:p>
          </table:table-cell>
          <table:table-cell office:value-type="float" office:value="10.05333" calcext:value-type="float">
            <text:p>10.05333</text:p>
          </table:table-cell>
          <table:table-cell office:value-type="float" office:value="10.04" calcext:value-type="float">
            <text:p>10.04</text:p>
          </table:table-cell>
          <table:table-cell office:value-type="float" office:value="15956" calcext:value-type="float">
            <text:p>15956</text:p>
          </table:table-cell>
          <table:table-cell office:value-type="float" office:value="286238" calcext:value-type="float">
            <text:p>286238</text:p>
          </table:table-cell>
          <table:table-cell/>
          <table:table-cell table:formula="of:=(['NO FAILED INSTANCES'.E76]=['NO FAILED INSTANCES'.I7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17-s494734462-c122437.ukp</text:p>
          </table:table-cell>
          <table:table-cell office:value-type="float" office:value="0.0593673" calcext:value-type="float">
            <text:p>0.0593673</text:p>
          </table:table-cell>
          <table:table-cell office:value-type="float" office:value="0.07" calcext:value-type="float">
            <text:p>0.07</text:p>
          </table:table-cell>
          <table:table-cell office:value-type="float" office:value="6520" calcext:value-type="float">
            <text:p>6520</text:p>
          </table:table-cell>
          <table:table-cell office:value-type="float" office:value="122392" calcext:value-type="float">
            <text:p>122392</text:p>
          </table:table-cell>
          <table:table-cell office:value-type="float" office:value="10.04" calcext:value-type="float">
            <text:p>10.04</text:p>
          </table:table-cell>
          <table:table-cell office:value-type="float" office:value="10.03" calcext:value-type="float">
            <text:p>10.03</text:p>
          </table:table-cell>
          <table:table-cell office:value-type="float" office:value="15824" calcext:value-type="float">
            <text:p>15824</text:p>
          </table:table-cell>
          <table:table-cell office:value-type="float" office:value="122392" calcext:value-type="float">
            <text:p>122392</text:p>
          </table:table-cell>
          <table:table-cell/>
          <table:table-cell table:formula="of:=(['NO FAILED INSTANCES'.E77]=['NO FAILED INSTANCES'.I7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13-s9506199-c167515.ukp</text:p>
          </table:table-cell>
          <table:table-cell office:value-type="float" office:value="0.0594734" calcext:value-type="float">
            <text:p>0.0594734</text:p>
          </table:table-cell>
          <table:table-cell office:value-type="float" office:value="0.07" calcext:value-type="float">
            <text:p>0.07</text:p>
          </table:table-cell>
          <table:table-cell office:value-type="float" office:value="7328" calcext:value-type="float">
            <text:p>7328</text:p>
          </table:table-cell>
          <table:table-cell office:value-type="float" office:value="167455" calcext:value-type="float">
            <text:p>167455</text:p>
          </table:table-cell>
          <table:table-cell table:number-columns-repeated="2" office:value-type="float" office:value="10.02" calcext:value-type="float">
            <text:p>10.02</text:p>
          </table:table-cell>
          <table:table-cell office:value-type="float" office:value="15896" calcext:value-type="float">
            <text:p>15896</text:p>
          </table:table-cell>
          <table:table-cell office:value-type="float" office:value="167455" calcext:value-type="float">
            <text:p>167455</text:p>
          </table:table-cell>
          <table:table-cell/>
          <table:table-cell table:formula="of:=(['NO FAILED INSTANCES'.E78]=['NO FAILED INSTANCES'.I7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10-s73800249-c304533.ukp</text:p>
          </table:table-cell>
          <table:table-cell office:value-type="float" office:value="0.0596382" calcext:value-type="float">
            <text:p>0.0596382</text:p>
          </table:table-cell>
          <table:table-cell office:value-type="float" office:value="0.07" calcext:value-type="float">
            <text:p>0.07</text:p>
          </table:table-cell>
          <table:table-cell office:value-type="float" office:value="10508" calcext:value-type="float">
            <text:p>10508</text:p>
          </table:table-cell>
          <table:table-cell office:value-type="float" office:value="304428" calcext:value-type="float">
            <text:p>304428</text:p>
          </table:table-cell>
          <table:table-cell office:value-type="float" office:value="10.01666" calcext:value-type="float">
            <text:p>10.01666</text:p>
          </table:table-cell>
          <table:table-cell office:value-type="float" office:value="10.01" calcext:value-type="float">
            <text:p>10.01</text:p>
          </table:table-cell>
          <table:table-cell office:value-type="float" office:value="15780" calcext:value-type="float">
            <text:p>15780</text:p>
          </table:table-cell>
          <table:table-cell office:value-type="float" office:value="304428" calcext:value-type="float">
            <text:p>304428</text:p>
          </table:table-cell>
          <table:table-cell/>
          <table:table-cell table:formula="of:=(['NO FAILED INSTANCES'.E79]=['NO FAILED INSTANCES'.I7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5-s948827585-c390841.ukp</text:p>
          </table:table-cell>
          <table:table-cell office:value-type="float" office:value="0.0598397" calcext:value-type="float">
            <text:p>0.0598397</text:p>
          </table:table-cell>
          <table:table-cell office:value-type="float" office:value="0.07" calcext:value-type="float">
            <text:p>0.07</text:p>
          </table:table-cell>
          <table:table-cell office:value-type="float" office:value="12736" calcext:value-type="float">
            <text:p>12736</text:p>
          </table:table-cell>
          <table:table-cell office:value-type="float" office:value="390706" calcext:value-type="float">
            <text:p>390706</text:p>
          </table:table-cell>
          <table:table-cell office:value-type="float" office:value="10.01666" calcext:value-type="float">
            <text:p>10.01666</text:p>
          </table:table-cell>
          <table:table-cell office:value-type="float" office:value="10.01" calcext:value-type="float">
            <text:p>10.01</text:p>
          </table:table-cell>
          <table:table-cell office:value-type="float" office:value="15864" calcext:value-type="float">
            <text:p>15864</text:p>
          </table:table-cell>
          <table:table-cell office:value-type="float" office:value="390706" calcext:value-type="float">
            <text:p>390706</text:p>
          </table:table-cell>
          <table:table-cell/>
          <table:table-cell table:formula="of:=(['NO FAILED INSTANCES'.E80]=['NO FAILED INSTANCES'.I8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19-s651952263-c123996.ukp</text:p>
          </table:table-cell>
          <table:table-cell office:value-type="float" office:value="0.0593051" calcext:value-type="float">
            <text:p>0.0593051</text:p>
          </table:table-cell>
          <table:table-cell office:value-type="float" office:value="0.07" calcext:value-type="float">
            <text:p>0.07</text:p>
          </table:table-cell>
          <table:table-cell office:value-type="float" office:value="6388" calcext:value-type="float">
            <text:p>6388</text:p>
          </table:table-cell>
          <table:table-cell office:value-type="float" office:value="123951" calcext:value-type="float">
            <text:p>123951</text:p>
          </table:table-cell>
          <table:table-cell office:value-type="float" office:value="10" calcext:value-type="float">
            <text:p>10</text:p>
          </table:table-cell>
          <table:table-cell office:value-type="float" office:value="9.99" calcext:value-type="float">
            <text:p>9.99</text:p>
          </table:table-cell>
          <table:table-cell office:value-type="float" office:value="15928" calcext:value-type="float">
            <text:p>15928</text:p>
          </table:table-cell>
          <table:table-cell office:value-type="float" office:value="123951" calcext:value-type="float">
            <text:p>123951</text:p>
          </table:table-cell>
          <table:table-cell/>
          <table:table-cell table:formula="of:=(['NO FAILED INSTANCES'.E81]=['NO FAILED INSTANCES'.I8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0-s991135297-c469348.ukp</text:p>
          </table:table-cell>
          <table:table-cell office:value-type="float" office:value="0.0602035" calcext:value-type="float">
            <text:p>0.0602035</text:p>
          </table:table-cell>
          <table:table-cell office:value-type="float" office:value="0.07" calcext:value-type="float">
            <text:p>0.07</text:p>
          </table:table-cell>
          <table:table-cell office:value-type="float" office:value="14476" calcext:value-type="float">
            <text:p>14476</text:p>
          </table:table-cell>
          <table:table-cell office:value-type="float" office:value="469188" calcext:value-type="float">
            <text:p>469188</text:p>
          </table:table-cell>
          <table:table-cell office:value-type="float" office:value="9.98333" calcext:value-type="float">
            <text:p>9.98333</text:p>
          </table:table-cell>
          <table:table-cell office:value-type="float" office:value="9.98" calcext:value-type="float">
            <text:p>9.98</text:p>
          </table:table-cell>
          <table:table-cell office:value-type="float" office:value="15752" calcext:value-type="float">
            <text:p>15752</text:p>
          </table:table-cell>
          <table:table-cell office:value-type="float" office:value="469188" calcext:value-type="float">
            <text:p>469188</text:p>
          </table:table-cell>
          <table:table-cell/>
          <table:table-cell table:formula="of:=(['NO FAILED INSTANCES'.E82]=['NO FAILED INSTANCES'.I8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7-s977973487-c109928.ukp</text:p>
          </table:table-cell>
          <table:table-cell office:value-type="float" office:value="0.0592366" calcext:value-type="float">
            <text:p>0.0592366</text:p>
          </table:table-cell>
          <table:table-cell office:value-type="float" office:value="0.07" calcext:value-type="float">
            <text:p>0.07</text:p>
          </table:table-cell>
          <table:table-cell office:value-type="float" office:value="5892" calcext:value-type="float">
            <text:p>5892</text:p>
          </table:table-cell>
          <table:table-cell office:value-type="float" office:value="109888" calcext:value-type="float">
            <text:p>109888</text:p>
          </table:table-cell>
          <table:table-cell table:number-columns-repeated="2" office:value-type="float" office:value="9.96" calcext:value-type="float">
            <text:p>9.96</text:p>
          </table:table-cell>
          <table:table-cell office:value-type="float" office:value="15944" calcext:value-type="float">
            <text:p>15944</text:p>
          </table:table-cell>
          <table:table-cell office:value-type="float" office:value="109888" calcext:value-type="float">
            <text:p>109888</text:p>
          </table:table-cell>
          <table:table-cell/>
          <table:table-cell table:formula="of:=(['NO FAILED INSTANCES'.E83]=['NO FAILED INSTANCES'.I8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6-s11420633-c439034.ukp</text:p>
          </table:table-cell>
          <table:table-cell office:value-type="float" office:value="0.0603089" calcext:value-type="float">
            <text:p>0.0603089</text:p>
          </table:table-cell>
          <table:table-cell office:value-type="float" office:value="0.07" calcext:value-type="float">
            <text:p>0.07</text:p>
          </table:table-cell>
          <table:table-cell office:value-type="float" office:value="13732" calcext:value-type="float">
            <text:p>13732</text:p>
          </table:table-cell>
          <table:table-cell office:value-type="float" office:value="438884" calcext:value-type="float">
            <text:p>438884</text:p>
          </table:table-cell>
          <table:table-cell office:value-type="float" office:value="9.93" calcext:value-type="float">
            <text:p>9.93</text:p>
          </table:table-cell>
          <table:table-cell office:value-type="float" office:value="9.92" calcext:value-type="float">
            <text:p>9.92</text:p>
          </table:table-cell>
          <table:table-cell office:value-type="float" office:value="15808" calcext:value-type="float">
            <text:p>15808</text:p>
          </table:table-cell>
          <table:table-cell office:value-type="float" office:value="438884" calcext:value-type="float">
            <text:p>438884</text:p>
          </table:table-cell>
          <table:table-cell/>
          <table:table-cell table:formula="of:=(['NO FAILED INSTANCES'.E84]=['NO FAILED INSTANCES'.I8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1-s70766304-c290863.ukp</text:p>
          </table:table-cell>
          <table:table-cell office:value-type="float" office:value="0.0823943" calcext:value-type="float">
            <text:p>0.0823943</text:p>
          </table:table-cell>
          <table:table-cell office:value-type="float" office:value="0.09" calcext:value-type="float">
            <text:p>0.09</text:p>
          </table:table-cell>
          <table:table-cell office:value-type="float" office:value="10132" calcext:value-type="float">
            <text:p>10132</text:p>
          </table:table-cell>
          <table:table-cell office:value-type="float" office:value="274970" calcext:value-type="float">
            <text:p>274970</text:p>
          </table:table-cell>
          <table:table-cell office:value-type="float" office:value="9.82667" calcext:value-type="float">
            <text:p>9.82667</text:p>
          </table:table-cell>
          <table:table-cell office:value-type="float" office:value="9.82" calcext:value-type="float">
            <text:p>9.82</text:p>
          </table:table-cell>
          <table:table-cell office:value-type="float" office:value="15912" calcext:value-type="float">
            <text:p>15912</text:p>
          </table:table-cell>
          <table:table-cell office:value-type="float" office:value="274970" calcext:value-type="float">
            <text:p>274970</text:p>
          </table:table-cell>
          <table:table-cell/>
          <table:table-cell table:formula="of:=(['NO FAILED INSTANCES'.E85]=['NO FAILED INSTANCES'.I8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15-s705610326-c289627.ukp</text:p>
          </table:table-cell>
          <table:table-cell office:value-type="float" office:value="0.0823015" calcext:value-type="float">
            <text:p>0.0823015</text:p>
          </table:table-cell>
          <table:table-cell office:value-type="float" office:value="0.09" calcext:value-type="float">
            <text:p>0.09</text:p>
          </table:table-cell>
          <table:table-cell office:value-type="float" office:value="10036" calcext:value-type="float">
            <text:p>10036</text:p>
          </table:table-cell>
          <table:table-cell office:value-type="float" office:value="274970" calcext:value-type="float">
            <text:p>274970</text:p>
          </table:table-cell>
          <table:table-cell office:value-type="float" office:value="9.22333" calcext:value-type="float">
            <text:p>9.22333</text:p>
          </table:table-cell>
          <table:table-cell office:value-type="float" office:value="9.22" calcext:value-type="float">
            <text:p>9.22</text:p>
          </table:table-cell>
          <table:table-cell office:value-type="float" office:value="15824" calcext:value-type="float">
            <text:p>15824</text:p>
          </table:table-cell>
          <table:table-cell office:value-type="float" office:value="274970" calcext:value-type="float">
            <text:p>274970</text:p>
          </table:table-cell>
          <table:table-cell/>
          <table:table-cell table:formula="of:=(['NO FAILED INSTANCES'.E86]=['NO FAILED INSTANCES'.I8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7-s977973487-c372198.ukp</text:p>
          </table:table-cell>
          <table:table-cell office:value-type="float" office:value="0.158525" calcext:value-type="float">
            <text:p>0.158525</text:p>
          </table:table-cell>
          <table:table-cell office:value-type="float" office:value="0.18" calcext:value-type="float">
            <text:p>0.18</text:p>
          </table:table-cell>
          <table:table-cell office:value-type="float" office:value="12240" calcext:value-type="float">
            <text:p>12240</text:p>
          </table:table-cell>
          <table:table-cell office:value-type="float" office:value="372103" calcext:value-type="float">
            <text:p>372103</text:p>
          </table:table-cell>
          <table:table-cell office:value-type="float" office:value="8.69333" calcext:value-type="float">
            <text:p>8.69333</text:p>
          </table:table-cell>
          <table:table-cell office:value-type="float" office:value="8.69" calcext:value-type="float">
            <text:p>8.69</text:p>
          </table:table-cell>
          <table:table-cell office:value-type="float" office:value="15076" calcext:value-type="float">
            <text:p>15076</text:p>
          </table:table-cell>
          <table:table-cell office:value-type="float" office:value="372103" calcext:value-type="float">
            <text:p>372103</text:p>
          </table:table-cell>
          <table:table-cell/>
          <table:table-cell table:formula="of:=(['NO FAILED INSTANCES'.E87]=['NO FAILED INSTANCES'.I8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13-s9506199-c155515.ukp</text:p>
          </table:table-cell>
          <table:table-cell office:value-type="float" office:value="0.00146276" calcext:value-type="float">
            <text:p>0.00146276</text:p>
          </table:table-cell>
          <table:table-cell office:value-type="float" office:value="0.02" calcext:value-type="float">
            <text:p>0.02</text:p>
          </table:table-cell>
          <table:table-cell office:value-type="float" office:value="6512" calcext:value-type="float">
            <text:p>6512</text:p>
          </table:table-cell>
          <table:table-cell office:value-type="float" office:value="119994" calcext:value-type="float">
            <text:p>119994</text:p>
          </table:table-cell>
          <table:table-cell office:value-type="float" office:value="8.22" calcext:value-type="float">
            <text:p>8.22</text:p>
          </table:table-cell>
          <table:table-cell office:value-type="float" office:value="8.21" calcext:value-type="float">
            <text:p>8.21</text:p>
          </table:table-cell>
          <table:table-cell office:value-type="float" office:value="14900" calcext:value-type="float">
            <text:p>14900</text:p>
          </table:table-cell>
          <table:table-cell office:value-type="float" office:value="119994" calcext:value-type="float">
            <text:p>119994</text:p>
          </table:table-cell>
          <table:table-cell/>
          <table:table-cell table:formula="of:=(['NO FAILED INSTANCES'.E88]=['NO FAILED INSTANCES'.I8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14-s859243264-c190672.ukp</text:p>
          </table:table-cell>
          <table:table-cell office:value-type="float" office:value="0.00158408" calcext:value-type="float">
            <text:p>0.00158408</text:p>
          </table:table-cell>
          <table:table-cell office:value-type="float" office:value="0.02" calcext:value-type="float">
            <text:p>0.02</text:p>
          </table:table-cell>
          <table:table-cell office:value-type="float" office:value="7248" calcext:value-type="float">
            <text:p>7248</text:p>
          </table:table-cell>
          <table:table-cell office:value-type="float" office:value="119994" calcext:value-type="float">
            <text:p>119994</text:p>
          </table:table-cell>
          <table:table-cell table:number-columns-repeated="2" office:value-type="float" office:value="8.21" calcext:value-type="float">
            <text:p>8.21</text:p>
          </table:table-cell>
          <table:table-cell office:value-type="float" office:value="15180" calcext:value-type="float">
            <text:p>15180</text:p>
          </table:table-cell>
          <table:table-cell office:value-type="float" office:value="119994" calcext:value-type="float">
            <text:p>119994</text:p>
          </table:table-cell>
          <table:table-cell/>
          <table:table-cell table:formula="of:=(['NO FAILED INSTANCES'.E89]=['NO FAILED INSTANCES'.I8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9-s352825221-c181920.ukp</text:p>
          </table:table-cell>
          <table:table-cell office:value-type="float" office:value="0.00155382" calcext:value-type="float">
            <text:p>0.00155382</text:p>
          </table:table-cell>
          <table:table-cell office:value-type="float" office:value="0.02" calcext:value-type="float">
            <text:p>0.02</text:p>
          </table:table-cell>
          <table:table-cell office:value-type="float" office:value="7164" calcext:value-type="float">
            <text:p>7164</text:p>
          </table:table-cell>
          <table:table-cell office:value-type="float" office:value="119994" calcext:value-type="float">
            <text:p>119994</text:p>
          </table:table-cell>
          <table:table-cell office:value-type="float" office:value="8.14667" calcext:value-type="float">
            <text:p>8.14667</text:p>
          </table:table-cell>
          <table:table-cell office:value-type="float" office:value="8.14" calcext:value-type="float">
            <text:p>8.14</text:p>
          </table:table-cell>
          <table:table-cell office:value-type="float" office:value="14788" calcext:value-type="float">
            <text:p>14788</text:p>
          </table:table-cell>
          <table:table-cell office:value-type="float" office:value="119994" calcext:value-type="float">
            <text:p>119994</text:p>
          </table:table-cell>
          <table:table-cell/>
          <table:table-cell table:formula="of:=(['NO FAILED INSTANCES'.E90]=['NO FAILED INSTANCES'.I9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13-s9506199-c212625.ukp</text:p>
          </table:table-cell>
          <table:table-cell office:value-type="float" office:value="0.157658" calcext:value-type="float">
            <text:p>0.157658</text:p>
          </table:table-cell>
          <table:table-cell office:value-type="float" office:value="0.18" calcext:value-type="float">
            <text:p>0.18</text:p>
          </table:table-cell>
          <table:table-cell office:value-type="float" office:value="8716" calcext:value-type="float">
            <text:p>8716</text:p>
          </table:table-cell>
          <table:table-cell office:value-type="float" office:value="212570" calcext:value-type="float">
            <text:p>212570</text:p>
          </table:table-cell>
          <table:table-cell table:number-columns-repeated="2" office:value-type="float" office:value="7.67" calcext:value-type="float">
            <text:p>7.67</text:p>
          </table:table-cell>
          <table:table-cell office:value-type="float" office:value="15148" calcext:value-type="float">
            <text:p>15148</text:p>
          </table:table-cell>
          <table:table-cell office:value-type="float" office:value="212570" calcext:value-type="float">
            <text:p>212570</text:p>
          </table:table-cell>
          <table:table-cell/>
          <table:table-cell table:formula="of:=(['NO FAILED INSTANCES'.E91]=['NO FAILED INSTANCES'.I9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5-s948827585-c267626.ukp</text:p>
          </table:table-cell>
          <table:table-cell office:value-type="float" office:value="0.0694382" calcext:value-type="float">
            <text:p>0.0694382</text:p>
          </table:table-cell>
          <table:table-cell office:value-type="float" office:value="0.08" calcext:value-type="float">
            <text:p>0.08</text:p>
          </table:table-cell>
          <table:table-cell office:value-type="float" office:value="9772" calcext:value-type="float">
            <text:p>9772</text:p>
          </table:table-cell>
          <table:table-cell office:value-type="float" office:value="267711" calcext:value-type="float">
            <text:p>267711</text:p>
          </table:table-cell>
          <table:table-cell office:value-type="float" office:value="7.35333" calcext:value-type="float">
            <text:p>7.35333</text:p>
          </table:table-cell>
          <table:table-cell office:value-type="float" office:value="7.35" calcext:value-type="float">
            <text:p>7.35</text:p>
          </table:table-cell>
          <table:table-cell office:value-type="float" office:value="14744" calcext:value-type="float">
            <text:p>14744</text:p>
          </table:table-cell>
          <table:table-cell office:value-type="float" office:value="267711" calcext:value-type="float">
            <text:p>267711</text:p>
          </table:table-cell>
          <table:table-cell/>
          <table:table-cell table:formula="of:=(['NO FAILED INSTANCES'.E92]=['NO FAILED INSTANCES'.I9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2-s447284419-c263074.ukp</text:p>
          </table:table-cell>
          <table:table-cell office:value-type="float" office:value="0.0675348" calcext:value-type="float">
            <text:p>0.0675348</text:p>
          </table:table-cell>
          <table:table-cell office:value-type="float" office:value="0.08" calcext:value-type="float">
            <text:p>0.08</text:p>
          </table:table-cell>
          <table:table-cell office:value-type="float" office:value="9492" calcext:value-type="float">
            <text:p>9492</text:p>
          </table:table-cell>
          <table:table-cell office:value-type="float" office:value="263099" calcext:value-type="float">
            <text:p>263099</text:p>
          </table:table-cell>
          <table:table-cell office:value-type="float" office:value="7.35" calcext:value-type="float">
            <text:p>7.35</text:p>
          </table:table-cell>
          <table:table-cell office:value-type="float" office:value="7.34" calcext:value-type="float">
            <text:p>7.34</text:p>
          </table:table-cell>
          <table:table-cell office:value-type="float" office:value="14672" calcext:value-type="float">
            <text:p>14672</text:p>
          </table:table-cell>
          <table:table-cell office:value-type="float" office:value="263099" calcext:value-type="float">
            <text:p>263099</text:p>
          </table:table-cell>
          <table:table-cell/>
          <table:table-cell table:formula="of:=(['NO FAILED INSTANCES'.E93]=['NO FAILED INSTANCES'.I9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14-s859243264-c344273.ukp</text:p>
          </table:table-cell>
          <table:table-cell office:value-type="float" office:value="0.0677163" calcext:value-type="float">
            <text:p>0.0677163</text:p>
          </table:table-cell>
          <table:table-cell office:value-type="float" office:value="0.08" calcext:value-type="float">
            <text:p>0.08</text:p>
          </table:table-cell>
          <table:table-cell office:value-type="float" office:value="11448" calcext:value-type="float">
            <text:p>11448</text:p>
          </table:table-cell>
          <table:table-cell office:value-type="float" office:value="344383" calcext:value-type="float">
            <text:p>344383</text:p>
          </table:table-cell>
          <table:table-cell office:value-type="float" office:value="7.34333" calcext:value-type="float">
            <text:p>7.34333</text:p>
          </table:table-cell>
          <table:table-cell office:value-type="float" office:value="7.34" calcext:value-type="float">
            <text:p>7.34</text:p>
          </table:table-cell>
          <table:table-cell office:value-type="float" office:value="14612" calcext:value-type="float">
            <text:p>14612</text:p>
          </table:table-cell>
          <table:table-cell office:value-type="float" office:value="344383" calcext:value-type="float">
            <text:p>344383</text:p>
          </table:table-cell>
          <table:table-cell/>
          <table:table-cell table:formula="of:=(['NO FAILED INSTANCES'.E94]=['NO FAILED INSTANCES'.I9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10-s73800249-c358669.ukp</text:p>
          </table:table-cell>
          <table:table-cell office:value-type="float" office:value="0.0673488" calcext:value-type="float">
            <text:p>0.0673488</text:p>
          </table:table-cell>
          <table:table-cell office:value-type="float" office:value="0.08" calcext:value-type="float">
            <text:p>0.08</text:p>
          </table:table-cell>
          <table:table-cell office:value-type="float" office:value="12064" calcext:value-type="float">
            <text:p>12064</text:p>
          </table:table-cell>
          <table:table-cell office:value-type="float" office:value="358784" calcext:value-type="float">
            <text:p>358784</text:p>
          </table:table-cell>
          <table:table-cell table:number-columns-repeated="2" office:value-type="float" office:value="7.32" calcext:value-type="float">
            <text:p>7.32</text:p>
          </table:table-cell>
          <table:table-cell office:value-type="float" office:value="14648" calcext:value-type="float">
            <text:p>14648</text:p>
          </table:table-cell>
          <table:table-cell office:value-type="float" office:value="358784" calcext:value-type="float">
            <text:p>358784</text:p>
          </table:table-cell>
          <table:table-cell/>
          <table:table-cell table:formula="of:=(['NO FAILED INSTANCES'.E95]=['NO FAILED INSTANCES'.I9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11-s243485145-c448219.ukp</text:p>
          </table:table-cell>
          <table:table-cell office:value-type="float" office:value="0.067634" calcext:value-type="float">
            <text:p>0.067634</text:p>
          </table:table-cell>
          <table:table-cell office:value-type="float" office:value="0.08" calcext:value-type="float">
            <text:p>0.08</text:p>
          </table:table-cell>
          <table:table-cell office:value-type="float" office:value="14016" calcext:value-type="float">
            <text:p>14016</text:p>
          </table:table-cell>
          <table:table-cell office:value-type="float" office:value="448364" calcext:value-type="float">
            <text:p>448364</text:p>
          </table:table-cell>
          <table:table-cell office:value-type="float" office:value="7.32" calcext:value-type="float">
            <text:p>7.32</text:p>
          </table:table-cell>
          <table:table-cell office:value-type="float" office:value="7.31" calcext:value-type="float">
            <text:p>7.31</text:p>
          </table:table-cell>
          <table:table-cell office:value-type="float" office:value="14536" calcext:value-type="float">
            <text:p>14536</text:p>
          </table:table-cell>
          <table:table-cell office:value-type="float" office:value="448364" calcext:value-type="float">
            <text:p>448364</text:p>
          </table:table-cell>
          <table:table-cell/>
          <table:table-cell table:formula="of:=(['NO FAILED INSTANCES'.E96]=['NO FAILED INSTANCES'.I9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18-s331104176-c329508.ukp</text:p>
          </table:table-cell>
          <table:table-cell office:value-type="float" office:value="0.0673598" calcext:value-type="float">
            <text:p>0.0673598</text:p>
          </table:table-cell>
          <table:table-cell office:value-type="float" office:value="0.08" calcext:value-type="float">
            <text:p>0.08</text:p>
          </table:table-cell>
          <table:table-cell office:value-type="float" office:value="11268" calcext:value-type="float">
            <text:p>11268</text:p>
          </table:table-cell>
          <table:table-cell office:value-type="float" office:value="329613" calcext:value-type="float">
            <text:p>329613</text:p>
          </table:table-cell>
          <table:table-cell office:value-type="float" office:value="7.31333" calcext:value-type="float">
            <text:p>7.31333</text:p>
          </table:table-cell>
          <table:table-cell office:value-type="float" office:value="7.31" calcext:value-type="float">
            <text:p>7.31</text:p>
          </table:table-cell>
          <table:table-cell office:value-type="float" office:value="14568" calcext:value-type="float">
            <text:p>14568</text:p>
          </table:table-cell>
          <table:table-cell office:value-type="float" office:value="329613" calcext:value-type="float">
            <text:p>329613</text:p>
          </table:table-cell>
          <table:table-cell/>
          <table:table-cell table:formula="of:=(['NO FAILED INSTANCES'.E97]=['NO FAILED INSTANCES'.I9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4-s115999589-c134457.ukp</text:p>
          </table:table-cell>
          <table:table-cell office:value-type="float" office:value="0.0666741" calcext:value-type="float">
            <text:p>0.0666741</text:p>
          </table:table-cell>
          <table:table-cell office:value-type="float" office:value="0.08" calcext:value-type="float">
            <text:p>0.08</text:p>
          </table:table-cell>
          <table:table-cell office:value-type="float" office:value="6584" calcext:value-type="float">
            <text:p>6584</text:p>
          </table:table-cell>
          <table:table-cell office:value-type="float" office:value="134497" calcext:value-type="float">
            <text:p>134497</text:p>
          </table:table-cell>
          <table:table-cell office:value-type="float" office:value="7.29" calcext:value-type="float">
            <text:p>7.29</text:p>
          </table:table-cell>
          <table:table-cell office:value-type="float" office:value="7.28" calcext:value-type="float">
            <text:p>7.28</text:p>
          </table:table-cell>
          <table:table-cell office:value-type="float" office:value="14700" calcext:value-type="float">
            <text:p>14700</text:p>
          </table:table-cell>
          <table:table-cell office:value-type="float" office:value="134497" calcext:value-type="float">
            <text:p>134497</text:p>
          </table:table-cell>
          <table:table-cell/>
          <table:table-cell table:formula="of:=(['NO FAILED INSTANCES'.E98]=['NO FAILED INSTANCES'.I9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13-s9506199-c193658.ukp</text:p>
          </table:table-cell>
          <table:table-cell office:value-type="float" office:value="0.06686" calcext:value-type="float">
            <text:p>0.06686</text:p>
          </table:table-cell>
          <table:table-cell office:value-type="float" office:value="0.08" calcext:value-type="float">
            <text:p>0.08</text:p>
          </table:table-cell>
          <table:table-cell office:value-type="float" office:value="7988" calcext:value-type="float">
            <text:p>7988</text:p>
          </table:table-cell>
          <table:table-cell office:value-type="float" office:value="193718" calcext:value-type="float">
            <text:p>193718</text:p>
          </table:table-cell>
          <table:table-cell office:value-type="float" office:value="7.28667" calcext:value-type="float">
            <text:p>7.28667</text:p>
          </table:table-cell>
          <table:table-cell office:value-type="float" office:value="7.28" calcext:value-type="float">
            <text:p>7.28</text:p>
          </table:table-cell>
          <table:table-cell office:value-type="float" office:value="14648" calcext:value-type="float">
            <text:p>14648</text:p>
          </table:table-cell>
          <table:table-cell office:value-type="float" office:value="193718" calcext:value-type="float">
            <text:p>193718</text:p>
          </table:table-cell>
          <table:table-cell/>
          <table:table-cell table:formula="of:=(['NO FAILED INSTANCES'.E99]=['NO FAILED INSTANCES'.I9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12-s774429216-c464551.ukp</text:p>
          </table:table-cell>
          <table:table-cell office:value-type="float" office:value="0.155754" calcext:value-type="float">
            <text:p>0.155754</text:p>
          </table:table-cell>
          <table:table-cell office:value-type="float" office:value="0.17" calcext:value-type="float">
            <text:p>0.17</text:p>
          </table:table-cell>
          <table:table-cell office:value-type="float" office:value="14088" calcext:value-type="float">
            <text:p>14088</text:p>
          </table:table-cell>
          <table:table-cell office:value-type="float" office:value="464596" calcext:value-type="float">
            <text:p>464596</text:p>
          </table:table-cell>
          <table:table-cell office:value-type="float" office:value="7.28667" calcext:value-type="float">
            <text:p>7.28667</text:p>
          </table:table-cell>
          <table:table-cell office:value-type="float" office:value="7.28" calcext:value-type="float">
            <text:p>7.28</text:p>
          </table:table-cell>
          <table:table-cell office:value-type="float" office:value="14648" calcext:value-type="float">
            <text:p>14648</text:p>
          </table:table-cell>
          <table:table-cell office:value-type="float" office:value="464596" calcext:value-type="float">
            <text:p>464596</text:p>
          </table:table-cell>
          <table:table-cell/>
          <table:table-cell table:formula="of:=(['NO FAILED INSTANCES'.E100]=['NO FAILED INSTANCES'.I10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12-s774429216-c130590.ukp</text:p>
          </table:table-cell>
          <table:table-cell office:value-type="float" office:value="0.0667591" calcext:value-type="float">
            <text:p>0.0667591</text:p>
          </table:table-cell>
          <table:table-cell office:value-type="float" office:value="0.08" calcext:value-type="float">
            <text:p>0.08</text:p>
          </table:table-cell>
          <table:table-cell office:value-type="float" office:value="6472" calcext:value-type="float">
            <text:p>6472</text:p>
          </table:table-cell>
          <table:table-cell office:value-type="float" office:value="130630" calcext:value-type="float">
            <text:p>130630</text:p>
          </table:table-cell>
          <table:table-cell office:value-type="float" office:value="7.27333" calcext:value-type="float">
            <text:p>7.27333</text:p>
          </table:table-cell>
          <table:table-cell office:value-type="float" office:value="7.27" calcext:value-type="float">
            <text:p>7.27</text:p>
          </table:table-cell>
          <table:table-cell office:value-type="float" office:value="14536" calcext:value-type="float">
            <text:p>14536</text:p>
          </table:table-cell>
          <table:table-cell office:value-type="float" office:value="130630" calcext:value-type="float">
            <text:p>130630</text:p>
          </table:table-cell>
          <table:table-cell/>
          <table:table-cell table:formula="of:=(['NO FAILED INSTANCES'.E101]=['NO FAILED INSTANCES'.I10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9-s352825221-c329368.ukp</text:p>
          </table:table-cell>
          <table:table-cell office:value-type="float" office:value="0.0675709" calcext:value-type="float">
            <text:p>0.0675709</text:p>
          </table:table-cell>
          <table:table-cell office:value-type="float" office:value="0.08" calcext:value-type="float">
            <text:p>0.08</text:p>
          </table:table-cell>
          <table:table-cell office:value-type="float" office:value="11316" calcext:value-type="float">
            <text:p>11316</text:p>
          </table:table-cell>
          <table:table-cell office:value-type="float" office:value="329473" calcext:value-type="float">
            <text:p>329473</text:p>
          </table:table-cell>
          <table:table-cell office:value-type="float" office:value="7.26666" calcext:value-type="float">
            <text:p>7.26666</text:p>
          </table:table-cell>
          <table:table-cell office:value-type="float" office:value="7.26" calcext:value-type="float">
            <text:p>7.26</text:p>
          </table:table-cell>
          <table:table-cell office:value-type="float" office:value="14632" calcext:value-type="float">
            <text:p>14632</text:p>
          </table:table-cell>
          <table:table-cell office:value-type="float" office:value="329473" calcext:value-type="float">
            <text:p>329473</text:p>
          </table:table-cell>
          <table:table-cell/>
          <table:table-cell table:formula="of:=(['NO FAILED INSTANCES'.E102]=['NO FAILED INSTANCES'.I10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17-s494734462-c132832.ukp</text:p>
          </table:table-cell>
          <table:table-cell office:value-type="float" office:value="0.157648" calcext:value-type="float">
            <text:p>0.157648</text:p>
          </table:table-cell>
          <table:table-cell office:value-type="float" office:value="0.18" calcext:value-type="float">
            <text:p>0.18</text:p>
          </table:table-cell>
          <table:table-cell office:value-type="float" office:value="6680" calcext:value-type="float">
            <text:p>6680</text:p>
          </table:table-cell>
          <table:table-cell office:value-type="float" office:value="132797" calcext:value-type="float">
            <text:p>132797</text:p>
          </table:table-cell>
          <table:table-cell table:number-columns-repeated="2" office:value-type="float" office:value="7.23" calcext:value-type="float">
            <text:p>7.23</text:p>
          </table:table-cell>
          <table:table-cell office:value-type="float" office:value="14760" calcext:value-type="float">
            <text:p>14760</text:p>
          </table:table-cell>
          <table:table-cell office:value-type="float" office:value="132797" calcext:value-type="float">
            <text:p>132797</text:p>
          </table:table-cell>
          <table:table-cell/>
          <table:table-cell table:formula="of:=(['NO FAILED INSTANCES'.E103]=['NO FAILED INSTANCES'.I10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1-s70766304-c338932.ukp</text:p>
          </table:table-cell>
          <table:table-cell office:value-type="float" office:value="0.0600896" calcext:value-type="float">
            <text:p>0.0600896</text:p>
          </table:table-cell>
          <table:table-cell office:value-type="float" office:value="0.07" calcext:value-type="float">
            <text:p>0.07</text:p>
          </table:table-cell>
          <table:table-cell office:value-type="float" office:value="11620" calcext:value-type="float">
            <text:p>11620</text:p>
          </table:table-cell>
          <table:table-cell office:value-type="float" office:value="338817" calcext:value-type="float">
            <text:p>338817</text:p>
          </table:table-cell>
          <table:table-cell office:value-type="float" office:value="6.43333" calcext:value-type="float">
            <text:p>6.43333</text:p>
          </table:table-cell>
          <table:table-cell office:value-type="float" office:value="6.43" calcext:value-type="float">
            <text:p>6.43</text:p>
          </table:table-cell>
          <table:table-cell office:value-type="float" office:value="13304" calcext:value-type="float">
            <text:p>13304</text:p>
          </table:table-cell>
          <table:table-cell office:value-type="float" office:value="338817" calcext:value-type="float">
            <text:p>338817</text:p>
          </table:table-cell>
          <table:table-cell/>
          <table:table-cell table:formula="of:=(['NO FAILED INSTANCES'.E104]=['NO FAILED INSTANCES'.I10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4-s115999589-c110302.ukp</text:p>
          </table:table-cell>
          <table:table-cell office:value-type="float" office:value="0.0591211" calcext:value-type="float">
            <text:p>0.0591211</text:p>
          </table:table-cell>
          <table:table-cell office:value-type="float" office:value="0.07" calcext:value-type="float">
            <text:p>0.07</text:p>
          </table:table-cell>
          <table:table-cell office:value-type="float" office:value="6148" calcext:value-type="float">
            <text:p>6148</text:p>
          </table:table-cell>
          <table:table-cell office:value-type="float" office:value="110262" calcext:value-type="float">
            <text:p>110262</text:p>
          </table:table-cell>
          <table:table-cell office:value-type="float" office:value="6.42667" calcext:value-type="float">
            <text:p>6.42667</text:p>
          </table:table-cell>
          <table:table-cell office:value-type="float" office:value="6.44" calcext:value-type="float">
            <text:p>6.44</text:p>
          </table:table-cell>
          <table:table-cell office:value-type="float" office:value="13396" calcext:value-type="float">
            <text:p>13396</text:p>
          </table:table-cell>
          <table:table-cell office:value-type="float" office:value="110262" calcext:value-type="float">
            <text:p>110262</text:p>
          </table:table-cell>
          <table:table-cell/>
          <table:table-cell table:formula="of:=(['NO FAILED INSTANCES'.E105]=['NO FAILED INSTANCES'.I10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19-s651952263-c114448.ukp</text:p>
          </table:table-cell>
          <table:table-cell office:value-type="float" office:value="0.0795178" calcext:value-type="float">
            <text:p>0.0795178</text:p>
          </table:table-cell>
          <table:table-cell office:value-type="float" office:value="0.09" calcext:value-type="float">
            <text:p>0.09</text:p>
          </table:table-cell>
          <table:table-cell office:value-type="float" office:value="6088" calcext:value-type="float">
            <text:p>6088</text:p>
          </table:table-cell>
          <table:table-cell office:value-type="float" office:value="114418" calcext:value-type="float">
            <text:p>114418</text:p>
          </table:table-cell>
          <table:table-cell office:value-type="float" office:value="6.42333" calcext:value-type="float">
            <text:p>6.42333</text:p>
          </table:table-cell>
          <table:table-cell office:value-type="float" office:value="6.42" calcext:value-type="float">
            <text:p>6.42</text:p>
          </table:table-cell>
          <table:table-cell office:value-type="float" office:value="13504" calcext:value-type="float">
            <text:p>13504</text:p>
          </table:table-cell>
          <table:table-cell office:value-type="float" office:value="114418" calcext:value-type="float">
            <text:p>114418</text:p>
          </table:table-cell>
          <table:table-cell/>
          <table:table-cell table:formula="of:=(['NO FAILED INSTANCES'.E106]=['NO FAILED INSTANCES'.I10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8-s709024814-c486392.ukp</text:p>
          </table:table-cell>
          <table:table-cell office:value-type="float" office:value="0.0619798" calcext:value-type="float">
            <text:p>0.0619798</text:p>
          </table:table-cell>
          <table:table-cell office:value-type="float" office:value="0.07" calcext:value-type="float">
            <text:p>0.07</text:p>
          </table:table-cell>
          <table:table-cell office:value-type="float" office:value="14864" calcext:value-type="float">
            <text:p>14864</text:p>
          </table:table-cell>
          <table:table-cell office:value-type="float" office:value="486227" calcext:value-type="float">
            <text:p>486227</text:p>
          </table:table-cell>
          <table:table-cell table:number-columns-repeated="2" office:value-type="float" office:value="6.42" calcext:value-type="float">
            <text:p>6.42</text:p>
          </table:table-cell>
          <table:table-cell office:value-type="float" office:value="13300" calcext:value-type="float">
            <text:p>13300</text:p>
          </table:table-cell>
          <table:table-cell office:value-type="float" office:value="486227" calcext:value-type="float">
            <text:p>486227</text:p>
          </table:table-cell>
          <table:table-cell/>
          <table:table-cell table:formula="of:=(['NO FAILED INSTANCES'.E107]=['NO FAILED INSTANCES'.I10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12-s774429216-c190874.ukp</text:p>
          </table:table-cell>
          <table:table-cell office:value-type="float" office:value="0.0795512" calcext:value-type="float">
            <text:p>0.0795512</text:p>
          </table:table-cell>
          <table:table-cell office:value-type="float" office:value="0.09" calcext:value-type="float">
            <text:p>0.09</text:p>
          </table:table-cell>
          <table:table-cell office:value-type="float" office:value="8072" calcext:value-type="float">
            <text:p>8072</text:p>
          </table:table-cell>
          <table:table-cell office:value-type="float" office:value="190824" calcext:value-type="float">
            <text:p>190824</text:p>
          </table:table-cell>
          <table:table-cell office:value-type="float" office:value="6.40667" calcext:value-type="float">
            <text:p>6.40667</text:p>
          </table:table-cell>
          <table:table-cell office:value-type="float" office:value="6.4" calcext:value-type="float">
            <text:p>6.4</text:p>
          </table:table-cell>
          <table:table-cell office:value-type="float" office:value="13424" calcext:value-type="float">
            <text:p>13424</text:p>
          </table:table-cell>
          <table:table-cell office:value-type="float" office:value="190824" calcext:value-type="float">
            <text:p>190824</text:p>
          </table:table-cell>
          <table:table-cell/>
          <table:table-cell table:formula="of:=(['NO FAILED INSTANCES'.E108]=['NO FAILED INSTANCES'.I10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11-s243485145-c212223.ukp</text:p>
          </table:table-cell>
          <table:table-cell office:value-type="float" office:value="0.0801828" calcext:value-type="float">
            <text:p>0.0801828</text:p>
          </table:table-cell>
          <table:table-cell office:value-type="float" office:value="0.09" calcext:value-type="float">
            <text:p>0.09</text:p>
          </table:table-cell>
          <table:table-cell office:value-type="float" office:value="8300" calcext:value-type="float">
            <text:p>8300</text:p>
          </table:table-cell>
          <table:table-cell office:value-type="float" office:value="212168" calcext:value-type="float">
            <text:p>212168</text:p>
          </table:table-cell>
          <table:table-cell office:value-type="float" office:value="6.39667" calcext:value-type="float">
            <text:p>6.39667</text:p>
          </table:table-cell>
          <table:table-cell office:value-type="float" office:value="6.4" calcext:value-type="float">
            <text:p>6.4</text:p>
          </table:table-cell>
          <table:table-cell office:value-type="float" office:value="13388" calcext:value-type="float">
            <text:p>13388</text:p>
          </table:table-cell>
          <table:table-cell office:value-type="float" office:value="212168" calcext:value-type="float">
            <text:p>212168</text:p>
          </table:table-cell>
          <table:table-cell/>
          <table:table-cell table:formula="of:=(['NO FAILED INSTANCES'.E109]=['NO FAILED INSTANCES'.I10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9-s352825221-c365774.ukp</text:p>
          </table:table-cell>
          <table:table-cell office:value-type="float" office:value="0.0600385" calcext:value-type="float">
            <text:p>0.0600385</text:p>
          </table:table-cell>
          <table:table-cell office:value-type="float" office:value="0.07" calcext:value-type="float">
            <text:p>0.07</text:p>
          </table:table-cell>
          <table:table-cell office:value-type="float" office:value="12112" calcext:value-type="float">
            <text:p>12112</text:p>
          </table:table-cell>
          <table:table-cell office:value-type="float" office:value="365649" calcext:value-type="float">
            <text:p>365649</text:p>
          </table:table-cell>
          <table:table-cell table:number-columns-repeated="2" office:value-type="float" office:value="6.39" calcext:value-type="float">
            <text:p>6.39</text:p>
          </table:table-cell>
          <table:table-cell office:value-type="float" office:value="13496" calcext:value-type="float">
            <text:p>13496</text:p>
          </table:table-cell>
          <table:table-cell office:value-type="float" office:value="365649" calcext:value-type="float">
            <text:p>365649</text:p>
          </table:table-cell>
          <table:table-cell/>
          <table:table-cell table:formula="of:=(['NO FAILED INSTANCES'.E110]=['NO FAILED INSTANCES'.I1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15-s705610326-c339566.ukp</text:p>
          </table:table-cell>
          <table:table-cell office:value-type="float" office:value="0.0603401" calcext:value-type="float">
            <text:p>0.0603401</text:p>
          </table:table-cell>
          <table:table-cell office:value-type="float" office:value="0.07" calcext:value-type="float">
            <text:p>0.07</text:p>
          </table:table-cell>
          <table:table-cell office:value-type="float" office:value="11440" calcext:value-type="float">
            <text:p>11440</text:p>
          </table:table-cell>
          <table:table-cell office:value-type="float" office:value="339451" calcext:value-type="float">
            <text:p>339451</text:p>
          </table:table-cell>
          <table:table-cell office:value-type="float" office:value="6.38667" calcext:value-type="float">
            <text:p>6.38667</text:p>
          </table:table-cell>
          <table:table-cell office:value-type="float" office:value="6.38" calcext:value-type="float">
            <text:p>6.38</text:p>
          </table:table-cell>
          <table:table-cell office:value-type="float" office:value="13464" calcext:value-type="float">
            <text:p>13464</text:p>
          </table:table-cell>
          <table:table-cell office:value-type="float" office:value="339451" calcext:value-type="float">
            <text:p>339451</text:p>
          </table:table-cell>
          <table:table-cell/>
          <table:table-cell table:formula="of:=(['NO FAILED INSTANCES'.E111]=['NO FAILED INSTANCES'.I1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17-s494734462-c331511.ukp</text:p>
          </table:table-cell>
          <table:table-cell office:value-type="float" office:value="0.0802316" calcext:value-type="float">
            <text:p>0.0802316</text:p>
          </table:table-cell>
          <table:table-cell office:value-type="float" office:value="0.09" calcext:value-type="float">
            <text:p>0.09</text:p>
          </table:table-cell>
          <table:table-cell office:value-type="float" office:value="11316" calcext:value-type="float">
            <text:p>11316</text:p>
          </table:table-cell>
          <table:table-cell office:value-type="float" office:value="331426" calcext:value-type="float">
            <text:p>331426</text:p>
          </table:table-cell>
          <table:table-cell office:value-type="float" office:value="6.38667" calcext:value-type="float">
            <text:p>6.38667</text:p>
          </table:table-cell>
          <table:table-cell office:value-type="float" office:value="6.38" calcext:value-type="float">
            <text:p>6.38</text:p>
          </table:table-cell>
          <table:table-cell office:value-type="float" office:value="13504" calcext:value-type="float">
            <text:p>13504</text:p>
          </table:table-cell>
          <table:table-cell office:value-type="float" office:value="331426" calcext:value-type="float">
            <text:p>331426</text:p>
          </table:table-cell>
          <table:table-cell/>
          <table:table-cell table:formula="of:=(['NO FAILED INSTANCES'.E112]=['NO FAILED INSTANCES'.I1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5-s948827585-c374557.ukp</text:p>
          </table:table-cell>
          <table:table-cell office:value-type="float" office:value="0.0801525" calcext:value-type="float">
            <text:p>0.0801525</text:p>
          </table:table-cell>
          <table:table-cell office:value-type="float" office:value="0.09" calcext:value-type="float">
            <text:p>0.09</text:p>
          </table:table-cell>
          <table:table-cell office:value-type="float" office:value="12188" calcext:value-type="float">
            <text:p>12188</text:p>
          </table:table-cell>
          <table:table-cell office:value-type="float" office:value="374462" calcext:value-type="float">
            <text:p>374462</text:p>
          </table:table-cell>
          <table:table-cell office:value-type="float" office:value="6.38333" calcext:value-type="float">
            <text:p>6.38333</text:p>
          </table:table-cell>
          <table:table-cell office:value-type="float" office:value="6.38" calcext:value-type="float">
            <text:p>6.38</text:p>
          </table:table-cell>
          <table:table-cell office:value-type="float" office:value="13424" calcext:value-type="float">
            <text:p>13424</text:p>
          </table:table-cell>
          <table:table-cell office:value-type="float" office:value="374462" calcext:value-type="float">
            <text:p>374462</text:p>
          </table:table-cell>
          <table:table-cell/>
          <table:table-cell table:formula="of:=(['NO FAILED INSTANCES'.E113]=['NO FAILED INSTANCES'.I1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16-s512981835-c486546.ukp</text:p>
          </table:table-cell>
          <table:table-cell office:value-type="float" office:value="0.0600722" calcext:value-type="float">
            <text:p>0.0600722</text:p>
          </table:table-cell>
          <table:table-cell office:value-type="float" office:value="0.07" calcext:value-type="float">
            <text:p>0.07</text:p>
          </table:table-cell>
          <table:table-cell office:value-type="float" office:value="14936" calcext:value-type="float">
            <text:p>14936</text:p>
          </table:table-cell>
          <table:table-cell office:value-type="float" office:value="486381" calcext:value-type="float">
            <text:p>486381</text:p>
          </table:table-cell>
          <table:table-cell table:number-columns-repeated="2" office:value-type="float" office:value="6.38" calcext:value-type="float">
            <text:p>6.38</text:p>
          </table:table-cell>
          <table:table-cell office:value-type="float" office:value="13300" calcext:value-type="float">
            <text:p>13300</text:p>
          </table:table-cell>
          <table:table-cell office:value-type="float" office:value="486381" calcext:value-type="float">
            <text:p>486381</text:p>
          </table:table-cell>
          <table:table-cell/>
          <table:table-cell table:formula="of:=(['NO FAILED INSTANCES'.E114]=['NO FAILED INSTANCES'.I1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18-s331104176-c306860.ukp</text:p>
          </table:table-cell>
          <table:table-cell office:value-type="float" office:value="0.0600641" calcext:value-type="float">
            <text:p>0.0600641</text:p>
          </table:table-cell>
          <table:table-cell office:value-type="float" office:value="0.07" calcext:value-type="float">
            <text:p>0.07</text:p>
          </table:table-cell>
          <table:table-cell office:value-type="float" office:value="10680" calcext:value-type="float">
            <text:p>10680</text:p>
          </table:table-cell>
          <table:table-cell office:value-type="float" office:value="306755" calcext:value-type="float">
            <text:p>306755</text:p>
          </table:table-cell>
          <table:table-cell office:value-type="float" office:value="6.36667" calcext:value-type="float">
            <text:p>6.36667</text:p>
          </table:table-cell>
          <table:table-cell office:value-type="float" office:value="6.36" calcext:value-type="float">
            <text:p>6.36</text:p>
          </table:table-cell>
          <table:table-cell office:value-type="float" office:value="13228" calcext:value-type="float">
            <text:p>13228</text:p>
          </table:table-cell>
          <table:table-cell office:value-type="float" office:value="306755" calcext:value-type="float">
            <text:p>306755</text:p>
          </table:table-cell>
          <table:table-cell/>
          <table:table-cell table:formula="of:=(['NO FAILED INSTANCES'.E115]=['NO FAILED INSTANCES'.I1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12-s774429216-c335226.ukp</text:p>
          </table:table-cell>
          <table:table-cell office:value-type="float" office:value="0.0604448" calcext:value-type="float">
            <text:p>0.0604448</text:p>
          </table:table-cell>
          <table:table-cell office:value-type="float" office:value="0.07" calcext:value-type="float">
            <text:p>0.07</text:p>
          </table:table-cell>
          <table:table-cell office:value-type="float" office:value="11372" calcext:value-type="float">
            <text:p>11372</text:p>
          </table:table-cell>
          <table:table-cell office:value-type="float" office:value="335111" calcext:value-type="float">
            <text:p>335111</text:p>
          </table:table-cell>
          <table:table-cell office:value-type="float" office:value="6.36333" calcext:value-type="float">
            <text:p>6.36333</text:p>
          </table:table-cell>
          <table:table-cell office:value-type="float" office:value="6.36" calcext:value-type="float">
            <text:p>6.36</text:p>
          </table:table-cell>
          <table:table-cell office:value-type="float" office:value="13376" calcext:value-type="float">
            <text:p>13376</text:p>
          </table:table-cell>
          <table:table-cell office:value-type="float" office:value="335111" calcext:value-type="float">
            <text:p>335111</text:p>
          </table:table-cell>
          <table:table-cell/>
          <table:table-cell table:formula="of:=(['NO FAILED INSTANCES'.E116]=['NO FAILED INSTANCES'.I1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7-s977973487-c449814.ukp</text:p>
          </table:table-cell>
          <table:table-cell office:value-type="float" office:value="0.143682" calcext:value-type="float">
            <text:p>0.143682</text:p>
          </table:table-cell>
          <table:table-cell office:value-type="float" office:value="0.15" calcext:value-type="float">
            <text:p>0.15</text:p>
          </table:table-cell>
          <table:table-cell office:value-type="float" office:value="13776" calcext:value-type="float">
            <text:p>13776</text:p>
          </table:table-cell>
          <table:table-cell office:value-type="float" office:value="439952" calcext:value-type="float">
            <text:p>439952</text:p>
          </table:table-cell>
          <table:table-cell table:number-columns-repeated="2" office:value-type="float" office:value="6.29" calcext:value-type="float">
            <text:p>6.29</text:p>
          </table:table-cell>
          <table:table-cell office:value-type="float" office:value="13988" calcext:value-type="float">
            <text:p>13988</text:p>
          </table:table-cell>
          <table:table-cell office:value-type="float" office:value="439952" calcext:value-type="float">
            <text:p>439952</text:p>
          </table:table-cell>
          <table:table-cell/>
          <table:table-cell table:formula="of:=(['NO FAILED INSTANCES'.E117]=['NO FAILED INSTANCES'.I11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7-s977973487-c174298.ukp</text:p>
          </table:table-cell>
          <table:table-cell office:value-type="float" office:value="0.044967" calcext:value-type="float">
            <text:p>0.044967</text:p>
          </table:table-cell>
          <table:table-cell office:value-type="float" office:value="0.05" calcext:value-type="float">
            <text:p>0.05</text:p>
          </table:table-cell>
          <table:table-cell office:value-type="float" office:value="7160" calcext:value-type="float">
            <text:p>7160</text:p>
          </table:table-cell>
          <table:table-cell office:value-type="float" office:value="165012" calcext:value-type="float">
            <text:p>165012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13256" calcext:value-type="float">
            <text:p>13256</text:p>
          </table:table-cell>
          <table:table-cell office:value-type="float" office:value="165012" calcext:value-type="float">
            <text:p>165012</text:p>
          </table:table-cell>
          <table:table-cell/>
          <table:table-cell table:formula="of:=(['NO FAILED INSTANCES'.E118]=['NO FAILED INSTANCES'.I1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17-s494734462-c181042.ukp</text:p>
          </table:table-cell>
          <table:table-cell office:value-type="float" office:value="0.0416319" calcext:value-type="float">
            <text:p>0.0416319</text:p>
          </table:table-cell>
          <table:table-cell office:value-type="float" office:value="0.05" calcext:value-type="float">
            <text:p>0.05</text:p>
          </table:table-cell>
          <table:table-cell office:value-type="float" office:value="7368" calcext:value-type="float">
            <text:p>7368</text:p>
          </table:table-cell>
          <table:table-cell office:value-type="float" office:value="164982" calcext:value-type="float">
            <text:p>164982</text:p>
          </table:table-cell>
          <table:table-cell office:value-type="float" office:value="5.65333" calcext:value-type="float">
            <text:p>5.65333</text:p>
          </table:table-cell>
          <table:table-cell office:value-type="float" office:value="5.65" calcext:value-type="float">
            <text:p>5.65</text:p>
          </table:table-cell>
          <table:table-cell office:value-type="float" office:value="13424" calcext:value-type="float">
            <text:p>13424</text:p>
          </table:table-cell>
          <table:table-cell office:value-type="float" office:value="164982" calcext:value-type="float">
            <text:p>164982</text:p>
          </table:table-cell>
          <table:table-cell/>
          <table:table-cell table:formula="of:=(['NO FAILED INSTANCES'.E119]=['NO FAILED INSTANCES'.I1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6-s11420633-c180784.ukp</text:p>
          </table:table-cell>
          <table:table-cell office:value-type="float" office:value="0.0417226" calcext:value-type="float">
            <text:p>0.0417226</text:p>
          </table:table-cell>
          <table:table-cell office:value-type="float" office:value="0.05" calcext:value-type="float">
            <text:p>0.05</text:p>
          </table:table-cell>
          <table:table-cell office:value-type="float" office:value="7260" calcext:value-type="float">
            <text:p>7260</text:p>
          </table:table-cell>
          <table:table-cell office:value-type="float" office:value="164982" calcext:value-type="float">
            <text:p>164982</text:p>
          </table:table-cell>
          <table:table-cell office:value-type="float" office:value="5.61667" calcext:value-type="float">
            <text:p>5.61667</text:p>
          </table:table-cell>
          <table:table-cell office:value-type="float" office:value="5.61" calcext:value-type="float">
            <text:p>5.61</text:p>
          </table:table-cell>
          <table:table-cell office:value-type="float" office:value="13424" calcext:value-type="float">
            <text:p>13424</text:p>
          </table:table-cell>
          <table:table-cell office:value-type="float" office:value="164982" calcext:value-type="float">
            <text:p>164982</text:p>
          </table:table-cell>
          <table:table-cell/>
          <table:table-cell table:formula="of:=(['NO FAILED INSTANCES'.E120]=['NO FAILED INSTANCES'.I1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5-s948827585-c179042.ukp</text:p>
          </table:table-cell>
          <table:table-cell office:value-type="float" office:value="0.0420281" calcext:value-type="float">
            <text:p>0.0420281</text:p>
          </table:table-cell>
          <table:table-cell office:value-type="float" office:value="0.05" calcext:value-type="float">
            <text:p>0.05</text:p>
          </table:table-cell>
          <table:table-cell office:value-type="float" office:value="7368" calcext:value-type="float">
            <text:p>7368</text:p>
          </table:table-cell>
          <table:table-cell office:value-type="float" office:value="164982" calcext:value-type="float">
            <text:p>164982</text:p>
          </table:table-cell>
          <table:table-cell office:value-type="float" office:value="5.6" calcext:value-type="float">
            <text:p>5.6</text:p>
          </table:table-cell>
          <table:table-cell office:value-type="float" office:value="5.59" calcext:value-type="float">
            <text:p>5.59</text:p>
          </table:table-cell>
          <table:table-cell office:value-type="float" office:value="13420" calcext:value-type="float">
            <text:p>13420</text:p>
          </table:table-cell>
          <table:table-cell office:value-type="float" office:value="164982" calcext:value-type="float">
            <text:p>164982</text:p>
          </table:table-cell>
          <table:table-cell/>
          <table:table-cell table:formula="of:=(['NO FAILED INSTANCES'.E121]=['NO FAILED INSTANCES'.I1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6-s11420633-c126304.ukp</text:p>
          </table:table-cell>
          <table:table-cell office:value-type="float" office:value="0.0843247" calcext:value-type="float">
            <text:p>0.0843247</text:p>
          </table:table-cell>
          <table:table-cell office:value-type="float" office:value="0.1" calcext:value-type="float">
            <text:p>0.1</text:p>
          </table:table-cell>
          <table:table-cell office:value-type="float" office:value="6184" calcext:value-type="float">
            <text:p>6184</text:p>
          </table:table-cell>
          <table:table-cell office:value-type="float" office:value="119988" calcext:value-type="float">
            <text:p>119988</text:p>
          </table:table-cell>
          <table:table-cell table:number-columns-repeated="2" office:value-type="float" office:value="5.49" calcext:value-type="float">
            <text:p>5.49</text:p>
          </table:table-cell>
          <table:table-cell office:value-type="float" office:value="13596" calcext:value-type="float">
            <text:p>13596</text:p>
          </table:table-cell>
          <table:table-cell office:value-type="float" office:value="119988" calcext:value-type="float">
            <text:p>119988</text:p>
          </table:table-cell>
          <table:table-cell/>
          <table:table-cell table:formula="of:=(['NO FAILED INSTANCES'.E122]=['NO FAILED INSTANCES'.I12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19-s651952263-c488900.ukp</text:p>
          </table:table-cell>
          <table:table-cell office:value-type="float" office:value="0.0473613" calcext:value-type="float">
            <text:p>0.0473613</text:p>
          </table:table-cell>
          <table:table-cell office:value-type="float" office:value="0.06" calcext:value-type="float">
            <text:p>0.06</text:p>
          </table:table-cell>
          <table:table-cell office:value-type="float" office:value="14908" calcext:value-type="float">
            <text:p>14908</text:p>
          </table:table-cell>
          <table:table-cell office:value-type="float" office:value="489140" calcext:value-type="float">
            <text:p>489140</text:p>
          </table:table-cell>
          <table:table-cell office:value-type="float" office:value="5.20333" calcext:value-type="float">
            <text:p>5.20333</text:p>
          </table:table-cell>
          <table:table-cell office:value-type="float" office:value="5.2" calcext:value-type="float">
            <text:p>5.2</text:p>
          </table:table-cell>
          <table:table-cell office:value-type="float" office:value="12188" calcext:value-type="float">
            <text:p>12188</text:p>
          </table:table-cell>
          <table:table-cell office:value-type="float" office:value="489140" calcext:value-type="float">
            <text:p>489140</text:p>
          </table:table-cell>
          <table:table-cell/>
          <table:table-cell table:formula="of:=(['NO FAILED INSTANCES'.E123]=['NO FAILED INSTANCES'.I12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5-s948827585-c136349.ukp</text:p>
          </table:table-cell>
          <table:table-cell office:value-type="float" office:value="0.0452056" calcext:value-type="float">
            <text:p>0.0452056</text:p>
          </table:table-cell>
          <table:table-cell office:value-type="float" office:value="0.05" calcext:value-type="float">
            <text:p>0.05</text:p>
          </table:table-cell>
          <table:table-cell office:value-type="float" office:value="6700" calcext:value-type="float">
            <text:p>6700</text:p>
          </table:table-cell>
          <table:table-cell office:value-type="float" office:value="136414" calcext:value-type="float">
            <text:p>136414</text:p>
          </table:table-cell>
          <table:table-cell office:value-type="float" office:value="5.17667" calcext:value-type="float">
            <text:p>5.17667</text:p>
          </table:table-cell>
          <table:table-cell office:value-type="float" office:value="5.18" calcext:value-type="float">
            <text:p>5.18</text:p>
          </table:table-cell>
          <table:table-cell office:value-type="float" office:value="12184" calcext:value-type="float">
            <text:p>12184</text:p>
          </table:table-cell>
          <table:table-cell office:value-type="float" office:value="136414" calcext:value-type="float">
            <text:p>136414</text:p>
          </table:table-cell>
          <table:table-cell/>
          <table:table-cell table:formula="of:=(['NO FAILED INSTANCES'.E124]=['NO FAILED INSTANCES'.I1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14-s859243264-c165880.ukp</text:p>
          </table:table-cell>
          <table:table-cell office:value-type="float" office:value="0.0448298" calcext:value-type="float">
            <text:p>0.0448298</text:p>
          </table:table-cell>
          <table:table-cell office:value-type="float" office:value="0.05" calcext:value-type="float">
            <text:p>0.05</text:p>
          </table:table-cell>
          <table:table-cell office:value-type="float" office:value="7424" calcext:value-type="float">
            <text:p>7424</text:p>
          </table:table-cell>
          <table:table-cell office:value-type="float" office:value="165960" calcext:value-type="float">
            <text:p>165960</text:p>
          </table:table-cell>
          <table:table-cell office:value-type="float" office:value="5.16" calcext:value-type="float">
            <text:p>5.16</text:p>
          </table:table-cell>
          <table:table-cell office:value-type="float" office:value="5.15" calcext:value-type="float">
            <text:p>5.15</text:p>
          </table:table-cell>
          <table:table-cell office:value-type="float" office:value="12212" calcext:value-type="float">
            <text:p>12212</text:p>
          </table:table-cell>
          <table:table-cell office:value-type="float" office:value="165960" calcext:value-type="float">
            <text:p>165960</text:p>
          </table:table-cell>
          <table:table-cell/>
          <table:table-cell table:formula="of:=(['NO FAILED INSTANCES'.E125]=['NO FAILED INSTANCES'.I12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16-s512981835-c139261.ukp</text:p>
          </table:table-cell>
          <table:table-cell office:value-type="float" office:value="0.0448339" calcext:value-type="float">
            <text:p>0.0448339</text:p>
          </table:table-cell>
          <table:table-cell office:value-type="float" office:value="0.05" calcext:value-type="float">
            <text:p>0.05</text:p>
          </table:table-cell>
          <table:table-cell office:value-type="float" office:value="6744" calcext:value-type="float">
            <text:p>6744</text:p>
          </table:table-cell>
          <table:table-cell office:value-type="float" office:value="139326" calcext:value-type="float">
            <text:p>139326</text:p>
          </table:table-cell>
          <table:table-cell table:number-columns-repeated="2" office:value-type="float" office:value="5.15" calcext:value-type="float">
            <text:p>5.15</text:p>
          </table:table-cell>
          <table:table-cell office:value-type="float" office:value="12208" calcext:value-type="float">
            <text:p>12208</text:p>
          </table:table-cell>
          <table:table-cell office:value-type="float" office:value="139326" calcext:value-type="float">
            <text:p>139326</text:p>
          </table:table-cell>
          <table:table-cell/>
          <table:table-cell table:formula="of:=(['NO FAILED INSTANCES'.E126]=['NO FAILED INSTANCES'.I12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2-s447284419-c195214.ukp</text:p>
          </table:table-cell>
          <table:table-cell office:value-type="float" office:value="0.0452254" calcext:value-type="float">
            <text:p>0.0452254</text:p>
          </table:table-cell>
          <table:table-cell office:value-type="float" office:value="0.05" calcext:value-type="float">
            <text:p>0.05</text:p>
          </table:table-cell>
          <table:table-cell office:value-type="float" office:value="8140" calcext:value-type="float">
            <text:p>8140</text:p>
          </table:table-cell>
          <table:table-cell office:value-type="float" office:value="195309" calcext:value-type="float">
            <text:p>195309</text:p>
          </table:table-cell>
          <table:table-cell office:value-type="float" office:value="5.14333" calcext:value-type="float">
            <text:p>5.14333</text:p>
          </table:table-cell>
          <table:table-cell office:value-type="float" office:value="5.14" calcext:value-type="float">
            <text:p>5.14</text:p>
          </table:table-cell>
          <table:table-cell office:value-type="float" office:value="12216" calcext:value-type="float">
            <text:p>12216</text:p>
          </table:table-cell>
          <table:table-cell office:value-type="float" office:value="195309" calcext:value-type="float">
            <text:p>195309</text:p>
          </table:table-cell>
          <table:table-cell/>
          <table:table-cell table:formula="of:=(['NO FAILED INSTANCES'.E127]=['NO FAILED INSTANCES'.I1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13-s9506199-c126365.ukp</text:p>
          </table:table-cell>
          <table:table-cell office:value-type="float" office:value="0.0453151" calcext:value-type="float">
            <text:p>0.0453151</text:p>
          </table:table-cell>
          <table:table-cell office:value-type="float" office:value="0.05" calcext:value-type="float">
            <text:p>0.05</text:p>
          </table:table-cell>
          <table:table-cell office:value-type="float" office:value="6428" calcext:value-type="float">
            <text:p>6428</text:p>
          </table:table-cell>
          <table:table-cell office:value-type="float" office:value="126425" calcext:value-type="float">
            <text:p>126425</text:p>
          </table:table-cell>
          <table:table-cell office:value-type="float" office:value="5.13667" calcext:value-type="float">
            <text:p>5.13667</text:p>
          </table:table-cell>
          <table:table-cell office:value-type="float" office:value="5.14" calcext:value-type="float">
            <text:p>5.14</text:p>
          </table:table-cell>
          <table:table-cell office:value-type="float" office:value="12212" calcext:value-type="float">
            <text:p>12212</text:p>
          </table:table-cell>
          <table:table-cell office:value-type="float" office:value="126425" calcext:value-type="float">
            <text:p>126425</text:p>
          </table:table-cell>
          <table:table-cell/>
          <table:table-cell table:formula="of:=(['NO FAILED INSTANCES'.E128]=['NO FAILED INSTANCES'.I12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4-s115999589-c278698.ukp</text:p>
          </table:table-cell>
          <table:table-cell office:value-type="float" office:value="0.0452711" calcext:value-type="float">
            <text:p>0.0452711</text:p>
          </table:table-cell>
          <table:table-cell office:value-type="float" office:value="0.06" calcext:value-type="float">
            <text:p>0.06</text:p>
          </table:table-cell>
          <table:table-cell office:value-type="float" office:value="9948" calcext:value-type="float">
            <text:p>9948</text:p>
          </table:table-cell>
          <table:table-cell office:value-type="float" office:value="278833" calcext:value-type="float">
            <text:p>278833</text:p>
          </table:table-cell>
          <table:table-cell office:value-type="float" office:value="5.13667" calcext:value-type="float">
            <text:p>5.13667</text:p>
          </table:table-cell>
          <table:table-cell office:value-type="float" office:value="5.13" calcext:value-type="float">
            <text:p>5.13</text:p>
          </table:table-cell>
          <table:table-cell office:value-type="float" office:value="12172" calcext:value-type="float">
            <text:p>12172</text:p>
          </table:table-cell>
          <table:table-cell office:value-type="float" office:value="278833" calcext:value-type="float">
            <text:p>278833</text:p>
          </table:table-cell>
          <table:table-cell/>
          <table:table-cell table:formula="of:=(['NO FAILED INSTANCES'.E129]=['NO FAILED INSTANCES'.I12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19-s651952263-c207501.ukp</text:p>
          </table:table-cell>
          <table:table-cell office:value-type="float" office:value="0.0450557" calcext:value-type="float">
            <text:p>0.0450557</text:p>
          </table:table-cell>
          <table:table-cell office:value-type="float" office:value="0.05" calcext:value-type="float">
            <text:p>0.05</text:p>
          </table:table-cell>
          <table:table-cell office:value-type="float" office:value="8092" calcext:value-type="float">
            <text:p>8092</text:p>
          </table:table-cell>
          <table:table-cell office:value-type="float" office:value="207521" calcext:value-type="float">
            <text:p>207521</text:p>
          </table:table-cell>
          <table:table-cell office:value-type="float" office:value="5.13333" calcext:value-type="float">
            <text:p>5.13333</text:p>
          </table:table-cell>
          <table:table-cell office:value-type="float" office:value="5.13" calcext:value-type="float">
            <text:p>5.13</text:p>
          </table:table-cell>
          <table:table-cell office:value-type="float" office:value="12216" calcext:value-type="float">
            <text:p>12216</text:p>
          </table:table-cell>
          <table:table-cell office:value-type="float" office:value="207521" calcext:value-type="float">
            <text:p>207521</text:p>
          </table:table-cell>
          <table:table-cell/>
          <table:table-cell table:formula="of:=(['NO FAILED INSTANCES'.E130]=['NO FAILED INSTANCES'.I13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15-s705610326-c307383.ukp</text:p>
          </table:table-cell>
          <table:table-cell office:value-type="float" office:value="0.0669246" calcext:value-type="float">
            <text:p>0.0669246</text:p>
          </table:table-cell>
          <table:table-cell office:value-type="float" office:value="0.08" calcext:value-type="float">
            <text:p>0.08</text:p>
          </table:table-cell>
          <table:table-cell office:value-type="float" office:value="10688" calcext:value-type="float">
            <text:p>10688</text:p>
          </table:table-cell>
          <table:table-cell office:value-type="float" office:value="307483" calcext:value-type="float">
            <text:p>307483</text:p>
          </table:table-cell>
          <table:table-cell table:number-columns-repeated="2" office:value-type="float" office:value="5.13" calcext:value-type="float">
            <text:p>5.13</text:p>
          </table:table-cell>
          <table:table-cell office:value-type="float" office:value="12172" calcext:value-type="float">
            <text:p>12172</text:p>
          </table:table-cell>
          <table:table-cell office:value-type="float" office:value="307483" calcext:value-type="float">
            <text:p>307483</text:p>
          </table:table-cell>
          <table:table-cell/>
          <table:table-cell table:formula="of:=(['NO FAILED INSTANCES'.E131]=['NO FAILED INSTANCES'.I13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9-s352825221-c485803.ukp</text:p>
          </table:table-cell>
          <table:table-cell office:value-type="float" office:value="0.0459876" calcext:value-type="float">
            <text:p>0.0459876</text:p>
          </table:table-cell>
          <table:table-cell office:value-type="float" office:value="0.06" calcext:value-type="float">
            <text:p>0.06</text:p>
          </table:table-cell>
          <table:table-cell office:value-type="float" office:value="14920" calcext:value-type="float">
            <text:p>14920</text:p>
          </table:table-cell>
          <table:table-cell office:value-type="float" office:value="486043" calcext:value-type="float">
            <text:p>486043</text:p>
          </table:table-cell>
          <table:table-cell office:value-type="float" office:value="5.12667" calcext:value-type="float">
            <text:p>5.12667</text:p>
          </table:table-cell>
          <table:table-cell office:value-type="float" office:value="5.13" calcext:value-type="float">
            <text:p>5.13</text:p>
          </table:table-cell>
          <table:table-cell office:value-type="float" office:value="12084" calcext:value-type="float">
            <text:p>12084</text:p>
          </table:table-cell>
          <table:table-cell office:value-type="float" office:value="486043" calcext:value-type="float">
            <text:p>486043</text:p>
          </table:table-cell>
          <table:table-cell/>
          <table:table-cell table:formula="of:=(['NO FAILED INSTANCES'.E132]=['NO FAILED INSTANCES'.I13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16-s512981835-c159075.ukp</text:p>
          </table:table-cell>
          <table:table-cell office:value-type="float" office:value="0.0668065" calcext:value-type="float">
            <text:p>0.0668065</text:p>
          </table:table-cell>
          <table:table-cell office:value-type="float" office:value="0.08" calcext:value-type="float">
            <text:p>0.08</text:p>
          </table:table-cell>
          <table:table-cell office:value-type="float" office:value="7300" calcext:value-type="float">
            <text:p>7300</text:p>
          </table:table-cell>
          <table:table-cell office:value-type="float" office:value="159125" calcext:value-type="float">
            <text:p>159125</text:p>
          </table:table-cell>
          <table:table-cell office:value-type="float" office:value="5.12333" calcext:value-type="float">
            <text:p>5.12333</text:p>
          </table:table-cell>
          <table:table-cell office:value-type="float" office:value="5.12" calcext:value-type="float">
            <text:p>5.12</text:p>
          </table:table-cell>
          <table:table-cell office:value-type="float" office:value="12304" calcext:value-type="float">
            <text:p>12304</text:p>
          </table:table-cell>
          <table:table-cell office:value-type="float" office:value="159125" calcext:value-type="float">
            <text:p>159125</text:p>
          </table:table-cell>
          <table:table-cell/>
          <table:table-cell table:formula="of:=(['NO FAILED INSTANCES'.E133]=['NO FAILED INSTANCES'.I13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6-s11420633-c255303.ukp</text:p>
          </table:table-cell>
          <table:table-cell office:value-type="float" office:value="0.0458563" calcext:value-type="float">
            <text:p>0.0458563</text:p>
          </table:table-cell>
          <table:table-cell office:value-type="float" office:value="0.06" calcext:value-type="float">
            <text:p>0.06</text:p>
          </table:table-cell>
          <table:table-cell office:value-type="float" office:value="9628" calcext:value-type="float">
            <text:p>9628</text:p>
          </table:table-cell>
          <table:table-cell office:value-type="float" office:value="255428" calcext:value-type="float">
            <text:p>255428</text:p>
          </table:table-cell>
          <table:table-cell office:value-type="float" office:value="5.11667" calcext:value-type="float">
            <text:p>5.11667</text:p>
          </table:table-cell>
          <table:table-cell office:value-type="float" office:value="5.12" calcext:value-type="float">
            <text:p>5.12</text:p>
          </table:table-cell>
          <table:table-cell office:value-type="float" office:value="12244" calcext:value-type="float">
            <text:p>12244</text:p>
          </table:table-cell>
          <table:table-cell office:value-type="float" office:value="255428" calcext:value-type="float">
            <text:p>255428</text:p>
          </table:table-cell>
          <table:table-cell/>
          <table:table-cell table:formula="of:=(['NO FAILED INSTANCES'.E134]=['NO FAILED INSTANCES'.I13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7-s977973487-c355896.ukp</text:p>
          </table:table-cell>
          <table:table-cell office:value-type="float" office:value="0.0453462" calcext:value-type="float">
            <text:p>0.0453462</text:p>
          </table:table-cell>
          <table:table-cell office:value-type="float" office:value="0.06" calcext:value-type="float">
            <text:p>0.06</text:p>
          </table:table-cell>
          <table:table-cell office:value-type="float" office:value="11964" calcext:value-type="float">
            <text:p>11964</text:p>
          </table:table-cell>
          <table:table-cell office:value-type="float" office:value="356071" calcext:value-type="float">
            <text:p>356071</text:p>
          </table:table-cell>
          <table:table-cell office:value-type="float" office:value="5.11667" calcext:value-type="float">
            <text:p>5.11667</text:p>
          </table:table-cell>
          <table:table-cell office:value-type="float" office:value="5.11" calcext:value-type="float">
            <text:p>5.11</text:p>
          </table:table-cell>
          <table:table-cell office:value-type="float" office:value="12180" calcext:value-type="float">
            <text:p>12180</text:p>
          </table:table-cell>
          <table:table-cell office:value-type="float" office:value="356071" calcext:value-type="float">
            <text:p>356071</text:p>
          </table:table-cell>
          <table:table-cell/>
          <table:table-cell table:formula="of:=(['NO FAILED INSTANCES'.E135]=['NO FAILED INSTANCES'.I13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0-s991135297-c396654.ukp</text:p>
          </table:table-cell>
          <table:table-cell office:value-type="float" office:value="0.0678376" calcext:value-type="float">
            <text:p>0.0678376</text:p>
          </table:table-cell>
          <table:table-cell office:value-type="float" office:value="0.08" calcext:value-type="float">
            <text:p>0.08</text:p>
          </table:table-cell>
          <table:table-cell office:value-type="float" office:value="12852" calcext:value-type="float">
            <text:p>12852</text:p>
          </table:table-cell>
          <table:table-cell office:value-type="float" office:value="396784" calcext:value-type="float">
            <text:p>396784</text:p>
          </table:table-cell>
          <table:table-cell office:value-type="float" office:value="5.11333" calcext:value-type="float">
            <text:p>5.11333</text:p>
          </table:table-cell>
          <table:table-cell office:value-type="float" office:value="5.11" calcext:value-type="float">
            <text:p>5.11</text:p>
          </table:table-cell>
          <table:table-cell office:value-type="float" office:value="12124" calcext:value-type="float">
            <text:p>12124</text:p>
          </table:table-cell>
          <table:table-cell office:value-type="float" office:value="396784" calcext:value-type="float">
            <text:p>396784</text:p>
          </table:table-cell>
          <table:table-cell/>
          <table:table-cell table:formula="of:=(['NO FAILED INSTANCES'.E136]=['NO FAILED INSTANCES'.I13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6-s11420633-c185030.ukp</text:p>
          </table:table-cell>
          <table:table-cell office:value-type="float" office:value="0.0669572" calcext:value-type="float">
            <text:p>0.0669572</text:p>
          </table:table-cell>
          <table:table-cell office:value-type="float" office:value="0.08" calcext:value-type="float">
            <text:p>0.08</text:p>
          </table:table-cell>
          <table:table-cell office:value-type="float" office:value="7952" calcext:value-type="float">
            <text:p>7952</text:p>
          </table:table-cell>
          <table:table-cell office:value-type="float" office:value="185090" calcext:value-type="float">
            <text:p>185090</text:p>
          </table:table-cell>
          <table:table-cell office:value-type="float" office:value="5.11333" calcext:value-type="float">
            <text:p>5.11333</text:p>
          </table:table-cell>
          <table:table-cell office:value-type="float" office:value="5.11" calcext:value-type="float">
            <text:p>5.11</text:p>
          </table:table-cell>
          <table:table-cell office:value-type="float" office:value="12076" calcext:value-type="float">
            <text:p>12076</text:p>
          </table:table-cell>
          <table:table-cell office:value-type="float" office:value="185090" calcext:value-type="float">
            <text:p>185090</text:p>
          </table:table-cell>
          <table:table-cell/>
          <table:table-cell table:formula="of:=(['NO FAILED INSTANCES'.E137]=['NO FAILED INSTANCES'.I13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1-s70766304-c407331.ukp</text:p>
          </table:table-cell>
          <table:table-cell office:value-type="float" office:value="0.0460645" calcext:value-type="float">
            <text:p>0.0460645</text:p>
          </table:table-cell>
          <table:table-cell office:value-type="float" office:value="0.06" calcext:value-type="float">
            <text:p>0.06</text:p>
          </table:table-cell>
          <table:table-cell office:value-type="float" office:value="13208" calcext:value-type="float">
            <text:p>13208</text:p>
          </table:table-cell>
          <table:table-cell office:value-type="float" office:value="407531" calcext:value-type="float">
            <text:p>407531</text:p>
          </table:table-cell>
          <table:table-cell table:number-columns-repeated="2" office:value-type="float" office:value="5.11" calcext:value-type="float">
            <text:p>5.11</text:p>
          </table:table-cell>
          <table:table-cell office:value-type="float" office:value="12216" calcext:value-type="float">
            <text:p>12216</text:p>
          </table:table-cell>
          <table:table-cell office:value-type="float" office:value="407531" calcext:value-type="float">
            <text:p>407531</text:p>
          </table:table-cell>
          <table:table-cell/>
          <table:table-cell table:formula="of:=(['NO FAILED INSTANCES'.E138]=['NO FAILED INSTANCES'.I1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8-s709024814-c458487.ukp</text:p>
          </table:table-cell>
          <table:table-cell office:value-type="float" office:value="0.0457562" calcext:value-type="float">
            <text:p>0.0457562</text:p>
          </table:table-cell>
          <table:table-cell office:value-type="float" office:value="0.06" calcext:value-type="float">
            <text:p>0.06</text:p>
          </table:table-cell>
          <table:table-cell office:value-type="float" office:value="14220" calcext:value-type="float">
            <text:p>14220</text:p>
          </table:table-cell>
          <table:table-cell office:value-type="float" office:value="458712" calcext:value-type="float">
            <text:p>458712</text:p>
          </table:table-cell>
          <table:table-cell office:value-type="float" office:value="5.10667" calcext:value-type="float">
            <text:p>5.10667</text:p>
          </table:table-cell>
          <table:table-cell office:value-type="float" office:value="5.1" calcext:value-type="float">
            <text:p>5.1</text:p>
          </table:table-cell>
          <table:table-cell office:value-type="float" office:value="13060" calcext:value-type="float">
            <text:p>13060</text:p>
          </table:table-cell>
          <table:table-cell office:value-type="float" office:value="458712" calcext:value-type="float">
            <text:p>458712</text:p>
          </table:table-cell>
          <table:table-cell/>
          <table:table-cell table:formula="of:=(['NO FAILED INSTANCES'.E139]=['NO FAILED INSTANCES'.I13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12-s774429216-c485435.ukp</text:p>
          </table:table-cell>
          <table:table-cell office:value-type="float" office:value="0.0459153" calcext:value-type="float">
            <text:p>0.0459153</text:p>
          </table:table-cell>
          <table:table-cell office:value-type="float" office:value="0.06" calcext:value-type="float">
            <text:p>0.06</text:p>
          </table:table-cell>
          <table:table-cell office:value-type="float" office:value="14960" calcext:value-type="float">
            <text:p>14960</text:p>
          </table:table-cell>
          <table:table-cell office:value-type="float" office:value="485675" calcext:value-type="float">
            <text:p>485675</text:p>
          </table:table-cell>
          <table:table-cell office:value-type="float" office:value="5.10333" calcext:value-type="float">
            <text:p>5.10333</text:p>
          </table:table-cell>
          <table:table-cell office:value-type="float" office:value="5.1" calcext:value-type="float">
            <text:p>5.1</text:p>
          </table:table-cell>
          <table:table-cell office:value-type="float" office:value="12124" calcext:value-type="float">
            <text:p>12124</text:p>
          </table:table-cell>
          <table:table-cell office:value-type="float" office:value="485675" calcext:value-type="float">
            <text:p>485675</text:p>
          </table:table-cell>
          <table:table-cell/>
          <table:table-cell table:formula="of:=(['NO FAILED INSTANCES'.E140]=['NO FAILED INSTANCES'.I14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15-s705610326-c161457.ukp</text:p>
          </table:table-cell>
          <table:table-cell office:value-type="float" office:value="0.0448315" calcext:value-type="float">
            <text:p>0.0448315</text:p>
          </table:table-cell>
          <table:table-cell office:value-type="float" office:value="0.05" calcext:value-type="float">
            <text:p>0.05</text:p>
          </table:table-cell>
          <table:table-cell office:value-type="float" office:value="7008" calcext:value-type="float">
            <text:p>7008</text:p>
          </table:table-cell>
          <table:table-cell office:value-type="float" office:value="161472" calcext:value-type="float">
            <text:p>161472</text:p>
          </table:table-cell>
          <table:table-cell office:value-type="float" office:value="5.10333" calcext:value-type="float">
            <text:p>5.10333</text:p>
          </table:table-cell>
          <table:table-cell office:value-type="float" office:value="5.1" calcext:value-type="float">
            <text:p>5.1</text:p>
          </table:table-cell>
          <table:table-cell office:value-type="float" office:value="12176" calcext:value-type="float">
            <text:p>12176</text:p>
          </table:table-cell>
          <table:table-cell office:value-type="float" office:value="161472" calcext:value-type="float">
            <text:p>161472</text:p>
          </table:table-cell>
          <table:table-cell/>
          <table:table-cell table:formula="of:=(['NO FAILED INSTANCES'.E141]=['NO FAILED INSTANCES'.I14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4-s115999589-c205313.ukp</text:p>
          </table:table-cell>
          <table:table-cell office:value-type="float" office:value="0.0452055" calcext:value-type="float">
            <text:p>0.0452055</text:p>
          </table:table-cell>
          <table:table-cell office:value-type="float" office:value="0.05" calcext:value-type="float">
            <text:p>0.05</text:p>
          </table:table-cell>
          <table:table-cell office:value-type="float" office:value="8012" calcext:value-type="float">
            <text:p>8012</text:p>
          </table:table-cell>
          <table:table-cell office:value-type="float" office:value="205333" calcext:value-type="float">
            <text:p>205333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12200" calcext:value-type="float">
            <text:p>12200</text:p>
          </table:table-cell>
          <table:table-cell office:value-type="float" office:value="205333" calcext:value-type="float">
            <text:p>205333</text:p>
          </table:table-cell>
          <table:table-cell/>
          <table:table-cell table:formula="of:=(['NO FAILED INSTANCES'.E142]=['NO FAILED INSTANCES'.I14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16-s512981835-c209143.ukp</text:p>
          </table:table-cell>
          <table:table-cell office:value-type="float" office:value="0.0617039" calcext:value-type="float">
            <text:p>0.0617039</text:p>
          </table:table-cell>
          <table:table-cell office:value-type="float" office:value="0.07" calcext:value-type="float">
            <text:p>0.07</text:p>
          </table:table-cell>
          <table:table-cell office:value-type="float" office:value="8096" calcext:value-type="float">
            <text:p>8096</text:p>
          </table:table-cell>
          <table:table-cell office:value-type="float" office:value="209123" calcext:value-type="float">
            <text:p>209123</text:p>
          </table:table-cell>
          <table:table-cell office:value-type="float" office:value="4.83333" calcext:value-type="float">
            <text:p>4.83333</text:p>
          </table:table-cell>
          <table:table-cell office:value-type="float" office:value="4.83" calcext:value-type="float">
            <text:p>4.83</text:p>
          </table:table-cell>
          <table:table-cell office:value-type="float" office:value="13232" calcext:value-type="float">
            <text:p>13232</text:p>
          </table:table-cell>
          <table:table-cell office:value-type="float" office:value="209123" calcext:value-type="float">
            <text:p>209123</text:p>
          </table:table-cell>
          <table:table-cell/>
          <table:table-cell table:formula="of:=(['NO FAILED INSTANCES'.E143]=['NO FAILED INSTANCES'.I14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15-s705610326-c174280.ukp</text:p>
          </table:table-cell>
          <table:table-cell office:value-type="float" office:value="0.157035" calcext:value-type="float">
            <text:p>0.157035</text:p>
          </table:table-cell>
          <table:table-cell office:value-type="float" office:value="0.18" calcext:value-type="float">
            <text:p>0.18</text:p>
          </table:table-cell>
          <table:table-cell office:value-type="float" office:value="7472" calcext:value-type="float">
            <text:p>7472</text:p>
          </table:table-cell>
          <table:table-cell office:value-type="float" office:value="174235" calcext:value-type="float">
            <text:p>174235</text:p>
          </table:table-cell>
          <table:table-cell office:value-type="float" office:value="4.49333" calcext:value-type="float">
            <text:p>4.49333</text:p>
          </table:table-cell>
          <table:table-cell office:value-type="float" office:value="4.49" calcext:value-type="float">
            <text:p>4.49</text:p>
          </table:table-cell>
          <table:table-cell office:value-type="float" office:value="13300" calcext:value-type="float">
            <text:p>13300</text:p>
          </table:table-cell>
          <table:table-cell office:value-type="float" office:value="174235" calcext:value-type="float">
            <text:p>174235</text:p>
          </table:table-cell>
          <table:table-cell/>
          <table:table-cell table:formula="of:=(['NO FAILED INSTANCES'.E144]=['NO FAILED INSTANCES'.I14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9-s352825221-c394656.ukp</text:p>
          </table:table-cell>
          <table:table-cell office:value-type="float" office:value="0.159176" calcext:value-type="float">
            <text:p>0.159176</text:p>
          </table:table-cell>
          <table:table-cell office:value-type="float" office:value="0.18" calcext:value-type="float">
            <text:p>0.18</text:p>
          </table:table-cell>
          <table:table-cell office:value-type="float" office:value="12860" calcext:value-type="float">
            <text:p>12860</text:p>
          </table:table-cell>
          <table:table-cell office:value-type="float" office:value="394556" calcext:value-type="float">
            <text:p>394556</text:p>
          </table:table-cell>
          <table:table-cell office:value-type="float" office:value="3.90667" calcext:value-type="float">
            <text:p>3.90667</text:p>
          </table:table-cell>
          <table:table-cell office:value-type="float" office:value="3.9" calcext:value-type="float">
            <text:p>3.9</text:p>
          </table:table-cell>
          <table:table-cell office:value-type="float" office:value="12040" calcext:value-type="float">
            <text:p>12040</text:p>
          </table:table-cell>
          <table:table-cell office:value-type="float" office:value="394556" calcext:value-type="float">
            <text:p>394556</text:p>
          </table:table-cell>
          <table:table-cell/>
          <table:table-cell table:formula="of:=(['NO FAILED INSTANCES'.E145]=['NO FAILED INSTANCES'.I14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10-s73800249-c147527.ukp</text:p>
          </table:table-cell>
          <table:table-cell office:value-type="float" office:value="0.0213042" calcext:value-type="float">
            <text:p>0.0213042</text:p>
          </table:table-cell>
          <table:table-cell office:value-type="float" office:value="0.03" calcext:value-type="float">
            <text:p>0.03</text:p>
          </table:table-cell>
          <table:table-cell office:value-type="float" office:value="6608" calcext:value-type="float">
            <text:p>6608</text:p>
          </table:table-cell>
          <table:table-cell office:value-type="float" office:value="109988" calcext:value-type="float">
            <text:p>109988</text:p>
          </table:table-cell>
          <table:table-cell office:value-type="float" office:value="3.63" calcext:value-type="float">
            <text:p>3.63</text:p>
          </table:table-cell>
          <table:table-cell office:value-type="float" office:value="3.62" calcext:value-type="float">
            <text:p>3.62</text:p>
          </table:table-cell>
          <table:table-cell office:value-type="float" office:value="12132" calcext:value-type="float">
            <text:p>12132</text:p>
          </table:table-cell>
          <table:table-cell office:value-type="float" office:value="109988" calcext:value-type="float">
            <text:p>109988</text:p>
          </table:table-cell>
          <table:table-cell/>
          <table:table-cell table:formula="of:=(['NO FAILED INSTANCES'.E146]=['NO FAILED INSTANCES'.I14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2-s447284419-c131959.ukp</text:p>
          </table:table-cell>
          <table:table-cell office:value-type="float" office:value="0.0213277" calcext:value-type="float">
            <text:p>0.0213277</text:p>
          </table:table-cell>
          <table:table-cell office:value-type="float" office:value="0.03" calcext:value-type="float">
            <text:p>0.03</text:p>
          </table:table-cell>
          <table:table-cell office:value-type="float" office:value="6264" calcext:value-type="float">
            <text:p>6264</text:p>
          </table:table-cell>
          <table:table-cell office:value-type="float" office:value="109988" calcext:value-type="float">
            <text:p>109988</text:p>
          </table:table-cell>
          <table:table-cell office:value-type="float" office:value="3.63" calcext:value-type="float">
            <text:p>3.63</text:p>
          </table:table-cell>
          <table:table-cell office:value-type="float" office:value="3.62" calcext:value-type="float">
            <text:p>3.62</text:p>
          </table:table-cell>
          <table:table-cell office:value-type="float" office:value="12224" calcext:value-type="float">
            <text:p>12224</text:p>
          </table:table-cell>
          <table:table-cell office:value-type="float" office:value="109988" calcext:value-type="float">
            <text:p>109988</text:p>
          </table:table-cell>
          <table:table-cell/>
          <table:table-cell table:formula="of:=(['NO FAILED INSTANCES'.E147]=['NO FAILED INSTANCES'.I14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8-s709024814-c143323.ukp</text:p>
          </table:table-cell>
          <table:table-cell office:value-type="float" office:value="0.0212342" calcext:value-type="float">
            <text:p>0.0212342</text:p>
          </table:table-cell>
          <table:table-cell office:value-type="float" office:value="0.03" calcext:value-type="float">
            <text:p>0.03</text:p>
          </table:table-cell>
          <table:table-cell office:value-type="float" office:value="6468" calcext:value-type="float">
            <text:p>6468</text:p>
          </table:table-cell>
          <table:table-cell office:value-type="float" office:value="109988" calcext:value-type="float">
            <text:p>109988</text:p>
          </table:table-cell>
          <table:table-cell office:value-type="float" office:value="3.61667" calcext:value-type="float">
            <text:p>3.61667</text:p>
          </table:table-cell>
          <table:table-cell office:value-type="float" office:value="3.61" calcext:value-type="float">
            <text:p>3.61</text:p>
          </table:table-cell>
          <table:table-cell office:value-type="float" office:value="12132" calcext:value-type="float">
            <text:p>12132</text:p>
          </table:table-cell>
          <table:table-cell office:value-type="float" office:value="109988" calcext:value-type="float">
            <text:p>109988</text:p>
          </table:table-cell>
          <table:table-cell/>
          <table:table-cell table:formula="of:=(['NO FAILED INSTANCES'.E148]=['NO FAILED INSTANCES'.I14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5-s948827585-c254904.ukp</text:p>
          </table:table-cell>
          <table:table-cell office:value-type="float" office:value="0.157239" calcext:value-type="float">
            <text:p>0.157239</text:p>
          </table:table-cell>
          <table:table-cell office:value-type="float" office:value="0.18" calcext:value-type="float">
            <text:p>0.18</text:p>
          </table:table-cell>
          <table:table-cell office:value-type="float" office:value="9608" calcext:value-type="float">
            <text:p>9608</text:p>
          </table:table-cell>
          <table:table-cell office:value-type="float" office:value="254839" calcext:value-type="float">
            <text:p>254839</text:p>
          </table:table-cell>
          <table:table-cell office:value-type="float" office:value="3.51333" calcext:value-type="float">
            <text:p>3.51333</text:p>
          </table:table-cell>
          <table:table-cell office:value-type="float" office:value="3.51" calcext:value-type="float">
            <text:p>3.51</text:p>
          </table:table-cell>
          <table:table-cell office:value-type="float" office:value="11300" calcext:value-type="float">
            <text:p>11300</text:p>
          </table:table-cell>
          <table:table-cell office:value-type="float" office:value="254839" calcext:value-type="float">
            <text:p>254839</text:p>
          </table:table-cell>
          <table:table-cell/>
          <table:table-cell table:formula="of:=(['NO FAILED INSTANCES'.E149]=['NO FAILED INSTANCES'.I14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18-s331104176-c175223.ukp</text:p>
          </table:table-cell>
          <table:table-cell office:value-type="float" office:value="0.0795897" calcext:value-type="float">
            <text:p>0.0795897</text:p>
          </table:table-cell>
          <table:table-cell office:value-type="float" office:value="0.09" calcext:value-type="float">
            <text:p>0.09</text:p>
          </table:table-cell>
          <table:table-cell office:value-type="float" office:value="7536" calcext:value-type="float">
            <text:p>7536</text:p>
          </table:table-cell>
          <table:table-cell office:value-type="float" office:value="175178" calcext:value-type="float">
            <text:p>175178</text:p>
          </table:table-cell>
          <table:table-cell office:value-type="float" office:value="2.92667" calcext:value-type="float">
            <text:p>2.92667</text:p>
          </table:table-cell>
          <table:table-cell office:value-type="float" office:value="2.92" calcext:value-type="float">
            <text:p>2.92</text:p>
          </table:table-cell>
          <table:table-cell office:value-type="float" office:value="11004" calcext:value-type="float">
            <text:p>11004</text:p>
          </table:table-cell>
          <table:table-cell office:value-type="float" office:value="175178" calcext:value-type="float">
            <text:p>175178</text:p>
          </table:table-cell>
          <table:table-cell/>
          <table:table-cell table:formula="of:=(['NO FAILED INSTANCES'.E150]=['NO FAILED INSTANCES'.I15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12-s774429216-c215500.ukp</text:p>
          </table:table-cell>
          <table:table-cell office:value-type="float" office:value="0.157217" calcext:value-type="float">
            <text:p>0.157217</text:p>
          </table:table-cell>
          <table:table-cell office:value-type="float" office:value="0.18" calcext:value-type="float">
            <text:p>0.18</text:p>
          </table:table-cell>
          <table:table-cell office:value-type="float" office:value="8752" calcext:value-type="float">
            <text:p>8752</text:p>
          </table:table-cell>
          <table:table-cell office:value-type="float" office:value="215445" calcext:value-type="float">
            <text:p>215445</text:p>
          </table:table-cell>
          <table:table-cell office:value-type="float" office:value="2.68667" calcext:value-type="float">
            <text:p>2.68667</text:p>
          </table:table-cell>
          <table:table-cell office:value-type="float" office:value="2.68" calcext:value-type="float">
            <text:p>2.68</text:p>
          </table:table-cell>
          <table:table-cell office:value-type="float" office:value="11056" calcext:value-type="float">
            <text:p>11056</text:p>
          </table:table-cell>
          <table:table-cell office:value-type="float" office:value="215445" calcext:value-type="float">
            <text:p>215445</text:p>
          </table:table-cell>
          <table:table-cell/>
          <table:table-cell table:formula="of:=(['NO FAILED INSTANCES'.E151]=['NO FAILED INSTANCES'.I15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2-s447284419-c385407.ukp</text:p>
          </table:table-cell>
          <table:table-cell office:value-type="float" office:value="0.0599745" calcext:value-type="float">
            <text:p>0.0599745</text:p>
          </table:table-cell>
          <table:table-cell office:value-type="float" office:value="0.07" calcext:value-type="float">
            <text:p>0.07</text:p>
          </table:table-cell>
          <table:table-cell office:value-type="float" office:value="12600" calcext:value-type="float">
            <text:p>12600</text:p>
          </table:table-cell>
          <table:table-cell office:value-type="float" office:value="385277" calcext:value-type="float">
            <text:p>385277</text:p>
          </table:table-cell>
          <table:table-cell office:value-type="float" office:value="2.65667" calcext:value-type="float">
            <text:p>2.65667</text:p>
          </table:table-cell>
          <table:table-cell office:value-type="float" office:value="2.66" calcext:value-type="float">
            <text:p>2.66</text:p>
          </table:table-cell>
          <table:table-cell office:value-type="float" office:value="10748" calcext:value-type="float">
            <text:p>10748</text:p>
          </table:table-cell>
          <table:table-cell office:value-type="float" office:value="385277" calcext:value-type="float">
            <text:p>385277</text:p>
          </table:table-cell>
          <table:table-cell/>
          <table:table-cell table:formula="of:=(['NO FAILED INSTANCES'.E152]=['NO FAILED INSTANCES'.I15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4-s115999589-c431140.ukp</text:p>
          </table:table-cell>
          <table:table-cell office:value-type="float" office:value="0.143032" calcext:value-type="float">
            <text:p>0.143032</text:p>
          </table:table-cell>
          <table:table-cell office:value-type="float" office:value="0.15" calcext:value-type="float">
            <text:p>0.15</text:p>
          </table:table-cell>
          <table:table-cell office:value-type="float" office:value="13220" calcext:value-type="float">
            <text:p>13220</text:p>
          </table:table-cell>
          <table:table-cell office:value-type="float" office:value="431100" calcext:value-type="float">
            <text:p>431100</text:p>
          </table:table-cell>
          <table:table-cell office:value-type="float" office:value="2.60333" calcext:value-type="float">
            <text:p>2.60333</text:p>
          </table:table-cell>
          <table:table-cell office:value-type="float" office:value="2.6" calcext:value-type="float">
            <text:p>2.6</text:p>
          </table:table-cell>
          <table:table-cell office:value-type="float" office:value="10884" calcext:value-type="float">
            <text:p>10884</text:p>
          </table:table-cell>
          <table:table-cell office:value-type="float" office:value="431100" calcext:value-type="float">
            <text:p>431100</text:p>
          </table:table-cell>
          <table:table-cell/>
          <table:table-cell table:formula="of:=(['NO FAILED INSTANCES'.E153]=['NO FAILED INSTANCES'.I15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11-s243485145-c235619.ukp</text:p>
          </table:table-cell>
          <table:table-cell office:value-type="float" office:value="0.157949" calcext:value-type="float">
            <text:p>0.157949</text:p>
          </table:table-cell>
          <table:table-cell office:value-type="float" office:value="0.18" calcext:value-type="float">
            <text:p>0.18</text:p>
          </table:table-cell>
          <table:table-cell office:value-type="float" office:value="9092" calcext:value-type="float">
            <text:p>9092</text:p>
          </table:table-cell>
          <table:table-cell office:value-type="float" office:value="235559" calcext:value-type="float">
            <text:p>235559</text:p>
          </table:table-cell>
          <table:table-cell office:value-type="float" office:value="2.54333" calcext:value-type="float">
            <text:p>2.54333</text:p>
          </table:table-cell>
          <table:table-cell office:value-type="float" office:value="2.54" calcext:value-type="float">
            <text:p>2.54</text:p>
          </table:table-cell>
          <table:table-cell office:value-type="float" office:value="10368" calcext:value-type="float">
            <text:p>10368</text:p>
          </table:table-cell>
          <table:table-cell office:value-type="float" office:value="235559" calcext:value-type="float">
            <text:p>235559</text:p>
          </table:table-cell>
          <table:table-cell/>
          <table:table-cell table:formula="of:=(['NO FAILED INSTANCES'.E154]=['NO FAILED INSTANCES'.I15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16-s512981835-c107424.ukp</text:p>
          </table:table-cell>
          <table:table-cell office:value-type="float" office:value="0.026746" calcext:value-type="float">
            <text:p>0.026746</text:p>
          </table:table-cell>
          <table:table-cell office:value-type="float" office:value="0.35" calcext:value-type="float">
            <text:p>0.35</text:p>
          </table:table-cell>
          <table:table-cell office:value-type="float" office:value="5512" calcext:value-type="float">
            <text:p>5512</text:p>
          </table:table-cell>
          <table:table-cell office:value-type="float" office:value="9014326" calcext:value-type="float">
            <text:p>9014326</text:p>
          </table:table-cell>
          <table:table-cell office:value-type="float" office:value="0.39333" calcext:value-type="float">
            <text:p>0.39333</text:p>
          </table:table-cell>
          <table:table-cell office:value-type="float" office:value="0" calcext:value-type="float">
            <text:p>0</text:p>
          </table:table-cell>
          <table:table-cell office:value-type="float" office:value="5636" calcext:value-type="float">
            <text:p>5636</text:p>
          </table:table-cell>
          <table:table-cell office:value-type="float" office:value="9014326" calcext:value-type="float">
            <text:p>9014326</text:p>
          </table:table-cell>
          <table:table-cell/>
          <table:table-cell table:formula="of:=(['NO FAILED INSTANCES'.E155]=['NO FAILED INSTANCES'.I15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1-s243485145-c195533.ukp</text:p>
          </table:table-cell>
          <table:table-cell office:value-type="float" office:value="0.0904138" calcext:value-type="float">
            <text:p>0.0904138</text:p>
          </table:table-cell>
          <table:table-cell office:value-type="float" office:value="0.11" calcext:value-type="float">
            <text:p>0.11</text:p>
          </table:table-cell>
          <table:table-cell office:value-type="float" office:value="8112" calcext:value-type="float">
            <text:p>8112</text:p>
          </table:table-cell>
          <table:table-cell office:value-type="float" office:value="195628" calcext:value-type="float">
            <text:p>19562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752" calcext:value-type="float">
            <text:p>7752</text:p>
          </table:table-cell>
          <table:table-cell office:value-type="float" office:value="195628" calcext:value-type="float">
            <text:p>195628</text:p>
          </table:table-cell>
          <table:table-cell/>
          <table:table-cell table:formula="of:=(['NO FAILED INSTANCES'.E156]=['NO FAILED INSTANCES'.I15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2-s774429216-c440469.ukp</text:p>
          </table:table-cell>
          <table:table-cell office:value-type="float" office:value="0.0910839" calcext:value-type="float">
            <text:p>0.0910839</text:p>
          </table:table-cell>
          <table:table-cell office:value-type="float" office:value="0.11" calcext:value-type="float">
            <text:p>0.11</text:p>
          </table:table-cell>
          <table:table-cell office:value-type="float" office:value="13920" calcext:value-type="float">
            <text:p>13920</text:p>
          </table:table-cell>
          <table:table-cell office:value-type="float" office:value="440689" calcext:value-type="float">
            <text:p>440689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488" calcext:value-type="float">
            <text:p>7488</text:p>
          </table:table-cell>
          <table:table-cell office:value-type="float" office:value="440689" calcext:value-type="float">
            <text:p>440689</text:p>
          </table:table-cell>
          <table:table-cell/>
          <table:table-cell table:formula="of:=(['NO FAILED INSTANCES'.E157]=['NO FAILED INSTANCES'.I15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4-s859243264-c425021.ukp</text:p>
          </table:table-cell>
          <table:table-cell office:value-type="float" office:value="0.0920394" calcext:value-type="float">
            <text:p>0.0920394</text:p>
          </table:table-cell>
          <table:table-cell office:value-type="float" office:value="0.11" calcext:value-type="float">
            <text:p>0.11</text:p>
          </table:table-cell>
          <table:table-cell office:value-type="float" office:value="13552" calcext:value-type="float">
            <text:p>13552</text:p>
          </table:table-cell>
          <table:table-cell office:value-type="float" office:value="425231" calcext:value-type="float">
            <text:p>42523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248" calcext:value-type="float">
            <text:p>7248</text:p>
          </table:table-cell>
          <table:table-cell office:value-type="float" office:value="425231" calcext:value-type="float">
            <text:p>425231</text:p>
          </table:table-cell>
          <table:table-cell/>
          <table:table-cell table:formula="of:=(['NO FAILED INSTANCES'.E158]=['NO FAILED INSTANCES'.I15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5-s705610326-c164272.ukp</text:p>
          </table:table-cell>
          <table:table-cell office:value-type="float" office:value="0.0904011" calcext:value-type="float">
            <text:p>0.0904011</text:p>
          </table:table-cell>
          <table:table-cell office:value-type="float" office:value="0.11" calcext:value-type="float">
            <text:p>0.11</text:p>
          </table:table-cell>
          <table:table-cell office:value-type="float" office:value="7428" calcext:value-type="float">
            <text:p>7428</text:p>
          </table:table-cell>
          <table:table-cell office:value-type="float" office:value="164352" calcext:value-type="float">
            <text:p>16435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680" calcext:value-type="float">
            <text:p>7680</text:p>
          </table:table-cell>
          <table:table-cell office:value-type="float" office:value="164352" calcext:value-type="float">
            <text:p>164352</text:p>
          </table:table-cell>
          <table:table-cell/>
          <table:table-cell table:formula="of:=(['NO FAILED INSTANCES'.E159]=['NO FAILED INSTANCES'.I15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6-s512981835-c346784.ukp</text:p>
          </table:table-cell>
          <table:table-cell office:value-type="float" office:value="0.0914752" calcext:value-type="float">
            <text:p>0.0914752</text:p>
          </table:table-cell>
          <table:table-cell office:value-type="float" office:value="0.11" calcext:value-type="float">
            <text:p>0.11</text:p>
          </table:table-cell>
          <table:table-cell office:value-type="float" office:value="11756" calcext:value-type="float">
            <text:p>11756</text:p>
          </table:table-cell>
          <table:table-cell office:value-type="float" office:value="346954" calcext:value-type="float">
            <text:p>34695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572" calcext:value-type="float">
            <text:p>7572</text:p>
          </table:table-cell>
          <table:table-cell office:value-type="float" office:value="346954" calcext:value-type="float">
            <text:p>346954</text:p>
          </table:table-cell>
          <table:table-cell/>
          <table:table-cell table:formula="of:=(['NO FAILED INSTANCES'.E160]=['NO FAILED INSTANCES'.I16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9-s651952263-c398229.ukp</text:p>
          </table:table-cell>
          <table:table-cell office:value-type="float" office:value="0.0908506" calcext:value-type="float">
            <text:p>0.0908506</text:p>
          </table:table-cell>
          <table:table-cell office:value-type="float" office:value="0.11" calcext:value-type="float">
            <text:p>0.11</text:p>
          </table:table-cell>
          <table:table-cell office:value-type="float" office:value="12836" calcext:value-type="float">
            <text:p>12836</text:p>
          </table:table-cell>
          <table:table-cell office:value-type="float" office:value="398424" calcext:value-type="float">
            <text:p>39842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104" calcext:value-type="float">
            <text:p>8104</text:p>
          </table:table-cell>
          <table:table-cell office:value-type="float" office:value="398424" calcext:value-type="float">
            <text:p>398424</text:p>
          </table:table-cell>
          <table:table-cell/>
          <table:table-cell table:formula="of:=(['NO FAILED INSTANCES'.E161]=['NO FAILED INSTANCES'.I16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-s70766304-c136070.ukp</text:p>
          </table:table-cell>
          <table:table-cell office:value-type="float" office:value="0.090052" calcext:value-type="float">
            <text:p>0.090052</text:p>
          </table:table-cell>
          <table:table-cell office:value-type="float" office:value="0.11" calcext:value-type="float">
            <text:p>0.11</text:p>
          </table:table-cell>
          <table:table-cell office:value-type="float" office:value="6748" calcext:value-type="float">
            <text:p>6748</text:p>
          </table:table-cell>
          <table:table-cell office:value-type="float" office:value="136135" calcext:value-type="float">
            <text:p>136135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56" calcext:value-type="float">
            <text:p>6056</text:p>
          </table:table-cell>
          <table:table-cell office:value-type="float" office:value="136135" calcext:value-type="float">
            <text:p>136135</text:p>
          </table:table-cell>
          <table:table-cell/>
          <table:table-cell table:formula="of:=(['NO FAILED INSTANCES'.E162]=['NO FAILED INSTANCES'.I16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2-s447284419-c103967.ukp</text:p>
          </table:table-cell>
          <table:table-cell office:value-type="float" office:value="0.127712" calcext:value-type="float">
            <text:p>0.127712</text:p>
          </table:table-cell>
          <table:table-cell office:value-type="float" office:value="0.18" calcext:value-type="float">
            <text:p>0.18</text:p>
          </table:table-cell>
          <table:table-cell office:value-type="float" office:value="5968" calcext:value-type="float">
            <text:p>5968</text:p>
          </table:table-cell>
          <table:table-cell office:value-type="float" office:value="104017" calcext:value-type="float">
            <text:p>10401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76" calcext:value-type="float">
            <text:p>6176</text:p>
          </table:table-cell>
          <table:table-cell office:value-type="float" office:value="104017" calcext:value-type="float">
            <text:p>104017</text:p>
          </table:table-cell>
          <table:table-cell/>
          <table:table-cell table:formula="of:=(['NO FAILED INSTANCES'.E163]=['NO FAILED INSTANCES'.I16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3-s62347307-c417972.ukp</text:p>
          </table:table-cell>
          <table:table-cell office:value-type="float" office:value="0.0909812" calcext:value-type="float">
            <text:p>0.0909812</text:p>
          </table:table-cell>
          <table:table-cell office:value-type="float" office:value="0.11" calcext:value-type="float">
            <text:p>0.11</text:p>
          </table:table-cell>
          <table:table-cell office:value-type="float" office:value="13364" calcext:value-type="float">
            <text:p>13364</text:p>
          </table:table-cell>
          <table:table-cell office:value-type="float" office:value="418177" calcext:value-type="float">
            <text:p>41817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36" calcext:value-type="float">
            <text:p>6036</text:p>
          </table:table-cell>
          <table:table-cell office:value-type="float" office:value="418177" calcext:value-type="float">
            <text:p>418177</text:p>
          </table:table-cell>
          <table:table-cell/>
          <table:table-cell table:formula="of:=(['NO FAILED INSTANCES'.E164]=['NO FAILED INSTANCES'.I16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4-s115999589-c494073.ukp</text:p>
          </table:table-cell>
          <table:table-cell office:value-type="float" office:value="0.0906006" calcext:value-type="float">
            <text:p>0.0906006</text:p>
          </table:table-cell>
          <table:table-cell office:value-type="float" office:value="0.11" calcext:value-type="float">
            <text:p>0.11</text:p>
          </table:table-cell>
          <table:table-cell office:value-type="float" office:value="15180" calcext:value-type="float">
            <text:p>15180</text:p>
          </table:table-cell>
          <table:table-cell office:value-type="float" office:value="494318" calcext:value-type="float">
            <text:p>49431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68" calcext:value-type="float">
            <text:p>6168</text:p>
          </table:table-cell>
          <table:table-cell office:value-type="float" office:value="494318" calcext:value-type="float">
            <text:p>494318</text:p>
          </table:table-cell>
          <table:table-cell/>
          <table:table-cell table:formula="of:=(['NO FAILED INSTANCES'.E165]=['NO FAILED INSTANCES'.I16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7-s977973487-c291407.ukp</text:p>
          </table:table-cell>
          <table:table-cell office:value-type="float" office:value="0.0902394" calcext:value-type="float">
            <text:p>0.0902394</text:p>
          </table:table-cell>
          <table:table-cell office:value-type="float" office:value="0.11" calcext:value-type="float">
            <text:p>0.11</text:p>
          </table:table-cell>
          <table:table-cell office:value-type="float" office:value="10396" calcext:value-type="float">
            <text:p>10396</text:p>
          </table:table-cell>
          <table:table-cell office:value-type="float" office:value="291552" calcext:value-type="float">
            <text:p>29155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48" calcext:value-type="float">
            <text:p>6148</text:p>
          </table:table-cell>
          <table:table-cell office:value-type="float" office:value="291552" calcext:value-type="float">
            <text:p>291552</text:p>
          </table:table-cell>
          <table:table-cell/>
          <table:table-cell table:formula="of:=(['NO FAILED INSTANCES'.E166]=['NO FAILED INSTANCES'.I16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8-s709024814-c117269.ukp</text:p>
          </table:table-cell>
          <table:table-cell office:value-type="float" office:value="0.0909417" calcext:value-type="float">
            <text:p>0.0909417</text:p>
          </table:table-cell>
          <table:table-cell office:value-type="float" office:value="0.11" calcext:value-type="float">
            <text:p>0.11</text:p>
          </table:table-cell>
          <table:table-cell office:value-type="float" office:value="6360" calcext:value-type="float">
            <text:p>6360</text:p>
          </table:table-cell>
          <table:table-cell office:value-type="float" office:value="117324" calcext:value-type="float">
            <text:p>117324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180" calcext:value-type="float">
            <text:p>6180</text:p>
          </table:table-cell>
          <table:table-cell office:value-type="float" office:value="117324" calcext:value-type="float">
            <text:p>117324</text:p>
          </table:table-cell>
          <table:table-cell/>
          <table:table-cell table:formula="of:=(['NO FAILED INSTANCES'.E167]=['NO FAILED INSTANCES'.I16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9-s352825221-c105006.ukp</text:p>
          </table:table-cell>
          <table:table-cell office:value-type="float" office:value="0.0917535" calcext:value-type="float">
            <text:p>0.0917535</text:p>
          </table:table-cell>
          <table:table-cell office:value-type="float" office:value="0.11" calcext:value-type="float">
            <text:p>0.11</text:p>
          </table:table-cell>
          <table:table-cell office:value-type="float" office:value="5848" calcext:value-type="float">
            <text:p>5848</text:p>
          </table:table-cell>
          <table:table-cell office:value-type="float" office:value="105056" calcext:value-type="float">
            <text:p>10505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368" calcext:value-type="float">
            <text:p>7368</text:p>
          </table:table-cell>
          <table:table-cell office:value-type="float" office:value="105056" calcext:value-type="float">
            <text:p>105056</text:p>
          </table:table-cell>
          <table:table-cell/>
          <table:table-cell table:formula="of:=(['NO FAILED INSTANCES'.E168]=['NO FAILED INSTANCES'.I16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1-s70766304-c175492.ukp</text:p>
          </table:table-cell>
          <table:table-cell office:value-type="float" office:value="0.16602" calcext:value-type="float">
            <text:p>0.16602</text:p>
          </table:table-cell>
          <table:table-cell office:value-type="float" office:value="0.19" calcext:value-type="float">
            <text:p>0.19</text:p>
          </table:table-cell>
          <table:table-cell office:value-type="float" office:value="7344" calcext:value-type="float">
            <text:p>7344</text:p>
          </table:table-cell>
          <table:table-cell office:value-type="float" office:value="175477" calcext:value-type="float">
            <text:p>17547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116" calcext:value-type="float">
            <text:p>7116</text:p>
          </table:table-cell>
          <table:table-cell office:value-type="float" office:value="175477" calcext:value-type="float">
            <text:p>175477</text:p>
          </table:table-cell>
          <table:table-cell/>
          <table:table-cell table:formula="of:=(['NO FAILED INSTANCES'.E169]=['NO FAILED INSTANCES'.I16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6-s11420633-c406123.ukp</text:p>
          </table:table-cell>
          <table:table-cell office:value-type="float" office:value="0.443402" calcext:value-type="float">
            <text:p>0.443402</text:p>
          </table:table-cell>
          <table:table-cell office:value-type="float" office:value="0.46" calcext:value-type="float">
            <text:p>0.46</text:p>
          </table:table-cell>
          <table:table-cell office:value-type="float" office:value="12644" calcext:value-type="float">
            <text:p>12644</text:p>
          </table:table-cell>
          <table:table-cell office:value-type="float" office:value="406163" calcext:value-type="float">
            <text:p>40616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336" calcext:value-type="float">
            <text:p>7336</text:p>
          </table:table-cell>
          <table:table-cell office:value-type="float" office:value="406163" calcext:value-type="float">
            <text:p>406163</text:p>
          </table:table-cell>
          <table:table-cell/>
          <table:table-cell table:formula="of:=(['NO FAILED INSTANCES'.E170]=['NO FAILED INSTANCES'.I17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0-s991135297-c491503.ukp</text:p>
          </table:table-cell>
          <table:table-cell office:value-type="float" office:value="0.0916315" calcext:value-type="float">
            <text:p>0.0916315</text:p>
          </table:table-cell>
          <table:table-cell office:value-type="float" office:value="0.11" calcext:value-type="float">
            <text:p>0.11</text:p>
          </table:table-cell>
          <table:table-cell office:value-type="float" office:value="14988" calcext:value-type="float">
            <text:p>14988</text:p>
          </table:table-cell>
          <table:table-cell office:value-type="float" office:value="491748" calcext:value-type="float">
            <text:p>49174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148" calcext:value-type="float">
            <text:p>6148</text:p>
          </table:table-cell>
          <table:table-cell office:value-type="float" office:value="491748" calcext:value-type="float">
            <text:p>491748</text:p>
          </table:table-cell>
          <table:table-cell/>
          <table:table-cell table:formula="of:=(['NO FAILED INSTANCES'.E171]=['NO FAILED INSTANCES'.I17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0-s73800249-c298020.ukp</text:p>
          </table:table-cell>
          <table:table-cell office:value-type="float" office:value="0.0909591" calcext:value-type="float">
            <text:p>0.0909591</text:p>
          </table:table-cell>
          <table:table-cell office:value-type="float" office:value="0.11" calcext:value-type="float">
            <text:p>0.11</text:p>
          </table:table-cell>
          <table:table-cell office:value-type="float" office:value="10596" calcext:value-type="float">
            <text:p>10596</text:p>
          </table:table-cell>
          <table:table-cell office:value-type="float" office:value="298165" calcext:value-type="float">
            <text:p>29816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092" calcext:value-type="float">
            <text:p>7092</text:p>
          </table:table-cell>
          <table:table-cell office:value-type="float" office:value="298165" calcext:value-type="float">
            <text:p>298165</text:p>
          </table:table-cell>
          <table:table-cell/>
          <table:table-cell table:formula="of:=(['NO FAILED INSTANCES'.E172]=['NO FAILED INSTANCES'.I17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3-s9506199-c185427.ukp</text:p>
          </table:table-cell>
          <table:table-cell office:value-type="float" office:value="0.0903825" calcext:value-type="float">
            <text:p>0.0903825</text:p>
          </table:table-cell>
          <table:table-cell office:value-type="float" office:value="0.11" calcext:value-type="float">
            <text:p>0.11</text:p>
          </table:table-cell>
          <table:table-cell office:value-type="float" office:value="7996" calcext:value-type="float">
            <text:p>7996</text:p>
          </table:table-cell>
          <table:table-cell office:value-type="float" office:value="185517" calcext:value-type="float">
            <text:p>18551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208" calcext:value-type="float">
            <text:p>6208</text:p>
          </table:table-cell>
          <table:table-cell office:value-type="float" office:value="185517" calcext:value-type="float">
            <text:p>185517</text:p>
          </table:table-cell>
          <table:table-cell/>
          <table:table-cell table:formula="of:=(['NO FAILED INSTANCES'.E173]=['NO FAILED INSTANCES'.I17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16-s512981835-c276186.ukp</text:p>
          </table:table-cell>
          <table:table-cell office:value-type="float" office:value="0.158555" calcext:value-type="float">
            <text:p>0.158555</text:p>
          </table:table-cell>
          <table:table-cell office:value-type="float" office:value="0.18" calcext:value-type="float">
            <text:p>0.18</text:p>
          </table:table-cell>
          <table:table-cell office:value-type="float" office:value="9844" calcext:value-type="float">
            <text:p>9844</text:p>
          </table:table-cell>
          <table:table-cell office:value-type="float" office:value="276116" calcext:value-type="float">
            <text:p>27611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12" calcext:value-type="float">
            <text:p>7712</text:p>
          </table:table-cell>
          <table:table-cell office:value-type="float" office:value="276116" calcext:value-type="float">
            <text:p>276116</text:p>
          </table:table-cell>
          <table:table-cell/>
          <table:table-cell table:formula="of:=(['NO FAILED INSTANCES'.E174]=['NO FAILED INSTANCES'.I17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7-s494734462-c271324.ukp</text:p>
          </table:table-cell>
          <table:table-cell office:value-type="float" office:value="0.0942526" calcext:value-type="float">
            <text:p>0.0942526</text:p>
          </table:table-cell>
          <table:table-cell office:value-type="float" office:value="0.11" calcext:value-type="float">
            <text:p>0.11</text:p>
          </table:table-cell>
          <table:table-cell office:value-type="float" office:value="9764" calcext:value-type="float">
            <text:p>9764</text:p>
          </table:table-cell>
          <table:table-cell office:value-type="float" office:value="271459" calcext:value-type="float">
            <text:p>27145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212" calcext:value-type="float">
            <text:p>6212</text:p>
          </table:table-cell>
          <table:table-cell office:value-type="float" office:value="271459" calcext:value-type="float">
            <text:p>271459</text:p>
          </table:table-cell>
          <table:table-cell/>
          <table:table-cell table:formula="of:=(['NO FAILED INSTANCES'.E175]=['NO FAILED INSTANCES'.I17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18-s331104176-c311783.ukp</text:p>
          </table:table-cell>
          <table:table-cell office:value-type="float" office:value="0.0904815" calcext:value-type="float">
            <text:p>0.0904815</text:p>
          </table:table-cell>
          <table:table-cell office:value-type="float" office:value="0.11" calcext:value-type="float">
            <text:p>0.11</text:p>
          </table:table-cell>
          <table:table-cell office:value-type="float" office:value="10764" calcext:value-type="float">
            <text:p>10764</text:p>
          </table:table-cell>
          <table:table-cell office:value-type="float" office:value="311938" calcext:value-type="float">
            <text:p>31193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840" calcext:value-type="float">
            <text:p>7840</text:p>
          </table:table-cell>
          <table:table-cell office:value-type="float" office:value="311938" calcext:value-type="float">
            <text:p>311938</text:p>
          </table:table-cell>
          <table:table-cell/>
          <table:table-cell table:formula="of:=(['NO FAILED INSTANCES'.E176]=['NO FAILED INSTANCES'.I17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19-s651952263-c138368.ukp</text:p>
          </table:table-cell>
          <table:table-cell office:value-type="float" office:value="0.157614" calcext:value-type="float">
            <text:p>0.157614</text:p>
          </table:table-cell>
          <table:table-cell office:value-type="float" office:value="0.18" calcext:value-type="float">
            <text:p>0.18</text:p>
          </table:table-cell>
          <table:table-cell office:value-type="float" office:value="6652" calcext:value-type="float">
            <text:p>6652</text:p>
          </table:table-cell>
          <table:table-cell office:value-type="float" office:value="138333" calcext:value-type="float">
            <text:p>13833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092" calcext:value-type="float">
            <text:p>7092</text:p>
          </table:table-cell>
          <table:table-cell office:value-type="float" office:value="138333" calcext:value-type="float">
            <text:p>138333</text:p>
          </table:table-cell>
          <table:table-cell/>
          <table:table-cell table:formula="of:=(['NO FAILED INSTANCES'.E177]=['NO FAILED INSTANCES'.I17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0000-1-s70766304-c217827.ukp</text:p>
          </table:table-cell>
          <table:table-cell office:value-type="float" office:value="0.157684" calcext:value-type="float">
            <text:p>0.157684</text:p>
          </table:table-cell>
          <table:table-cell office:value-type="float" office:value="0.18" calcext:value-type="float">
            <text:p>0.18</text:p>
          </table:table-cell>
          <table:table-cell office:value-type="float" office:value="8764" calcext:value-type="float">
            <text:p>8764</text:p>
          </table:table-cell>
          <table:table-cell office:value-type="float" office:value="217772" calcext:value-type="float">
            <text:p>21777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180" calcext:value-type="float">
            <text:p>6180</text:p>
          </table:table-cell>
          <table:table-cell office:value-type="float" office:value="217772" calcext:value-type="float">
            <text:p>217772</text:p>
          </table:table-cell>
          <table:table-cell/>
          <table:table-cell table:formula="of:=(['NO FAILED INSTANCES'.E178]=['NO FAILED INSTANCES'.I17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5-s948827585-c158589.ukp</text:p>
          </table:table-cell>
          <table:table-cell office:value-type="float" office:value="0.0904503" calcext:value-type="float">
            <text:p>0.0904503</text:p>
          </table:table-cell>
          <table:table-cell office:value-type="float" office:value="0.11" calcext:value-type="float">
            <text:p>0.11</text:p>
          </table:table-cell>
          <table:table-cell office:value-type="float" office:value="7316" calcext:value-type="float">
            <text:p>7316</text:p>
          </table:table-cell>
          <table:table-cell office:value-type="float" office:value="158664" calcext:value-type="float">
            <text:p>15866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320" calcext:value-type="float">
            <text:p>7320</text:p>
          </table:table-cell>
          <table:table-cell office:value-type="float" office:value="158664" calcext:value-type="float">
            <text:p>158664</text:p>
          </table:table-cell>
          <table:table-cell/>
          <table:table-cell table:formula="of:=(['NO FAILED INSTANCES'.E179]=['NO FAILED INSTANCES'.I17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10000-6-s11420633-c475515.ukp</text:p>
          </table:table-cell>
          <table:table-cell office:value-type="float" office:value="0.0913435" calcext:value-type="float">
            <text:p>0.0913435</text:p>
          </table:table-cell>
          <table:table-cell office:value-type="float" office:value="0.11" calcext:value-type="float">
            <text:p>0.11</text:p>
          </table:table-cell>
          <table:table-cell office:value-type="float" office:value="14672" calcext:value-type="float">
            <text:p>14672</text:p>
          </table:table-cell>
          <table:table-cell office:value-type="float" office:value="475750" calcext:value-type="float">
            <text:p>47575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088" calcext:value-type="float">
            <text:p>6088</text:p>
          </table:table-cell>
          <table:table-cell office:value-type="float" office:value="475750" calcext:value-type="float">
            <text:p>475750</text:p>
          </table:table-cell>
          <table:table-cell/>
          <table:table-cell table:formula="of:=(['NO FAILED INSTANCES'.E180]=['NO FAILED INSTANCES'.I18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2-s447284419-c358512.ukp</text:p>
          </table:table-cell>
          <table:table-cell office:value-type="float" office:value="0.166448" calcext:value-type="float">
            <text:p>0.166448</text:p>
          </table:table-cell>
          <table:table-cell office:value-type="float" office:value="0.19" calcext:value-type="float">
            <text:p>0.19</text:p>
          </table:table-cell>
          <table:table-cell office:value-type="float" office:value="11304" calcext:value-type="float">
            <text:p>11304</text:p>
          </table:table-cell>
          <table:table-cell office:value-type="float" office:value="358497" calcext:value-type="float">
            <text:p>35849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088" calcext:value-type="float">
            <text:p>6088</text:p>
          </table:table-cell>
          <table:table-cell office:value-type="float" office:value="358497" calcext:value-type="float">
            <text:p>358497</text:p>
          </table:table-cell>
          <table:table-cell/>
          <table:table-cell table:formula="of:=(['NO FAILED INSTANCES'.E181]=['NO FAILED INSTANCES'.I18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0-s991135297-c116103.ukp</text:p>
          </table:table-cell>
          <table:table-cell office:value-type="float" office:value="0.0837931" calcext:value-type="float">
            <text:p>0.0837931</text:p>
          </table:table-cell>
          <table:table-cell office:value-type="float" office:value="0.1" calcext:value-type="float">
            <text:p>0.1</text:p>
          </table:table-cell>
          <table:table-cell office:value-type="float" office:value="5896" calcext:value-type="float">
            <text:p>5896</text:p>
          </table:table-cell>
          <table:table-cell office:value-type="float" office:value="116093" calcext:value-type="float">
            <text:p>11609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096" calcext:value-type="float">
            <text:p>7096</text:p>
          </table:table-cell>
          <table:table-cell office:value-type="float" office:value="116093" calcext:value-type="float">
            <text:p>116093</text:p>
          </table:table-cell>
          <table:table-cell/>
          <table:table-cell table:formula="of:=(['NO FAILED INSTANCES'.E182]=['NO FAILED INSTANCES'.I18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15-s705610326-c477133.ukp</text:p>
          </table:table-cell>
          <table:table-cell office:value-type="float" office:value="0.490993" calcext:value-type="float">
            <text:p>0.490993</text:p>
          </table:table-cell>
          <table:table-cell office:value-type="float" office:value="0.51" calcext:value-type="float">
            <text:p>0.51</text:p>
          </table:table-cell>
          <table:table-cell office:value-type="float" office:value="14480" calcext:value-type="float">
            <text:p>14480</text:p>
          </table:table-cell>
          <table:table-cell office:value-type="float" office:value="477093" calcext:value-type="float">
            <text:p>47709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256" calcext:value-type="float">
            <text:p>6256</text:p>
          </table:table-cell>
          <table:table-cell office:value-type="float" office:value="477093" calcext:value-type="float">
            <text:p>477093</text:p>
          </table:table-cell>
          <table:table-cell/>
          <table:table-cell table:formula="of:=(['NO FAILED INSTANCES'.E183]=['NO FAILED INSTANCES'.I18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10000wmin50000-18-s331104176-c155424.ukp</text:p>
          </table:table-cell>
          <table:table-cell office:value-type="float" office:value="0.0905522" calcext:value-type="float">
            <text:p>0.0905522</text:p>
          </table:table-cell>
          <table:table-cell office:value-type="float" office:value="0.11" calcext:value-type="float">
            <text:p>0.11</text:p>
          </table:table-cell>
          <table:table-cell office:value-type="float" office:value="7032" calcext:value-type="float">
            <text:p>7032</text:p>
          </table:table-cell>
          <table:table-cell office:value-type="float" office:value="155439" calcext:value-type="float">
            <text:p>15543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164" calcext:value-type="float">
            <text:p>6164</text:p>
          </table:table-cell>
          <table:table-cell office:value-type="float" office:value="155439" calcext:value-type="float">
            <text:p>155439</text:p>
          </table:table-cell>
          <table:table-cell/>
          <table:table-cell table:formula="of:=(['NO FAILED INSTANCES'.E184]=['NO FAILED INSTANCES'.I18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19-s651952263-c414677.ukp</text:p>
          </table:table-cell>
          <table:table-cell office:value-type="float" office:value="0.488893" calcext:value-type="float">
            <text:p>0.488893</text:p>
          </table:table-cell>
          <table:table-cell office:value-type="float" office:value="0.51" calcext:value-type="float">
            <text:p>0.51</text:p>
          </table:table-cell>
          <table:table-cell office:value-type="float" office:value="13120" calcext:value-type="float">
            <text:p>13120</text:p>
          </table:table-cell>
          <table:table-cell office:value-type="float" office:value="414642" calcext:value-type="float">
            <text:p>41464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120" calcext:value-type="float">
            <text:p>6120</text:p>
          </table:table-cell>
          <table:table-cell office:value-type="float" office:value="414642" calcext:value-type="float">
            <text:p>414642</text:p>
          </table:table-cell>
          <table:table-cell/>
          <table:table-cell table:formula="of:=(['NO FAILED INSTANCES'.E185]=['NO FAILED INSTANCES'.I18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50000-2-s447284419-c292732.ukp</text:p>
          </table:table-cell>
          <table:table-cell office:value-type="float" office:value="0.331444" calcext:value-type="float">
            <text:p>0.331444</text:p>
          </table:table-cell>
          <table:table-cell office:value-type="float" office:value="0.35" calcext:value-type="float">
            <text:p>0.35</text:p>
          </table:table-cell>
          <table:table-cell office:value-type="float" office:value="10152" calcext:value-type="float">
            <text:p>10152</text:p>
          </table:table-cell>
          <table:table-cell office:value-type="float" office:value="292707" calcext:value-type="float">
            <text:p>29270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080" calcext:value-type="float">
            <text:p>8080</text:p>
          </table:table-cell>
          <table:table-cell office:value-type="float" office:value="292707" calcext:value-type="float">
            <text:p>292707</text:p>
          </table:table-cell>
          <table:table-cell/>
          <table:table-cell table:formula="of:=(['NO FAILED INSTANCES'.E186]=['NO FAILED INSTANCES'.I18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0-s991135297-c401406.ukp</text:p>
          </table:table-cell>
          <table:table-cell office:value-type="float" office:value="0.0457471" calcext:value-type="float">
            <text:p>0.0457471</text:p>
          </table:table-cell>
          <table:table-cell office:value-type="float" office:value="0.06" calcext:value-type="float">
            <text:p>0.06</text:p>
          </table:table-cell>
          <table:table-cell office:value-type="float" office:value="12868" calcext:value-type="float">
            <text:p>12868</text:p>
          </table:table-cell>
          <table:table-cell office:value-type="float" office:value="401606" calcext:value-type="float">
            <text:p>40160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436" calcext:value-type="float">
            <text:p>7436</text:p>
          </table:table-cell>
          <table:table-cell office:value-type="float" office:value="401606" calcext:value-type="float">
            <text:p>401606</text:p>
          </table:table-cell>
          <table:table-cell/>
          <table:table-cell table:formula="of:=(['NO FAILED INSTANCES'.E187]=['NO FAILED INSTANCES'.I18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10-s73800249-c473145.ukp</text:p>
          </table:table-cell>
          <table:table-cell office:value-type="float" office:value="0.0461205" calcext:value-type="float">
            <text:p>0.0461205</text:p>
          </table:table-cell>
          <table:table-cell office:value-type="float" office:value="0.06" calcext:value-type="float">
            <text:p>0.06</text:p>
          </table:table-cell>
          <table:table-cell office:value-type="float" office:value="14616" calcext:value-type="float">
            <text:p>14616</text:p>
          </table:table-cell>
          <table:table-cell office:value-type="float" office:value="473380" calcext:value-type="float">
            <text:p>47338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56" calcext:value-type="float">
            <text:p>5656</text:p>
          </table:table-cell>
          <table:table-cell office:value-type="float" office:value="473380" calcext:value-type="float">
            <text:p>473380</text:p>
          </table:table-cell>
          <table:table-cell/>
          <table:table-cell table:formula="of:=(['NO FAILED INSTANCES'.E188]=['NO FAILED INSTANCES'.I18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11-s243485145-c211274.ukp</text:p>
          </table:table-cell>
          <table:table-cell office:value-type="float" office:value="0.0451202" calcext:value-type="float">
            <text:p>0.0451202</text:p>
          </table:table-cell>
          <table:table-cell office:value-type="float" office:value="0.05" calcext:value-type="float">
            <text:p>0.05</text:p>
          </table:table-cell>
          <table:table-cell office:value-type="float" office:value="8672" calcext:value-type="float">
            <text:p>8672</text:p>
          </table:table-cell>
          <table:table-cell office:value-type="float" office:value="211379" calcext:value-type="float">
            <text:p>21137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60" calcext:value-type="float">
            <text:p>5660</text:p>
          </table:table-cell>
          <table:table-cell office:value-type="float" office:value="211379" calcext:value-type="float">
            <text:p>211379</text:p>
          </table:table-cell>
          <table:table-cell/>
          <table:table-cell table:formula="of:=(['NO FAILED INSTANCES'.E189]=['NO FAILED INSTANCES'.I18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14-s859243264-c164089.ukp</text:p>
          </table:table-cell>
          <table:table-cell office:value-type="float" office:value="0.0596371" calcext:value-type="float">
            <text:p>0.0596371</text:p>
          </table:table-cell>
          <table:table-cell office:value-type="float" office:value="0.07" calcext:value-type="float">
            <text:p>0.07</text:p>
          </table:table-cell>
          <table:table-cell office:value-type="float" office:value="7392" calcext:value-type="float">
            <text:p>7392</text:p>
          </table:table-cell>
          <table:table-cell office:value-type="float" office:value="164034" calcext:value-type="float">
            <text:p>16403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16" calcext:value-type="float">
            <text:p>5616</text:p>
          </table:table-cell>
          <table:table-cell office:value-type="float" office:value="164034" calcext:value-type="float">
            <text:p>164034</text:p>
          </table:table-cell>
          <table:table-cell/>
          <table:table-cell table:formula="of:=(['NO FAILED INSTANCES'.E190]=['NO FAILED INSTANCES'.I19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15-s705610326-c363577.ukp</text:p>
          </table:table-cell>
          <table:table-cell office:value-type="float" office:value="0.0456771" calcext:value-type="float">
            <text:p>0.0456771</text:p>
          </table:table-cell>
          <table:table-cell office:value-type="float" office:value="0.06" calcext:value-type="float">
            <text:p>0.06</text:p>
          </table:table-cell>
          <table:table-cell office:value-type="float" office:value="11896" calcext:value-type="float">
            <text:p>11896</text:p>
          </table:table-cell>
          <table:table-cell office:value-type="float" office:value="363757" calcext:value-type="float">
            <text:p>36375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492" calcext:value-type="float">
            <text:p>7492</text:p>
          </table:table-cell>
          <table:table-cell office:value-type="float" office:value="363757" calcext:value-type="float">
            <text:p>363757</text:p>
          </table:table-cell>
          <table:table-cell/>
          <table:table-cell table:formula="of:=(['NO FAILED INSTANCES'.E191]=['NO FAILED INSTANCES'.I19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17-s494734462-c434037.ukp</text:p>
          </table:table-cell>
          <table:table-cell office:value-type="float" office:value="0.0457348" calcext:value-type="float">
            <text:p>0.0457348</text:p>
          </table:table-cell>
          <table:table-cell office:value-type="float" office:value="0.06" calcext:value-type="float">
            <text:p>0.06</text:p>
          </table:table-cell>
          <table:table-cell office:value-type="float" office:value="13620" calcext:value-type="float">
            <text:p>13620</text:p>
          </table:table-cell>
          <table:table-cell office:value-type="float" office:value="434252" calcext:value-type="float">
            <text:p>43425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24" calcext:value-type="float">
            <text:p>5624</text:p>
          </table:table-cell>
          <table:table-cell office:value-type="float" office:value="434252" calcext:value-type="float">
            <text:p>434252</text:p>
          </table:table-cell>
          <table:table-cell/>
          <table:table-cell table:formula="of:=(['NO FAILED INSTANCES'.E192]=['NO FAILED INSTANCES'.I19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18-s331104176-c200157.ukp</text:p>
          </table:table-cell>
          <table:table-cell office:value-type="float" office:value="0.0449901" calcext:value-type="float">
            <text:p>0.0449901</text:p>
          </table:table-cell>
          <table:table-cell office:value-type="float" office:value="0.05" calcext:value-type="float">
            <text:p>0.05</text:p>
          </table:table-cell>
          <table:table-cell office:value-type="float" office:value="8132" calcext:value-type="float">
            <text:p>8132</text:p>
          </table:table-cell>
          <table:table-cell office:value-type="float" office:value="200257" calcext:value-type="float">
            <text:p>20025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748" calcext:value-type="float">
            <text:p>5748</text:p>
          </table:table-cell>
          <table:table-cell office:value-type="float" office:value="200257" calcext:value-type="float">
            <text:p>200257</text:p>
          </table:table-cell>
          <table:table-cell/>
          <table:table-cell table:formula="of:=(['NO FAILED INSTANCES'.E193]=['NO FAILED INSTANCES'.I19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0000-3-s62347307-c483256.ukp</text:p>
          </table:table-cell>
          <table:table-cell office:value-type="float" office:value="0.0457327" calcext:value-type="float">
            <text:p>0.0457327</text:p>
          </table:table-cell>
          <table:table-cell office:value-type="float" office:value="0.06" calcext:value-type="float">
            <text:p>0.06</text:p>
          </table:table-cell>
          <table:table-cell office:value-type="float" office:value="14928" calcext:value-type="float">
            <text:p>14928</text:p>
          </table:table-cell>
          <table:table-cell office:value-type="float" office:value="483496" calcext:value-type="float">
            <text:p>48349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588" calcext:value-type="float">
            <text:p>7588</text:p>
          </table:table-cell>
          <table:table-cell office:value-type="float" office:value="483496" calcext:value-type="float">
            <text:p>483496</text:p>
          </table:table-cell>
          <table:table-cell/>
          <table:table-cell table:formula="of:=(['NO FAILED INSTANCES'.E194]=['NO FAILED INSTANCES'.I19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17-s494734462-c106020.ukp</text:p>
          </table:table-cell>
          <table:table-cell office:value-type="float" office:value="0.0666432" calcext:value-type="float">
            <text:p>0.0666432</text:p>
          </table:table-cell>
          <table:table-cell office:value-type="float" office:value="0.08" calcext:value-type="float">
            <text:p>0.08</text:p>
          </table:table-cell>
          <table:table-cell office:value-type="float" office:value="5940" calcext:value-type="float">
            <text:p>5940</text:p>
          </table:table-cell>
          <table:table-cell office:value-type="float" office:value="106055" calcext:value-type="float">
            <text:p>10605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28" calcext:value-type="float">
            <text:p>5628</text:p>
          </table:table-cell>
          <table:table-cell office:value-type="float" office:value="106055" calcext:value-type="float">
            <text:p>106055</text:p>
          </table:table-cell>
          <table:table-cell/>
          <table:table-cell table:formula="of:=(['NO FAILED INSTANCES'.E195]=['NO FAILED INSTANCES'.I19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19-s651952263-c499529.ukp</text:p>
          </table:table-cell>
          <table:table-cell office:value-type="float" office:value="0.0676113" calcext:value-type="float">
            <text:p>0.0676113</text:p>
          </table:table-cell>
          <table:table-cell office:value-type="float" office:value="0.08" calcext:value-type="float">
            <text:p>0.08</text:p>
          </table:table-cell>
          <table:table-cell office:value-type="float" office:value="15192" calcext:value-type="float">
            <text:p>15192</text:p>
          </table:table-cell>
          <table:table-cell office:value-type="float" office:value="499694" calcext:value-type="float">
            <text:p>49969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336" calcext:value-type="float">
            <text:p>7336</text:p>
          </table:table-cell>
          <table:table-cell office:value-type="float" office:value="499694" calcext:value-type="float">
            <text:p>499694</text:p>
          </table:table-cell>
          <table:table-cell/>
          <table:table-cell table:formula="of:=(['NO FAILED INSTANCES'.E196]=['NO FAILED INSTANCES'.I19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1-s70766304-c498902.ukp</text:p>
          </table:table-cell>
          <table:table-cell office:value-type="float" office:value="0.067566" calcext:value-type="float">
            <text:p>0.067566</text:p>
          </table:table-cell>
          <table:table-cell office:value-type="float" office:value="0.08" calcext:value-type="float">
            <text:p>0.08</text:p>
          </table:table-cell>
          <table:table-cell office:value-type="float" office:value="15112" calcext:value-type="float">
            <text:p>15112</text:p>
          </table:table-cell>
          <table:table-cell office:value-type="float" office:value="499067" calcext:value-type="float">
            <text:p>49906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524" calcext:value-type="float">
            <text:p>7524</text:p>
          </table:table-cell>
          <table:table-cell office:value-type="float" office:value="499067" calcext:value-type="float">
            <text:p>499067</text:p>
          </table:table-cell>
          <table:table-cell/>
          <table:table-cell table:formula="of:=(['NO FAILED INSTANCES'.E197]=['NO FAILED INSTANCES'.I19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2-s447284419-c302464.ukp</text:p>
          </table:table-cell>
          <table:table-cell office:value-type="float" office:value="0.0672754" calcext:value-type="float">
            <text:p>0.0672754</text:p>
          </table:table-cell>
          <table:table-cell office:value-type="float" office:value="0.08" calcext:value-type="float">
            <text:p>0.08</text:p>
          </table:table-cell>
          <table:table-cell office:value-type="float" office:value="10752" calcext:value-type="float">
            <text:p>10752</text:p>
          </table:table-cell>
          <table:table-cell office:value-type="float" office:value="302564" calcext:value-type="float">
            <text:p>30256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36" calcext:value-type="float">
            <text:p>5636</text:p>
          </table:table-cell>
          <table:table-cell office:value-type="float" office:value="302564" calcext:value-type="float">
            <text:p>302564</text:p>
          </table:table-cell>
          <table:table-cell/>
          <table:table-cell table:formula="of:=(['NO FAILED INSTANCES'.E198]=['NO FAILED INSTANCES'.I19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3-s62347307-c109705.ukp</text:p>
          </table:table-cell>
          <table:table-cell office:value-type="float" office:value="0.0666282" calcext:value-type="float">
            <text:p>0.0666282</text:p>
          </table:table-cell>
          <table:table-cell office:value-type="float" office:value="0.08" calcext:value-type="float">
            <text:p>0.08</text:p>
          </table:table-cell>
          <table:table-cell office:value-type="float" office:value="6000" calcext:value-type="float">
            <text:p>6000</text:p>
          </table:table-cell>
          <table:table-cell office:value-type="float" office:value="109740" calcext:value-type="float">
            <text:p>10974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12" calcext:value-type="float">
            <text:p>5612</text:p>
          </table:table-cell>
          <table:table-cell office:value-type="float" office:value="109740" calcext:value-type="float">
            <text:p>109740</text:p>
          </table:table-cell>
          <table:table-cell/>
          <table:table-cell table:formula="of:=(['NO FAILED INSTANCES'.E199]=['NO FAILED INSTANCES'.I19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6-s11420633-c379019.ukp</text:p>
          </table:table-cell>
          <table:table-cell office:value-type="float" office:value="0.0800961" calcext:value-type="float">
            <text:p>0.0800961</text:p>
          </table:table-cell>
          <table:table-cell office:value-type="float" office:value="0.09" calcext:value-type="float">
            <text:p>0.09</text:p>
          </table:table-cell>
          <table:table-cell office:value-type="float" office:value="12548" calcext:value-type="float">
            <text:p>12548</text:p>
          </table:table-cell>
          <table:table-cell office:value-type="float" office:value="378924" calcext:value-type="float">
            <text:p>37892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52" calcext:value-type="float">
            <text:p>5652</text:p>
          </table:table-cell>
          <table:table-cell office:value-type="float" office:value="378924" calcext:value-type="float">
            <text:p>378924</text:p>
          </table:table-cell>
          <table:table-cell/>
          <table:table-cell table:formula="of:=(['NO FAILED INSTANCES'.E200]=['NO FAILED INSTANCES'.I20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7-s977973487-c105295.ukp</text:p>
          </table:table-cell>
          <table:table-cell office:value-type="float" office:value="0.0665976" calcext:value-type="float">
            <text:p>0.0665976</text:p>
          </table:table-cell>
          <table:table-cell office:value-type="float" office:value="0.08" calcext:value-type="float">
            <text:p>0.08</text:p>
          </table:table-cell>
          <table:table-cell office:value-type="float" office:value="5920" calcext:value-type="float">
            <text:p>5920</text:p>
          </table:table-cell>
          <table:table-cell office:value-type="float" office:value="105330" calcext:value-type="float">
            <text:p>10533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60" calcext:value-type="float">
            <text:p>5660</text:p>
          </table:table-cell>
          <table:table-cell office:value-type="float" office:value="105330" calcext:value-type="float">
            <text:p>105330</text:p>
          </table:table-cell>
          <table:table-cell/>
          <table:table-cell table:formula="of:=(['NO FAILED INSTANCES'.E201]=['NO FAILED INSTANCES'.I20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7-s977973487-c177133.ukp</text:p>
          </table:table-cell>
          <table:table-cell office:value-type="float" office:value="0.0795576" calcext:value-type="float">
            <text:p>0.0795576</text:p>
          </table:table-cell>
          <table:table-cell office:value-type="float" office:value="0.09" calcext:value-type="float">
            <text:p>0.09</text:p>
          </table:table-cell>
          <table:table-cell office:value-type="float" office:value="7464" calcext:value-type="float">
            <text:p>7464</text:p>
          </table:table-cell>
          <table:table-cell office:value-type="float" office:value="177088" calcext:value-type="float">
            <text:p>17708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736" calcext:value-type="float">
            <text:p>5736</text:p>
          </table:table-cell>
          <table:table-cell office:value-type="float" office:value="177088" calcext:value-type="float">
            <text:p>177088</text:p>
          </table:table-cell>
          <table:table-cell/>
          <table:table-cell table:formula="of:=(['NO FAILED INSTANCES'.E202]=['NO FAILED INSTANCES'.I20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15000-8-s709024814-c195149.ukp</text:p>
          </table:table-cell>
          <table:table-cell office:value-type="float" office:value="0.0668989" calcext:value-type="float">
            <text:p>0.0668989</text:p>
          </table:table-cell>
          <table:table-cell office:value-type="float" office:value="0.08" calcext:value-type="float">
            <text:p>0.08</text:p>
          </table:table-cell>
          <table:table-cell office:value-type="float" office:value="8136" calcext:value-type="float">
            <text:p>8136</text:p>
          </table:table-cell>
          <table:table-cell office:value-type="float" office:value="195214" calcext:value-type="float">
            <text:p>19521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280" calcext:value-type="float">
            <text:p>7280</text:p>
          </table:table-cell>
          <table:table-cell office:value-type="float" office:value="195214" calcext:value-type="float">
            <text:p>195214</text:p>
          </table:table-cell>
          <table:table-cell/>
          <table:table-cell table:formula="of:=(['NO FAILED INSTANCES'.E203]=['NO FAILED INSTANCES'.I20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8-s709024814-c236122.ukp</text:p>
          </table:table-cell>
          <table:table-cell office:value-type="float" office:value="0.0797497" calcext:value-type="float">
            <text:p>0.0797497</text:p>
          </table:table-cell>
          <table:table-cell office:value-type="float" office:value="0.09" calcext:value-type="float">
            <text:p>0.09</text:p>
          </table:table-cell>
          <table:table-cell office:value-type="float" office:value="8928" calcext:value-type="float">
            <text:p>8928</text:p>
          </table:table-cell>
          <table:table-cell office:value-type="float" office:value="236062" calcext:value-type="float">
            <text:p>23606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40" calcext:value-type="float">
            <text:p>5640</text:p>
          </table:table-cell>
          <table:table-cell office:value-type="float" office:value="236062" calcext:value-type="float">
            <text:p>236062</text:p>
          </table:table-cell>
          <table:table-cell/>
          <table:table-cell table:formula="of:=(['NO FAILED INSTANCES'.E204]=['NO FAILED INSTANCES'.I20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12-s774429216-c107688.ukp</text:p>
          </table:table-cell>
          <table:table-cell office:value-type="float" office:value="0.0211914" calcext:value-type="float">
            <text:p>0.0211914</text:p>
          </table:table-cell>
          <table:table-cell office:value-type="float" office:value="0.03" calcext:value-type="float">
            <text:p>0.03</text:p>
          </table:table-cell>
          <table:table-cell office:value-type="float" office:value="5720" calcext:value-type="float">
            <text:p>5720</text:p>
          </table:table-cell>
          <table:table-cell office:value-type="float" office:value="107678" calcext:value-type="float">
            <text:p>10767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60" calcext:value-type="float">
            <text:p>5660</text:p>
          </table:table-cell>
          <table:table-cell office:value-type="float" office:value="107678" calcext:value-type="float">
            <text:p>107678</text:p>
          </table:table-cell>
          <table:table-cell/>
          <table:table-cell table:formula="of:=(['NO FAILED INSTANCES'.E205]=['NO FAILED INSTANCES'.I20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50000-13-s9506199-c216117.ukp</text:p>
          </table:table-cell>
          <table:table-cell office:value-type="float" office:value="0.0617379" calcext:value-type="float">
            <text:p>0.0617379</text:p>
          </table:table-cell>
          <table:table-cell office:value-type="float" office:value="0.07" calcext:value-type="float">
            <text:p>0.07</text:p>
          </table:table-cell>
          <table:table-cell office:value-type="float" office:value="8200" calcext:value-type="float">
            <text:p>8200</text:p>
          </table:table-cell>
          <table:table-cell office:value-type="float" office:value="216097" calcext:value-type="float">
            <text:p>21609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60" calcext:value-type="float">
            <text:p>5660</text:p>
          </table:table-cell>
          <table:table-cell office:value-type="float" office:value="216097" calcext:value-type="float">
            <text:p>216097</text:p>
          </table:table-cell>
          <table:table-cell/>
          <table:table-cell table:formula="of:=(['NO FAILED INSTANCES'.E206]=['NO FAILED INSTANCES'.I20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13-s9506199-c252272.ukp</text:p>
          </table:table-cell>
          <table:table-cell office:value-type="float" office:value="0.0672705" calcext:value-type="float">
            <text:p>0.0672705</text:p>
          </table:table-cell>
          <table:table-cell office:value-type="float" office:value="0.08" calcext:value-type="float">
            <text:p>0.08</text:p>
          </table:table-cell>
          <table:table-cell office:value-type="float" office:value="9280" calcext:value-type="float">
            <text:p>9280</text:p>
          </table:table-cell>
          <table:table-cell office:value-type="float" office:value="252297" calcext:value-type="float">
            <text:p>25229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60" calcext:value-type="float">
            <text:p>5660</text:p>
          </table:table-cell>
          <table:table-cell office:value-type="float" office:value="252297" calcext:value-type="float">
            <text:p>252297</text:p>
          </table:table-cell>
          <table:table-cell/>
          <table:table-cell table:formula="of:=(['NO FAILED INSTANCES'.E207]=['NO FAILED INSTANCES'.I20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1-s70766304-c451730.ukp</text:p>
          </table:table-cell>
          <table:table-cell office:value-type="float" office:value="0.155198" calcext:value-type="float">
            <text:p>0.155198</text:p>
          </table:table-cell>
          <table:table-cell office:value-type="float" office:value="0.17" calcext:value-type="float">
            <text:p>0.17</text:p>
          </table:table-cell>
          <table:table-cell office:value-type="float" office:value="13980" calcext:value-type="float">
            <text:p>13980</text:p>
          </table:table-cell>
          <table:table-cell office:value-type="float" office:value="451775" calcext:value-type="float">
            <text:p>45177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44" calcext:value-type="float">
            <text:p>5644</text:p>
          </table:table-cell>
          <table:table-cell office:value-type="float" office:value="451775" calcext:value-type="float">
            <text:p>451775</text:p>
          </table:table-cell>
          <table:table-cell/>
          <table:table-cell table:formula="of:=(['NO FAILED INSTANCES'.E208]=['NO FAILED INSTANCES'.I20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5-s948827585-c254952.ukp</text:p>
          </table:table-cell>
          <table:table-cell office:value-type="float" office:value="0.0674971" calcext:value-type="float">
            <text:p>0.0674971</text:p>
          </table:table-cell>
          <table:table-cell office:value-type="float" office:value="0.08" calcext:value-type="float">
            <text:p>0.08</text:p>
          </table:table-cell>
          <table:table-cell office:value-type="float" office:value="9208" calcext:value-type="float">
            <text:p>9208</text:p>
          </table:table-cell>
          <table:table-cell office:value-type="float" office:value="254977" calcext:value-type="float">
            <text:p>254977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704" calcext:value-type="float">
            <text:p>5704</text:p>
          </table:table-cell>
          <table:table-cell office:value-type="float" office:value="254977" calcext:value-type="float">
            <text:p>254977</text:p>
          </table:table-cell>
          <table:table-cell/>
          <table:table-cell table:formula="of:=(['NO FAILED INSTANCES'.E209]=['NO FAILED INSTANCES'.I20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0000-11-s243485145-c434891.ukp</text:p>
          </table:table-cell>
          <table:table-cell office:value-type="float" office:value="0.0601242" calcext:value-type="float">
            <text:p>0.0601242</text:p>
          </table:table-cell>
          <table:table-cell office:value-type="float" office:value="0.07" calcext:value-type="float">
            <text:p>0.07</text:p>
          </table:table-cell>
          <table:table-cell office:value-type="float" office:value="13736" calcext:value-type="float">
            <text:p>13736</text:p>
          </table:table-cell>
          <table:table-cell office:value-type="float" office:value="434746" calcext:value-type="float">
            <text:p>43474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5644" calcext:value-type="float">
            <text:p>5644</text:p>
          </table:table-cell>
          <table:table-cell office:value-type="float" office:value="434746" calcext:value-type="float">
            <text:p>434746</text:p>
          </table:table-cell>
          <table:table-cell/>
          <table:table-cell table:formula="of:=(['NO FAILED INSTANCES'.E210]=['NO FAILED INSTANCES'.I2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5000wmin15000-10-s73800249-c237130.ukp</text:p>
          </table:table-cell>
          <table:table-cell office:value-type="float" office:value="0.0798445" calcext:value-type="float">
            <text:p>0.0798445</text:p>
          </table:table-cell>
          <table:table-cell office:value-type="float" office:value="0.09" calcext:value-type="float">
            <text:p>0.09</text:p>
          </table:table-cell>
          <table:table-cell office:value-type="float" office:value="8988" calcext:value-type="float">
            <text:p>8988</text:p>
          </table:table-cell>
          <table:table-cell office:value-type="float" office:value="237070" calcext:value-type="float">
            <text:p>23707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5628" calcext:value-type="float">
            <text:p>5628</text:p>
          </table:table-cell>
          <table:table-cell office:value-type="float" office:value="237070" calcext:value-type="float">
            <text:p>237070</text:p>
          </table:table-cell>
          <table:table-cell/>
          <table:table-cell table:formula="of:=(['NO FAILED INSTANCES'.E211]=['NO FAILED INSTANCES'.I2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5n5000wmin50000-14-s859243264-c200126.ukp</text:p>
          </table:table-cell>
          <table:table-cell office:value-type="float" office:value="0.0450101" calcext:value-type="float">
            <text:p>0.0450101</text:p>
          </table:table-cell>
          <table:table-cell office:value-type="float" office:value="0.05" calcext:value-type="float">
            <text:p>0.05</text:p>
          </table:table-cell>
          <table:table-cell office:value-type="float" office:value="7932" calcext:value-type="float">
            <text:p>7932</text:p>
          </table:table-cell>
          <table:table-cell office:value-type="float" office:value="200146" calcext:value-type="float">
            <text:p>20014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5656" calcext:value-type="float">
            <text:p>5656</text:p>
          </table:table-cell>
          <table:table-cell office:value-type="float" office:value="200146" calcext:value-type="float">
            <text:p>200146</text:p>
          </table:table-cell>
          <table:table-cell/>
          <table:table-cell table:formula="of:=(['NO FAILED INSTANCES'.E212]=['NO FAILED INSTANCES'.I2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-5n10000wmin110000-0-s991135297-c113647.ukp</text:p>
          </table:table-cell>
          <table:table-cell office:value-type="float" office:value="0.00133853" calcext:value-type="float">
            <text:p>0.00133853</text:p>
          </table:table-cell>
          <table:table-cell office:value-type="float" office:value="0.02" calcext:value-type="float">
            <text:p>0.02</text:p>
          </table:table-cell>
          <table:table-cell office:value-type="float" office:value="5656" calcext:value-type="float">
            <text:p>5656</text:p>
          </table:table-cell>
          <table:table-cell office:value-type="float" office:value="113642" calcext:value-type="float">
            <text:p>113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2" calcext:value-type="float">
            <text:p>5512</text:p>
          </table:table-cell>
          <table:table-cell office:value-type="float" office:value="113642" calcext:value-type="float">
            <text:p>113642</text:p>
          </table:table-cell>
          <table:table-cell/>
          <table:table-cell table:formula="of:=(['NO FAILED INSTANCES'.E213]=['NO FAILED INSTANCES'.I213])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formula="of:=SUM([.B2:.B213])" office:value-type="float" office:value="27.21643919" calcext:value-type="float">
            <text:p>27.21643919</text:p>
          </table:table-cell>
          <table:table-cell table:number-columns-repeated="3"/>
          <table:table-cell table:formula="of:=SUM([.F2:.F213])" office:value-type="float" office:value="2331.18641000001" calcext:value-type="float">
            <text:p>2331.18641</text:p>
          </table:table-cell>
          <table:table-cell table:number-columns-repeated="4"/>
          <table:table-cell table:style-name="Default"/>
        </table:table-row>
      </table:table>
      <table:named-expressions/>
      <table:database-ranges>
        <table:database-range table:name="__Anonymous_Sheet_DB__0" table:target-range-address="'ALL CASES 2'.M45:'ALL CASES 2'.N285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'NO FAILED NO EXTREME CASES'.A1:'NO FAILED NO EXTREME CASES'.I362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13:10:45.392121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22:48:33.769702727</meta:creation-date>
    <dc:date>2016-01-08T13:56:09.036639036</dc:date>
    <meta:editing-duration>PT1H45M52S</meta:editing-duration>
    <meta:editing-cycles>11</meta:editing-cycles>
    <meta:generator>LibreOffice/4.4.7.2$Linux_X86_64 LibreOffice_project/40m0$Build-2</meta:generator>
    <meta:document-statistic meta:table-count="4" meta:cell-count="5875" meta:object-count="5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2cm" svg:height="9.01cm" xlink:href=".." xlink:type="simple" chart:class="chart:line" chart:style-name="ch1">
        <chart:legend chart:legend-position="end" svg:x="10.733cm" svg:y="3.758cm" style:legend-expansion="high" chart:style-name="ch2"/>
        <chart:plot-area chart:style-name="ch3" table:cell-range-address="'FAILED INSTANCES'.B1:'FAILED INSTANCES'.B1 'NO FAILED INSTANCES'.B2:'NO FAILED INSTANCES'.B213 'FAILED INSTANCES'.F1:'FAILED INSTANCES'.F1 'NO FAILED INSTANCES'.F2:'NO FAILED INSTANCES'.F213" chart:data-source-has-labels="row" svg:x="0.32cm" svg:y="0.18cm" svg:width="10.093cm" svg:height="8.65cm">
          <chartooo:coordinate-region svg:x="0.941cm" svg:y="0.301cm" svg:width="9.466cm" svg:height="7.5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O FAILED INSTANCES'.B2:'NO FAILED INSTANCES'.B213" chart:label-cell-address="'FAILED INSTANCES'.B1:'FAILED INSTANCES'.B1" chart:class="chart:line">
            <chart:data-point chart:repeated="212"/>
          </chart:series>
          <chart:series chart:style-name="ch7" chart:values-cell-range-address="'NO FAILED INSTANCES'.F2:'NO FAILED INSTANCES'.F213" chart:label-cell-address="'FAILED INSTANCES'.F1:'FAILED INSTANCES'.F1" chart:class="chart:line">
            <chart:data-point chart:repeated="2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'FAILED INSTANCES'.B1:'FAILED INSTANCES'.B1</svg:desc>
                </draw:g>
              </table:table-cell>
              <table:table-cell office:value-type="string">
                <text:p>Pyasukp Internal Time (seconds)</text:p>
                <draw:g>
                  <svg:desc>'FAILED INSTANCES'.F1:'FAILED INSTANCE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86207">
                <text:p>0.486207</text:p>
                <draw:g>
                  <svg:desc>'NO FAILED INSTANCES'.B2:'NO FAILED INSTANCES'.B213</svg:desc>
                </draw:g>
              </table:table-cell>
              <table:table-cell office:value-type="float" office:value="81.60999">
                <text:p>81.60999</text:p>
                <draw:g>
                  <svg:desc>'NO FAILED INSTANCES'.F2:'NO FAILED INSTANCES'.F2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6948">
                <text:p>0.446948</text:p>
              </table:table-cell>
              <table:table-cell office:value-type="float" office:value="63.74999">
                <text:p>63.74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4721">
                <text:p>0.414721</text:p>
              </table:table-cell>
              <table:table-cell office:value-type="float" office:value="51.07333">
                <text:p>51.07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8362">
                <text:p>0.488362</text:p>
              </table:table-cell>
              <table:table-cell office:value-type="float" office:value="50.87333">
                <text:p>50.87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6391">
                <text:p>0.486391</text:p>
              </table:table-cell>
              <table:table-cell office:value-type="float" office:value="50.68999">
                <text:p>50.68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8983">
                <text:p>0.488983</text:p>
              </table:table-cell>
              <table:table-cell office:value-type="float" office:value="50.26">
                <text:p>50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4863">
                <text:p>0.444863</text:p>
              </table:table-cell>
              <table:table-cell office:value-type="float" office:value="47.70666">
                <text:p>47.70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43742">
                <text:p>0.443742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6445">
                <text:p>0.446445</text:p>
              </table:table-cell>
              <table:table-cell office:value-type="float" office:value="46.37">
                <text:p>46.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5188">
                <text:p>0.355188</text:p>
              </table:table-cell>
              <table:table-cell office:value-type="float" office:value="46.35333">
                <text:p>46.35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307">
                <text:p>0.44307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54">
                <text:p>0.330554</text:p>
              </table:table-cell>
              <table:table-cell office:value-type="float" office:value="43.68333">
                <text:p>43.68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7441">
                <text:p>0.227441</text:p>
              </table:table-cell>
              <table:table-cell office:value-type="float" office:value="33.47333">
                <text:p>33.47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7212">
                <text:p>0.187212</text:p>
              </table:table-cell>
              <table:table-cell office:value-type="float" office:value="33.37">
                <text:p>33.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8341">
                <text:p>0.358341</text:p>
              </table:table-cell>
              <table:table-cell office:value-type="float" office:value="33.25333">
                <text:p>33.25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3494">
                <text:p>0.443494</text:p>
              </table:table-cell>
              <table:table-cell office:value-type="float" office:value="32.76333">
                <text:p>32.76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3157">
                <text:p>0.503157</text:p>
              </table:table-cell>
              <table:table-cell office:value-type="float" office:value="29.21333">
                <text:p>29.21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9336">
                <text:p>0.179336</text:p>
              </table:table-cell>
              <table:table-cell office:value-type="float" office:value="27.64">
                <text:p>27.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9676">
                <text:p>0.179676</text:p>
              </table:table-cell>
              <table:table-cell office:value-type="float" office:value="27.34">
                <text:p>27.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891">
                <text:p>0.17891</text:p>
              </table:table-cell>
              <table:table-cell office:value-type="float" office:value="27.25333">
                <text:p>27.25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941">
                <text:p>0.17941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4271">
                <text:p>0.184271</text:p>
              </table:table-cell>
              <table:table-cell office:value-type="float" office:value="26.93333">
                <text:p>26.9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7241">
                <text:p>0.167241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6774">
                <text:p>0.166774</text:p>
              </table:table-cell>
              <table:table-cell office:value-type="float" office:value="25.94666">
                <text:p>25.946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7324">
                <text:p>0.167324</text:p>
              </table:table-cell>
              <table:table-cell office:value-type="float" office:value="25.93">
                <text:p>25.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7792">
                <text:p>0.167792</text:p>
              </table:table-cell>
              <table:table-cell office:value-type="float" office:value="25.93">
                <text:p>25.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75504">
                <text:p>0.175504</text:p>
              </table:table-cell>
              <table:table-cell office:value-type="float" office:value="25.69666">
                <text:p>25.696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78463">
                <text:p>0.178463</text:p>
              </table:table-cell>
              <table:table-cell office:value-type="float" office:value="23.76">
                <text:p>23.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7246">
                <text:p>0.147246</text:p>
              </table:table-cell>
              <table:table-cell office:value-type="float" office:value="23.71666">
                <text:p>23.716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562">
                <text:p>0.35562</text:p>
              </table:table-cell>
              <table:table-cell office:value-type="float" office:value="23.67666">
                <text:p>23.676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8484">
                <text:p>0.178484</text:p>
              </table:table-cell>
              <table:table-cell office:value-type="float" office:value="23.67">
                <text:p>23.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7519">
                <text:p>0.157519</text:p>
              </table:table-cell>
              <table:table-cell office:value-type="float" office:value="23.61">
                <text:p>23.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80362">
                <text:p>0.180362</text:p>
              </table:table-cell>
              <table:table-cell office:value-type="float" office:value="23.61">
                <text:p>23.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31849">
                <text:p>0.0931849</text:p>
              </table:table-cell>
              <table:table-cell office:value-type="float" office:value="23.59666">
                <text:p>23.596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7003">
                <text:p>0.357003</text:p>
              </table:table-cell>
              <table:table-cell office:value-type="float" office:value="23.49333">
                <text:p>23.49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69765">
                <text:p>0.269765</text:p>
              </table:table-cell>
              <table:table-cell office:value-type="float" office:value="23.42666">
                <text:p>23.426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4037">
                <text:p>0.184037</text:p>
              </table:table-cell>
              <table:table-cell office:value-type="float" office:value="23.42333">
                <text:p>23.42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7666">
                <text:p>0.15766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8441">
                <text:p>0.158441</text:p>
              </table:table-cell>
              <table:table-cell office:value-type="float" office:value="22.91333">
                <text:p>22.91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7846">
                <text:p>0.157846</text:p>
              </table:table-cell>
              <table:table-cell office:value-type="float" office:value="22.88">
                <text:p>22.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1958">
                <text:p>0.161958</text:p>
              </table:table-cell>
              <table:table-cell office:value-type="float" office:value="22.88">
                <text:p>22.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43421">
                <text:p>0.143421</text:p>
              </table:table-cell>
              <table:table-cell office:value-type="float" office:value="18.45333">
                <text:p>18.45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67463">
                <text:p>0.0867463</text:p>
              </table:table-cell>
              <table:table-cell office:value-type="float" office:value="17.12333">
                <text:p>17.12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38272">
                <text:p>0.0838272</text:p>
              </table:table-cell>
              <table:table-cell office:value-type="float" office:value="17.10333">
                <text:p>17.10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07086">
                <text:p>0.0807086</text:p>
              </table:table-cell>
              <table:table-cell office:value-type="float" office:value="17.09333">
                <text:p>17.09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95545">
                <text:p>0.0795545</text:p>
              </table:table-cell>
              <table:table-cell office:value-type="float" office:value="17.00666">
                <text:p>17.006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67815">
                <text:p>0.08678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98978">
                <text:p>0.0798978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04663">
                <text:p>0.0804663</text:p>
              </table:table-cell>
              <table:table-cell office:value-type="float" office:value="16.86">
                <text:p>16.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41226">
                <text:p>0.0841226</text:p>
              </table:table-cell>
              <table:table-cell office:value-type="float" office:value="16.79666">
                <text:p>16.796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16788">
                <text:p>0.0816788</text:p>
              </table:table-cell>
              <table:table-cell office:value-type="float" office:value="15.12">
                <text:p>15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66888">
                <text:p>0.1668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45231">
                <text:p>0.0845231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34219">
                <text:p>0.134219</text:p>
              </table:table-cell>
              <table:table-cell office:value-type="float" office:value="14.66">
                <text:p>14.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82949">
                <text:p>0.182949</text:p>
              </table:table-cell>
              <table:table-cell office:value-type="float" office:value="14.51666">
                <text:p>14.516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40356">
                <text:p>0.140356</text:p>
              </table:table-cell>
              <table:table-cell office:value-type="float" office:value="14.50333">
                <text:p>14.50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55626">
                <text:p>0.155626</text:p>
              </table:table-cell>
              <table:table-cell office:value-type="float" office:value="14.47667">
                <text:p>14.47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2048">
                <text:p>0.1020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7279">
                <text:p>0.167279</text:p>
              </table:table-cell>
              <table:table-cell office:value-type="float" office:value="11.93666">
                <text:p>11.936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67076">
                <text:p>0.167076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58139">
                <text:p>0.158139</text:p>
              </table:table-cell>
              <table:table-cell office:value-type="float" office:value="11.75666">
                <text:p>11.756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67058">
                <text:p>0.167058</text:p>
              </table:table-cell>
              <table:table-cell office:value-type="float" office:value="11.69667">
                <text:p>11.69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0485">
                <text:p>0.250485</text:p>
              </table:table-cell>
              <table:table-cell office:value-type="float" office:value="11.67333">
                <text:p>11.67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05002">
                <text:p>0.0805002</text:p>
              </table:table-cell>
              <table:table-cell office:value-type="float" office:value="11.51333">
                <text:p>11.51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46759">
                <text:p>0.146759</text:p>
              </table:table-cell>
              <table:table-cell office:value-type="float" office:value="11.47667">
                <text:p>11.47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97727">
                <text:p>0.0797727</text:p>
              </table:table-cell>
              <table:table-cell office:value-type="float" office:value="11.46333">
                <text:p>11.46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800881">
                <text:p>0.0800881</text:p>
              </table:table-cell>
              <table:table-cell office:value-type="float" office:value="11.45333">
                <text:p>11.45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79679">
                <text:p>0.079679</text:p>
              </table:table-cell>
              <table:table-cell office:value-type="float" office:value="11.43333">
                <text:p>11.4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799683">
                <text:p>0.0799683</text:p>
              </table:table-cell>
              <table:table-cell office:value-type="float" office:value="11.36333">
                <text:p>11.36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62357">
                <text:p>0.162357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57738">
                <text:p>0.157738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33124">
                <text:p>0.133124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10889">
                <text:p>0.110889</text:p>
              </table:table-cell>
              <table:table-cell office:value-type="float" office:value="10.43333">
                <text:p>10.4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11342">
                <text:p>0.111342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99721">
                <text:p>0.0599721</text:p>
              </table:table-cell>
              <table:table-cell office:value-type="float" office:value="10.05333">
                <text:p>10.05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93673">
                <text:p>0.0593673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94734">
                <text:p>0.0594734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96382">
                <text:p>0.0596382</text:p>
              </table:table-cell>
              <table:table-cell office:value-type="float" office:value="10.01666">
                <text:p>10.016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98397">
                <text:p>0.0598397</text:p>
              </table:table-cell>
              <table:table-cell office:value-type="float" office:value="10.01666">
                <text:p>10.016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93051">
                <text:p>0.05930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02035">
                <text:p>0.0602035</text:p>
              </table:table-cell>
              <table:table-cell office:value-type="float" office:value="9.98333">
                <text:p>9.98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92366">
                <text:p>0.0592366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03089">
                <text:p>0.0603089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23943">
                <text:p>0.0823943</text:p>
              </table:table-cell>
              <table:table-cell office:value-type="float" office:value="9.82667">
                <text:p>9.82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23015">
                <text:p>0.0823015</text:p>
              </table:table-cell>
              <table:table-cell office:value-type="float" office:value="9.22333">
                <text:p>9.22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58525">
                <text:p>0.158525</text:p>
              </table:table-cell>
              <table:table-cell office:value-type="float" office:value="8.69333">
                <text:p>8.69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46276">
                <text:p>0.00146276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58408">
                <text:p>0.00158408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55382">
                <text:p>0.00155382</text:p>
              </table:table-cell>
              <table:table-cell office:value-type="float" office:value="8.14667">
                <text:p>8.14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57658">
                <text:p>0.157658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94382">
                <text:p>0.0694382</text:p>
              </table:table-cell>
              <table:table-cell office:value-type="float" office:value="7.35333">
                <text:p>7.35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675348">
                <text:p>0.0675348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677163">
                <text:p>0.0677163</text:p>
              </table:table-cell>
              <table:table-cell office:value-type="float" office:value="7.34333">
                <text:p>7.34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73488">
                <text:p>0.0673488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67634">
                <text:p>0.067634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673598">
                <text:p>0.0673598</text:p>
              </table:table-cell>
              <table:table-cell office:value-type="float" office:value="7.31333">
                <text:p>7.31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666741">
                <text:p>0.0666741</text:p>
              </table:table-cell>
              <table:table-cell office:value-type="float" office:value="7.29">
                <text:p>7.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6686">
                <text:p>0.06686</text:p>
              </table:table-cell>
              <table:table-cell office:value-type="float" office:value="7.28667">
                <text:p>7.28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55754">
                <text:p>0.155754</text:p>
              </table:table-cell>
              <table:table-cell office:value-type="float" office:value="7.28667">
                <text:p>7.28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67591">
                <text:p>0.0667591</text:p>
              </table:table-cell>
              <table:table-cell office:value-type="float" office:value="7.27333">
                <text:p>7.27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675709">
                <text:p>0.0675709</text:p>
              </table:table-cell>
              <table:table-cell office:value-type="float" office:value="7.26666">
                <text:p>7.266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57648">
                <text:p>0.157648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600896">
                <text:p>0.0600896</text:p>
              </table:table-cell>
              <table:table-cell office:value-type="float" office:value="6.43333">
                <text:p>6.4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91211">
                <text:p>0.0591211</text:p>
              </table:table-cell>
              <table:table-cell office:value-type="float" office:value="6.42667">
                <text:p>6.42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795178">
                <text:p>0.0795178</text:p>
              </table:table-cell>
              <table:table-cell office:value-type="float" office:value="6.42333">
                <text:p>6.42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19798">
                <text:p>0.0619798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795512">
                <text:p>0.0795512</text:p>
              </table:table-cell>
              <table:table-cell office:value-type="float" office:value="6.40667">
                <text:p>6.40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801828">
                <text:p>0.0801828</text:p>
              </table:table-cell>
              <table:table-cell office:value-type="float" office:value="6.39667">
                <text:p>6.39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00385">
                <text:p>0.0600385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603401">
                <text:p>0.0603401</text:p>
              </table:table-cell>
              <table:table-cell office:value-type="float" office:value="6.38667">
                <text:p>6.38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802316">
                <text:p>0.0802316</text:p>
              </table:table-cell>
              <table:table-cell office:value-type="float" office:value="6.38667">
                <text:p>6.38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801525">
                <text:p>0.0801525</text:p>
              </table:table-cell>
              <table:table-cell office:value-type="float" office:value="6.38333">
                <text:p>6.38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00722">
                <text:p>0.0600722</text:p>
              </table:table-cell>
              <table:table-cell office:value-type="float" office:value="6.38">
                <text:p>6.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600641">
                <text:p>0.0600641</text:p>
              </table:table-cell>
              <table:table-cell office:value-type="float" office:value="6.36667">
                <text:p>6.3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604448">
                <text:p>0.0604448</text:p>
              </table:table-cell>
              <table:table-cell office:value-type="float" office:value="6.36333">
                <text:p>6.36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43682">
                <text:p>0.143682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4967">
                <text:p>0.04496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16319">
                <text:p>0.0416319</text:p>
              </table:table-cell>
              <table:table-cell office:value-type="float" office:value="5.65333">
                <text:p>5.65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17226">
                <text:p>0.0417226</text:p>
              </table:table-cell>
              <table:table-cell office:value-type="float" office:value="5.61667">
                <text:p>5.61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20281">
                <text:p>0.042028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843247">
                <text:p>0.0843247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473613">
                <text:p>0.0473613</text:p>
              </table:table-cell>
              <table:table-cell office:value-type="float" office:value="5.20333">
                <text:p>5.20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52056">
                <text:p>0.0452056</text:p>
              </table:table-cell>
              <table:table-cell office:value-type="float" office:value="5.17667">
                <text:p>5.17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48298">
                <text:p>0.0448298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48339">
                <text:p>0.0448339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52254">
                <text:p>0.0452254</text:p>
              </table:table-cell>
              <table:table-cell office:value-type="float" office:value="5.14333">
                <text:p>5.14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53151">
                <text:p>0.0453151</text:p>
              </table:table-cell>
              <table:table-cell office:value-type="float" office:value="5.13667">
                <text:p>5.13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452711">
                <text:p>0.0452711</text:p>
              </table:table-cell>
              <table:table-cell office:value-type="float" office:value="5.13667">
                <text:p>5.13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50557">
                <text:p>0.0450557</text:p>
              </table:table-cell>
              <table:table-cell office:value-type="float" office:value="5.13333">
                <text:p>5.1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669246">
                <text:p>0.0669246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59876">
                <text:p>0.0459876</text:p>
              </table:table-cell>
              <table:table-cell office:value-type="float" office:value="5.12667">
                <text:p>5.12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668065">
                <text:p>0.0668065</text:p>
              </table:table-cell>
              <table:table-cell office:value-type="float" office:value="5.12333">
                <text:p>5.12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58563">
                <text:p>0.0458563</text:p>
              </table:table-cell>
              <table:table-cell office:value-type="float" office:value="5.11667">
                <text:p>5.11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53462">
                <text:p>0.0453462</text:p>
              </table:table-cell>
              <table:table-cell office:value-type="float" office:value="5.11667">
                <text:p>5.11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678376">
                <text:p>0.0678376</text:p>
              </table:table-cell>
              <table:table-cell office:value-type="float" office:value="5.11333">
                <text:p>5.11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669572">
                <text:p>0.0669572</text:p>
              </table:table-cell>
              <table:table-cell office:value-type="float" office:value="5.11333">
                <text:p>5.11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460645">
                <text:p>0.0460645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457562">
                <text:p>0.0457562</text:p>
              </table:table-cell>
              <table:table-cell office:value-type="float" office:value="5.10667">
                <text:p>5.10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459153">
                <text:p>0.0459153</text:p>
              </table:table-cell>
              <table:table-cell office:value-type="float" office:value="5.10333">
                <text:p>5.10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448315">
                <text:p>0.0448315</text:p>
              </table:table-cell>
              <table:table-cell office:value-type="float" office:value="5.10333">
                <text:p>5.10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52055">
                <text:p>0.0452055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617039">
                <text:p>0.0617039</text:p>
              </table:table-cell>
              <table:table-cell office:value-type="float" office:value="4.83333">
                <text:p>4.83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57035">
                <text:p>0.157035</text:p>
              </table:table-cell>
              <table:table-cell office:value-type="float" office:value="4.49333">
                <text:p>4.49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59176">
                <text:p>0.159176</text:p>
              </table:table-cell>
              <table:table-cell office:value-type="float" office:value="3.90667">
                <text:p>3.90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13042">
                <text:p>0.0213042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13277">
                <text:p>0.0213277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12342">
                <text:p>0.0212342</text:p>
              </table:table-cell>
              <table:table-cell office:value-type="float" office:value="3.61667">
                <text:p>3.616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57239">
                <text:p>0.157239</text:p>
              </table:table-cell>
              <table:table-cell office:value-type="float" office:value="3.51333">
                <text:p>3.51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795897">
                <text:p>0.0795897</text:p>
              </table:table-cell>
              <table:table-cell office:value-type="float" office:value="2.92667">
                <text:p>2.92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57217">
                <text:p>0.157217</text:p>
              </table:table-cell>
              <table:table-cell office:value-type="float" office:value="2.68667">
                <text:p>2.68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599745">
                <text:p>0.0599745</text:p>
              </table:table-cell>
              <table:table-cell office:value-type="float" office:value="2.65667">
                <text:p>2.65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43032">
                <text:p>0.143032</text:p>
              </table:table-cell>
              <table:table-cell office:value-type="float" office:value="2.60333">
                <text:p>2.60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57949">
                <text:p>0.157949</text:p>
              </table:table-cell>
              <table:table-cell office:value-type="float" office:value="2.54333">
                <text:p>2.54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6746">
                <text:p>0.026746</text:p>
              </table:table-cell>
              <table:table-cell office:value-type="float" office:value="0.39333">
                <text:p>0.39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904138">
                <text:p>0.090413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910839">
                <text:p>0.091083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920394">
                <text:p>0.092039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904011">
                <text:p>0.090401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914752">
                <text:p>0.091475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908506">
                <text:p>0.090850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90052">
                <text:p>0.09005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27712">
                <text:p>0.12771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909812">
                <text:p>0.090981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906006">
                <text:p>0.090600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902394">
                <text:p>0.090239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909417">
                <text:p>0.090941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917535">
                <text:p>0.091753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602">
                <text:p>0.1660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43402">
                <text:p>0.44340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916315">
                <text:p>0.09163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909591">
                <text:p>0.090959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903825">
                <text:p>0.090382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58555">
                <text:p>0.15855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942526">
                <text:p>0.094252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904815">
                <text:p>0.09048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57614">
                <text:p>0.1576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57684">
                <text:p>0.15768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904503">
                <text:p>0.09045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913435">
                <text:p>0.091343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66448">
                <text:p>0.1664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837931">
                <text:p>0.083793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90993">
                <text:p>0.49099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905522">
                <text:p>0.090552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88893">
                <text:p>0.48889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31444">
                <text:p>0.33144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457471">
                <text:p>0.04574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461205">
                <text:p>0.04612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451202">
                <text:p>0.04512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596371">
                <text:p>0.05963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456771">
                <text:p>0.04567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457348">
                <text:p>0.04573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449901">
                <text:p>0.04499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457327">
                <text:p>0.045732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666432">
                <text:p>0.066643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676113">
                <text:p>0.06761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67566">
                <text:p>0.06756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672754">
                <text:p>0.067275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666282">
                <text:p>0.066628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800961">
                <text:p>0.080096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665976">
                <text:p>0.06659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795576">
                <text:p>0.07955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668989">
                <text:p>0.066898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797497">
                <text:p>0.079749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11914">
                <text:p>0.02119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617379">
                <text:p>0.061737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672705">
                <text:p>0.06727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55198">
                <text:p>0.1551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674971">
                <text:p>0.06749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601242">
                <text:p>0.060124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798445">
                <text:p>0.079844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450101">
                <text:p>0.045010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33853">
                <text:p>0.0013385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21cm" svg:y="3.753cm" style:legend-expansion="high" chart:style-name="ch2"/>
        <chart:plot-area chart:style-name="ch3" table:cell-range-address="'NO FAILED NO EXTREME CASES'.B1:'NO FAILED NO EXTREME CASES'.B55 'NO FAILED NO EXTREME CASES'.F1:'NO FAILED NO EXTREME CASES'.F55" chart:data-source-has-labels="row" svg:x="0.32cm" svg:y="0.18cm" svg:width="10.081cm" svg:height="8.64cm">
          <chartooo:coordinate-region svg:x="1.047cm" svg:y="0.38cm" svg:width="9.354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O FAILED NO EXTREME CASES'.B2:'NO FAILED NO EXTREME CASES'.B55" chart:label-cell-address="'NO FAILED NO EXTREME CASES'.B1:'NO FAILED NO EXTREME CASES'.B1" chart:class="chart:line">
            <chart:data-point chart:repeated="54"/>
          </chart:series>
          <chart:series chart:style-name="ch7" chart:values-cell-range-address="'NO FAILED NO EXTREME CASES'.F2:'NO FAILED NO EXTREME CASES'.F55" chart:label-cell-address="'NO FAILED NO EXTREME CASES'.F1:'NO FAILED NO EXTREME CASES'.F1" chart:class="chart:line">
            <chart:data-point chart:repeated="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'NO FAILED NO EXTREME CASES'.B1:'NO FAILED NO EXTREME CASES'.B1</svg:desc>
                </draw:g>
              </table:table-cell>
              <table:table-cell office:value-type="string">
                <text:p>Pyasukp Internal Time (seconds)</text:p>
                <draw:g>
                  <svg:desc>'NO FAILED NO EXTREME CASES'.F1:'NO FAILED NO EXTREME CASE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14752">
                <text:p>0.0914752</text:p>
                <draw:g>
                  <svg:desc>'NO FAILED NO EXTREME CASES'.B2:'NO FAILED NO EXTREME CASES'.B55</svg:desc>
                </draw:g>
              </table:table-cell>
              <table:table-cell office:value-type="float" office:value="0.01333">
                <text:p>0.01333</text:p>
                <draw:g>
                  <svg:desc>'NO FAILED NO EXTREME CASES'.F2:'NO FAILED NO EXTREME CASES'.F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08506">
                <text:p>0.090850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0052">
                <text:p>0.09005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7712">
                <text:p>0.12771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09812">
                <text:p>0.090981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06006">
                <text:p>0.090600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02394">
                <text:p>0.090239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09417">
                <text:p>0.090941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17535">
                <text:p>0.091753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602">
                <text:p>0.1660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3402">
                <text:p>0.44340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16315">
                <text:p>0.09163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09591">
                <text:p>0.090959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03825">
                <text:p>0.090382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8555">
                <text:p>0.15855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42526">
                <text:p>0.094252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04815">
                <text:p>0.09048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7614">
                <text:p>0.1576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7684">
                <text:p>0.15768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04503">
                <text:p>0.09045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13435">
                <text:p>0.091343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6448">
                <text:p>0.1664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37931">
                <text:p>0.083793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0993">
                <text:p>0.49099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05522">
                <text:p>0.090552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8893">
                <text:p>0.48889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31444">
                <text:p>0.33144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57471">
                <text:p>0.04574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61205">
                <text:p>0.04612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51202">
                <text:p>0.04512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96371">
                <text:p>0.05963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56771">
                <text:p>0.04567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57348">
                <text:p>0.04573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49901">
                <text:p>0.04499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57327">
                <text:p>0.045732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66432">
                <text:p>0.066643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676113">
                <text:p>0.06761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7566">
                <text:p>0.06756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72754">
                <text:p>0.067275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66282">
                <text:p>0.066628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00961">
                <text:p>0.080096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65976">
                <text:p>0.06659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95576">
                <text:p>0.07955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68989">
                <text:p>0.066898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97497">
                <text:p>0.079749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11914">
                <text:p>0.02119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617379">
                <text:p>0.061737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72705">
                <text:p>0.06727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55198">
                <text:p>0.1551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74971">
                <text:p>0.06749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01242">
                <text:p>0.060124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98445">
                <text:p>0.079844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50101">
                <text:p>0.045010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33853">
                <text:p>0.0013385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26cm" svg:y="3.555cm" style:legend-expansion="high" chart:style-name="ch2"/>
        <chart:plot-area chart:style-name="ch3" table:cell-range-address="'FAILED INSTANCES'.F1:'FAILED INSTANCES'.G1 'NO FAILED INSTANCES'.F2:'NO FAILED INSTANCES'.G213" chart:data-source-has-labels="row" svg:x="0.32cm" svg:y="0.18cm" svg:width="11.086cm" svg:height="8.64cm">
          <chartooo:coordinate-region svg:x="0.941cm" svg:y="0.301cm" svg:width="10.465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O FAILED INSTANCES'.F2:'NO FAILED INSTANCES'.F213" chart:label-cell-address="'FAILED INSTANCES'.F1:'FAILED INSTANCES'.F1" chart:class="chart:line">
            <chart:data-point chart:repeated="212"/>
          </chart:series>
          <chart:series chart:style-name="ch7" chart:values-cell-range-address="'NO FAILED INSTANCES'.G2:'NO FAILED INSTANCES'.G213" chart:label-cell-address="'FAILED INSTANCES'.G1:'FAILED INSTANCES'.G1" chart:class="chart:line">
            <chart:data-point chart:repeated="2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asukp Internal Time (seconds)</text:p>
                <draw:g>
                  <svg:desc>'FAILED INSTANCES'.F1:'FAILED INSTANCES'.F1</svg:desc>
                </draw:g>
              </table:table-cell>
              <table:table-cell office:value-type="string">
                <text:p>Pyasukp External Time (seconds)</text:p>
                <draw:g>
                  <svg:desc>'FAILED INSTANCES'.G1:'FAILED INSTANCE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.60999">
                <text:p>81.60999</text:p>
                <draw:g>
                  <svg:desc>'NO FAILED INSTANCES'.F2:'NO FAILED INSTANCES'.F213</svg:desc>
                </draw:g>
              </table:table-cell>
              <table:table-cell office:value-type="float" office:value="81.55">
                <text:p>81.55</text:p>
                <draw:g>
                  <svg:desc>'NO FAILED INSTANCES'.G2:'NO FAILED INSTANCES'.G2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74999">
                <text:p>63.74999</text:p>
              </table:table-cell>
              <table:table-cell office:value-type="float" office:value="63.72">
                <text:p>63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.07333">
                <text:p>51.07333</text:p>
              </table:table-cell>
              <table:table-cell office:value-type="float" office:value="51.03">
                <text:p>51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87333">
                <text:p>50.87333</text:p>
              </table:table-cell>
              <table:table-cell office:value-type="float" office:value="50.85">
                <text:p>50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68999">
                <text:p>50.68999</text:p>
              </table:table-cell>
              <table:table-cell office:value-type="float" office:value="50.66">
                <text:p>50.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26">
                <text:p>50.26</text:p>
              </table:table-cell>
              <table:table-cell office:value-type="float" office:value="50.24">
                <text:p>50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.70666">
                <text:p>47.70666</text:p>
              </table:table-cell>
              <table:table-cell office:value-type="float" office:value="47.69">
                <text:p>47.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.24">
                <text:p>47.24</text:p>
              </table:table-cell>
              <table:table-cell office:value-type="float" office:value="47.22">
                <text:p>47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37">
                <text:p>46.37</text:p>
              </table:table-cell>
              <table:table-cell office:value-type="float" office:value="46.34">
                <text:p>46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.35333">
                <text:p>46.35333</text:p>
              </table:table-cell>
              <table:table-cell office:value-type="float" office:value="46.34">
                <text:p>46.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16">
                <text:p>46.16</text:p>
              </table:table-cell>
              <table:table-cell office:value-type="float" office:value="46.15">
                <text:p>46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68333">
                <text:p>43.68333</text:p>
              </table:table-cell>
              <table:table-cell office:value-type="float" office:value="43.66">
                <text:p>43.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.47333">
                <text:p>33.47333</text:p>
              </table:table-cell>
              <table:table-cell office:value-type="float" office:value="33.46">
                <text:p>33.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.37">
                <text:p>33.37</text:p>
              </table:table-cell>
              <table:table-cell office:value-type="float" office:value="33.34">
                <text:p>33.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25333">
                <text:p>33.25333</text:p>
              </table:table-cell>
              <table:table-cell office:value-type="float" office:value="33.24">
                <text:p>33.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.76333">
                <text:p>32.76333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.21333">
                <text:p>29.21333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.64">
                <text:p>27.64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.34">
                <text:p>27.34</text:p>
              </table:table-cell>
              <table:table-cell office:value-type="float" office:value="27.32">
                <text:p>27.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25333">
                <text:p>27.25333</text:p>
              </table:table-cell>
              <table:table-cell office:value-type="float" office:value="27.23">
                <text:p>27.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06">
                <text:p>27.06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.93333">
                <text:p>26.93333</text:p>
              </table:table-cell>
              <table:table-cell office:value-type="float" office:value="26.91">
                <text:p>26.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.98">
                <text:p>25.98</text:p>
              </table:table-cell>
              <table:table-cell office:value-type="float" office:value="25.97">
                <text:p>25.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.94666">
                <text:p>25.94666</text:p>
              </table:table-cell>
              <table:table-cell office:value-type="float" office:value="25.94">
                <text:p>25.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.93">
                <text:p>25.93</text:p>
              </table:table-cell>
              <table:table-cell office:value-type="float" office:value="25.92">
                <text:p>25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93">
                <text:p>25.93</text:p>
              </table:table-cell>
              <table:table-cell office:value-type="float" office:value="25.91">
                <text:p>25.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69666">
                <text:p>25.69666</text:p>
              </table:table-cell>
              <table:table-cell office:value-type="float" office:value="25.68">
                <text:p>25.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.76">
                <text:p>23.76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.71666">
                <text:p>23.71666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.67666">
                <text:p>23.67666</text:p>
              </table:table-cell>
              <table:table-cell office:value-type="float" office:value="23.66">
                <text:p>23.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.67">
                <text:p>23.67</text:p>
              </table:table-cell>
              <table:table-cell office:value-type="float" office:value="23.66">
                <text:p>23.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61">
                <text:p>23.61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61">
                <text:p>23.61</text:p>
              </table:table-cell>
              <table:table-cell office:value-type="float" office:value="23.61">
                <text:p>23.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59666">
                <text:p>23.59666</text:p>
              </table:table-cell>
              <table:table-cell office:value-type="float" office:value="23.59">
                <text:p>23.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49333">
                <text:p>23.49333</text:p>
              </table:table-cell>
              <table:table-cell office:value-type="float" office:value="23.48">
                <text:p>23.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.42666">
                <text:p>23.42666</text:p>
              </table:table-cell>
              <table:table-cell office:value-type="float" office:value="23.42">
                <text:p>23.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.42333">
                <text:p>23.42333</text:p>
              </table:table-cell>
              <table:table-cell office:value-type="float" office:value="23.41">
                <text:p>23.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">
                <text:p>23</text:p>
              </table:table-cell>
              <table:table-cell office:value-type="float" office:value="22.99">
                <text:p>22.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91333">
                <text:p>22.91333</text:p>
              </table:table-cell>
              <table:table-cell office:value-type="float" office:value="22.91">
                <text:p>22.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.88">
                <text:p>22.88</text:p>
              </table:table-cell>
              <table:table-cell office:value-type="float" office:value="22.88">
                <text:p>22.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.88">
                <text:p>22.88</text:p>
              </table:table-cell>
              <table:table-cell office:value-type="float" office:value="22.86">
                <text:p>22.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.45333">
                <text:p>18.45333</text:p>
              </table:table-cell>
              <table:table-cell office:value-type="float" office:value="18.45">
                <text:p>18.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12333">
                <text:p>17.12333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.10333">
                <text:p>17.10333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.09333">
                <text:p>17.09333</text:p>
              </table:table-cell>
              <table:table-cell office:value-type="float" office:value="17.09">
                <text:p>17.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00666">
                <text:p>17.006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">
                <text:p>17</text:p>
              </table:table-cell>
              <table:table-cell office:value-type="float" office:value="16.99">
                <text:p>16.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94">
                <text:p>16.94</text:p>
              </table:table-cell>
              <table:table-cell office:value-type="float" office:value="16.93">
                <text:p>16.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86">
                <text:p>16.86</text:p>
              </table:table-cell>
              <table:table-cell office:value-type="float" office:value="16.84">
                <text:p>16.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79666">
                <text:p>16.79666</text:p>
              </table:table-cell>
              <table:table-cell office:value-type="float" office:value="16.78">
                <text:p>16.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12">
                <text:p>15.12</text:p>
              </table:table-cell>
              <table:table-cell office:value-type="float" office:value="15.11">
                <text:p>15.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9">
                <text:p>14.9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66">
                <text:p>14.66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51666">
                <text:p>14.51666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50333">
                <text:p>14.50333</text:p>
              </table:table-cell>
              <table:table-cell office:value-type="float" office:value="14.49">
                <text:p>14.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47667">
                <text:p>14.47667</text:p>
              </table:table-cell>
              <table:table-cell office:value-type="float" office:value="14.47">
                <text:p>14.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">
                <text:p>12</text:p>
              </table:table-cell>
              <table:table-cell office:value-type="float" office:value="11.99">
                <text:p>11.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93666">
                <text:p>11.93666</text:p>
              </table:table-cell>
              <table:table-cell office:value-type="float" office:value="11.94">
                <text:p>11.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79">
                <text:p>11.79</text:p>
              </table:table-cell>
              <table:table-cell office:value-type="float" office:value="11.78">
                <text:p>11.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75666">
                <text:p>11.75666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69667">
                <text:p>11.69667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67333">
                <text:p>11.67333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.51333">
                <text:p>11.5133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47667">
                <text:p>11.47667</text:p>
              </table:table-cell>
              <table:table-cell office:value-type="float" office:value="11.47">
                <text:p>11.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46333">
                <text:p>11.46333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.45333">
                <text:p>11.45333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43333">
                <text:p>11.43333</text:p>
              </table:table-cell>
              <table:table-cell office:value-type="float" office:value="11.43">
                <text:p>11.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36333">
                <text:p>11.36333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87">
                <text:p>10.87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6">
                <text:p>10.6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54">
                <text:p>10.54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43333">
                <text:p>10.43333</text:p>
              </table:table-cell>
              <table:table-cell office:value-type="float" office:value="10.43">
                <text:p>10.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42">
                <text:p>10.42</text:p>
              </table:table-cell>
              <table:table-cell office:value-type="float" office:value="10.41">
                <text:p>10.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05333">
                <text:p>10.05333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04">
                <text:p>10.04</text:p>
              </table:table-cell>
              <table:table-cell office:value-type="float" office:value="10.03">
                <text:p>10.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02">
                <text:p>10.02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01666">
                <text:p>10.016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01666">
                <text:p>10.016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98333">
                <text:p>9.98333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96">
                <text:p>9.96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93">
                <text:p>9.93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82667">
                <text:p>9.82667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22333">
                <text:p>9.22333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69333">
                <text:p>8.69333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22">
                <text:p>8.22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21">
                <text:p>8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14667">
                <text:p>8.14667</text:p>
              </table:table-cell>
              <table:table-cell office:value-type="float" office:value="8.14">
                <text:p>8.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67">
                <text:p>7.67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35333">
                <text:p>7.35333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35">
                <text:p>7.35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34333">
                <text:p>7.34333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32">
                <text:p>7.32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32">
                <text:p>7.32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31333">
                <text:p>7.31333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29">
                <text:p>7.29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28667">
                <text:p>7.28667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28667">
                <text:p>7.28667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27333">
                <text:p>7.27333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26666">
                <text:p>7.26666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23">
                <text:p>7.23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43333">
                <text:p>6.43333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42667">
                <text:p>6.42667</text:p>
              </table:table-cell>
              <table:table-cell office:value-type="float" office:value="6.44">
                <text:p>6.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42333">
                <text:p>6.42333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.42">
                <text:p>6.42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.40667">
                <text:p>6.4066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.39667">
                <text:p>6.3966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.39">
                <text:p>6.39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38667">
                <text:p>6.38667</text:p>
              </table:table-cell>
              <table:table-cell office:value-type="float" office:value="6.38">
                <text:p>6.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38667">
                <text:p>6.38667</text:p>
              </table:table-cell>
              <table:table-cell office:value-type="float" office:value="6.38">
                <text:p>6.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38333">
                <text:p>6.38333</text:p>
              </table:table-cell>
              <table:table-cell office:value-type="float" office:value="6.38">
                <text:p>6.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38">
                <text:p>6.38</text:p>
              </table:table-cell>
              <table:table-cell office:value-type="float" office:value="6.38">
                <text:p>6.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36667">
                <text:p>6.36667</text:p>
              </table:table-cell>
              <table:table-cell office:value-type="float" office:value="6.36">
                <text:p>6.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36333">
                <text:p>6.36333</text:p>
              </table:table-cell>
              <table:table-cell office:value-type="float" office:value="6.36">
                <text:p>6.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29">
                <text:p>6.29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9">
                <text:p>5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65333">
                <text:p>5.65333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61667">
                <text:p>5.61667</text:p>
              </table:table-cell>
              <table:table-cell office:value-type="float" office:value="5.61">
                <text:p>5.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6">
                <text:p>5.6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49">
                <text:p>5.49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20333">
                <text:p>5.20333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17667">
                <text:p>5.17667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16">
                <text:p>5.16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15">
                <text:p>5.15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14333">
                <text:p>5.14333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13667">
                <text:p>5.13667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13667">
                <text:p>5.13667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13333">
                <text:p>5.13333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13">
                <text:p>5.13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12667">
                <text:p>5.12667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12333">
                <text:p>5.12333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11667">
                <text:p>5.11667</text:p>
              </table:table-cell>
              <table:table-cell office:value-type="float" office:value="5.12">
                <text:p>5.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11667">
                <text:p>5.11667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11333">
                <text:p>5.11333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11333">
                <text:p>5.11333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11">
                <text:p>5.11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10667">
                <text:p>5.1066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10333">
                <text:p>5.1033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10333">
                <text:p>5.10333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83333">
                <text:p>4.83333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49333">
                <text:p>4.49333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90667">
                <text:p>3.9066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63">
                <text:p>3.63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63">
                <text:p>3.63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61667">
                <text:p>3.61667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51333">
                <text:p>3.51333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2667">
                <text:p>2.92667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68667">
                <text:p>2.68667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65667">
                <text:p>2.65667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60333">
                <text:p>2.6033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54333">
                <text:p>2.54333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9333">
                <text:p>0.39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333">
                <text:p>0.01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333">
                <text:p>0.01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333">
                <text:p>0.01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333">
                <text:p>0.01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333">
                <text:p>0.01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333">
                <text:p>0.01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333">
                <text:p>0.01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333">
                <text:p>0.01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333">
                <text:p>0.01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333">
                <text:p>0.01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333">
                <text:p>0.01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333">
                <text:p>0.01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333">
                <text:p>0.01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333">
                <text:p>0.01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333">
                <text:p>0.01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667">
                <text:p>0.0066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667">
                <text:p>0.0066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667">
                <text:p>0.0066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562cm" svg:y="3.952cm" style:legend-expansion="high" chart:style-name="ch2"/>
        <chart:plot-area chart:style-name="ch3" table:cell-range-address="'ALL CASES 2'.M45:'ALL CASES 2'.N285" chart:data-source-has-labels="row" svg:x="0.32cm" svg:y="0.18cm" svg:width="9.922cm" svg:height="8.64cm">
          <chartooo:coordinate-region svg:x="1.047cm" svg:y="0.301cm" svg:width="9.195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LL CASES 2'.M46:'ALL CASES 2'.M285" chart:label-cell-address="'ALL CASES 2'.M45:'ALL CASES 2'.M45" chart:class="chart:line">
            <chart:data-point chart:repeated="240"/>
          </chart:series>
          <chart:series chart:style-name="ch7" chart:values-cell-range-address="'ALL CASES 2'.N46:'ALL CASES 2'.N285" chart:label-cell-address="'ALL CASES 2'.N45:'ALL CASES 2'.N45" chart:class="chart:line">
            <chart:data-point chart:repeated="2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'ALL CASES 2'.M45:'ALL CASES 2'.M45</svg:desc>
                </draw:g>
              </table:table-cell>
              <table:table-cell office:value-type="string">
                <text:p>UKP5 External Time (seconds)</text:p>
                <draw:g>
                  <svg:desc>'ALL CASES 2'.N45:'ALL CASES 2'.N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03157">
                <text:p>0.503157</text:p>
                <draw:g>
                  <svg:desc>'ALL CASES 2'.M46:'ALL CASES 2'.M285</svg:desc>
                </draw:g>
              </table:table-cell>
              <table:table-cell office:value-type="float" office:value="0.52">
                <text:p>0.52</text:p>
                <draw:g>
                  <svg:desc>'ALL CASES 2'.N46:'ALL CASES 2'.N2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1348">
                <text:p>0.501348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0993">
                <text:p>0.49099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8983">
                <text:p>0.48898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8893">
                <text:p>0.48889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8362">
                <text:p>0.48836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6391">
                <text:p>0.48639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6207">
                <text:p>0.48620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6948">
                <text:p>0.44694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6445">
                <text:p>0.44644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4863">
                <text:p>0.444863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3742">
                <text:p>0.44374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43494">
                <text:p>0.44349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43402">
                <text:p>0.44340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307">
                <text:p>0.44307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16047">
                <text:p>0.41604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5359">
                <text:p>0.41535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4721">
                <text:p>0.414721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58341">
                <text:p>0.35834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7003">
                <text:p>0.35700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562">
                <text:p>0.3556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5188">
                <text:p>0.35518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31444">
                <text:p>0.33144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0554">
                <text:p>0.33055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69765">
                <text:p>0.26976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0485">
                <text:p>0.25048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49873">
                <text:p>0.24987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42453">
                <text:p>0.24245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27441">
                <text:p>0.22744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5524">
                <text:p>0.22552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7212">
                <text:p>0.18721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84271">
                <text:p>0.18427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84037">
                <text:p>0.18403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82949">
                <text:p>0.182949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80362">
                <text:p>0.18036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9676">
                <text:p>0.17967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7941">
                <text:p>0.1794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79336">
                <text:p>0.17933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7891">
                <text:p>0.1789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78484">
                <text:p>0.17848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8463">
                <text:p>0.17846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5504">
                <text:p>0.1755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7792">
                <text:p>0.16779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67324">
                <text:p>0.16732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7279">
                <text:p>0.16727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7241">
                <text:p>0.16724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67076">
                <text:p>0.16707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7058">
                <text:p>0.16705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66888">
                <text:p>0.16688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6774">
                <text:p>0.16677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66448">
                <text:p>0.16644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6602">
                <text:p>0.16602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64841">
                <text:p>0.16484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62357">
                <text:p>0.16235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1958">
                <text:p>0.16195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59176">
                <text:p>0.15917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58555">
                <text:p>0.15855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58525">
                <text:p>0.15852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58441">
                <text:p>0.15844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58139">
                <text:p>0.15813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57949">
                <text:p>0.15794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57846">
                <text:p>0.15784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57738">
                <text:p>0.15773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57684">
                <text:p>0.15768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57666">
                <text:p>0.15766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57658">
                <text:p>0.15765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57648">
                <text:p>0.15764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57614">
                <text:p>0.15761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57519">
                <text:p>0.15751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57239">
                <text:p>0.15723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57217">
                <text:p>0.15721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57035">
                <text:p>0.15703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5754">
                <text:p>0.15575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55626">
                <text:p>0.15562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55198">
                <text:p>0.15519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47246">
                <text:p>0.14724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6759">
                <text:p>0.14675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43682">
                <text:p>0.14368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43421">
                <text:p>0.14342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43032">
                <text:p>0.14303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40356">
                <text:p>0.14035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34219">
                <text:p>0.13421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33169">
                <text:p>0.13316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33124">
                <text:p>0.13312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7712">
                <text:p>0.12771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23246">
                <text:p>0.12324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1486">
                <text:p>0.11148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11342">
                <text:p>0.11134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10963">
                <text:p>0.11096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10889">
                <text:p>0.11088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02048">
                <text:p>0.10204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42526">
                <text:p>0.094252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31849">
                <text:p>0.093184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20394">
                <text:p>0.092039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17535">
                <text:p>0.091753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16315">
                <text:p>0.091631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14752">
                <text:p>0.091475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14535">
                <text:p>0.091453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13435">
                <text:p>0.091343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10839">
                <text:p>0.091083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910564">
                <text:p>0.091056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909812">
                <text:p>0.090981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909591">
                <text:p>0.090959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909417">
                <text:p>0.090941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908506">
                <text:p>0.090850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906543">
                <text:p>0.090654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906006">
                <text:p>0.090600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905522">
                <text:p>0.090552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904815">
                <text:p>0.090481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04503">
                <text:p>0.090450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904138">
                <text:p>0.090413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904011">
                <text:p>0.09040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903825">
                <text:p>0.090382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903275">
                <text:p>0.090327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902394">
                <text:p>0.090239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902341">
                <text:p>0.090234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901702">
                <text:p>0.090170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901473">
                <text:p>0.090147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901385">
                <text:p>0.090138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90052">
                <text:p>0.09005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900185">
                <text:p>0.090018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867815">
                <text:p>0.086781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867463">
                <text:p>0.086746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845231">
                <text:p>0.084523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843247">
                <text:p>0.084324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841226">
                <text:p>0.084122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838272">
                <text:p>0.083827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837931">
                <text:p>0.083793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823943">
                <text:p>0.082394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823015">
                <text:p>0.082301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816788">
                <text:p>0.081678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807086">
                <text:p>0.080708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805002">
                <text:p>0.080500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804663">
                <text:p>0.080466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802316">
                <text:p>0.080231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801828">
                <text:p>0.080182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801525">
                <text:p>0.080152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800961">
                <text:p>0.080096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800881">
                <text:p>0.080088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799683">
                <text:p>0.079968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798978">
                <text:p>0.079897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798445">
                <text:p>0.079844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797727">
                <text:p>0.079772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797497">
                <text:p>0.079749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79679">
                <text:p>0.07967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795897">
                <text:p>0.079589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795576">
                <text:p>0.079557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795545">
                <text:p>0.079554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795512">
                <text:p>0.079551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795178">
                <text:p>0.079517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694382">
                <text:p>0.069438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678376">
                <text:p>0.067837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677163">
                <text:p>0.067716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67634">
                <text:p>0.06763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676113">
                <text:p>0.067611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75709">
                <text:p>0.067570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67566">
                <text:p>0.06756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75348">
                <text:p>0.067534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674971">
                <text:p>0.067497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673598">
                <text:p>0.067359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673488">
                <text:p>0.067348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672754">
                <text:p>0.067275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672705">
                <text:p>0.067270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669572">
                <text:p>0.066957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669522">
                <text:p>0.066952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669246">
                <text:p>0.066924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668989">
                <text:p>0.066898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6686">
                <text:p>0.0668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668567">
                <text:p>0.066856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668065">
                <text:p>0.066806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667591">
                <text:p>0.066759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666741">
                <text:p>0.066674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666432">
                <text:p>0.066643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666282">
                <text:p>0.066628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665976">
                <text:p>0.066597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619798">
                <text:p>0.061979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617379">
                <text:p>0.061737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617039">
                <text:p>0.061703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604448">
                <text:p>0.060444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603401">
                <text:p>0.060340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603089">
                <text:p>0.060308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602035">
                <text:p>0.060203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601242">
                <text:p>0.060124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600896">
                <text:p>0.060089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600722">
                <text:p>0.060072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600641">
                <text:p>0.060064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600385">
                <text:p>0.060038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599745">
                <text:p>0.059974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599721">
                <text:p>0.059972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598397">
                <text:p>0.059839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596382">
                <text:p>0.059638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596371">
                <text:p>0.059637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594734">
                <text:p>0.059473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593673">
                <text:p>0.059367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593051">
                <text:p>0.059305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592366">
                <text:p>0.059236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591211">
                <text:p>0.059121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473613">
                <text:p>0.047361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461205">
                <text:p>0.046120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460645">
                <text:p>0.046064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459876">
                <text:p>0.045987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459153">
                <text:p>0.045915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458563">
                <text:p>0.045856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457562">
                <text:p>0.045756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457471">
                <text:p>0.045747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457348">
                <text:p>0.045734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457327">
                <text:p>0.04573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456771">
                <text:p>0.045677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453462">
                <text:p>0.045346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453151">
                <text:p>0.045315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452711">
                <text:p>0.045271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452254">
                <text:p>0.045225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452056">
                <text:p>0.045205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452055">
                <text:p>0.045205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451202">
                <text:p>0.04512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450557">
                <text:p>0.045055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450101">
                <text:p>0.045010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449901">
                <text:p>0.044990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44967">
                <text:p>0.04496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448339">
                <text:p>0.044833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448315">
                <text:p>0.044831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448298">
                <text:p>0.044829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420281">
                <text:p>0.042028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417226">
                <text:p>0.041722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416319">
                <text:p>0.04163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6746">
                <text:p>0.026746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13277">
                <text:p>0.021327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213042">
                <text:p>0.021304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12342">
                <text:p>0.021234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211914">
                <text:p>0.021191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167353">
                <text:p>0.0016735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166738">
                <text:p>0.0016673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158408">
                <text:p>0.001584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155382">
                <text:p>0.0015538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154709">
                <text:p>0.0015470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154581">
                <text:p>0.0015458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154027">
                <text:p>0.0015402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146276">
                <text:p>0.0014627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146021">
                <text:p>0.001460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133853">
                <text:p>0.00133853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83caff" draw:fill-color="#83ca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21cm" svg:y="3.753cm" style:legend-expansion="high" chart:style-name="ch2"/>
        <chart:plot-area chart:style-name="ch3" table:cell-range-address="'NO FAILED INSTANCES'.B1:'NO FAILED INSTANCES'.B213 'NO FAILED INSTANCES'.F1:'NO FAILED INSTANCES'.F213" chart:data-source-has-labels="row" svg:x="0.32cm" svg:y="0.18cm" svg:width="10.081cm" svg:height="8.64cm">
          <chartooo:coordinate-region svg:x="0.941cm" svg:y="0.301cm" svg:width="9.45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O FAILED INSTANCES'.B2:'NO FAILED INSTANCES'.B213" chart:label-cell-address="'NO FAILED INSTANCES'.B1:'NO FAILED INSTANCES'.B1" chart:class="chart:line">
            <chart:data-point chart:repeated="212"/>
          </chart:series>
          <chart:series chart:style-name="ch7" chart:values-cell-range-address="'NO FAILED INSTANCES'.F2:'NO FAILED INSTANCES'.F213" chart:label-cell-address="'NO FAILED INSTANCES'.F1:'NO FAILED INSTANCES'.F1" chart:class="chart:line">
            <chart:data-point chart:repeated="2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'NO FAILED INSTANCES'.B1:'NO FAILED INSTANCES'.B1</svg:desc>
                </draw:g>
              </table:table-cell>
              <table:table-cell office:value-type="string">
                <text:p>Pyasukp Internal Time (seconds)</text:p>
                <draw:g>
                  <svg:desc>'NO FAILED INSTANCES'.F1:'NO FAILED INSTANCE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86207">
                <text:p>0.486207</text:p>
                <draw:g>
                  <svg:desc>'NO FAILED INSTANCES'.B2:'NO FAILED INSTANCES'.B213</svg:desc>
                </draw:g>
              </table:table-cell>
              <table:table-cell office:value-type="float" office:value="81.60999">
                <text:p>81.60999</text:p>
                <draw:g>
                  <svg:desc>'NO FAILED INSTANCES'.F2:'NO FAILED INSTANCES'.F2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6948">
                <text:p>0.446948</text:p>
              </table:table-cell>
              <table:table-cell office:value-type="float" office:value="63.74999">
                <text:p>63.74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4721">
                <text:p>0.414721</text:p>
              </table:table-cell>
              <table:table-cell office:value-type="float" office:value="51.07333">
                <text:p>51.07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8362">
                <text:p>0.488362</text:p>
              </table:table-cell>
              <table:table-cell office:value-type="float" office:value="50.87333">
                <text:p>50.87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6391">
                <text:p>0.486391</text:p>
              </table:table-cell>
              <table:table-cell office:value-type="float" office:value="50.68999">
                <text:p>50.68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8983">
                <text:p>0.488983</text:p>
              </table:table-cell>
              <table:table-cell office:value-type="float" office:value="50.26">
                <text:p>50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4863">
                <text:p>0.444863</text:p>
              </table:table-cell>
              <table:table-cell office:value-type="float" office:value="47.70666">
                <text:p>47.70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43742">
                <text:p>0.443742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6445">
                <text:p>0.446445</text:p>
              </table:table-cell>
              <table:table-cell office:value-type="float" office:value="46.37">
                <text:p>46.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5188">
                <text:p>0.355188</text:p>
              </table:table-cell>
              <table:table-cell office:value-type="float" office:value="46.35333">
                <text:p>46.35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307">
                <text:p>0.44307</text:p>
              </table:table-cell>
              <table:table-cell office:value-type="float" office:value="46.16">
                <text:p>46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54">
                <text:p>0.330554</text:p>
              </table:table-cell>
              <table:table-cell office:value-type="float" office:value="43.68333">
                <text:p>43.68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7441">
                <text:p>0.227441</text:p>
              </table:table-cell>
              <table:table-cell office:value-type="float" office:value="33.47333">
                <text:p>33.47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7212">
                <text:p>0.187212</text:p>
              </table:table-cell>
              <table:table-cell office:value-type="float" office:value="33.37">
                <text:p>33.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8341">
                <text:p>0.358341</text:p>
              </table:table-cell>
              <table:table-cell office:value-type="float" office:value="33.25333">
                <text:p>33.25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3494">
                <text:p>0.443494</text:p>
              </table:table-cell>
              <table:table-cell office:value-type="float" office:value="32.76333">
                <text:p>32.76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3157">
                <text:p>0.503157</text:p>
              </table:table-cell>
              <table:table-cell office:value-type="float" office:value="29.21333">
                <text:p>29.21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9336">
                <text:p>0.179336</text:p>
              </table:table-cell>
              <table:table-cell office:value-type="float" office:value="27.64">
                <text:p>27.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9676">
                <text:p>0.179676</text:p>
              </table:table-cell>
              <table:table-cell office:value-type="float" office:value="27.34">
                <text:p>27.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891">
                <text:p>0.17891</text:p>
              </table:table-cell>
              <table:table-cell office:value-type="float" office:value="27.25333">
                <text:p>27.25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941">
                <text:p>0.17941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4271">
                <text:p>0.184271</text:p>
              </table:table-cell>
              <table:table-cell office:value-type="float" office:value="26.93333">
                <text:p>26.9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7241">
                <text:p>0.167241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6774">
                <text:p>0.166774</text:p>
              </table:table-cell>
              <table:table-cell office:value-type="float" office:value="25.94666">
                <text:p>25.946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7324">
                <text:p>0.167324</text:p>
              </table:table-cell>
              <table:table-cell office:value-type="float" office:value="25.93">
                <text:p>25.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7792">
                <text:p>0.167792</text:p>
              </table:table-cell>
              <table:table-cell office:value-type="float" office:value="25.93">
                <text:p>25.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75504">
                <text:p>0.175504</text:p>
              </table:table-cell>
              <table:table-cell office:value-type="float" office:value="25.69666">
                <text:p>25.696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78463">
                <text:p>0.178463</text:p>
              </table:table-cell>
              <table:table-cell office:value-type="float" office:value="23.76">
                <text:p>23.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7246">
                <text:p>0.147246</text:p>
              </table:table-cell>
              <table:table-cell office:value-type="float" office:value="23.71666">
                <text:p>23.716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562">
                <text:p>0.35562</text:p>
              </table:table-cell>
              <table:table-cell office:value-type="float" office:value="23.67666">
                <text:p>23.676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8484">
                <text:p>0.178484</text:p>
              </table:table-cell>
              <table:table-cell office:value-type="float" office:value="23.67">
                <text:p>23.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7519">
                <text:p>0.157519</text:p>
              </table:table-cell>
              <table:table-cell office:value-type="float" office:value="23.61">
                <text:p>23.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80362">
                <text:p>0.180362</text:p>
              </table:table-cell>
              <table:table-cell office:value-type="float" office:value="23.61">
                <text:p>23.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31849">
                <text:p>0.0931849</text:p>
              </table:table-cell>
              <table:table-cell office:value-type="float" office:value="23.59666">
                <text:p>23.596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7003">
                <text:p>0.357003</text:p>
              </table:table-cell>
              <table:table-cell office:value-type="float" office:value="23.49333">
                <text:p>23.49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69765">
                <text:p>0.269765</text:p>
              </table:table-cell>
              <table:table-cell office:value-type="float" office:value="23.42666">
                <text:p>23.426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4037">
                <text:p>0.184037</text:p>
              </table:table-cell>
              <table:table-cell office:value-type="float" office:value="23.42333">
                <text:p>23.42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7666">
                <text:p>0.15766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8441">
                <text:p>0.158441</text:p>
              </table:table-cell>
              <table:table-cell office:value-type="float" office:value="22.91333">
                <text:p>22.91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7846">
                <text:p>0.157846</text:p>
              </table:table-cell>
              <table:table-cell office:value-type="float" office:value="22.88">
                <text:p>22.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1958">
                <text:p>0.161958</text:p>
              </table:table-cell>
              <table:table-cell office:value-type="float" office:value="22.88">
                <text:p>22.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43421">
                <text:p>0.143421</text:p>
              </table:table-cell>
              <table:table-cell office:value-type="float" office:value="18.45333">
                <text:p>18.45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67463">
                <text:p>0.0867463</text:p>
              </table:table-cell>
              <table:table-cell office:value-type="float" office:value="17.12333">
                <text:p>17.12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38272">
                <text:p>0.0838272</text:p>
              </table:table-cell>
              <table:table-cell office:value-type="float" office:value="17.10333">
                <text:p>17.10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07086">
                <text:p>0.0807086</text:p>
              </table:table-cell>
              <table:table-cell office:value-type="float" office:value="17.09333">
                <text:p>17.09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95545">
                <text:p>0.0795545</text:p>
              </table:table-cell>
              <table:table-cell office:value-type="float" office:value="17.00666">
                <text:p>17.006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67815">
                <text:p>0.08678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98978">
                <text:p>0.0798978</text:p>
              </table:table-cell>
              <table:table-cell office:value-type="float" office:value="16.94">
                <text:p>16.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04663">
                <text:p>0.0804663</text:p>
              </table:table-cell>
              <table:table-cell office:value-type="float" office:value="16.86">
                <text:p>16.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41226">
                <text:p>0.0841226</text:p>
              </table:table-cell>
              <table:table-cell office:value-type="float" office:value="16.79666">
                <text:p>16.796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16788">
                <text:p>0.0816788</text:p>
              </table:table-cell>
              <table:table-cell office:value-type="float" office:value="15.12">
                <text:p>15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66888">
                <text:p>0.1668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45231">
                <text:p>0.0845231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34219">
                <text:p>0.134219</text:p>
              </table:table-cell>
              <table:table-cell office:value-type="float" office:value="14.66">
                <text:p>14.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82949">
                <text:p>0.182949</text:p>
              </table:table-cell>
              <table:table-cell office:value-type="float" office:value="14.51666">
                <text:p>14.516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40356">
                <text:p>0.140356</text:p>
              </table:table-cell>
              <table:table-cell office:value-type="float" office:value="14.50333">
                <text:p>14.50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55626">
                <text:p>0.155626</text:p>
              </table:table-cell>
              <table:table-cell office:value-type="float" office:value="14.47667">
                <text:p>14.47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2048">
                <text:p>0.1020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7279">
                <text:p>0.167279</text:p>
              </table:table-cell>
              <table:table-cell office:value-type="float" office:value="11.93666">
                <text:p>11.936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67076">
                <text:p>0.167076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58139">
                <text:p>0.158139</text:p>
              </table:table-cell>
              <table:table-cell office:value-type="float" office:value="11.75666">
                <text:p>11.756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67058">
                <text:p>0.167058</text:p>
              </table:table-cell>
              <table:table-cell office:value-type="float" office:value="11.69667">
                <text:p>11.69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0485">
                <text:p>0.250485</text:p>
              </table:table-cell>
              <table:table-cell office:value-type="float" office:value="11.67333">
                <text:p>11.67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05002">
                <text:p>0.0805002</text:p>
              </table:table-cell>
              <table:table-cell office:value-type="float" office:value="11.51333">
                <text:p>11.51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46759">
                <text:p>0.146759</text:p>
              </table:table-cell>
              <table:table-cell office:value-type="float" office:value="11.47667">
                <text:p>11.47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97727">
                <text:p>0.0797727</text:p>
              </table:table-cell>
              <table:table-cell office:value-type="float" office:value="11.46333">
                <text:p>11.46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800881">
                <text:p>0.0800881</text:p>
              </table:table-cell>
              <table:table-cell office:value-type="float" office:value="11.45333">
                <text:p>11.45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79679">
                <text:p>0.079679</text:p>
              </table:table-cell>
              <table:table-cell office:value-type="float" office:value="11.43333">
                <text:p>11.4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799683">
                <text:p>0.0799683</text:p>
              </table:table-cell>
              <table:table-cell office:value-type="float" office:value="11.36333">
                <text:p>11.36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62357">
                <text:p>0.162357</text:p>
              </table:table-cell>
              <table:table-cell office:value-type="float" office:value="10.87">
                <text:p>10.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57738">
                <text:p>0.157738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33124">
                <text:p>0.133124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10889">
                <text:p>0.110889</text:p>
              </table:table-cell>
              <table:table-cell office:value-type="float" office:value="10.43333">
                <text:p>10.4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11342">
                <text:p>0.111342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99721">
                <text:p>0.0599721</text:p>
              </table:table-cell>
              <table:table-cell office:value-type="float" office:value="10.05333">
                <text:p>10.05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93673">
                <text:p>0.0593673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94734">
                <text:p>0.0594734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96382">
                <text:p>0.0596382</text:p>
              </table:table-cell>
              <table:table-cell office:value-type="float" office:value="10.01666">
                <text:p>10.016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98397">
                <text:p>0.0598397</text:p>
              </table:table-cell>
              <table:table-cell office:value-type="float" office:value="10.01666">
                <text:p>10.016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93051">
                <text:p>0.05930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02035">
                <text:p>0.0602035</text:p>
              </table:table-cell>
              <table:table-cell office:value-type="float" office:value="9.98333">
                <text:p>9.98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92366">
                <text:p>0.0592366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03089">
                <text:p>0.0603089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23943">
                <text:p>0.0823943</text:p>
              </table:table-cell>
              <table:table-cell office:value-type="float" office:value="9.82667">
                <text:p>9.82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823015">
                <text:p>0.0823015</text:p>
              </table:table-cell>
              <table:table-cell office:value-type="float" office:value="9.22333">
                <text:p>9.22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58525">
                <text:p>0.158525</text:p>
              </table:table-cell>
              <table:table-cell office:value-type="float" office:value="8.69333">
                <text:p>8.69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46276">
                <text:p>0.00146276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58408">
                <text:p>0.00158408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55382">
                <text:p>0.00155382</text:p>
              </table:table-cell>
              <table:table-cell office:value-type="float" office:value="8.14667">
                <text:p>8.14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57658">
                <text:p>0.157658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94382">
                <text:p>0.0694382</text:p>
              </table:table-cell>
              <table:table-cell office:value-type="float" office:value="7.35333">
                <text:p>7.35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675348">
                <text:p>0.0675348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677163">
                <text:p>0.0677163</text:p>
              </table:table-cell>
              <table:table-cell office:value-type="float" office:value="7.34333">
                <text:p>7.34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73488">
                <text:p>0.0673488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67634">
                <text:p>0.067634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673598">
                <text:p>0.0673598</text:p>
              </table:table-cell>
              <table:table-cell office:value-type="float" office:value="7.31333">
                <text:p>7.31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666741">
                <text:p>0.0666741</text:p>
              </table:table-cell>
              <table:table-cell office:value-type="float" office:value="7.29">
                <text:p>7.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6686">
                <text:p>0.06686</text:p>
              </table:table-cell>
              <table:table-cell office:value-type="float" office:value="7.28667">
                <text:p>7.28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55754">
                <text:p>0.155754</text:p>
              </table:table-cell>
              <table:table-cell office:value-type="float" office:value="7.28667">
                <text:p>7.28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67591">
                <text:p>0.0667591</text:p>
              </table:table-cell>
              <table:table-cell office:value-type="float" office:value="7.27333">
                <text:p>7.27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675709">
                <text:p>0.0675709</text:p>
              </table:table-cell>
              <table:table-cell office:value-type="float" office:value="7.26666">
                <text:p>7.266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57648">
                <text:p>0.157648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600896">
                <text:p>0.0600896</text:p>
              </table:table-cell>
              <table:table-cell office:value-type="float" office:value="6.43333">
                <text:p>6.4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91211">
                <text:p>0.0591211</text:p>
              </table:table-cell>
              <table:table-cell office:value-type="float" office:value="6.42667">
                <text:p>6.42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795178">
                <text:p>0.0795178</text:p>
              </table:table-cell>
              <table:table-cell office:value-type="float" office:value="6.42333">
                <text:p>6.42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19798">
                <text:p>0.0619798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795512">
                <text:p>0.0795512</text:p>
              </table:table-cell>
              <table:table-cell office:value-type="float" office:value="6.40667">
                <text:p>6.40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801828">
                <text:p>0.0801828</text:p>
              </table:table-cell>
              <table:table-cell office:value-type="float" office:value="6.39667">
                <text:p>6.39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00385">
                <text:p>0.0600385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603401">
                <text:p>0.0603401</text:p>
              </table:table-cell>
              <table:table-cell office:value-type="float" office:value="6.38667">
                <text:p>6.38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802316">
                <text:p>0.0802316</text:p>
              </table:table-cell>
              <table:table-cell office:value-type="float" office:value="6.38667">
                <text:p>6.38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801525">
                <text:p>0.0801525</text:p>
              </table:table-cell>
              <table:table-cell office:value-type="float" office:value="6.38333">
                <text:p>6.38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00722">
                <text:p>0.0600722</text:p>
              </table:table-cell>
              <table:table-cell office:value-type="float" office:value="6.38">
                <text:p>6.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600641">
                <text:p>0.0600641</text:p>
              </table:table-cell>
              <table:table-cell office:value-type="float" office:value="6.36667">
                <text:p>6.3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604448">
                <text:p>0.0604448</text:p>
              </table:table-cell>
              <table:table-cell office:value-type="float" office:value="6.36333">
                <text:p>6.36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43682">
                <text:p>0.143682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4967">
                <text:p>0.04496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16319">
                <text:p>0.0416319</text:p>
              </table:table-cell>
              <table:table-cell office:value-type="float" office:value="5.65333">
                <text:p>5.65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17226">
                <text:p>0.0417226</text:p>
              </table:table-cell>
              <table:table-cell office:value-type="float" office:value="5.61667">
                <text:p>5.61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20281">
                <text:p>0.042028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843247">
                <text:p>0.0843247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473613">
                <text:p>0.0473613</text:p>
              </table:table-cell>
              <table:table-cell office:value-type="float" office:value="5.20333">
                <text:p>5.20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52056">
                <text:p>0.0452056</text:p>
              </table:table-cell>
              <table:table-cell office:value-type="float" office:value="5.17667">
                <text:p>5.17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48298">
                <text:p>0.0448298</text:p>
              </table:table-cell>
              <table:table-cell office:value-type="float" office:value="5.16">
                <text:p>5.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48339">
                <text:p>0.0448339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52254">
                <text:p>0.0452254</text:p>
              </table:table-cell>
              <table:table-cell office:value-type="float" office:value="5.14333">
                <text:p>5.14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53151">
                <text:p>0.0453151</text:p>
              </table:table-cell>
              <table:table-cell office:value-type="float" office:value="5.13667">
                <text:p>5.13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452711">
                <text:p>0.0452711</text:p>
              </table:table-cell>
              <table:table-cell office:value-type="float" office:value="5.13667">
                <text:p>5.13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50557">
                <text:p>0.0450557</text:p>
              </table:table-cell>
              <table:table-cell office:value-type="float" office:value="5.13333">
                <text:p>5.1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669246">
                <text:p>0.0669246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59876">
                <text:p>0.0459876</text:p>
              </table:table-cell>
              <table:table-cell office:value-type="float" office:value="5.12667">
                <text:p>5.12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668065">
                <text:p>0.0668065</text:p>
              </table:table-cell>
              <table:table-cell office:value-type="float" office:value="5.12333">
                <text:p>5.12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58563">
                <text:p>0.0458563</text:p>
              </table:table-cell>
              <table:table-cell office:value-type="float" office:value="5.11667">
                <text:p>5.11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53462">
                <text:p>0.0453462</text:p>
              </table:table-cell>
              <table:table-cell office:value-type="float" office:value="5.11667">
                <text:p>5.11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678376">
                <text:p>0.0678376</text:p>
              </table:table-cell>
              <table:table-cell office:value-type="float" office:value="5.11333">
                <text:p>5.11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669572">
                <text:p>0.0669572</text:p>
              </table:table-cell>
              <table:table-cell office:value-type="float" office:value="5.11333">
                <text:p>5.11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460645">
                <text:p>0.0460645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457562">
                <text:p>0.0457562</text:p>
              </table:table-cell>
              <table:table-cell office:value-type="float" office:value="5.10667">
                <text:p>5.10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459153">
                <text:p>0.0459153</text:p>
              </table:table-cell>
              <table:table-cell office:value-type="float" office:value="5.10333">
                <text:p>5.10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448315">
                <text:p>0.0448315</text:p>
              </table:table-cell>
              <table:table-cell office:value-type="float" office:value="5.10333">
                <text:p>5.10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52055">
                <text:p>0.0452055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617039">
                <text:p>0.0617039</text:p>
              </table:table-cell>
              <table:table-cell office:value-type="float" office:value="4.83333">
                <text:p>4.83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57035">
                <text:p>0.157035</text:p>
              </table:table-cell>
              <table:table-cell office:value-type="float" office:value="4.49333">
                <text:p>4.49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59176">
                <text:p>0.159176</text:p>
              </table:table-cell>
              <table:table-cell office:value-type="float" office:value="3.90667">
                <text:p>3.90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13042">
                <text:p>0.0213042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13277">
                <text:p>0.0213277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12342">
                <text:p>0.0212342</text:p>
              </table:table-cell>
              <table:table-cell office:value-type="float" office:value="3.61667">
                <text:p>3.616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57239">
                <text:p>0.157239</text:p>
              </table:table-cell>
              <table:table-cell office:value-type="float" office:value="3.51333">
                <text:p>3.51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795897">
                <text:p>0.0795897</text:p>
              </table:table-cell>
              <table:table-cell office:value-type="float" office:value="2.92667">
                <text:p>2.92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57217">
                <text:p>0.157217</text:p>
              </table:table-cell>
              <table:table-cell office:value-type="float" office:value="2.68667">
                <text:p>2.68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599745">
                <text:p>0.0599745</text:p>
              </table:table-cell>
              <table:table-cell office:value-type="float" office:value="2.65667">
                <text:p>2.65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43032">
                <text:p>0.143032</text:p>
              </table:table-cell>
              <table:table-cell office:value-type="float" office:value="2.60333">
                <text:p>2.60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57949">
                <text:p>0.157949</text:p>
              </table:table-cell>
              <table:table-cell office:value-type="float" office:value="2.54333">
                <text:p>2.54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6746">
                <text:p>0.026746</text:p>
              </table:table-cell>
              <table:table-cell office:value-type="float" office:value="0.39333">
                <text:p>0.39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904138">
                <text:p>0.090413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910839">
                <text:p>0.091083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920394">
                <text:p>0.092039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904011">
                <text:p>0.090401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914752">
                <text:p>0.091475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908506">
                <text:p>0.090850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90052">
                <text:p>0.09005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27712">
                <text:p>0.12771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909812">
                <text:p>0.090981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906006">
                <text:p>0.090600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902394">
                <text:p>0.090239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909417">
                <text:p>0.090941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917535">
                <text:p>0.091753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602">
                <text:p>0.1660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43402">
                <text:p>0.44340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916315">
                <text:p>0.09163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909591">
                <text:p>0.090959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903825">
                <text:p>0.090382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58555">
                <text:p>0.15855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942526">
                <text:p>0.094252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904815">
                <text:p>0.09048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57614">
                <text:p>0.1576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57684">
                <text:p>0.15768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904503">
                <text:p>0.09045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913435">
                <text:p>0.091343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66448">
                <text:p>0.1664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837931">
                <text:p>0.083793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90993">
                <text:p>0.49099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905522">
                <text:p>0.090552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88893">
                <text:p>0.48889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31444">
                <text:p>0.33144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457471">
                <text:p>0.04574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461205">
                <text:p>0.04612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451202">
                <text:p>0.04512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596371">
                <text:p>0.05963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456771">
                <text:p>0.04567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457348">
                <text:p>0.04573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449901">
                <text:p>0.04499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457327">
                <text:p>0.045732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666432">
                <text:p>0.066643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676113">
                <text:p>0.067611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67566">
                <text:p>0.06756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672754">
                <text:p>0.067275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666282">
                <text:p>0.066628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800961">
                <text:p>0.080096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665976">
                <text:p>0.06659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795576">
                <text:p>0.07955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668989">
                <text:p>0.066898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797497">
                <text:p>0.079749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11914">
                <text:p>0.02119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617379">
                <text:p>0.061737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672705">
                <text:p>0.06727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55198">
                <text:p>0.1551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674971">
                <text:p>0.06749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601242">
                <text:p>0.060124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798445">
                <text:p>0.079844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450101">
                <text:p>0.045010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33853">
                <text:p>0.0013385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